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e3" style:family="table-cell" style:parent-style-name="Normal_32_3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N1_table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8" table:style-name="ce1">
            <text:p>71.8</text:p>
          </table:table-cell>
          <table:table-cell office:value-type="float" office:value="72.5" table:style-name="ce1">
            <text:p>72.5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3.8" table:style-name="ce1">
            <text:p>73.8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5" table:style-name="ce1">
            <text:p>75</text:p>
          </table:table-cell>
          <table:table-cell office:value-type="float" office:value="75.7" table:style-name="ce1">
            <text:p>75.7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" table:style-name="ce1">
            <text:p>77.5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8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8" table:style-name="ce1">
            <text:p>83.8</text:p>
          </table:table-cell>
          <table:table-cell office:value-type="float" office:value="83" table:style-name="ce1">
            <text:p>83</text:p>
          </table:table-cell>
          <table:table-cell office:value-type="float" office:value="82.2" table:style-name="ce1">
            <text:p>82.2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3" table:style-name="ce1">
            <text:p>74.3</text:p>
          </table:table-cell>
          <table:table-cell office:value-type="float" office:value="75" table:style-name="ce1">
            <text:p>7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7" table:style-name="ce1">
            <text:p>80.7</text:p>
          </table:table-cell>
          <table:table-cell table:number-columns-repeated="16365"/>
        </table:table-row>
        <table:table-row table:style-name="ro1"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5" table:style-name="ce1">
            <text:p>82.5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4" table:style-name="ce1">
            <text:p>83.4</text:p>
          </table:table-cell>
          <table:table-cell office:value-type="float" office:value="82.6" table:style-name="ce1">
            <text:p>82.6</text:p>
          </table:table-cell>
          <table:table-cell office:value-type="float" office:value="81.8" table:style-name="ce1">
            <text:p>81.8</text:p>
          </table:table-cell>
          <table:table-cell office:value-type="float" office:value="75.5" table:style-name="ce1">
            <text:p>75.5</text:p>
          </table:table-cell>
          <table:table-cell office:value-type="float" office:value="76.2" table:style-name="ce1">
            <text:p>76.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table:number-columns-repeated="16365"/>
        </table:table-row>
        <table:table-row table:style-name="ro1"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" table:style-name="ce1">
            <text:p>81.5</text:p>
          </table:table-cell>
          <table:table-cell office:value-type="float" office:value="82.1" table:style-name="ce1">
            <text:p>82.1</text:p>
          </table:table-cell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4" table:style-name="ce1">
            <text:p>84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5.9" table:style-name="ce1">
            <text:p>85.9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4.7" table:style-name="ce1">
            <text:p>84.7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3.1" table:style-name="ce1">
            <text:p>83.1</text:p>
          </table:table-cell>
          <table:table-cell office:value-type="float" office:value="82.4" table:style-name="ce1">
            <text:p>82.4</text:p>
          </table:table-cell>
          <table:table-cell office:value-type="float" office:value="76.8" table:style-name="ce1">
            <text:p>76.8</text:p>
          </table:table-cell>
          <table:table-cell office:value-type="float" office:value="77.5" table:style-name="ce1">
            <text:p>77.5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5" table:style-name="ce1">
            <text:p>83.5</text:p>
          </table:table-cell>
          <table:table-cell office:value-type="float" office:value="84.2" table:style-name="ce1">
            <text:p>84.2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5" table:style-name="ce1">
            <text:p>88.5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6" table:style-name="ce1">
            <text:p>83.6</text:p>
          </table:table-cell>
          <table:table-cell office:value-type="float" office:value="84.2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style-name="ce1">
            <text:p>84.9</text:p>
          </table:table-cell>
          <table:table-cell office:value-type="float" office:value="85.6" table:style-name="ce1">
            <text:p>85.6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1" table:style-name="ce1">
            <text:p>88.1</text:p>
          </table:table-cell>
          <table:table-cell office:value-type="float" office:value="88.7" table:style-name="ce1">
            <text:p>88.7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office:value-type="float" office:value="85" table:style-name="ce1">
            <text:p>85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.7" table:style-name="ce1">
            <text:p>81.7</text:p>
          </table:table-cell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4" table:style-name="ce1">
            <text:p>86.4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89.3" table:style-name="ce1">
            <text:p>89.3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" table:style-name="ce1">
            <text:p>81.5</text:p>
          </table:table-cell>
          <table:table-cell office:value-type="float" office:value="82.2" table:style-name="ce1">
            <text:p>82.2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7.2" table:style-name="ce1">
            <text:p>87.2</text:p>
          </table:table-cell>
          <table:table-cell office:value-type="float" office:value="87.9" table:style-name="ce1">
            <text:p>87.9</text:p>
          </table:table-cell>
          <table:table-cell office:value-type="float" office:value="88.6" table:style-name="ce1">
            <text:p>88.6</text:p>
          </table:table-cell>
          <table:table-cell office:value-type="float" office:value="89.3" table:style-name="ce1">
            <text:p>89.3</text:p>
          </table:table-cell>
          <table:table-cell office:value-type="float" office:value="90" table:style-name="ce1">
            <text:p>90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0.5" table:style-name="ce1">
            <text:p>90.5</text:p>
          </table:table-cell>
          <table:table-cell office:value-type="float" office:value="89.6" table:style-name="ce1">
            <text:p>89.6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99999999999994" table:style-name="ce1">
            <text:p>81.6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4" table:style-name="ce1">
            <text:p>87.4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" table:style-name="ce1">
            <text:p>83</text:p>
          </table:table-cell>
          <table:table-cell office:value-type="float" office:value="83.8" table:style-name="ce1">
            <text:p>83.8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" table:style-name="ce1">
            <text:p>91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2" table:style-name="ce1">
            <text:p>90.2</text:p>
          </table:table-cell>
          <table:table-cell office:value-type="float" office:value="89.5" table:style-name="ce1">
            <text:p>89.5</text:p>
          </table:table-cell>
          <table:table-cell office:value-type="float" office:value="88.8" table:style-name="ce1">
            <text:p>88.8</text:p>
          </table:table-cell>
          <table:table-cell office:value-type="float" office:value="88.1" table:style-name="ce1">
            <text:p>88.1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9" table:style-name="ce1">
            <text:p>85.9</text:p>
          </table:table-cell>
          <table:table-cell office:value-type="float" office:value="86.6" table:style-name="ce1">
            <text:p>86.6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office:value-type="float" office:value="85.6" table:style-name="ce1">
            <text:p>85.6</text:p>
          </table:table-cell>
          <table:table-cell office:value-type="float" office:value="84.8" table:style-name="ce1">
            <text:p>84.8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table:number-columns-repeated="16365"/>
        </table:table-row>
        <table:table-row table:style-name="ro1">
          <table:table-cell office:value-type="float" office:value="83.7" table:style-name="ce1">
            <text:p>83.7</text:p>
          </table:table-cell>
          <table:table-cell office:value-type="float" office:value="83.7" table:style-name="ce1">
            <text:p>83.7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3" table:style-name="ce1">
            <text:p>83.3</text:p>
          </table:table-cell>
          <table:table-cell office:value-type="float" office:value="84" table:style-name="ce1">
            <text:p>84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.1" table:style-name="ce1">
            <text:p>89.1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3" table:style-name="ce1">
            <text:p>83.3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8" table:formula="of:=[.A2]+3" table:style-name="ce1">
            <text:p>74.8</text:p>
          </table:table-cell>
          <table:table-cell office:value-type="float" office:value="75.5" table:formula="of:=[.B2]+3" table:style-name="ce1">
            <text:p>75.5</text:p>
          </table:table-cell>
          <table:table-cell office:value-type="float" office:value="76.099999999999994" table:formula="of:=[.C2]+3" table:style-name="ce1">
            <text:p>76.1</text:p>
          </table:table-cell>
          <table:table-cell office:value-type="float" office:value="76.8" table:formula="of:=[.D2]+3" table:style-name="ce1">
            <text:p>76.8</text:p>
          </table:table-cell>
          <table:table-cell office:value-type="float" office:value="77.400000000000006" table:formula="of:=[.E2]+3" table:style-name="ce1">
            <text:p>77.4</text:p>
          </table:table-cell>
          <table:table-cell office:value-type="float" office:value="78" table:formula="of:=[.F2]+3" table:style-name="ce1">
            <text:p>78</text:p>
          </table:table-cell>
          <table:table-cell office:value-type="float" office:value="78.7" table:formula="of:=[.G2]+3" table:style-name="ce1">
            <text:p>78.7</text:p>
          </table:table-cell>
          <table:table-cell office:value-type="float" office:value="79.3" table:formula="of:=[.H2]+3" table:style-name="ce1">
            <text:p>79.3</text:p>
          </table:table-cell>
          <table:table-cell office:value-type="float" office:value="79.900000000000006" table:formula="of:=[.I2]+3" table:style-name="ce1">
            <text:p>79.9</text:p>
          </table:table-cell>
          <table:table-cell office:value-type="float" office:value="80.5" table:formula="of:=[.J2]+3" table:style-name="ce1">
            <text:p>80.5</text:p>
          </table:table-cell>
          <table:table-cell office:value-type="float" office:value="81.099999999999994" table:formula="of:=[.K2]+3" table:style-name="ce1">
            <text:p>81.1</text:p>
          </table:table-cell>
          <table:table-cell office:value-type="float" office:value="81.7" table:formula="of:=[.L2]+3" table:style-name="ce1">
            <text:p>81.7</text:p>
          </table:table-cell>
          <table:table-cell office:value-type="float" office:value="82.3" table:formula="of:=[.M2]+3" table:style-name="ce1">
            <text:p>82.3</text:p>
          </table:table-cell>
          <table:table-cell office:value-type="float" office:value="82.9" table:formula="of:=[.N2]+3" table:style-name="ce1">
            <text:p>82.9</text:p>
          </table:table-cell>
          <table:table-cell office:value-type="float" office:value="83.5" table:formula="of:=[.O2]+3" table:style-name="ce1">
            <text:p>83.5</text:p>
          </table:table-cell>
          <table:table-cell office:value-type="float" office:value="84.1" table:formula="of:=[.P2]+3" table:style-name="ce1">
            <text:p>84.1</text:p>
          </table:table-cell>
          <table:table-cell office:value-type="float" office:value="84.6" table:formula="of:=[.Q2]+3" table:style-name="ce1">
            <text:p>84.6</text:p>
          </table:table-cell>
          <table:table-cell office:value-type="float" office:value="85.2" table:formula="of:=[.R2]+3" table:style-name="ce1">
            <text:p>85.2</text:p>
          </table:table-cell>
          <table:table-cell office:value-type="float" office:value="85.8" table:formula="of:=[.S2]+3" table:style-name="ce1">
            <text:p>85.8</text:p>
          </table:table-cell>
          <table:table-cell table:number-columns-repeated="16365"/>
        </table:table-row>
        <table:table-row table:style-name="ro1">
          <table:table-cell office:value-type="float" office:value="86.4" table:formula="of:=[.A3]+3" table:style-name="ce1">
            <text:p>86.4</text:p>
          </table:table-cell>
          <table:table-cell office:value-type="float" office:value="86.9" table:formula="of:=[.B3]+3" table:style-name="ce1">
            <text:p>86.9</text:p>
          </table:table-cell>
          <table:table-cell office:value-type="float" office:value="87.5" table:formula="of:=[.C3]+3" table:style-name="ce1">
            <text:p>87.5</text:p>
          </table:table-cell>
          <table:table-cell office:value-type="float" office:value="86.8" table:formula="of:=[.D3]+3" table:style-name="ce1">
            <text:p>86.8</text:p>
          </table:table-cell>
          <table:table-cell office:value-type="float" office:value="86" table:formula="of:=[.E3]+3" table:style-name="ce1">
            <text:p>86</text:p>
          </table:table-cell>
          <table:table-cell office:value-type="float" office:value="85.2" table:formula="of:=[.F3]+3" table:style-name="ce1">
            <text:p>85.2</text:p>
          </table:table-cell>
          <table:table-cell office:value-type="float" office:value="84.4" table:formula="of:=[.G3]+3" table:style-name="ce1">
            <text:p>84.4</text:p>
          </table:table-cell>
          <table:table-cell office:value-type="float" office:value="76.599999999999994" table:formula="of:=[.H3]+3" table:style-name="ce1">
            <text:p>76.6</text:p>
          </table:table-cell>
          <table:table-cell office:value-type="float" office:value="77.3" table:formula="of:=[.I3]+3" table:style-name="ce1">
            <text:p>77.3</text:p>
          </table:table-cell>
          <table:table-cell office:value-type="float" office:value="78" table:formula="of:=[.J3]+3" table:style-name="ce1">
            <text:p>78</text:p>
          </table:table-cell>
          <table:table-cell office:value-type="float" office:value="78.599999999999994" table:formula="of:=[.K3]+3" table:style-name="ce1">
            <text:p>78.6</text:p>
          </table:table-cell>
          <table:table-cell office:value-type="float" office:value="79.3" table:formula="of:=[.L3]+3" table:style-name="ce1">
            <text:p>79.3</text:p>
          </table:table-cell>
          <table:table-cell office:value-type="float" office:value="79.900000000000006" table:formula="of:=[.M3]+3" table:style-name="ce1">
            <text:p>79.9</text:p>
          </table:table-cell>
          <table:table-cell office:value-type="float" office:value="80.599999999999994" table:formula="of:=[.N3]+3" table:style-name="ce1">
            <text:p>80.6</text:p>
          </table:table-cell>
          <table:table-cell office:value-type="float" office:value="81.2" table:formula="of:=[.O3]+3" table:style-name="ce1">
            <text:p>81.2</text:p>
          </table:table-cell>
          <table:table-cell office:value-type="float" office:value="81.8" table:formula="of:=[.P3]+3" table:style-name="ce1">
            <text:p>81.8</text:p>
          </table:table-cell>
          <table:table-cell office:value-type="float" office:value="82.5" table:formula="of:=[.Q3]+3" table:style-name="ce1">
            <text:p>82.5</text:p>
          </table:table-cell>
          <table:table-cell office:value-type="float" office:value="83.1" table:formula="of:=[.R3]+3" table:style-name="ce1">
            <text:p>83.1</text:p>
          </table:table-cell>
          <table:table-cell office:value-type="float" office:value="83.7" table:formula="of:=[.S3]+3" table:style-name="ce1">
            <text:p>83.7</text:p>
          </table:table-cell>
          <table:table-cell table:number-columns-repeated="16365"/>
        </table:table-row>
        <table:table-row table:style-name="ro1">
          <table:table-cell office:value-type="float" office:value="84.3" table:formula="of:=[.A4]+3" table:style-name="ce1">
            <text:p>84.3</text:p>
          </table:table-cell>
          <table:table-cell office:value-type="float" office:value="84.9" table:formula="of:=[.B4]+3" table:style-name="ce1">
            <text:p>84.9</text:p>
          </table:table-cell>
          <table:table-cell office:value-type="float" office:value="85.5" table:formula="of:=[.C4]+3" table:style-name="ce1">
            <text:p>85.5</text:p>
          </table:table-cell>
          <table:table-cell office:value-type="float" office:value="86.1" table:formula="of:=[.D4]+3" table:style-name="ce1">
            <text:p>86.1</text:p>
          </table:table-cell>
          <table:table-cell office:value-type="float" office:value="86.7" table:formula="of:=[.E4]+3" table:style-name="ce1">
            <text:p>86.7</text:p>
          </table:table-cell>
          <table:table-cell office:value-type="float" office:value="87.3" table:formula="of:=[.F4]+3" table:style-name="ce1">
            <text:p>87.3</text:p>
          </table:table-cell>
          <table:table-cell office:value-type="float" office:value="87.9" table:formula="of:=[.G4]+3" table:style-name="ce1">
            <text:p>87.9</text:p>
          </table:table-cell>
          <table:table-cell office:value-type="float" office:value="88.5" table:formula="of:=[.H4]+3" table:style-name="ce1">
            <text:p>88.5</text:p>
          </table:table-cell>
          <table:table-cell office:value-type="float" office:value="88.7" table:formula="of:=[.I4]+3" table:style-name="ce1">
            <text:p>88.7</text:p>
          </table:table-cell>
          <table:table-cell office:value-type="float" office:value="87.9" table:formula="of:=[.J4]+3" table:style-name="ce1">
            <text:p>87.9</text:p>
          </table:table-cell>
          <table:table-cell office:value-type="float" office:value="87.2" table:formula="of:=[.K4]+3" table:style-name="ce1">
            <text:p>87.2</text:p>
          </table:table-cell>
          <table:table-cell office:value-type="float" office:value="86.4" table:formula="of:=[.L4]+3" table:style-name="ce1">
            <text:p>86.4</text:p>
          </table:table-cell>
          <table:table-cell office:value-type="float" office:value="85.6" table:formula="of:=[.M4]+3" table:style-name="ce1">
            <text:p>85.6</text:p>
          </table:table-cell>
          <table:table-cell office:value-type="float" office:value="84.8" table:formula="of:=[.N4]+3" table:style-name="ce1">
            <text:p>84.8</text:p>
          </table:table-cell>
          <table:table-cell office:value-type="float" office:value="78.5" table:formula="of:=[.O4]+3" table:style-name="ce1">
            <text:p>78.5</text:p>
          </table:table-cell>
          <table:table-cell office:value-type="float" office:value="79.2" table:formula="of:=[.P4]+3" table:style-name="ce1">
            <text:p>79.2</text:p>
          </table:table-cell>
          <table:table-cell office:value-type="float" office:value="79.900000000000006" table:formula="of:=[.Q4]+3" table:style-name="ce1">
            <text:p>79.9</text:p>
          </table:table-cell>
          <table:table-cell office:value-type="float" office:value="80.599999999999994" table:formula="of:=[.R4]+3" table:style-name="ce1">
            <text:p>80.6</text:p>
          </table:table-cell>
          <table:table-cell office:value-type="float" office:value="81.2" table:formula="of:=[.S4]+3" table:style-name="ce1">
            <text:p>81.2</text:p>
          </table:table-cell>
          <table:table-cell table:number-columns-repeated="16365"/>
        </table:table-row>
        <table:table-row table:style-name="ro1">
          <table:table-cell office:value-type="float" office:value="81.900000000000006" table:formula="of:=[.A5]+3" table:style-name="ce1">
            <text:p>81.9</text:p>
          </table:table-cell>
          <table:table-cell office:value-type="float" office:value="82.6" table:formula="of:=[.B5]+3" table:style-name="ce1">
            <text:p>82.6</text:p>
          </table:table-cell>
          <table:table-cell office:value-type="float" office:value="83.2" table:formula="of:=[.C5]+3" table:style-name="ce1">
            <text:p>83.2</text:p>
          </table:table-cell>
          <table:table-cell office:value-type="float" office:value="83.9" table:formula="of:=[.D5]+3" table:style-name="ce1">
            <text:p>83.9</text:p>
          </table:table-cell>
          <table:table-cell office:value-type="float" office:value="84.5" table:formula="of:=[.E5]+3" table:style-name="ce1">
            <text:p>84.5</text:p>
          </table:table-cell>
          <table:table-cell office:value-type="float" office:value="85.1" table:formula="of:=[.F5]+3" table:style-name="ce1">
            <text:p>85.1</text:p>
          </table:table-cell>
          <table:table-cell office:value-type="float" office:value="85.8" table:formula="of:=[.G5]+3" table:style-name="ce1">
            <text:p>85.8</text:p>
          </table:table-cell>
          <table:table-cell office:value-type="float" office:value="86.4" table:formula="of:=[.H5]+3" table:style-name="ce1">
            <text:p>86.4</text:p>
          </table:table-cell>
          <table:table-cell office:value-type="float" office:value="87" table:formula="of:=[.I5]+3" table:style-name="ce1">
            <text:p>87</text:p>
          </table:table-cell>
          <table:table-cell office:value-type="float" office:value="87.6" table:formula="of:=[.J5]+3" table:style-name="ce1">
            <text:p>87.6</text:p>
          </table:table-cell>
          <table:table-cell office:value-type="float" office:value="88.3" table:formula="of:=[.K5]+3" table:style-name="ce1">
            <text:p>88.3</text:p>
          </table:table-cell>
          <table:table-cell office:value-type="float" office:value="88.9" table:formula="of:=[.L5]+3" table:style-name="ce1">
            <text:p>88.9</text:p>
          </table:table-cell>
          <table:table-cell office:value-type="float" office:value="89.5" table:formula="of:=[.M5]+3" table:style-name="ce1">
            <text:p>89.5</text:p>
          </table:table-cell>
          <table:table-cell office:value-type="float" office:value="90.1" table:formula="of:=[.N5]+3" table:style-name="ce1">
            <text:p>90.1</text:p>
          </table:table-cell>
          <table:table-cell office:value-type="float" office:value="89.9" table:formula="of:=[.O5]+3" table:style-name="ce1">
            <text:p>89.9</text:p>
          </table:table-cell>
          <table:table-cell office:value-type="float" office:value="89.2" table:formula="of:=[.P5]+3" table:style-name="ce1">
            <text:p>89.2</text:p>
          </table:table-cell>
          <table:table-cell office:value-type="float" office:value="88.4" table:formula="of:=[.Q5]+3" table:style-name="ce1">
            <text:p>88.4</text:p>
          </table:table-cell>
          <table:table-cell office:value-type="float" office:value="87.7" table:formula="of:=[.R5]+3" table:style-name="ce1">
            <text:p>87.7</text:p>
          </table:table-cell>
          <table:table-cell office:value-type="float" office:value="86.9" table:formula="of:=[.S5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6.1" table:formula="of:=[.A6]+3" table:style-name="ce1">
            <text:p>86.1</text:p>
          </table:table-cell>
          <table:table-cell office:value-type="float" office:value="85.4" table:formula="of:=[.B6]+3" table:style-name="ce1">
            <text:p>85.4</text:p>
          </table:table-cell>
          <table:table-cell office:value-type="float" office:value="79.8" table:formula="of:=[.C6]+3" table:style-name="ce1">
            <text:p>79.8</text:p>
          </table:table-cell>
          <table:table-cell office:value-type="float" office:value="80.5" table:formula="of:=[.D6]+3" table:style-name="ce1">
            <text:p>80.5</text:p>
          </table:table-cell>
          <table:table-cell office:value-type="float" office:value="81.2" table:formula="of:=[.E6]+3" table:style-name="ce1">
            <text:p>81.2</text:p>
          </table:table-cell>
          <table:table-cell office:value-type="float" office:value="81.900000000000006" table:formula="of:=[.F6]+3" table:style-name="ce1">
            <text:p>81.9</text:p>
          </table:table-cell>
          <table:table-cell office:value-type="float" office:value="82.6" table:formula="of:=[.G6]+3" table:style-name="ce1">
            <text:p>82.6</text:p>
          </table:table-cell>
          <table:table-cell office:value-type="float" office:value="83.3" table:formula="of:=[.H6]+3" table:style-name="ce1">
            <text:p>83.3</text:p>
          </table:table-cell>
          <table:table-cell office:value-type="float" office:value="83.9" table:formula="of:=[.I6]+3" table:style-name="ce1">
            <text:p>83.9</text:p>
          </table:table-cell>
          <table:table-cell office:value-type="float" office:value="84.6" table:formula="of:=[.J6]+3" table:style-name="ce1">
            <text:p>84.6</text:p>
          </table:table-cell>
          <table:table-cell office:value-type="float" office:value="85.2" table:formula="of:=[.K6]+3" table:style-name="ce1">
            <text:p>85.2</text:p>
          </table:table-cell>
          <table:table-cell office:value-type="float" office:value="85.9" table:formula="of:=[.L6]+3" table:style-name="ce1">
            <text:p>85.9</text:p>
          </table:table-cell>
          <table:table-cell office:value-type="float" office:value="86.5" table:formula="of:=[.M6]+3" table:style-name="ce1">
            <text:p>86.5</text:p>
          </table:table-cell>
          <table:table-cell office:value-type="float" office:value="87.2" table:formula="of:=[.N6]+3" table:style-name="ce1">
            <text:p>87.2</text:p>
          </table:table-cell>
          <table:table-cell office:value-type="float" office:value="87.8" table:formula="of:=[.O6]+3" table:style-name="ce1">
            <text:p>87.8</text:p>
          </table:table-cell>
          <table:table-cell office:value-type="float" office:value="88.5" table:formula="of:=[.P6]+3" table:style-name="ce1">
            <text:p>88.5</text:p>
          </table:table-cell>
          <table:table-cell office:value-type="float" office:value="89.1" table:formula="of:=[.Q6]+3" table:style-name="ce1">
            <text:p>89.1</text:p>
          </table:table-cell>
          <table:table-cell office:value-type="float" office:value="89.7" table:formula="of:=[.R6]+3" table:style-name="ce1">
            <text:p>89.7</text:p>
          </table:table-cell>
          <table:table-cell office:value-type="float" office:value="90.3" table:formula="of:=[.S6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7]+3" table:style-name="ce1">
            <text:p>90.9</text:p>
          </table:table-cell>
          <table:table-cell office:value-type="float" office:value="91.5" table:formula="of:=[.B7]+3" table:style-name="ce1">
            <text:p>91.5</text:p>
          </table:table-cell>
          <table:table-cell office:value-type="float" office:value="91" table:formula="of:=[.C7]+3" table:style-name="ce1">
            <text:p>91</text:p>
          </table:table-cell>
          <table:table-cell office:value-type="float" office:value="90.2" table:formula="of:=[.D7]+3" table:style-name="ce1">
            <text:p>90.2</text:p>
          </table:table-cell>
          <table:table-cell office:value-type="float" office:value="89.5" table:formula="of:=[.E7]+3" table:style-name="ce1">
            <text:p>89.5</text:p>
          </table:table-cell>
          <table:table-cell office:value-type="float" office:value="88.8" table:formula="of:=[.F7]+3" table:style-name="ce1">
            <text:p>88.8</text:p>
          </table:table-cell>
          <table:table-cell office:value-type="float" office:value="88.1" table:formula="of:=[.G7]+3" table:style-name="ce1">
            <text:p>88.1</text:p>
          </table:table-cell>
          <table:table-cell office:value-type="float" office:value="87.4" table:formula="of:=[.H7]+3" table:style-name="ce1">
            <text:p>87.4</text:p>
          </table:table-cell>
          <table:table-cell office:value-type="float" office:value="86.7" table:formula="of:=[.I7]+3" table:style-name="ce1">
            <text:p>86.7</text:p>
          </table:table-cell>
          <table:table-cell office:value-type="float" office:value="81.099999999999994" table:formula="of:=[.J7]+3" table:style-name="ce1">
            <text:p>81.1</text:p>
          </table:table-cell>
          <table:table-cell office:value-type="float" office:value="81.8" table:formula="of:=[.K7]+3" table:style-name="ce1">
            <text:p>81.8</text:p>
          </table:table-cell>
          <table:table-cell office:value-type="float" office:value="82.5" table:formula="of:=[.L7]+3" table:style-name="ce1">
            <text:p>82.5</text:p>
          </table:table-cell>
          <table:table-cell office:value-type="float" office:value="83.2" table:formula="of:=[.M7]+3" table:style-name="ce1">
            <text:p>83.2</text:p>
          </table:table-cell>
          <table:table-cell office:value-type="float" office:value="83.9" table:formula="of:=[.N7]+3" table:style-name="ce1">
            <text:p>83.9</text:p>
          </table:table-cell>
          <table:table-cell office:value-type="float" office:value="84.6" table:formula="of:=[.O7]+3" table:style-name="ce1">
            <text:p>84.6</text:p>
          </table:table-cell>
          <table:table-cell office:value-type="float" office:value="85.2" table:formula="of:=[.P7]+3" table:style-name="ce1">
            <text:p>85.2</text:p>
          </table:table-cell>
          <table:table-cell office:value-type="float" office:value="85.9" table:formula="of:=[.Q7]+3" table:style-name="ce1">
            <text:p>85.9</text:p>
          </table:table-cell>
          <table:table-cell office:value-type="float" office:value="86.6" table:formula="of:=[.R7]+3" table:style-name="ce1">
            <text:p>86.6</text:p>
          </table:table-cell>
          <table:table-cell office:value-type="float" office:value="87.2" table:formula="of:=[.S7]+3" table:style-name="ce1">
            <text:p>87.2</text:p>
          </table:table-cell>
          <table:table-cell table:number-columns-repeated="16365"/>
        </table:table-row>
        <table:table-row table:style-name="ro1">
          <table:table-cell office:value-type="float" office:value="87.9" table:formula="of:=[.A8]+3" table:style-name="ce1">
            <text:p>87.9</text:p>
          </table:table-cell>
          <table:table-cell office:value-type="float" office:value="88.6" table:formula="of:=[.B8]+3" table:style-name="ce1">
            <text:p>88.6</text:p>
          </table:table-cell>
          <table:table-cell office:value-type="float" office:value="89.2" table:formula="of:=[.C8]+3" table:style-name="ce1">
            <text:p>89.2</text:p>
          </table:table-cell>
          <table:table-cell office:value-type="float" office:value="89.8" table:formula="of:=[.D8]+3" table:style-name="ce1">
            <text:p>89.8</text:p>
          </table:table-cell>
          <table:table-cell office:value-type="float" office:value="90.5" table:formula="of:=[.E8]+3" table:style-name="ce1">
            <text:p>90.5</text:p>
          </table:table-cell>
          <table:table-cell office:value-type="float" office:value="91.1" table:formula="of:=[.F8]+3" table:style-name="ce1">
            <text:p>91.1</text:p>
          </table:table-cell>
          <table:table-cell office:value-type="float" office:value="91.7" table:formula="of:=[.G8]+3" table:style-name="ce1">
            <text:p>91.7</text:p>
          </table:table-cell>
          <table:table-cell office:value-type="float" office:value="92.4" table:formula="of:=[.H8]+3" table:style-name="ce1">
            <text:p>92.4</text:p>
          </table:table-cell>
          <table:table-cell office:value-type="float" office:value="91.6" table:formula="of:=[.I8]+3" table:style-name="ce1">
            <text:p>91.6</text:p>
          </table:table-cell>
          <table:table-cell office:value-type="float" office:value="90.8" table:formula="of:=[.J8]+3" table:style-name="ce1">
            <text:p>90.8</text:p>
          </table:table-cell>
          <table:table-cell office:value-type="float" office:value="90.1" table:formula="of:=[.K8]+3" table:style-name="ce1">
            <text:p>90.1</text:p>
          </table:table-cell>
          <table:table-cell office:value-type="float" office:value="89.4" table:formula="of:=[.L8]+3" table:style-name="ce1">
            <text:p>89.4</text:p>
          </table:table-cell>
          <table:table-cell office:value-type="float" office:value="88.7" table:formula="of:=[.M8]+3" table:style-name="ce1">
            <text:p>88.7</text:p>
          </table:table-cell>
          <table:table-cell office:value-type="float" office:value="88" table:formula="of:=[.N8]+3" table:style-name="ce1">
            <text:p>88</text:p>
          </table:table-cell>
          <table:table-cell office:value-type="float" office:value="87.4" table:formula="of:=[.O8]+3" table:style-name="ce1">
            <text:p>87.4</text:p>
          </table:table-cell>
          <table:table-cell office:value-type="float" office:value="86.7" table:formula="of:=[.P8]+3" table:style-name="ce1">
            <text:p>86.7</text:p>
          </table:table-cell>
          <table:table-cell office:value-type="float" office:value="81.900000000000006" table:formula="of:=[.Q8]+3" table:style-name="ce1">
            <text:p>81.9</text:p>
          </table:table-cell>
          <table:table-cell office:value-type="float" office:value="82.6" table:formula="of:=[.R8]+3" table:style-name="ce1">
            <text:p>82.6</text:p>
          </table:table-cell>
          <table:table-cell office:value-type="float" office:value="83.3" table:formula="of:=[.S8]+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4" table:formula="of:=[.A9]+3" table:style-name="ce1">
            <text:p>84</text:p>
          </table:table-cell>
          <table:table-cell office:value-type="float" office:value="84.7" table:formula="of:=[.B9]+3" table:style-name="ce1">
            <text:p>84.7</text:p>
          </table:table-cell>
          <table:table-cell office:value-type="float" office:value="85.4" table:formula="of:=[.C9]+3" table:style-name="ce1">
            <text:p>85.4</text:p>
          </table:table-cell>
          <table:table-cell office:value-type="float" office:value="86.1" table:formula="of:=[.D9]+3" table:style-name="ce1">
            <text:p>86.1</text:p>
          </table:table-cell>
          <table:table-cell office:value-type="float" office:value="86.8" table:formula="of:=[.E9]+3" table:style-name="ce1">
            <text:p>86.8</text:p>
          </table:table-cell>
          <table:table-cell office:value-type="float" office:value="87.4" table:formula="of:=[.F9]+3" table:style-name="ce1">
            <text:p>87.4</text:p>
          </table:table-cell>
          <table:table-cell office:value-type="float" office:value="88.1" table:formula="of:=[.G9]+3" table:style-name="ce1">
            <text:p>88.1</text:p>
          </table:table-cell>
          <table:table-cell office:value-type="float" office:value="88.8" table:formula="of:=[.H9]+3" table:style-name="ce1">
            <text:p>88.8</text:p>
          </table:table-cell>
          <table:table-cell office:value-type="float" office:value="89.4" table:formula="of:=[.I9]+3" table:style-name="ce1">
            <text:p>89.4</text:p>
          </table:table-cell>
          <table:table-cell office:value-type="float" office:value="90.1" table:formula="of:=[.J9]+3" table:style-name="ce1">
            <text:p>90.1</text:p>
          </table:table-cell>
          <table:table-cell office:value-type="float" office:value="90.7" table:formula="of:=[.K9]+3" table:style-name="ce1">
            <text:p>90.7</text:p>
          </table:table-cell>
          <table:table-cell office:value-type="float" office:value="91.4" table:formula="of:=[.L9]+3" table:style-name="ce1">
            <text:p>91.4</text:p>
          </table:table-cell>
          <table:table-cell office:value-type="float" office:value="92" table:formula="of:=[.M9]+3" table:style-name="ce1">
            <text:p>92</text:p>
          </table:table-cell>
          <table:table-cell office:value-type="float" office:value="92.7" table:formula="of:=[.N9]+3" table:style-name="ce1">
            <text:p>92.7</text:p>
          </table:table-cell>
          <table:table-cell office:value-type="float" office:value="92.3" table:formula="of:=[.O9]+3" table:style-name="ce1">
            <text:p>92.3</text:p>
          </table:table-cell>
          <table:table-cell office:value-type="float" office:value="91.4" table:formula="of:=[.P9]+3" table:style-name="ce1">
            <text:p>91.4</text:p>
          </table:table-cell>
          <table:table-cell office:value-type="float" office:value="90.7" table:formula="of:=[.Q9]+3" table:style-name="ce1">
            <text:p>90.7</text:p>
          </table:table-cell>
          <table:table-cell office:value-type="float" office:value="90" table:formula="of:=[.R9]+3" table:style-name="ce1">
            <text:p>90</text:p>
          </table:table-cell>
          <table:table-cell office:value-type="float" office:value="89.3" table:formula="of:=[.S9]+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0]+3" table:style-name="ce1">
            <text:p>88.6</text:p>
          </table:table-cell>
          <table:table-cell office:value-type="float" office:value="87.9" table:formula="of:=[.B10]+3" table:style-name="ce1">
            <text:p>87.9</text:p>
          </table:table-cell>
          <table:table-cell office:value-type="float" office:value="87.3" table:formula="of:=[.C10]+3" table:style-name="ce1">
            <text:p>87.3</text:p>
          </table:table-cell>
          <table:table-cell office:value-type="float" office:value="86.7" table:formula="of:=[.D10]+3" table:style-name="ce1">
            <text:p>86.7</text:p>
          </table:table-cell>
          <table:table-cell office:value-type="float" office:value="83.1" table:formula="of:=[.E10]+3" table:style-name="ce1">
            <text:p>83.1</text:p>
          </table:table-cell>
          <table:table-cell office:value-type="float" office:value="83.9" table:formula="of:=[.F10]+3" table:style-name="ce1">
            <text:p>83.9</text:p>
          </table:table-cell>
          <table:table-cell office:value-type="float" office:value="84.6" table:formula="of:=[.G10]+3" table:style-name="ce1">
            <text:p>84.6</text:p>
          </table:table-cell>
          <table:table-cell office:value-type="float" office:value="85.3" table:formula="of:=[.H10]+3" table:style-name="ce1">
            <text:p>85.3</text:p>
          </table:table-cell>
          <table:table-cell office:value-type="float" office:value="86" table:formula="of:=[.I10]+3" table:style-name="ce1">
            <text:p>86</text:p>
          </table:table-cell>
          <table:table-cell office:value-type="float" office:value="86.7" table:formula="of:=[.J10]+3" table:style-name="ce1">
            <text:p>86.7</text:p>
          </table:table-cell>
          <table:table-cell office:value-type="float" office:value="87.4" table:formula="of:=[.K10]+3" table:style-name="ce1">
            <text:p>87.4</text:p>
          </table:table-cell>
          <table:table-cell office:value-type="float" office:value="88.1" table:formula="of:=[.L10]+3" table:style-name="ce1">
            <text:p>88.1</text:p>
          </table:table-cell>
          <table:table-cell office:value-type="float" office:value="88.8" table:formula="of:=[.M10]+3" table:style-name="ce1">
            <text:p>88.8</text:p>
          </table:table-cell>
          <table:table-cell office:value-type="float" office:value="89.5" table:formula="of:=[.N10]+3" table:style-name="ce1">
            <text:p>89.5</text:p>
          </table:table-cell>
          <table:table-cell office:value-type="float" office:value="90.1" table:formula="of:=[.O10]+3" table:style-name="ce1">
            <text:p>90.1</text:p>
          </table:table-cell>
          <table:table-cell office:value-type="float" office:value="90.8" table:formula="of:=[.P10]+3" table:style-name="ce1">
            <text:p>90.8</text:p>
          </table:table-cell>
          <table:table-cell office:value-type="float" office:value="91.5" table:formula="of:=[.Q10]+3" table:style-name="ce1">
            <text:p>91.5</text:p>
          </table:table-cell>
          <table:table-cell office:value-type="float" office:value="92.1" table:formula="of:=[.R10]+3" table:style-name="ce1">
            <text:p>92.1</text:p>
          </table:table-cell>
          <table:table-cell office:value-type="float" office:value="92.8" table:formula="of:=[.S10]+3" table:style-name="ce1">
            <text:p>92.8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11]+3" table:style-name="ce1">
            <text:p>93.4</text:p>
          </table:table-cell>
          <table:table-cell office:value-type="float" office:value="93" table:formula="of:=[.B11]+3" table:style-name="ce1">
            <text:p>93</text:p>
          </table:table-cell>
          <table:table-cell office:value-type="float" office:value="92.1" table:formula="of:=[.C11]+3" table:style-name="ce1">
            <text:p>92.1</text:p>
          </table:table-cell>
          <table:table-cell office:value-type="float" office:value="91.3" table:formula="of:=[.D11]+3" table:style-name="ce1">
            <text:p>91.3</text:p>
          </table:table-cell>
          <table:table-cell office:value-type="float" office:value="90.5" table:formula="of:=[.E11]+3" table:style-name="ce1">
            <text:p>90.5</text:p>
          </table:table-cell>
          <table:table-cell office:value-type="float" office:value="89.8" table:formula="of:=[.F11]+3" table:style-name="ce1">
            <text:p>89.8</text:p>
          </table:table-cell>
          <table:table-cell office:value-type="float" office:value="89.1" table:formula="of:=[.G11]+3" table:style-name="ce1">
            <text:p>89.1</text:p>
          </table:table-cell>
          <table:table-cell office:value-type="float" office:value="88.5" table:formula="of:=[.H11]+3" table:style-name="ce1">
            <text:p>88.5</text:p>
          </table:table-cell>
          <table:table-cell office:value-type="float" office:value="87.8" table:formula="of:=[.I11]+3" table:style-name="ce1">
            <text:p>87.8</text:p>
          </table:table-cell>
          <table:table-cell office:value-type="float" office:value="87.3" table:formula="of:=[.J11]+3" table:style-name="ce1">
            <text:p>87.3</text:p>
          </table:table-cell>
          <table:table-cell office:value-type="float" office:value="86.7" table:formula="of:=[.K11]+3" table:style-name="ce1">
            <text:p>86.7</text:p>
          </table:table-cell>
          <table:table-cell office:value-type="float" office:value="84.5" table:formula="of:=[.L11]+3" table:style-name="ce1">
            <text:p>84.5</text:p>
          </table:table-cell>
          <table:table-cell office:value-type="float" office:value="85.2" table:formula="of:=[.M11]+3" table:style-name="ce1">
            <text:p>85.2</text:p>
          </table:table-cell>
          <table:table-cell office:value-type="float" office:value="86" table:formula="of:=[.N11]+3" table:style-name="ce1">
            <text:p>86</text:p>
          </table:table-cell>
          <table:table-cell office:value-type="float" office:value="86.7" table:formula="of:=[.O11]+3" table:style-name="ce1">
            <text:p>86.7</text:p>
          </table:table-cell>
          <table:table-cell office:value-type="float" office:value="87.4" table:formula="of:=[.P11]+3" table:style-name="ce1">
            <text:p>87.4</text:p>
          </table:table-cell>
          <table:table-cell office:value-type="float" office:value="88.1" table:formula="of:=[.Q11]+3" table:style-name="ce1">
            <text:p>88.1</text:p>
          </table:table-cell>
          <table:table-cell office:value-type="float" office:value="88.8" table:formula="of:=[.R11]+3" table:style-name="ce1">
            <text:p>88.8</text:p>
          </table:table-cell>
          <table:table-cell office:value-type="float" office:value="89.5" table:formula="of:=[.S11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90.2" table:formula="of:=[.A12]+3" table:style-name="ce1">
            <text:p>90.2</text:p>
          </table:table-cell>
          <table:table-cell office:value-type="float" office:value="90.9" table:formula="of:=[.B12]+3" table:style-name="ce1">
            <text:p>90.9</text:p>
          </table:table-cell>
          <table:table-cell office:value-type="float" office:value="91.6" table:formula="of:=[.C12]+3" table:style-name="ce1">
            <text:p>91.6</text:p>
          </table:table-cell>
          <table:table-cell office:value-type="float" office:value="92.3" table:formula="of:=[.D12]+3" table:style-name="ce1">
            <text:p>92.3</text:p>
          </table:table-cell>
          <table:table-cell office:value-type="float" office:value="93" table:formula="of:=[.E12]+3" table:style-name="ce1">
            <text:p>93</text:p>
          </table:table-cell>
          <table:table-cell office:value-type="float" office:value="93.6" table:formula="of:=[.F12]+3" table:style-name="ce1">
            <text:p>93.6</text:p>
          </table:table-cell>
          <table:table-cell office:value-type="float" office:value="94.3" table:formula="of:=[.G12]+3" table:style-name="ce1">
            <text:p>94.3</text:p>
          </table:table-cell>
          <table:table-cell office:value-type="float" office:value="93.5" table:formula="of:=[.H12]+3" table:style-name="ce1">
            <text:p>93.5</text:p>
          </table:table-cell>
          <table:table-cell office:value-type="float" office:value="92.6" table:formula="of:=[.I12]+3" table:style-name="ce1">
            <text:p>92.6</text:p>
          </table:table-cell>
          <table:table-cell office:value-type="float" office:value="91.7" table:formula="of:=[.J12]+3" table:style-name="ce1">
            <text:p>91.7</text:p>
          </table:table-cell>
          <table:table-cell office:value-type="float" office:value="90.9" table:formula="of:=[.K12]+3" table:style-name="ce1">
            <text:p>90.9</text:p>
          </table:table-cell>
          <table:table-cell office:value-type="float" office:value="90.2" table:formula="of:=[.L12]+3" table:style-name="ce1">
            <text:p>90.2</text:p>
          </table:table-cell>
          <table:table-cell office:value-type="float" office:value="89.5" table:formula="of:=[.M12]+3" table:style-name="ce1">
            <text:p>89.5</text:p>
          </table:table-cell>
          <table:table-cell office:value-type="float" office:value="88.8" table:formula="of:=[.N12]+3" table:style-name="ce1">
            <text:p>88.8</text:p>
          </table:table-cell>
          <table:table-cell office:value-type="float" office:value="88.1" table:formula="of:=[.O12]+3" table:style-name="ce1">
            <text:p>88.1</text:p>
          </table:table-cell>
          <table:table-cell office:value-type="float" office:value="87.8" table:formula="of:=[.P12]+3" table:style-name="ce1">
            <text:p>87.8</text:p>
          </table:table-cell>
          <table:table-cell office:value-type="float" office:value="87.3" table:formula="of:=[.Q12]+3" table:style-name="ce1">
            <text:p>87.3</text:p>
          </table:table-cell>
          <table:table-cell office:value-type="float" office:value="86.7" table:formula="of:=[.R12]+3" table:style-name="ce1">
            <text:p>86.7</text:p>
          </table:table-cell>
          <table:table-cell office:value-type="float" office:value="84.6" table:formula="of:=[.S12]+3" table:style-name="ce1">
            <text:p>84.6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13]+3" table:style-name="ce1">
            <text:p>85.4</text:p>
          </table:table-cell>
          <table:table-cell office:value-type="float" office:value="86.1" table:formula="of:=[.B13]+3" table:style-name="ce1">
            <text:p>86.1</text:p>
          </table:table-cell>
          <table:table-cell office:value-type="float" office:value="86.8" table:formula="of:=[.C13]+3" table:style-name="ce1">
            <text:p>86.8</text:p>
          </table:table-cell>
          <table:table-cell office:value-type="float" office:value="87.6" table:formula="of:=[.D13]+3" table:style-name="ce1">
            <text:p>87.6</text:p>
          </table:table-cell>
          <table:table-cell office:value-type="float" office:value="88.3" table:formula="of:=[.E13]+3" table:style-name="ce1">
            <text:p>88.3</text:p>
          </table:table-cell>
          <table:table-cell office:value-type="float" office:value="89" table:formula="of:=[.F13]+3" table:style-name="ce1">
            <text:p>89</text:p>
          </table:table-cell>
          <table:table-cell office:value-type="float" office:value="89.7" table:formula="of:=[.G13]+3" table:style-name="ce1">
            <text:p>89.7</text:p>
          </table:table-cell>
          <table:table-cell office:value-type="float" office:value="90.4" table:formula="of:=[.H13]+3" table:style-name="ce1">
            <text:p>90.4</text:p>
          </table:table-cell>
          <table:table-cell office:value-type="float" office:value="91.1" table:formula="of:=[.I13]+3" table:style-name="ce1">
            <text:p>91.1</text:p>
          </table:table-cell>
          <table:table-cell office:value-type="float" office:value="91.8" table:formula="of:=[.J13]+3" table:style-name="ce1">
            <text:p>91.8</text:p>
          </table:table-cell>
          <table:table-cell office:value-type="float" office:value="92.5" table:formula="of:=[.K13]+3" table:style-name="ce1">
            <text:p>92.5</text:p>
          </table:table-cell>
          <table:table-cell office:value-type="float" office:value="93.1" table:formula="of:=[.L13]+3" table:style-name="ce1">
            <text:p>93.1</text:p>
          </table:table-cell>
          <table:table-cell office:value-type="float" office:value="93.8" table:formula="of:=[.M13]+3" table:style-name="ce1">
            <text:p>93.8</text:p>
          </table:table-cell>
          <table:table-cell office:value-type="float" office:value="93.3" table:formula="of:=[.N13]+3" table:style-name="ce1">
            <text:p>93.3</text:p>
          </table:table-cell>
          <table:table-cell office:value-type="float" office:value="92.5" table:formula="of:=[.O13]+3" table:style-name="ce1">
            <text:p>92.5</text:p>
          </table:table-cell>
          <table:table-cell office:value-type="float" office:value="91.7" table:formula="of:=[.P13]+3" table:style-name="ce1">
            <text:p>91.7</text:p>
          </table:table-cell>
          <table:table-cell office:value-type="float" office:value="90.9" table:formula="of:=[.Q13]+3" table:style-name="ce1">
            <text:p>90.9</text:p>
          </table:table-cell>
          <table:table-cell office:value-type="float" office:value="90.2" table:formula="of:=[.R13]+3" table:style-name="ce1">
            <text:p>90.2</text:p>
          </table:table-cell>
          <table:table-cell office:value-type="float" office:value="89.5" table:formula="of:=[.S13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88.8" table:formula="of:=[.A14]+3" table:style-name="ce1">
            <text:p>88.8</text:p>
          </table:table-cell>
          <table:table-cell office:value-type="float" office:value="88.1" table:formula="of:=[.B14]+3" table:style-name="ce1">
            <text:p>88.1</text:p>
          </table:table-cell>
          <table:table-cell office:value-type="float" office:value="88.1" table:formula="of:=[.C14]+3" table:style-name="ce1">
            <text:p>88.1</text:p>
          </table:table-cell>
          <table:table-cell office:value-type="float" office:value="87.8" table:formula="of:=[.D14]+3" table:style-name="ce1">
            <text:p>87.8</text:p>
          </table:table-cell>
          <table:table-cell office:value-type="float" office:value="87.3" table:formula="of:=[.E14]+3" table:style-name="ce1">
            <text:p>87.3</text:p>
          </table:table-cell>
          <table:table-cell office:value-type="float" office:value="86.7" table:formula="of:=[.F14]+3" table:style-name="ce1">
            <text:p>86.7</text:p>
          </table:table-cell>
          <table:table-cell office:value-type="float" office:value="86" table:formula="of:=[.G14]+3" table:style-name="ce1">
            <text:p>86</text:p>
          </table:table-cell>
          <table:table-cell office:value-type="float" office:value="86.8" table:formula="of:=[.H14]+3" table:style-name="ce1">
            <text:p>86.8</text:p>
          </table:table-cell>
          <table:table-cell office:value-type="float" office:value="87.5" table:formula="of:=[.I14]+3" table:style-name="ce1">
            <text:p>87.5</text:p>
          </table:table-cell>
          <table:table-cell office:value-type="float" office:value="88.3" table:formula="of:=[.J14]+3" table:style-name="ce1">
            <text:p>88.3</text:p>
          </table:table-cell>
          <table:table-cell office:value-type="float" office:value="89" table:formula="of:=[.K14]+3" table:style-name="ce1">
            <text:p>89</text:p>
          </table:table-cell>
          <table:table-cell office:value-type="float" office:value="89.7" table:formula="of:=[.L14]+3" table:style-name="ce1">
            <text:p>89.7</text:p>
          </table:table-cell>
          <table:table-cell office:value-type="float" office:value="90.5" table:formula="of:=[.M14]+3" table:style-name="ce1">
            <text:p>90.5</text:p>
          </table:table-cell>
          <table:table-cell office:value-type="float" office:value="91.2" table:formula="of:=[.N14]+3" table:style-name="ce1">
            <text:p>91.2</text:p>
          </table:table-cell>
          <table:table-cell office:value-type="float" office:value="91.9" table:formula="of:=[.O14]+3" table:style-name="ce1">
            <text:p>91.9</text:p>
          </table:table-cell>
          <table:table-cell office:value-type="float" office:value="92.6" table:formula="of:=[.P14]+3" table:style-name="ce1">
            <text:p>92.6</text:p>
          </table:table-cell>
          <table:table-cell office:value-type="float" office:value="93.3" table:formula="of:=[.Q14]+3" table:style-name="ce1">
            <text:p>93.3</text:p>
          </table:table-cell>
          <table:table-cell office:value-type="float" office:value="94" table:formula="of:=[.R14]+3" table:style-name="ce1">
            <text:p>94</text:p>
          </table:table-cell>
          <table:table-cell office:value-type="float" office:value="94.1" table:formula="of:=[.S14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2" table:formula="of:=[.A15]+3" table:style-name="ce1">
            <text:p>93.2</text:p>
          </table:table-cell>
          <table:table-cell office:value-type="float" office:value="92.5" table:formula="of:=[.B15]+3" table:style-name="ce1">
            <text:p>92.5</text:p>
          </table:table-cell>
          <table:table-cell office:value-type="float" office:value="91.8" table:formula="of:=[.C15]+3" table:style-name="ce1">
            <text:p>91.8</text:p>
          </table:table-cell>
          <table:table-cell office:value-type="float" office:value="91.1" table:formula="of:=[.D15]+3" table:style-name="ce1">
            <text:p>91.1</text:p>
          </table:table-cell>
          <table:table-cell office:value-type="float" office:value="90.5" table:formula="of:=[.E15]+3" table:style-name="ce1">
            <text:p>90.5</text:p>
          </table:table-cell>
          <table:table-cell office:value-type="float" office:value="89.8" table:formula="of:=[.F15]+3" table:style-name="ce1">
            <text:p>89.8</text:p>
          </table:table-cell>
          <table:table-cell office:value-type="float" office:value="89.1" table:formula="of:=[.G15]+3" table:style-name="ce1">
            <text:p>89.1</text:p>
          </table:table-cell>
          <table:table-cell office:value-type="float" office:value="88.4" table:formula="of:=[.H15]+3" table:style-name="ce1">
            <text:p>88.4</text:p>
          </table:table-cell>
          <table:table-cell office:value-type="float" office:value="88.1" table:formula="of:=[.I15]+3" table:style-name="ce1">
            <text:p>88.1</text:p>
          </table:table-cell>
          <table:table-cell office:value-type="float" office:value="88.1" table:formula="of:=[.J15]+3" table:style-name="ce1">
            <text:p>88.1</text:p>
          </table:table-cell>
          <table:table-cell office:value-type="float" office:value="87.8" table:formula="of:=[.K15]+3" table:style-name="ce1">
            <text:p>87.8</text:p>
          </table:table-cell>
          <table:table-cell office:value-type="float" office:value="87.3" table:formula="of:=[.L15]+3" table:style-name="ce1">
            <text:p>87.3</text:p>
          </table:table-cell>
          <table:table-cell office:value-type="float" office:value="86.7" table:formula="of:=[.M15]+3" table:style-name="ce1">
            <text:p>86.7</text:p>
          </table:table-cell>
          <table:table-cell office:value-type="float" office:value="86.6" table:formula="of:=[.N15]+3" table:style-name="ce1">
            <text:p>86.6</text:p>
          </table:table-cell>
          <table:table-cell office:value-type="float" office:value="87.4" table:formula="of:=[.O15]+3" table:style-name="ce1">
            <text:p>87.4</text:p>
          </table:table-cell>
          <table:table-cell office:value-type="float" office:value="88.1" table:formula="of:=[.P15]+3" table:style-name="ce1">
            <text:p>88.1</text:p>
          </table:table-cell>
          <table:table-cell office:value-type="float" office:value="88.9" table:formula="of:=[.Q15]+3" table:style-name="ce1">
            <text:p>88.9</text:p>
          </table:table-cell>
          <table:table-cell office:value-type="float" office:value="89.6" table:formula="of:=[.R15]+3" table:style-name="ce1">
            <text:p>89.6</text:p>
          </table:table-cell>
          <table:table-cell office:value-type="float" office:value="90.3" table:formula="of:=[.S15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6]+3" table:style-name="ce1">
            <text:p>91.1</text:p>
          </table:table-cell>
          <table:table-cell office:value-type="float" office:value="91.8" table:formula="of:=[.B16]+3" table:style-name="ce1">
            <text:p>91.8</text:p>
          </table:table-cell>
          <table:table-cell office:value-type="float" office:value="92.5" table:formula="of:=[.C16]+3" table:style-name="ce1">
            <text:p>92.5</text:p>
          </table:table-cell>
          <table:table-cell office:value-type="float" office:value="93.2" table:formula="of:=[.D16]+3" table:style-name="ce1">
            <text:p>93.2</text:p>
          </table:table-cell>
          <table:table-cell office:value-type="float" office:value="93" table:formula="of:=[.E16]+3" table:style-name="ce1">
            <text:p>93</text:p>
          </table:table-cell>
          <table:table-cell office:value-type="float" office:value="92.2" table:formula="of:=[.F16]+3" table:style-name="ce1">
            <text:p>92.2</text:p>
          </table:table-cell>
          <table:table-cell office:value-type="float" office:value="91.5" table:formula="of:=[.G16]+3" table:style-name="ce1">
            <text:p>91.5</text:p>
          </table:table-cell>
          <table:table-cell office:value-type="float" office:value="90.7" table:formula="of:=[.H16]+3" table:style-name="ce1">
            <text:p>90.7</text:p>
          </table:table-cell>
          <table:table-cell office:value-type="float" office:value="90" table:formula="of:=[.I16]+3" table:style-name="ce1">
            <text:p>90</text:p>
          </table:table-cell>
          <table:table-cell office:value-type="float" office:value="89.3" table:formula="of:=[.J16]+3" table:style-name="ce1">
            <text:p>89.3</text:p>
          </table:table-cell>
          <table:table-cell office:value-type="float" office:value="88.6" table:formula="of:=[.K16]+3" table:style-name="ce1">
            <text:p>88.6</text:p>
          </table:table-cell>
          <table:table-cell office:value-type="float" office:value="87.8" table:formula="of:=[.L16]+3" table:style-name="ce1">
            <text:p>87.8</text:p>
          </table:table-cell>
          <table:table-cell office:value-type="float" office:value="89.8" table:formula="of:=[.M16]+3" table:style-name="ce1">
            <text:p>89.8</text:p>
          </table:table-cell>
          <table:table-cell office:value-type="float" office:value="89.1" table:formula="of:=[.N16]+3" table:style-name="ce1">
            <text:p>89.1</text:p>
          </table:table-cell>
          <table:table-cell office:value-type="float" office:value="88.4" table:formula="of:=[.O16]+3" table:style-name="ce1">
            <text:p>88.4</text:p>
          </table:table-cell>
          <table:table-cell office:value-type="float" office:value="88.1" table:formula="of:=[.P16]+3" table:style-name="ce1">
            <text:p>88.1</text:p>
          </table:table-cell>
          <table:table-cell office:value-type="float" office:value="88.1" table:formula="of:=[.Q16]+3" table:style-name="ce1">
            <text:p>88.1</text:p>
          </table:table-cell>
          <table:table-cell office:value-type="float" office:value="87.8" table:formula="of:=[.R16]+3" table:style-name="ce1">
            <text:p>87.8</text:p>
          </table:table-cell>
          <table:table-cell office:value-type="float" office:value="87.3" table:formula="of:=[.S16]+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6.7" table:formula="of:=[.A17]+3" table:style-name="ce1">
            <text:p>86.7</text:p>
          </table:table-cell>
          <table:table-cell office:value-type="float" office:value="86.7" table:formula="of:=[.B17]+3" table:style-name="ce1">
            <text:p>86.7</text:p>
          </table:table-cell>
          <table:table-cell office:value-type="float" office:value="87.5" table:formula="of:=[.C17]+3" table:style-name="ce1">
            <text:p>87.5</text:p>
          </table:table-cell>
          <table:table-cell office:value-type="float" office:value="88.3" table:formula="of:=[.D17]+3" table:style-name="ce1">
            <text:p>88.3</text:p>
          </table:table-cell>
          <table:table-cell office:value-type="float" office:value="89" table:formula="of:=[.E17]+3" table:style-name="ce1">
            <text:p>89</text:p>
          </table:table-cell>
          <table:table-cell office:value-type="float" office:value="89.7" table:formula="of:=[.F17]+3" table:style-name="ce1">
            <text:p>89.7</text:p>
          </table:table-cell>
          <table:table-cell office:value-type="float" office:value="90.5" table:formula="of:=[.G17]+3" table:style-name="ce1">
            <text:p>90.5</text:p>
          </table:table-cell>
          <table:table-cell office:value-type="float" office:value="91.2" table:formula="of:=[.H17]+3" table:style-name="ce1">
            <text:p>91.2</text:p>
          </table:table-cell>
          <table:table-cell office:value-type="float" office:value="91.9" table:formula="of:=[.I17]+3" table:style-name="ce1">
            <text:p>91.9</text:p>
          </table:table-cell>
          <table:table-cell office:value-type="float" office:value="92.6" table:formula="of:=[.J17]+3" table:style-name="ce1">
            <text:p>92.6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2" table:formula="of:=[.L17]+3" table:style-name="ce1">
            <text:p>92.2</text:p>
          </table:table-cell>
          <table:table-cell office:value-type="float" office:value="91.4" table:formula="of:=[.M17]+3" table:style-name="ce1">
            <text:p>91.4</text:p>
          </table:table-cell>
          <table:table-cell office:value-type="float" office:value="90.7" table:formula="of:=[.N17]+3" table:style-name="ce1">
            <text:p>90.7</text:p>
          </table:table-cell>
          <table:table-cell office:value-type="float" office:value="89.9" table:formula="of:=[.O17]+3" table:style-name="ce1">
            <text:p>89.9</text:p>
          </table:table-cell>
          <table:table-cell office:value-type="float" office:value="89.2" table:formula="of:=[.P17]+3" table:style-name="ce1">
            <text:p>89.2</text:p>
          </table:table-cell>
          <table:table-cell office:value-type="float" office:value="88.5" table:formula="of:=[.Q17]+3" table:style-name="ce1">
            <text:p>88.5</text:p>
          </table:table-cell>
          <table:table-cell office:value-type="float" office:value="87.8" table:formula="of:=[.R17]+3" table:style-name="ce1">
            <text:p>87.8</text:p>
          </table:table-cell>
          <table:table-cell office:value-type="float" office:value="86.9" table:formula="of:=[.S17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18]+3" table:style-name="ce1">
            <text:p>89.8</text:p>
          </table:table-cell>
          <table:table-cell office:value-type="float" office:value="89.1" table:formula="of:=[.B18]+3" table:style-name="ce1">
            <text:p>89.1</text:p>
          </table:table-cell>
          <table:table-cell office:value-type="float" office:value="88.4" table:formula="of:=[.C18]+3" table:style-name="ce1">
            <text:p>88.4</text:p>
          </table:table-cell>
          <table:table-cell office:value-type="float" office:value="88.1" table:formula="of:=[.D18]+3" table:style-name="ce1">
            <text:p>88.1</text:p>
          </table:table-cell>
          <table:table-cell office:value-type="float" office:value="88.1" table:formula="of:=[.E18]+3" table:style-name="ce1">
            <text:p>88.1</text:p>
          </table:table-cell>
          <table:table-cell office:value-type="float" office:value="87.8" table:formula="of:=[.F18]+3" table:style-name="ce1">
            <text:p>87.8</text:p>
          </table:table-cell>
          <table:table-cell office:value-type="float" office:value="87.3" table:formula="of:=[.G18]+3" table:style-name="ce1">
            <text:p>87.3</text:p>
          </table:table-cell>
          <table:table-cell office:value-type="float" office:value="86.7" table:formula="of:=[.H18]+3" table:style-name="ce1">
            <text:p>86.7</text:p>
          </table:table-cell>
          <table:table-cell office:value-type="float" office:value="86.3" table:formula="of:=[.I18]+3" table:style-name="ce1">
            <text:p>86.3</text:p>
          </table:table-cell>
          <table:table-cell office:value-type="float" office:value="87" table:formula="of:=[.J18]+3" table:style-name="ce1">
            <text:p>87</text:p>
          </table:table-cell>
          <table:table-cell office:value-type="float" office:value="87.8" table:formula="of:=[.K18]+3" table:style-name="ce1">
            <text:p>87.8</text:p>
          </table:table-cell>
          <table:table-cell office:value-type="float" office:value="88.5" table:formula="of:=[.L18]+3" table:style-name="ce1">
            <text:p>88.5</text:p>
          </table:table-cell>
          <table:table-cell office:value-type="float" office:value="89.3" table:formula="of:=[.M18]+3" table:style-name="ce1">
            <text:p>89.3</text:p>
          </table:table-cell>
          <table:table-cell office:value-type="float" office:value="90" table:formula="of:=[.N18]+3" table:style-name="ce1">
            <text:p>90</text:p>
          </table:table-cell>
          <table:table-cell office:value-type="float" office:value="90.7" table:formula="of:=[.O18]+3" table:style-name="ce1">
            <text:p>90.7</text:p>
          </table:table-cell>
          <table:table-cell office:value-type="float" office:value="91.4" table:formula="of:=[.P18]+3" table:style-name="ce1">
            <text:p>91.4</text:p>
          </table:table-cell>
          <table:table-cell office:value-type="float" office:value="92.1" table:formula="of:=[.Q18]+3" table:style-name="ce1">
            <text:p>92.1</text:p>
          </table:table-cell>
          <table:table-cell office:value-type="float" office:value="92.5" table:formula="of:=[.R18]+3" table:style-name="ce1">
            <text:p>92.5</text:p>
          </table:table-cell>
          <table:table-cell office:value-type="float" office:value="91.7" table:formula="of:=[.S18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9]+3" table:style-name="ce1">
            <text:p>90.9</text:p>
          </table:table-cell>
          <table:table-cell office:value-type="float" office:value="90.1" table:formula="of:=[.B19]+3" table:style-name="ce1">
            <text:p>90.1</text:p>
          </table:table-cell>
          <table:table-cell office:value-type="float" office:value="89.4" table:formula="of:=[.C19]+3" table:style-name="ce1">
            <text:p>89.4</text:p>
          </table:table-cell>
          <table:table-cell office:value-type="float" office:value="88.6" table:formula="of:=[.D19]+3" table:style-name="ce1">
            <text:p>88.6</text:p>
          </table:table-cell>
          <table:table-cell office:value-type="float" office:value="87.9" table:formula="of:=[.E19]+3" table:style-name="ce1">
            <text:p>87.9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6.3" table:formula="of:=[.G19]+3" table:style-name="ce1">
            <text:p>86.3</text:p>
          </table:table-cell>
          <table:table-cell office:value-type="float" office:value="89.8" table:formula="of:=[.H19]+3" table:style-name="ce1">
            <text:p>89.8</text:p>
          </table:table-cell>
          <table:table-cell office:value-type="float" office:value="89.1" table:formula="of:=[.I19]+3" table:style-name="ce1">
            <text:p>89.1</text:p>
          </table:table-cell>
          <table:table-cell office:value-type="float" office:value="88.4" table:formula="of:=[.J19]+3" table:style-name="ce1">
            <text:p>88.4</text:p>
          </table:table-cell>
          <table:table-cell office:value-type="float" office:value="88.1" table:formula="of:=[.K19]+3" table:style-name="ce1">
            <text:p>88.1</text:p>
          </table:table-cell>
          <table:table-cell office:value-type="float" office:value="88.1" table:formula="of:=[.L19]+3" table:style-name="ce1">
            <text:p>88.1</text:p>
          </table:table-cell>
          <table:table-cell office:value-type="float" office:value="87.8" table:formula="of:=[.M19]+3" table:style-name="ce1">
            <text:p>87.8</text:p>
          </table:table-cell>
          <table:table-cell office:value-type="float" office:value="87.3" table:formula="of:=[.N19]+3" table:style-name="ce1">
            <text:p>87.3</text:p>
          </table:table-cell>
          <table:table-cell office:value-type="float" office:value="86.7" table:formula="of:=[.O19]+3" table:style-name="ce1">
            <text:p>86.7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400000000000006" table:style-name="ce1">
            <text:p>71.4</text:p>
          </table:table-cell>
          <table:table-cell office:value-type="float" office:value="72" table:style-name="ce1">
            <text:p>72</text:p>
          </table:table-cell>
          <table:table-cell office:value-type="float" office:value="72.7" table:style-name="ce1">
            <text:p>72.7</text:p>
          </table:table-cell>
          <table:table-cell office:value-type="float" office:value="73.3" table:style-name="ce1">
            <text:p>73.3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74.5" table:style-name="ce1">
            <text:p>74.5</text:p>
          </table:table-cell>
          <table:table-cell office:value-type="float" office:value="75.2" table:style-name="ce1">
            <text:p>75.2</text:p>
          </table:table-cell>
          <table:table-cell office:value-type="float" office:value="75.8" table:style-name="ce1">
            <text:p>75.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7" table:style-name="ce1">
            <text:p>77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" table:style-name="ce1">
            <text:p>80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7" table:style-name="ce1">
            <text:p>81.7</text:p>
          </table:table-cell>
          <table:table-cell office:value-type="float" office:value="82.3" table:style-name="ce1">
            <text:p>82.3</text:p>
          </table:table-cell>
          <table:table-cell table:number-columns-repeated="16365"/>
        </table:table-row>
        <table:table-row table:style-name="ro1"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82.9" table:style-name="ce1">
            <text:p>82.9</text:p>
          </table:table-cell>
          <table:table-cell office:value-type="float" office:value="82.2" table:style-name="ce1">
            <text:p>82.2</text:p>
          </table:table-cell>
          <table:table-cell office:value-type="float" office:value="74.7" table:style-name="ce1">
            <text:p>74.7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" table:style-name="ce1">
            <text:p>76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" table:style-name="ce1">
            <text:p>78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2" table:style-name="ce1">
            <text:p>81.2</text:p>
          </table:table-cell>
          <table:table-cell office:value-type="float" office:value="81.8" table:style-name="ce1">
            <text:p>81.8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2" table:style-name="ce1">
            <text:p>87.2</text:p>
          </table:table-cell>
          <table:table-cell office:value-type="float" office:value="86.8" table:style-name="ce1">
            <text:p>86.8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77.2" table:style-name="ce1">
            <text:p>77.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table:number-columns-repeated="16365"/>
        </table:table-row>
        <table:table-row table:style-name="ro1"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2" table:style-name="ce1">
            <text:p>85.2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3" table:style-name="ce1">
            <text:p>88.3</text:p>
          </table:table-cell>
          <table:table-cell office:value-type="float" office:value="88.9" table:style-name="ce1">
            <text:p>88.9</text:p>
          </table:table-cell>
          <table:table-cell office:value-type="float" office:value="88.8" table:style-name="ce1">
            <text:p>88.8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.3" table:style-name="ce1">
            <text:p>84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2" table:style-name="ce1">
            <text:p>82</text:p>
          </table:table-cell>
          <table:table-cell office:value-type="float" office:value="82.7" table:style-name="ce1">
            <text:p>82.7</text:p>
          </table:table-cell>
          <table:table-cell office:value-type="float" office:value="83.4" table:style-name="ce1">
            <text:p>83.4</text:p>
          </table:table-cell>
          <table:table-cell office:value-type="float" office:value="84.1" table:style-name="ce1">
            <text:p>84.1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1.1" table:style-name="ce1">
            <text:p>91.1</text:p>
          </table:table-cell>
          <table:table-cell office:value-type="float" office:value="90.1" table:style-name="ce1">
            <text:p>90.1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3.1" table:style-name="ce1">
            <text:p>83.1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3" table:style-name="ce1">
            <text:p>88.3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8" table:style-name="ce1">
            <text:p>91.8</text:p>
          </table:table-cell>
          <table:table-cell office:value-type="float" office:value="92.4" table:style-name="ce1">
            <text:p>92.4</text:p>
          </table:table-cell>
          <table:table-cell office:value-type="float" office:value="93.1" table:style-name="ce1">
            <text:p>93.1</text:p>
          </table:table-cell>
          <table:table-cell office:value-type="float" office:value="93.8" table:style-name="ce1">
            <text:p>93.8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0.2" table:style-name="ce1">
            <text:p>90.2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5.2" table:style-name="ce1">
            <text:p>85.2</text:p>
          </table:table-cell>
          <table:table-cell office:value-type="float" office:value="86" table:style-name="ce1">
            <text:p>8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office:value-type="float" office:value="92.6" table:style-name="ce1">
            <text:p>92.6</text:p>
          </table:table-cell>
          <table:table-cell office:value-type="float" office:value="93.3" table:style-name="ce1">
            <text:p>93.3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2" table:style-name="ce1">
            <text:p>94.2</text:p>
          </table:table-cell>
          <table:table-cell office:value-type="float" office:value="93.1" table:style-name="ce1">
            <text:p>93.1</text:p>
          </table:table-cell>
          <table:table-cell office:value-type="float" office:value="92.1" table:style-name="ce1">
            <text:p>92.1</text:p>
          </table:table-cell>
          <table:table-cell office:value-type="float" office:value="91.1" table:style-name="ce1">
            <text:p>91.1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.1" table:style-name="ce1">
            <text:p>92.1</text:p>
          </table:table-cell>
          <table:table-cell office:value-type="float" office:value="92.8" table:style-name="ce1">
            <text:p>92.8</text:p>
          </table:table-cell>
          <table:table-cell office:value-type="float" office:value="93.5" table:style-name="ce1">
            <text:p>93.5</text:p>
          </table:table-cell>
          <table:table-cell office:value-type="float" office:value="94.2" table:style-name="ce1">
            <text:p>94.2</text:p>
          </table:table-cell>
          <table:table-cell office:value-type="float" office:value="94.9" table:style-name="ce1">
            <text:p>94.9</text:p>
          </table:table-cell>
          <table:table-cell office:value-type="float" office:value="95.7" table:style-name="ce1">
            <text:p>95.7</text:p>
          </table:table-cell>
          <table:table-cell office:value-type="float" office:value="94.8" table:style-name="ce1">
            <text:p>94.8</text:p>
          </table:table-cell>
          <table:table-cell table:number-columns-repeated="16365"/>
        </table:table-row>
        <table:table-row table:style-name="ro1">
          <table:table-cell office:value-type="float" office:value="93.8" table:style-name="ce1">
            <text:p>93.8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8" table:style-name="ce1">
            <text:p>90.8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8" table:style-name="ce1">
            <text:p>91.8</text:p>
          </table:table-cell>
          <table:table-cell office:value-type="float" office:value="92.5" table:style-name="ce1">
            <text:p>92.5</text:p>
          </table:table-cell>
          <table:table-cell office:value-type="float" office:value="93.2" table:style-name="ce1">
            <text:p>93.2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3" table:style-name="ce1">
            <text:p>93.3</text:p>
          </table:table-cell>
          <table:table-cell office:value-type="float" office:value="92.2" table:style-name="ce1">
            <text:p>92.2</text:p>
          </table:table-cell>
          <table:table-cell office:value-type="float" office:value="91.2" table:style-name="ce1">
            <text:p>91.2</text:p>
          </table:table-cell>
          <table:table-cell office:value-type="float" office:value="90.3" table:style-name="ce1">
            <text:p>90.3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" table:style-name="ce1">
            <text:p>92</text:p>
          </table:table-cell>
          <table:table-cell office:value-type="float" office:value="92.7" table:style-name="ce1">
            <text:p>92.7</text:p>
          </table:table-cell>
          <table:table-cell office:value-type="float" office:value="93.4" table:style-name="ce1">
            <text:p>93.4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9" table:style-name="ce1">
            <text:p>90.9</text:p>
          </table:table-cell>
          <table:table-cell office:value-type="float" office:value="89.9" table:style-name="ce1">
            <text:p>89.9</text:p>
          </table:table-cell>
          <table:table-cell office:value-type="float" office:value="88.9" table:style-name="ce1">
            <text:p>88.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.9" table:style-name="ce1">
            <text:p>90.9</text:p>
          </table:table-cell>
          <table:table-cell office:value-type="float" office:value="91.6" table:style-name="ce1">
            <text:p>91.6</text:p>
          </table:table-cell>
          <table:table-cell office:value-type="float" office:value="91.5" table:style-name="ce1">
            <text:p>91.5</text:p>
          </table:table-cell>
          <table:table-cell office:value-type="float" office:value="90.6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7" table:style-name="ce1">
            <text:p>89.7</text:p>
          </table:table-cell>
          <table:table-cell office:value-type="float" office:value="88.8" table:style-name="ce1">
            <text:p>88.8</text:p>
          </table:table-cell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.8" table:style-name="ce1">
            <text:p>90.8</text:p>
          </table:table-cell>
          <table:table-cell office:value-type="float" office:value="91.5" table:style-name="ce1">
            <text:p>91.5</text:p>
          </table:table-cell>
          <table:table-cell office:value-type="float" office:value="92.2" table:style-name="ce1">
            <text:p>92.2</text:p>
          </table:table-cell>
          <table:table-cell office:value-type="float" office:value="91.5" table:style-name="ce1">
            <text:p>91.5</text:p>
          </table:table-cell>
          <table:table-cell office:value-type="float" office:value="90.7" table:style-name="ce1">
            <text:p>90.7</text:p>
          </table:table-cell>
          <table:table-cell office:value-type="float" office:value="89.8" table:style-name="ce1">
            <text:p>89.8</text:p>
          </table:table-cell>
          <table:table-cell office:value-type="float" office:value="88.9" table:style-name="ce1">
            <text:p>88.9</text:p>
          </table:table-cell>
          <table:table-cell office:value-type="float" office:value="88.1" table:style-name="ce1">
            <text:p>88.1</text:p>
          </table:table-cell>
          <table:table-cell office:value-type="float" office:value="87.4" table:style-name="ce1">
            <text:p>87.4</text:p>
          </table:table-cell>
          <table:table-cell office:value-type="float" office:value="86.6" table:style-name="ce1">
            <text:p>86.6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5" table:style-name="ce1">
            <text:p>90.5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7" table:style-name="ce1">
            <text:p>86.7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4" table:style-name="ce1">
            <text:p>84.4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7" table:style-name="ce1">
            <text:p>88.7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89.7" table:style-name="ce1">
            <text:p>89.7</text:p>
          </table:table-cell>
          <table:table-cell office:value-type="float" office:value="88.9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.3" table:style-name="ce1">
            <text:p>87.3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" table:style-name="ce1">
            <text:p>85</text:p>
          </table:table-cell>
          <table:table-cell office:value-type="float" office:value="84.2" table:style-name="ce1">
            <text:p>84.2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400000000000006" table:formula="of:=[.A2]+3" table:style-name="ce1">
            <text:p>74.4</text:p>
          </table:table-cell>
          <table:table-cell office:value-type="float" office:value="75" table:formula="of:=[.B2]+3" table:style-name="ce1">
            <text:p>75</text:p>
          </table:table-cell>
          <table:table-cell office:value-type="float" office:value="75.7" table:formula="of:=[.C2]+3" table:style-name="ce1">
            <text:p>75.7</text:p>
          </table:table-cell>
          <table:table-cell office:value-type="float" office:value="76.3" table:formula="of:=[.D2]+3" table:style-name="ce1">
            <text:p>76.3</text:p>
          </table:table-cell>
          <table:table-cell office:value-type="float" office:value="76.900000000000006" table:formula="of:=[.E2]+3" table:style-name="ce1">
            <text:p>76.9</text:p>
          </table:table-cell>
          <table:table-cell office:value-type="float" office:value="77.5" table:formula="of:=[.F2]+3" table:style-name="ce1">
            <text:p>77.5</text:p>
          </table:table-cell>
          <table:table-cell office:value-type="float" office:value="78.2" table:formula="of:=[.G2]+3" table:style-name="ce1">
            <text:p>78.2</text:p>
          </table:table-cell>
          <table:table-cell office:value-type="float" office:value="78.8" table:formula="of:=[.H2]+3" table:style-name="ce1">
            <text:p>78.8</text:p>
          </table:table-cell>
          <table:table-cell office:value-type="float" office:value="79.400000000000006" table:formula="of:=[.I2]+3" table:style-name="ce1">
            <text:p>79.4</text:p>
          </table:table-cell>
          <table:table-cell office:value-type="float" office:value="80" table:formula="of:=[.J2]+3" table:style-name="ce1">
            <text:p>80</text:p>
          </table:table-cell>
          <table:table-cell office:value-type="float" office:value="80.599999999999994" table:formula="of:=[.K2]+3" table:style-name="ce1">
            <text:p>80.6</text:p>
          </table:table-cell>
          <table:table-cell office:value-type="float" office:value="81.2" table:formula="of:=[.L2]+3" table:style-name="ce1">
            <text:p>81.2</text:p>
          </table:table-cell>
          <table:table-cell office:value-type="float" office:value="81.8" table:formula="of:=[.M2]+3" table:style-name="ce1">
            <text:p>81.8</text:p>
          </table:table-cell>
          <table:table-cell office:value-type="float" office:value="82.4" table:formula="of:=[.N2]+3" table:style-name="ce1">
            <text:p>82.4</text:p>
          </table:table-cell>
          <table:table-cell office:value-type="float" office:value="83" table:formula="of:=[.O2]+3" table:style-name="ce1">
            <text:p>83</text:p>
          </table:table-cell>
          <table:table-cell office:value-type="float" office:value="83.5" table:formula="of:=[.P2]+3" table:style-name="ce1">
            <text:p>83.5</text:p>
          </table:table-cell>
          <table:table-cell office:value-type="float" office:value="84.1" table:formula="of:=[.Q2]+3" table:style-name="ce1">
            <text:p>84.1</text:p>
          </table:table-cell>
          <table:table-cell office:value-type="float" office:value="84.7" table:formula="of:=[.R2]+3" table:style-name="ce1">
            <text:p>84.7</text:p>
          </table:table-cell>
          <table:table-cell office:value-type="float" office:value="85.3" table:formula="of:=[.S2]+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5.8" table:formula="of:=[.A3]+3" table:style-name="ce1">
            <text:p>85.8</text:p>
          </table:table-cell>
          <table:table-cell office:value-type="float" office:value="86.4" table:formula="of:=[.B3]+3" table:style-name="ce1">
            <text:p>86.4</text:p>
          </table:table-cell>
          <table:table-cell office:value-type="float" office:value="86.9" table:formula="of:=[.C3]+3" table:style-name="ce1">
            <text:p>86.9</text:p>
          </table:table-cell>
          <table:table-cell office:value-type="float" office:value="87.5" table:formula="of:=[.D3]+3" table:style-name="ce1">
            <text:p>87.5</text:p>
          </table:table-cell>
          <table:table-cell office:value-type="float" office:value="86.7" table:formula="of:=[.E3]+3" table:style-name="ce1">
            <text:p>86.7</text:p>
          </table:table-cell>
          <table:table-cell office:value-type="float" office:value="85.9" table:formula="of:=[.F3]+3" table:style-name="ce1">
            <text:p>85.9</text:p>
          </table:table-cell>
          <table:table-cell office:value-type="float" office:value="85.2" table:formula="of:=[.G3]+3" table:style-name="ce1">
            <text:p>85.2</text:p>
          </table:table-cell>
          <table:table-cell office:value-type="float" office:value="77.7" table:formula="of:=[.H3]+3" table:style-name="ce1">
            <text:p>77.7</text:p>
          </table:table-cell>
          <table:table-cell office:value-type="float" office:value="78.400000000000006" table:formula="of:=[.I3]+3" table:style-name="ce1">
            <text:p>78.4</text:p>
          </table:table-cell>
          <table:table-cell office:value-type="float" office:value="79" table:formula="of:=[.J3]+3" table:style-name="ce1">
            <text:p>79</text:p>
          </table:table-cell>
          <table:table-cell office:value-type="float" office:value="79.7" table:formula="of:=[.K3]+3" table:style-name="ce1">
            <text:p>79.7</text:p>
          </table:table-cell>
          <table:table-cell office:value-type="float" office:value="80.400000000000006" table:formula="of:=[.L3]+3" table:style-name="ce1">
            <text:p>80.4</text:p>
          </table:table-cell>
          <table:table-cell office:value-type="float" office:value="81" table:formula="of:=[.M3]+3" table:style-name="ce1">
            <text:p>81</text:p>
          </table:table-cell>
          <table:table-cell office:value-type="float" office:value="81.7" table:formula="of:=[.N3]+3" table:style-name="ce1">
            <text:p>81.7</text:p>
          </table:table-cell>
          <table:table-cell office:value-type="float" office:value="82.3" table:formula="of:=[.O3]+3" table:style-name="ce1">
            <text:p>82.3</text:p>
          </table:table-cell>
          <table:table-cell office:value-type="float" office:value="82.9" table:formula="of:=[.P3]+3" table:style-name="ce1">
            <text:p>82.9</text:p>
          </table:table-cell>
          <table:table-cell office:value-type="float" office:value="83.6" table:formula="of:=[.Q3]+3" table:style-name="ce1">
            <text:p>83.6</text:p>
          </table:table-cell>
          <table:table-cell office:value-type="float" office:value="84.2" table:formula="of:=[.R3]+3" table:style-name="ce1">
            <text:p>84.2</text:p>
          </table:table-cell>
          <table:table-cell office:value-type="float" office:value="84.8" table:formula="of:=[.S3]+3" table:style-name="ce1">
            <text:p>84.8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4]+3" table:style-name="ce1">
            <text:p>85.4</text:p>
          </table:table-cell>
          <table:table-cell office:value-type="float" office:value="86.1" table:formula="of:=[.B4]+3" table:style-name="ce1">
            <text:p>86.1</text:p>
          </table:table-cell>
          <table:table-cell office:value-type="float" office:value="86.7" table:formula="of:=[.C4]+3" table:style-name="ce1">
            <text:p>86.7</text:p>
          </table:table-cell>
          <table:table-cell office:value-type="float" office:value="87.3" table:formula="of:=[.D4]+3" table:style-name="ce1">
            <text:p>87.3</text:p>
          </table:table-cell>
          <table:table-cell office:value-type="float" office:value="87.9" table:formula="of:=[.E4]+3" table:style-name="ce1">
            <text:p>87.9</text:p>
          </table:table-cell>
          <table:table-cell office:value-type="float" office:value="88.5" table:formula="of:=[.F4]+3" table:style-name="ce1">
            <text:p>88.5</text:p>
          </table:table-cell>
          <table:table-cell office:value-type="float" office:value="89.1" table:formula="of:=[.G4]+3" table:style-name="ce1">
            <text:p>89.1</text:p>
          </table:table-cell>
          <table:table-cell office:value-type="float" office:value="89.7" table:formula="of:=[.H4]+3" table:style-name="ce1">
            <text:p>89.7</text:p>
          </table:table-cell>
          <table:table-cell office:value-type="float" office:value="90.2" table:formula="of:=[.I4]+3" table:style-name="ce1">
            <text:p>90.2</text:p>
          </table:table-cell>
          <table:table-cell office:value-type="float" office:value="89.8" table:formula="of:=[.J4]+3" table:style-name="ce1">
            <text:p>89.8</text:p>
          </table:table-cell>
          <table:table-cell office:value-type="float" office:value="89" table:formula="of:=[.K4]+3" table:style-name="ce1">
            <text:p>89</text:p>
          </table:table-cell>
          <table:table-cell office:value-type="float" office:value="88.2" table:formula="of:=[.L4]+3" table:style-name="ce1">
            <text:p>88.2</text:p>
          </table:table-cell>
          <table:table-cell office:value-type="float" office:value="87.5" table:formula="of:=[.M4]+3" table:style-name="ce1">
            <text:p>87.5</text:p>
          </table:table-cell>
          <table:table-cell office:value-type="float" office:value="86.7" table:formula="of:=[.N4]+3" table:style-name="ce1">
            <text:p>86.7</text:p>
          </table:table-cell>
          <table:table-cell office:value-type="float" office:value="80.2" table:formula="of:=[.O4]+3" table:style-name="ce1">
            <text:p>80.2</text:p>
          </table:table-cell>
          <table:table-cell office:value-type="float" office:value="80.900000000000006" table:formula="of:=[.P4]+3" table:style-name="ce1">
            <text:p>80.9</text:p>
          </table:table-cell>
          <table:table-cell office:value-type="float" office:value="81.599999999999994" table:formula="of:=[.Q4]+3" table:style-name="ce1">
            <text:p>81.6</text:p>
          </table:table-cell>
          <table:table-cell office:value-type="float" office:value="82.3" table:formula="of:=[.R4]+3" table:style-name="ce1">
            <text:p>82.3</text:p>
          </table:table-cell>
          <table:table-cell office:value-type="float" office:value="82.9" table:formula="of:=[.S4]+3" table:style-name="ce1">
            <text:p>82.9</text:p>
          </table:table-cell>
          <table:table-cell table:number-columns-repeated="16365"/>
        </table:table-row>
        <table:table-row table:style-name="ro1">
          <table:table-cell office:value-type="float" office:value="83.6" table:formula="of:=[.A5]+3" table:style-name="ce1">
            <text:p>83.6</text:p>
          </table:table-cell>
          <table:table-cell office:value-type="float" office:value="84.3" table:formula="of:=[.B5]+3" table:style-name="ce1">
            <text:p>84.3</text:p>
          </table:table-cell>
          <table:table-cell office:value-type="float" office:value="84.9" table:formula="of:=[.C5]+3" table:style-name="ce1">
            <text:p>84.9</text:p>
          </table:table-cell>
          <table:table-cell office:value-type="float" office:value="85.6" table:formula="of:=[.D5]+3" table:style-name="ce1">
            <text:p>85.6</text:p>
          </table:table-cell>
          <table:table-cell office:value-type="float" office:value="86.3" table:formula="of:=[.E5]+3" table:style-name="ce1">
            <text:p>86.3</text:p>
          </table:table-cell>
          <table:table-cell office:value-type="float" office:value="86.9" table:formula="of:=[.F5]+3" table:style-name="ce1">
            <text:p>86.9</text:p>
          </table:table-cell>
          <table:table-cell office:value-type="float" office:value="87.6" table:formula="of:=[.G5]+3" table:style-name="ce1">
            <text:p>87.6</text:p>
          </table:table-cell>
          <table:table-cell office:value-type="float" office:value="88.2" table:formula="of:=[.H5]+3" table:style-name="ce1">
            <text:p>88.2</text:p>
          </table:table-cell>
          <table:table-cell office:value-type="float" office:value="88.8" table:formula="of:=[.I5]+3" table:style-name="ce1">
            <text:p>88.8</text:p>
          </table:table-cell>
          <table:table-cell office:value-type="float" office:value="89.5" table:formula="of:=[.J5]+3" table:style-name="ce1">
            <text:p>89.5</text:p>
          </table:table-cell>
          <table:table-cell office:value-type="float" office:value="90.1" table:formula="of:=[.K5]+3" table:style-name="ce1">
            <text:p>90.1</text:p>
          </table:table-cell>
          <table:table-cell office:value-type="float" office:value="90.7" table:formula="of:=[.L5]+3" table:style-name="ce1">
            <text:p>90.7</text:p>
          </table:table-cell>
          <table:table-cell office:value-type="float" office:value="91.3" table:formula="of:=[.M5]+3" table:style-name="ce1">
            <text:p>91.3</text:p>
          </table:table-cell>
          <table:table-cell office:value-type="float" office:value="91.9" table:formula="of:=[.N5]+3" table:style-name="ce1">
            <text:p>91.9</text:p>
          </table:table-cell>
          <table:table-cell office:value-type="float" office:value="91.8" table:formula="of:=[.O5]+3" table:style-name="ce1">
            <text:p>91.8</text:p>
          </table:table-cell>
          <table:table-cell office:value-type="float" office:value="91" table:formula="of:=[.P5]+3" table:style-name="ce1">
            <text:p>91</text:p>
          </table:table-cell>
          <table:table-cell office:value-type="float" office:value="90.2" table:formula="of:=[.Q5]+3" table:style-name="ce1">
            <text:p>90.2</text:p>
          </table:table-cell>
          <table:table-cell office:value-type="float" office:value="89.4" table:formula="of:=[.R5]+3" table:style-name="ce1">
            <text:p>89.4</text:p>
          </table:table-cell>
          <table:table-cell office:value-type="float" office:value="88.7" table:formula="of:=[.S5]+3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formula="of:=[.A6]+3" table:style-name="ce1">
            <text:p>88</text:p>
          </table:table-cell>
          <table:table-cell office:value-type="float" office:value="87.3" table:formula="of:=[.B6]+3" table:style-name="ce1">
            <text:p>87.3</text:p>
          </table:table-cell>
          <table:table-cell office:value-type="float" office:value="82.9" table:formula="of:=[.C6]+3" table:style-name="ce1">
            <text:p>82.9</text:p>
          </table:table-cell>
          <table:table-cell office:value-type="float" office:value="83.6" table:formula="of:=[.D6]+3" table:style-name="ce1">
            <text:p>83.6</text:p>
          </table:table-cell>
          <table:table-cell office:value-type="float" office:value="84.3" table:formula="of:=[.E6]+3" table:style-name="ce1">
            <text:p>84.3</text:p>
          </table:table-cell>
          <table:table-cell office:value-type="float" office:value="85" table:formula="of:=[.F6]+3" table:style-name="ce1">
            <text:p>85</text:p>
          </table:table-cell>
          <table:table-cell office:value-type="float" office:value="85.7" table:formula="of:=[.G6]+3" table:style-name="ce1">
            <text:p>85.7</text:p>
          </table:table-cell>
          <table:table-cell office:value-type="float" office:value="86.4" table:formula="of:=[.H6]+3" table:style-name="ce1">
            <text:p>86.4</text:p>
          </table:table-cell>
          <table:table-cell office:value-type="float" office:value="87.1" table:formula="of:=[.I6]+3" table:style-name="ce1">
            <text:p>87.1</text:p>
          </table:table-cell>
          <table:table-cell office:value-type="float" office:value="87.8" table:formula="of:=[.J6]+3" table:style-name="ce1">
            <text:p>87.8</text:p>
          </table:table-cell>
          <table:table-cell office:value-type="float" office:value="88.5" table:formula="of:=[.K6]+3" table:style-name="ce1">
            <text:p>88.5</text:p>
          </table:table-cell>
          <table:table-cell office:value-type="float" office:value="89.2" table:formula="of:=[.L6]+3" table:style-name="ce1">
            <text:p>89.2</text:p>
          </table:table-cell>
          <table:table-cell office:value-type="float" office:value="89.8" table:formula="of:=[.M6]+3" table:style-name="ce1">
            <text:p>89.8</text:p>
          </table:table-cell>
          <table:table-cell office:value-type="float" office:value="90.5" table:formula="of:=[.N6]+3" table:style-name="ce1">
            <text:p>90.5</text:p>
          </table:table-cell>
          <table:table-cell office:value-type="float" office:value="91.2" table:formula="of:=[.O6]+3" table:style-name="ce1">
            <text:p>91.2</text:p>
          </table:table-cell>
          <table:table-cell office:value-type="float" office:value="91.8" table:formula="of:=[.P6]+3" table:style-name="ce1">
            <text:p>91.8</text:p>
          </table:table-cell>
          <table:table-cell office:value-type="float" office:value="92.5" table:formula="of:=[.Q6]+3" table:style-name="ce1">
            <text:p>92.5</text:p>
          </table:table-cell>
          <table:table-cell office:value-type="float" office:value="93.1" table:formula="of:=[.R6]+3" table:style-name="ce1">
            <text:p>93.1</text:p>
          </table:table-cell>
          <table:table-cell office:value-type="float" office:value="93.8" table:formula="of:=[.S6]+3" table:style-name="ce1">
            <text:p>93.8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7]+3" table:style-name="ce1">
            <text:p>94.1</text:p>
          </table:table-cell>
          <table:table-cell office:value-type="float" office:value="93.1" table:formula="of:=[.B7]+3" table:style-name="ce1">
            <text:p>93.1</text:p>
          </table:table-cell>
          <table:table-cell office:value-type="float" office:value="92.3" table:formula="of:=[.C7]+3" table:style-name="ce1">
            <text:p>92.3</text:p>
          </table:table-cell>
          <table:table-cell office:value-type="float" office:value="91.5" table:formula="of:=[.D7]+3" table:style-name="ce1">
            <text:p>91.5</text:p>
          </table:table-cell>
          <table:table-cell office:value-type="float" office:value="90.7" table:formula="of:=[.E7]+3" table:style-name="ce1">
            <text:p>90.7</text:p>
          </table:table-cell>
          <table:table-cell office:value-type="float" office:value="89.9" table:formula="of:=[.F7]+3" table:style-name="ce1">
            <text:p>89.9</text:p>
          </table:table-cell>
          <table:table-cell office:value-type="float" office:value="89.3" table:formula="of:=[.G7]+3" table:style-name="ce1">
            <text:p>89.3</text:p>
          </table:table-cell>
          <table:table-cell office:value-type="float" office:value="88.9" table:formula="of:=[.H7]+3" table:style-name="ce1">
            <text:p>88.9</text:p>
          </table:table-cell>
          <table:table-cell office:value-type="float" office:value="87.3" table:formula="of:=[.I7]+3" table:style-name="ce1">
            <text:p>87.3</text:p>
          </table:table-cell>
          <table:table-cell office:value-type="float" office:value="86.1" table:formula="of:=[.J7]+3" table:style-name="ce1">
            <text:p>86.1</text:p>
          </table:table-cell>
          <table:table-cell office:value-type="float" office:value="86.9" table:formula="of:=[.K7]+3" table:style-name="ce1">
            <text:p>86.9</text:p>
          </table:table-cell>
          <table:table-cell office:value-type="float" office:value="87.6" table:formula="of:=[.L7]+3" table:style-name="ce1">
            <text:p>87.6</text:p>
          </table:table-cell>
          <table:table-cell office:value-type="float" office:value="88.4" table:formula="of:=[.M7]+3" table:style-name="ce1">
            <text:p>88.4</text:p>
          </table:table-cell>
          <table:table-cell office:value-type="float" office:value="89.1" table:formula="of:=[.N7]+3" table:style-name="ce1">
            <text:p>89.1</text:p>
          </table:table-cell>
          <table:table-cell office:value-type="float" office:value="89.8" table:formula="of:=[.O7]+3" table:style-name="ce1">
            <text:p>89.8</text:p>
          </table:table-cell>
          <table:table-cell office:value-type="float" office:value="90.5" table:formula="of:=[.P7]+3" table:style-name="ce1">
            <text:p>90.5</text:p>
          </table:table-cell>
          <table:table-cell office:value-type="float" office:value="91.3" table:formula="of:=[.Q7]+3" table:style-name="ce1">
            <text:p>91.3</text:p>
          </table:table-cell>
          <table:table-cell office:value-type="float" office:value="92" table:formula="of:=[.R7]+3" table:style-name="ce1">
            <text:p>92</text:p>
          </table:table-cell>
          <table:table-cell office:value-type="float" office:value="92.7" table:formula="of:=[.S7]+3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8]+3" table:style-name="ce1">
            <text:p>93.4</text:p>
          </table:table-cell>
          <table:table-cell office:value-type="float" office:value="94.1" table:formula="of:=[.B8]+3" table:style-name="ce1">
            <text:p>94.1</text:p>
          </table:table-cell>
          <table:table-cell office:value-type="float" office:value="94.8" table:formula="of:=[.C8]+3" table:style-name="ce1">
            <text:p>94.8</text:p>
          </table:table-cell>
          <table:table-cell office:value-type="float" office:value="95.4" table:formula="of:=[.D8]+3" table:style-name="ce1">
            <text:p>95.4</text:p>
          </table:table-cell>
          <table:table-cell office:value-type="float" office:value="96.1" table:formula="of:=[.E8]+3" table:style-name="ce1">
            <text:p>96.1</text:p>
          </table:table-cell>
          <table:table-cell office:value-type="float" office:value="96.8" table:formula="of:=[.F8]+3" table:style-name="ce1">
            <text:p>96.8</text:p>
          </table:table-cell>
          <table:table-cell office:value-type="float" office:value="96" table:formula="of:=[.G8]+3" table:style-name="ce1">
            <text:p>96</text:p>
          </table:table-cell>
          <table:table-cell office:value-type="float" office:value="95" table:formula="of:=[.H8]+3" table:style-name="ce1">
            <text:p>95</text:p>
          </table:table-cell>
          <table:table-cell office:value-type="float" office:value="94" table:formula="of:=[.I8]+3" table:style-name="ce1">
            <text:p>94</text:p>
          </table:table-cell>
          <table:table-cell office:value-type="float" office:value="93.2" table:formula="of:=[.J8]+3" table:style-name="ce1">
            <text:p>93.2</text:p>
          </table:table-cell>
          <table:table-cell office:value-type="float" office:value="92.4" table:formula="of:=[.K8]+3" table:style-name="ce1">
            <text:p>92.4</text:p>
          </table:table-cell>
          <table:table-cell office:value-type="float" office:value="91.6" table:formula="of:=[.L8]+3" table:style-name="ce1">
            <text:p>91.6</text:p>
          </table:table-cell>
          <table:table-cell office:value-type="float" office:value="90.8" table:formula="of:=[.M8]+3" table:style-name="ce1">
            <text:p>90.8</text:p>
          </table:table-cell>
          <table:table-cell office:value-type="float" office:value="89.3" table:formula="of:=[.N8]+3" table:style-name="ce1">
            <text:p>89.3</text:p>
          </table:table-cell>
          <table:table-cell office:value-type="float" office:value="88.9" table:formula="of:=[.O8]+3" table:style-name="ce1">
            <text:p>88.9</text:p>
          </table:table-cell>
          <table:table-cell office:value-type="float" office:value="87.3" table:formula="of:=[.P8]+3" table:style-name="ce1">
            <text:p>87.3</text:p>
          </table:table-cell>
          <table:table-cell office:value-type="float" office:value="87.5" table:formula="of:=[.Q8]+3" table:style-name="ce1">
            <text:p>87.5</text:p>
          </table:table-cell>
          <table:table-cell office:value-type="float" office:value="88.2" table:formula="of:=[.R8]+3" table:style-name="ce1">
            <text:p>88.2</text:p>
          </table:table-cell>
          <table:table-cell office:value-type="float" office:value="89" table:formula="of:=[.S8]+3" table:style-name="ce1">
            <text:p>8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9]+3" table:style-name="ce1">
            <text:p>89.8</text:p>
          </table:table-cell>
          <table:table-cell office:value-type="float" office:value="90.5" table:formula="of:=[.B9]+3" table:style-name="ce1">
            <text:p>90.5</text:p>
          </table:table-cell>
          <table:table-cell office:value-type="float" office:value="91.2" table:formula="of:=[.C9]+3" table:style-name="ce1">
            <text:p>91.2</text:p>
          </table:table-cell>
          <table:table-cell office:value-type="float" office:value="92" table:formula="of:=[.D9]+3" table:style-name="ce1">
            <text:p>92</text:p>
          </table:table-cell>
          <table:table-cell office:value-type="float" office:value="92.7" table:formula="of:=[.E9]+3" table:style-name="ce1">
            <text:p>92.7</text:p>
          </table:table-cell>
          <table:table-cell office:value-type="float" office:value="93.4" table:formula="of:=[.F9]+3" table:style-name="ce1">
            <text:p>93.4</text:p>
          </table:table-cell>
          <table:table-cell office:value-type="float" office:value="94.1" table:formula="of:=[.G9]+3" table:style-name="ce1">
            <text:p>94.1</text:p>
          </table:table-cell>
          <table:table-cell office:value-type="float" office:value="94.9" table:formula="of:=[.H9]+3" table:style-name="ce1">
            <text:p>94.9</text:p>
          </table:table-cell>
          <table:table-cell office:value-type="float" office:value="95.6" table:formula="of:=[.I9]+3" table:style-name="ce1">
            <text:p>95.6</text:p>
          </table:table-cell>
          <table:table-cell office:value-type="float" office:value="96.3" table:formula="of:=[.J9]+3" table:style-name="ce1">
            <text:p>96.3</text:p>
          </table:table-cell>
          <table:table-cell office:value-type="float" office:value="97" table:formula="of:=[.K9]+3" table:style-name="ce1">
            <text:p>97</text:p>
          </table:table-cell>
          <table:table-cell office:value-type="float" office:value="97.7" table:formula="of:=[.L9]+3" table:style-name="ce1">
            <text:p>97.7</text:p>
          </table:table-cell>
          <table:table-cell office:value-type="float" office:value="97.2" table:formula="of:=[.M9]+3" table:style-name="ce1">
            <text:p>97.2</text:p>
          </table:table-cell>
          <table:table-cell office:value-type="float" office:value="96.1" table:formula="of:=[.N9]+3" table:style-name="ce1">
            <text:p>96.1</text:p>
          </table:table-cell>
          <table:table-cell office:value-type="float" office:value="95.1" table:formula="of:=[.O9]+3" table:style-name="ce1">
            <text:p>95.1</text:p>
          </table:table-cell>
          <table:table-cell office:value-type="float" office:value="94.1" table:formula="of:=[.P9]+3" table:style-name="ce1">
            <text:p>94.1</text:p>
          </table:table-cell>
          <table:table-cell office:value-type="float" office:value="93.3" table:formula="of:=[.Q9]+3" table:style-name="ce1">
            <text:p>93.3</text:p>
          </table:table-cell>
          <table:table-cell office:value-type="float" office:value="92.5" table:formula="of:=[.R9]+3" table:style-name="ce1">
            <text:p>92.5</text:p>
          </table:table-cell>
          <table:table-cell office:value-type="float" office:value="91.7" table:formula="of:=[.S9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" table:formula="of:=[.A10]+3" table:style-name="ce1">
            <text:p>91</text:p>
          </table:table-cell>
          <table:table-cell office:value-type="float" office:value="89.3" table:formula="of:=[.B10]+3" table:style-name="ce1">
            <text:p>89.3</text:p>
          </table:table-cell>
          <table:table-cell office:value-type="float" office:value="88.9" table:formula="of:=[.C10]+3" table:style-name="ce1">
            <text:p>88.9</text:p>
          </table:table-cell>
          <table:table-cell office:value-type="float" office:value="87.3" table:formula="of:=[.D10]+3" table:style-name="ce1">
            <text:p>87.3</text:p>
          </table:table-cell>
          <table:table-cell office:value-type="float" office:value="89" table:formula="of:=[.E10]+3" table:style-name="ce1">
            <text:p>89</text:p>
          </table:table-cell>
          <table:table-cell office:value-type="float" office:value="89.8" table:formula="of:=[.F10]+3" table:style-name="ce1">
            <text:p>89.8</text:p>
          </table:table-cell>
          <table:table-cell office:value-type="float" office:value="90.6" table:formula="of:=[.G10]+3" table:style-name="ce1">
            <text:p>90.6</text:p>
          </table:table-cell>
          <table:table-cell office:value-type="float" office:value="91.3" table:formula="of:=[.H10]+3" table:style-name="ce1">
            <text:p>91.3</text:p>
          </table:table-cell>
          <table:table-cell office:value-type="float" office:value="92.1" table:formula="of:=[.I10]+3" table:style-name="ce1">
            <text:p>92.1</text:p>
          </table:table-cell>
          <table:table-cell office:value-type="float" office:value="92.8" table:formula="of:=[.J10]+3" table:style-name="ce1">
            <text:p>92.8</text:p>
          </table:table-cell>
          <table:table-cell office:value-type="float" office:value="93.6" table:formula="of:=[.K10]+3" table:style-name="ce1">
            <text:p>93.6</text:p>
          </table:table-cell>
          <table:table-cell office:value-type="float" office:value="94.3" table:formula="of:=[.L10]+3" table:style-name="ce1">
            <text:p>94.3</text:p>
          </table:table-cell>
          <table:table-cell office:value-type="float" office:value="95.1" table:formula="of:=[.M10]+3" table:style-name="ce1">
            <text:p>95.1</text:p>
          </table:table-cell>
          <table:table-cell office:value-type="float" office:value="95.8" table:formula="of:=[.N10]+3" table:style-name="ce1">
            <text:p>95.8</text:p>
          </table:table-cell>
          <table:table-cell office:value-type="float" office:value="96.5" table:formula="of:=[.O10]+3" table:style-name="ce1">
            <text:p>96.5</text:p>
          </table:table-cell>
          <table:table-cell office:value-type="float" office:value="97.2" table:formula="of:=[.P10]+3" table:style-name="ce1">
            <text:p>97.2</text:p>
          </table:table-cell>
          <table:table-cell office:value-type="float" office:value="97.9" table:formula="of:=[.Q10]+3" table:style-name="ce1">
            <text:p>97.9</text:p>
          </table:table-cell>
          <table:table-cell office:value-type="float" office:value="98.7" table:formula="of:=[.R10]+3" table:style-name="ce1">
            <text:p>98.7</text:p>
          </table:table-cell>
          <table:table-cell office:value-type="float" office:value="97.8" table:formula="of:=[.S10]+3" table:style-name="ce1">
            <text:p>97.8</text:p>
          </table:table-cell>
          <table:table-cell table:number-columns-repeated="16365"/>
        </table:table-row>
        <table:table-row table:style-name="ro1">
          <table:table-cell office:value-type="float" office:value="96.8" table:formula="of:=[.A11]+3" table:style-name="ce1">
            <text:p>96.8</text:p>
          </table:table-cell>
          <table:table-cell office:value-type="float" office:value="95.8" table:formula="of:=[.B11]+3" table:style-name="ce1">
            <text:p>95.8</text:p>
          </table:table-cell>
          <table:table-cell office:value-type="float" office:value="94.8" table:formula="of:=[.C11]+3" table:style-name="ce1">
            <text:p>94.8</text:p>
          </table:table-cell>
          <table:table-cell office:value-type="float" office:value="93.8" table:formula="of:=[.D11]+3" table:style-name="ce1">
            <text:p>93.8</text:p>
          </table:table-cell>
          <table:table-cell office:value-type="float" office:value="93" table:formula="of:=[.E11]+3" table:style-name="ce1">
            <text:p>93</text:p>
          </table:table-cell>
          <table:table-cell office:value-type="float" office:value="92.2" table:formula="of:=[.F11]+3" table:style-name="ce1">
            <text:p>92.2</text:p>
          </table:table-cell>
          <table:table-cell office:value-type="float" office:value="91.4" table:formula="of:=[.G11]+3" table:style-name="ce1">
            <text:p>91.4</text:p>
          </table:table-cell>
          <table:table-cell office:value-type="float" office:value="91" table:formula="of:=[.H11]+3" table:style-name="ce1">
            <text:p>91</text:p>
          </table:table-cell>
          <table:table-cell office:value-type="float" office:value="89.3" table:formula="of:=[.I11]+3" table:style-name="ce1">
            <text:p>89.3</text:p>
          </table:table-cell>
          <table:table-cell office:value-type="float" office:value="88.9" table:formula="of:=[.J11]+3" table:style-name="ce1">
            <text:p>88.9</text:p>
          </table:table-cell>
          <table:table-cell office:value-type="float" office:value="87.3" table:formula="of:=[.K11]+3" table:style-name="ce1">
            <text:p>87.3</text:p>
          </table:table-cell>
          <table:table-cell office:value-type="float" office:value="88.7" table:formula="of:=[.L11]+3" table:style-name="ce1">
            <text:p>88.7</text:p>
          </table:table-cell>
          <table:table-cell office:value-type="float" office:value="89.5" table:formula="of:=[.M11]+3" table:style-name="ce1">
            <text:p>89.5</text:p>
          </table:table-cell>
          <table:table-cell office:value-type="float" office:value="90.3" table:formula="of:=[.N11]+3" table:style-name="ce1">
            <text:p>90.3</text:p>
          </table:table-cell>
          <table:table-cell office:value-type="float" office:value="91.1" table:formula="of:=[.O11]+3" table:style-name="ce1">
            <text:p>91.1</text:p>
          </table:table-cell>
          <table:table-cell office:value-type="float" office:value="91.8" table:formula="of:=[.P11]+3" table:style-name="ce1">
            <text:p>91.8</text:p>
          </table:table-cell>
          <table:table-cell office:value-type="float" office:value="92.6" table:formula="of:=[.Q11]+3" table:style-name="ce1">
            <text:p>92.6</text:p>
          </table:table-cell>
          <table:table-cell office:value-type="float" office:value="93.3" table:formula="of:=[.R11]+3" table:style-name="ce1">
            <text:p>93.3</text:p>
          </table:table-cell>
          <table:table-cell office:value-type="float" office:value="94.1" table:formula="of:=[.S11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4.8" table:formula="of:=[.A12]+3" table:style-name="ce1">
            <text:p>94.8</text:p>
          </table:table-cell>
          <table:table-cell office:value-type="float" office:value="95.5" table:formula="of:=[.B12]+3" table:style-name="ce1">
            <text:p>95.5</text:p>
          </table:table-cell>
          <table:table-cell office:value-type="float" office:value="96.2" table:formula="of:=[.C12]+3" table:style-name="ce1">
            <text:p>96.2</text:p>
          </table:table-cell>
          <table:table-cell office:value-type="float" office:value="97" table:formula="of:=[.D12]+3" table:style-name="ce1">
            <text:p>97</text:p>
          </table:table-cell>
          <table:table-cell office:value-type="float" office:value="97.7" table:formula="of:=[.E12]+3" table:style-name="ce1">
            <text:p>97.7</text:p>
          </table:table-cell>
          <table:table-cell office:value-type="float" office:value="97.3" table:formula="of:=[.F12]+3" table:style-name="ce1">
            <text:p>97.3</text:p>
          </table:table-cell>
          <table:table-cell office:value-type="float" office:value="96.3" table:formula="of:=[.G12]+3" table:style-name="ce1">
            <text:p>96.3</text:p>
          </table:table-cell>
          <table:table-cell office:value-type="float" office:value="95.2" table:formula="of:=[.H12]+3" table:style-name="ce1">
            <text:p>95.2</text:p>
          </table:table-cell>
          <table:table-cell office:value-type="float" office:value="94.2" table:formula="of:=[.I12]+3" table:style-name="ce1">
            <text:p>94.2</text:p>
          </table:table-cell>
          <table:table-cell office:value-type="float" office:value="93.3" table:formula="of:=[.J12]+3" table:style-name="ce1">
            <text:p>93.3</text:p>
          </table:table-cell>
          <table:table-cell office:value-type="float" office:value="92.3" table:formula="of:=[.K12]+3" table:style-name="ce1">
            <text:p>92.3</text:p>
          </table:table-cell>
          <table:table-cell office:value-type="float" office:value="91.5" table:formula="of:=[.L12]+3" table:style-name="ce1">
            <text:p>91.5</text:p>
          </table:table-cell>
          <table:table-cell office:value-type="float" office:value="90.7" table:formula="of:=[.M12]+3" table:style-name="ce1">
            <text:p>90.7</text:p>
          </table:table-cell>
          <table:table-cell office:value-type="float" office:value="91.4" table:formula="of:=[.N12]+3" table:style-name="ce1">
            <text:p>91.4</text:p>
          </table:table-cell>
          <table:table-cell office:value-type="float" office:value="91" table:formula="of:=[.O12]+3" table:style-name="ce1">
            <text:p>91</text:p>
          </table:table-cell>
          <table:table-cell office:value-type="float" office:value="89.3" table:formula="of:=[.P12]+3" table:style-name="ce1">
            <text:p>89.3</text:p>
          </table:table-cell>
          <table:table-cell office:value-type="float" office:value="88.9" table:formula="of:=[.Q12]+3" table:style-name="ce1">
            <text:p>88.9</text:p>
          </table:table-cell>
          <table:table-cell office:value-type="float" office:value="87.3" table:formula="of:=[.R12]+3" table:style-name="ce1">
            <text:p>87.3</text:p>
          </table:table-cell>
          <table:table-cell office:value-type="float" office:value="88.3" table:formula="of:=[.S12]+3" table:style-name="ce1">
            <text:p>88.3</text:p>
          </table:table-cell>
          <table:table-cell table:number-columns-repeated="16365"/>
        </table:table-row>
        <table:table-row table:style-name="ro1">
          <table:table-cell office:value-type="float" office:value="89.1" table:formula="of:=[.A13]+3" table:style-name="ce1">
            <text:p>89.1</text:p>
          </table:table-cell>
          <table:table-cell office:value-type="float" office:value="89.8" table:formula="of:=[.B13]+3" table:style-name="ce1">
            <text:p>89.8</text:p>
          </table:table-cell>
          <table:table-cell office:value-type="float" office:value="90.6" table:formula="of:=[.C13]+3" table:style-name="ce1">
            <text:p>90.6</text:p>
          </table:table-cell>
          <table:table-cell office:value-type="float" office:value="91.3" table:formula="of:=[.D13]+3" table:style-name="ce1">
            <text:p>91.3</text:p>
          </table:table-cell>
          <table:table-cell office:value-type="float" office:value="92.1" table:formula="of:=[.E13]+3" table:style-name="ce1">
            <text:p>92.1</text:p>
          </table:table-cell>
          <table:table-cell office:value-type="float" office:value="92.8" table:formula="of:=[.F13]+3" table:style-name="ce1">
            <text:p>92.8</text:p>
          </table:table-cell>
          <table:table-cell office:value-type="float" office:value="93.6" table:formula="of:=[.G13]+3" table:style-name="ce1">
            <text:p>93.6</text:p>
          </table:table-cell>
          <table:table-cell office:value-type="float" office:value="94.3" table:formula="of:=[.H13]+3" table:style-name="ce1">
            <text:p>94.3</text:p>
          </table:table-cell>
          <table:table-cell office:value-type="float" office:value="95" table:formula="of:=[.I13]+3" table:style-name="ce1">
            <text:p>95</text:p>
          </table:table-cell>
          <table:table-cell office:value-type="float" office:value="95.7" table:formula="of:=[.J13]+3" table:style-name="ce1">
            <text:p>95.7</text:p>
          </table:table-cell>
          <table:table-cell office:value-type="float" office:value="96.4" table:formula="of:=[.K13]+3" table:style-name="ce1">
            <text:p>96.4</text:p>
          </table:table-cell>
          <table:table-cell office:value-type="float" office:value="95.8" table:formula="of:=[.L13]+3" table:style-name="ce1">
            <text:p>95.8</text:p>
          </table:table-cell>
          <table:table-cell office:value-type="float" office:value="94.8" table:formula="of:=[.M13]+3" table:style-name="ce1">
            <text:p>94.8</text:p>
          </table:table-cell>
          <table:table-cell office:value-type="float" office:value="93.9" table:formula="of:=[.N13]+3" table:style-name="ce1">
            <text:p>93.9</text:p>
          </table:table-cell>
          <table:table-cell office:value-type="float" office:value="92.9" table:formula="of:=[.O13]+3" table:style-name="ce1">
            <text:p>92.9</text:p>
          </table:table-cell>
          <table:table-cell office:value-type="float" office:value="91.9" table:formula="of:=[.P13]+3" table:style-name="ce1">
            <text:p>91.9</text:p>
          </table:table-cell>
          <table:table-cell office:value-type="float" office:value="91" table:formula="of:=[.Q13]+3" table:style-name="ce1">
            <text:p>91</text:p>
          </table:table-cell>
          <table:table-cell office:value-type="float" office:value="90" table:formula="of:=[.R13]+3" table:style-name="ce1">
            <text:p>90</text:p>
          </table:table-cell>
          <table:table-cell office:value-type="float" office:value="89.2" table:formula="of:=[.S13]+3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90.7" table:formula="of:=[.A14]+3" table:style-name="ce1">
            <text:p>90.7</text:p>
          </table:table-cell>
          <table:table-cell office:value-type="float" office:value="91.4" table:formula="of:=[.B14]+3" table:style-name="ce1">
            <text:p>91.4</text:p>
          </table:table-cell>
          <table:table-cell office:value-type="float" office:value="91" table:formula="of:=[.C14]+3" table:style-name="ce1">
            <text:p>91</text:p>
          </table:table-cell>
          <table:table-cell office:value-type="float" office:value="89.3" table:formula="of:=[.D14]+3" table:style-name="ce1">
            <text:p>89.3</text:p>
          </table:table-cell>
          <table:table-cell office:value-type="float" office:value="88.9" table:formula="of:=[.E14]+3" table:style-name="ce1">
            <text:p>88.9</text:p>
          </table:table-cell>
          <table:table-cell office:value-type="float" office:value="87.3" table:formula="of:=[.F14]+3" table:style-name="ce1">
            <text:p>87.3</text:p>
          </table:table-cell>
          <table:table-cell office:value-type="float" office:value="87.3" table:formula="of:=[.G14]+3" table:style-name="ce1">
            <text:p>87.3</text:p>
          </table:table-cell>
          <table:table-cell office:value-type="float" office:value="88" table:formula="of:=[.H14]+3" table:style-name="ce1">
            <text:p>88</text:p>
          </table:table-cell>
          <table:table-cell office:value-type="float" office:value="88.8" table:formula="of:=[.I14]+3" table:style-name="ce1">
            <text:p>88.8</text:p>
          </table:table-cell>
          <table:table-cell office:value-type="float" office:value="89.5" table:formula="of:=[.J14]+3" table:style-name="ce1">
            <text:p>89.5</text:p>
          </table:table-cell>
          <table:table-cell office:value-type="float" office:value="90.3" table:formula="of:=[.K14]+3" table:style-name="ce1">
            <text:p>90.3</text:p>
          </table:table-cell>
          <table:table-cell office:value-type="float" office:value="91" table:formula="of:=[.L14]+3" table:style-name="ce1">
            <text:p>91</text:p>
          </table:table-cell>
          <table:table-cell office:value-type="float" office:value="91.8" table:formula="of:=[.M14]+3" table:style-name="ce1">
            <text:p>91.8</text:p>
          </table:table-cell>
          <table:table-cell office:value-type="float" office:value="92.5" table:formula="of:=[.N14]+3" table:style-name="ce1">
            <text:p>92.5</text:p>
          </table:table-cell>
          <table:table-cell office:value-type="float" office:value="93.2" table:formula="of:=[.O14]+3" table:style-name="ce1">
            <text:p>93.2</text:p>
          </table:table-cell>
          <table:table-cell office:value-type="float" office:value="93.9" table:formula="of:=[.P14]+3" table:style-name="ce1">
            <text:p>93.9</text:p>
          </table:table-cell>
          <table:table-cell office:value-type="float" office:value="94.6" table:formula="of:=[.Q14]+3" table:style-name="ce1">
            <text:p>94.6</text:p>
          </table:table-cell>
          <table:table-cell office:value-type="float" office:value="94.5" table:formula="of:=[.R14]+3" table:style-name="ce1">
            <text:p>94.5</text:p>
          </table:table-cell>
          <table:table-cell office:value-type="float" office:value="93.6" table:formula="of:=[.S14]+3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2.7" table:formula="of:=[.A15]+3" table:style-name="ce1">
            <text:p>92.7</text:p>
          </table:table-cell>
          <table:table-cell office:value-type="float" office:value="91.8" table:formula="of:=[.B15]+3" table:style-name="ce1">
            <text:p>91.8</text:p>
          </table:table-cell>
          <table:table-cell office:value-type="float" office:value="90.9" table:formula="of:=[.C15]+3" table:style-name="ce1">
            <text:p>90.9</text:p>
          </table:table-cell>
          <table:table-cell office:value-type="float" office:value="90.1" table:formula="of:=[.D15]+3" table:style-name="ce1">
            <text:p>90.1</text:p>
          </table:table-cell>
          <table:table-cell office:value-type="float" office:value="89.2" table:formula="of:=[.E15]+3" table:style-name="ce1">
            <text:p>89.2</text:p>
          </table:table-cell>
          <table:table-cell office:value-type="float" office:value="88.4" table:formula="of:=[.F15]+3" table:style-name="ce1">
            <text:p>88.4</text:p>
          </table:table-cell>
          <table:table-cell office:value-type="float" office:value="89.2" table:formula="of:=[.G15]+3" table:style-name="ce1">
            <text:p>89.2</text:p>
          </table:table-cell>
          <table:table-cell office:value-type="float" office:value="90.7" table:formula="of:=[.H15]+3" table:style-name="ce1">
            <text:p>90.7</text:p>
          </table:table-cell>
          <table:table-cell office:value-type="float" office:value="91.4" table:formula="of:=[.I15]+3" table:style-name="ce1">
            <text:p>91.4</text:p>
          </table:table-cell>
          <table:table-cell office:value-type="float" office:value="91" table:formula="of:=[.J15]+3" table:style-name="ce1">
            <text:p>91</text:p>
          </table:table-cell>
          <table:table-cell office:value-type="float" office:value="89.3" table:formula="of:=[.K15]+3" table:style-name="ce1">
            <text:p>89.3</text:p>
          </table:table-cell>
          <table:table-cell office:value-type="float" office:value="88.9" table:formula="of:=[.L15]+3" table:style-name="ce1">
            <text:p>88.9</text:p>
          </table:table-cell>
          <table:table-cell office:value-type="float" office:value="87.3" table:formula="of:=[.M15]+3" table:style-name="ce1">
            <text:p>87.3</text:p>
          </table:table-cell>
          <table:table-cell office:value-type="float" office:value="88.5" table:formula="of:=[.N15]+3" table:style-name="ce1">
            <text:p>88.5</text:p>
          </table:table-cell>
          <table:table-cell office:value-type="float" office:value="89.3" table:formula="of:=[.O15]+3" table:style-name="ce1">
            <text:p>89.3</text:p>
          </table:table-cell>
          <table:table-cell office:value-type="float" office:value="90" table:formula="of:=[.P15]+3" table:style-name="ce1">
            <text:p>90</text:p>
          </table:table-cell>
          <table:table-cell office:value-type="float" office:value="90.8" table:formula="of:=[.Q15]+3" table:style-name="ce1">
            <text:p>90.8</text:p>
          </table:table-cell>
          <table:table-cell office:value-type="float" office:value="91.5" table:formula="of:=[.R15]+3" table:style-name="ce1">
            <text:p>91.5</text:p>
          </table:table-cell>
          <table:table-cell office:value-type="float" office:value="92.3" table:formula="of:=[.S15]+3" table:style-name="ce1">
            <text:p>92.3</text:p>
          </table:table-cell>
          <table:table-cell table:number-columns-repeated="16365"/>
        </table:table-row>
        <table:table-row table:style-name="ro1">
          <table:table-cell office:value-type="float" office:value="93" table:formula="of:=[.A16]+3" table:style-name="ce1">
            <text:p>93</text:p>
          </table:table-cell>
          <table:table-cell office:value-type="float" office:value="93.8" table:formula="of:=[.B16]+3" table:style-name="ce1">
            <text:p>93.8</text:p>
          </table:table-cell>
          <table:table-cell office:value-type="float" office:value="94.5" table:formula="of:=[.C16]+3" table:style-name="ce1">
            <text:p>94.5</text:p>
          </table:table-cell>
          <table:table-cell office:value-type="float" office:value="95.2" table:formula="of:=[.D16]+3" table:style-name="ce1">
            <text:p>95.2</text:p>
          </table:table-cell>
          <table:table-cell office:value-type="float" office:value="94.5" table:formula="of:=[.E16]+3" table:style-name="ce1">
            <text:p>94.5</text:p>
          </table:table-cell>
          <table:table-cell office:value-type="float" office:value="93.7" table:formula="of:=[.F16]+3" table:style-name="ce1">
            <text:p>93.7</text:p>
          </table:table-cell>
          <table:table-cell office:value-type="float" office:value="92.8" table:formula="of:=[.G16]+3" table:style-name="ce1">
            <text:p>92.8</text:p>
          </table:table-cell>
          <table:table-cell office:value-type="float" office:value="91.9" table:formula="of:=[.H16]+3" table:style-name="ce1">
            <text:p>91.9</text:p>
          </table:table-cell>
          <table:table-cell office:value-type="float" office:value="91.1" table:formula="of:=[.I16]+3" table:style-name="ce1">
            <text:p>91.1</text:p>
          </table:table-cell>
          <table:table-cell office:value-type="float" office:value="90.4" table:formula="of:=[.J16]+3" table:style-name="ce1">
            <text:p>90.4</text:p>
          </table:table-cell>
          <table:table-cell office:value-type="float" office:value="89.6" table:formula="of:=[.K16]+3" table:style-name="ce1">
            <text:p>89.6</text:p>
          </table:table-cell>
          <table:table-cell office:value-type="float" office:value="88.9" table:formula="of:=[.L16]+3" table:style-name="ce1">
            <text:p>88.9</text:p>
          </table:table-cell>
          <table:table-cell office:value-type="float" office:value="88.4" table:formula="of:=[.M16]+3" table:style-name="ce1">
            <text:p>88.4</text:p>
          </table:table-cell>
          <table:table-cell office:value-type="float" office:value="89.2" table:formula="of:=[.N16]+3" table:style-name="ce1">
            <text:p>89.2</text:p>
          </table:table-cell>
          <table:table-cell office:value-type="float" office:value="90.7" table:formula="of:=[.O16]+3" table:style-name="ce1">
            <text:p>90.7</text:p>
          </table:table-cell>
          <table:table-cell office:value-type="float" office:value="91.4" table:formula="of:=[.P16]+3" table:style-name="ce1">
            <text:p>91.4</text:p>
          </table:table-cell>
          <table:table-cell office:value-type="float" office:value="91" table:formula="of:=[.Q16]+3" table:style-name="ce1">
            <text:p>91</text:p>
          </table:table-cell>
          <table:table-cell office:value-type="float" office:value="89.3" table:formula="of:=[.R16]+3" table:style-name="ce1">
            <text:p>89.3</text:p>
          </table:table-cell>
          <table:table-cell office:value-type="float" office:value="88.9" table:formula="of:=[.S16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7.3" table:formula="of:=[.A17]+3" table:style-name="ce1">
            <text:p>87.3</text:p>
          </table:table-cell>
          <table:table-cell office:value-type="float" office:value="88.3" table:formula="of:=[.B17]+3" table:style-name="ce1">
            <text:p>88.3</text:p>
          </table:table-cell>
          <table:table-cell office:value-type="float" office:value="89" table:formula="of:=[.C17]+3" table:style-name="ce1">
            <text:p>89</text:p>
          </table:table-cell>
          <table:table-cell office:value-type="float" office:value="89.8" table:formula="of:=[.D17]+3" table:style-name="ce1">
            <text:p>89.8</text:p>
          </table:table-cell>
          <table:table-cell office:value-type="float" office:value="90.6" table:formula="of:=[.E17]+3" table:style-name="ce1">
            <text:p>90.6</text:p>
          </table:table-cell>
          <table:table-cell office:value-type="float" office:value="91.3" table:formula="of:=[.F17]+3" table:style-name="ce1">
            <text:p>91.3</text:p>
          </table:table-cell>
          <table:table-cell office:value-type="float" office:value="92.1" table:formula="of:=[.G17]+3" table:style-name="ce1">
            <text:p>92.1</text:p>
          </table:table-cell>
          <table:table-cell office:value-type="float" office:value="92.8" table:formula="of:=[.H17]+3" table:style-name="ce1">
            <text:p>92.8</text:p>
          </table:table-cell>
          <table:table-cell office:value-type="float" office:value="93.5" table:formula="of:=[.I17]+3" table:style-name="ce1">
            <text:p>93.5</text:p>
          </table:table-cell>
          <table:table-cell office:value-type="float" office:value="93.9" table:formula="of:=[.J17]+3" table:style-name="ce1">
            <text:p>93.9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1" table:formula="of:=[.L17]+3" table:style-name="ce1">
            <text:p>92.1</text:p>
          </table:table-cell>
          <table:table-cell office:value-type="float" office:value="91.3" table:formula="of:=[.M17]+3" table:style-name="ce1">
            <text:p>91.3</text:p>
          </table:table-cell>
          <table:table-cell office:value-type="float" office:value="90.5" table:formula="of:=[.N17]+3" table:style-name="ce1">
            <text:p>90.5</text:p>
          </table:table-cell>
          <table:table-cell office:value-type="float" office:value="89.7" table:formula="of:=[.O17]+3" table:style-name="ce1">
            <text:p>89.7</text:p>
          </table:table-cell>
          <table:table-cell office:value-type="float" office:value="89" table:formula="of:=[.P17]+3" table:style-name="ce1">
            <text:p>89</text:p>
          </table:table-cell>
          <table:table-cell office:value-type="float" office:value="88.2" table:formula="of:=[.Q17]+3" table:style-name="ce1">
            <text:p>88.2</text:p>
          </table:table-cell>
          <table:table-cell office:value-type="float" office:value="87.4" table:formula="of:=[.R17]+3" table:style-name="ce1">
            <text:p>87.4</text:p>
          </table:table-cell>
          <table:table-cell office:value-type="float" office:value="88.9" table:formula="of:=[.S17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18]+3" table:style-name="ce1">
            <text:p>88.4</text:p>
          </table:table-cell>
          <table:table-cell office:value-type="float" office:value="89.2" table:formula="of:=[.B18]+3" table:style-name="ce1">
            <text:p>89.2</text:p>
          </table:table-cell>
          <table:table-cell office:value-type="float" office:value="90.7" table:formula="of:=[.C18]+3" table:style-name="ce1">
            <text:p>90.7</text:p>
          </table:table-cell>
          <table:table-cell office:value-type="float" office:value="91.4" table:formula="of:=[.D18]+3" table:style-name="ce1">
            <text:p>91.4</text:p>
          </table:table-cell>
          <table:table-cell office:value-type="float" office:value="91" table:formula="of:=[.E18]+3" table:style-name="ce1">
            <text:p>91</text:p>
          </table:table-cell>
          <table:table-cell office:value-type="float" office:value="89.3" table:formula="of:=[.F18]+3" table:style-name="ce1">
            <text:p>89.3</text:p>
          </table:table-cell>
          <table:table-cell office:value-type="float" office:value="88.9" table:formula="of:=[.G18]+3" table:style-name="ce1">
            <text:p>88.9</text:p>
          </table:table-cell>
          <table:table-cell office:value-type="float" office:value="87.3" table:formula="of:=[.H18]+3" table:style-name="ce1">
            <text:p>87.3</text:p>
          </table:table-cell>
          <table:table-cell office:value-type="float" office:value="87.3" table:formula="of:=[.I18]+3" table:style-name="ce1">
            <text:p>87.3</text:p>
          </table:table-cell>
          <table:table-cell office:value-type="float" office:value="88" table:formula="of:=[.J18]+3" table:style-name="ce1">
            <text:p>88</text:p>
          </table:table-cell>
          <table:table-cell office:value-type="float" office:value="88.8" table:formula="of:=[.K18]+3" table:style-name="ce1">
            <text:p>88.8</text:p>
          </table:table-cell>
          <table:table-cell office:value-type="float" office:value="89.5" table:formula="of:=[.L18]+3" table:style-name="ce1">
            <text:p>89.5</text:p>
          </table:table-cell>
          <table:table-cell office:value-type="float" office:value="90.3" table:formula="of:=[.M18]+3" table:style-name="ce1">
            <text:p>90.3</text:p>
          </table:table-cell>
          <table:table-cell office:value-type="float" office:value="91" table:formula="of:=[.N18]+3" table:style-name="ce1">
            <text:p>91</text:p>
          </table:table-cell>
          <table:table-cell office:value-type="float" office:value="91.7" table:formula="of:=[.O18]+3" table:style-name="ce1">
            <text:p>91.7</text:p>
          </table:table-cell>
          <table:table-cell office:value-type="float" office:value="92.5" table:formula="of:=[.P18]+3" table:style-name="ce1">
            <text:p>92.5</text:p>
          </table:table-cell>
          <table:table-cell office:value-type="float" office:value="93.2" table:formula="of:=[.Q18]+3" table:style-name="ce1">
            <text:p>93.2</text:p>
          </table:table-cell>
          <table:table-cell office:value-type="float" office:value="92.7" table:formula="of:=[.R18]+3" table:style-name="ce1">
            <text:p>92.7</text:p>
          </table:table-cell>
          <table:table-cell office:value-type="float" office:value="91.9" table:formula="of:=[.S18]+3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1" table:formula="of:=[.A19]+3" table:style-name="ce1">
            <text:p>91</text:p>
          </table:table-cell>
          <table:table-cell office:value-type="float" office:value="90.3" table:formula="of:=[.B19]+3" table:style-name="ce1">
            <text:p>90.3</text:p>
          </table:table-cell>
          <table:table-cell office:value-type="float" office:value="89.5" table:formula="of:=[.C19]+3" table:style-name="ce1">
            <text:p>89.5</text:p>
          </table:table-cell>
          <table:table-cell office:value-type="float" office:value="88.8" table:formula="of:=[.D19]+3" table:style-name="ce1">
            <text:p>88.8</text:p>
          </table:table-cell>
          <table:table-cell office:value-type="float" office:value="88" table:formula="of:=[.E19]+3" table:style-name="ce1">
            <text:p>88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8.9" table:formula="of:=[.G19]+3" table:style-name="ce1">
            <text:p>88.9</text:p>
          </table:table-cell>
          <table:table-cell office:value-type="float" office:value="88.4" table:formula="of:=[.H19]+3" table:style-name="ce1">
            <text:p>88.4</text:p>
          </table:table-cell>
          <table:table-cell office:value-type="float" office:value="89.2" table:formula="of:=[.I19]+3" table:style-name="ce1">
            <text:p>89.2</text:p>
          </table:table-cell>
          <table:table-cell office:value-type="float" office:value="90.7" table:formula="of:=[.J19]+3" table:style-name="ce1">
            <text:p>90.7</text:p>
          </table:table-cell>
          <table:table-cell office:value-type="float" office:value="91.4" table:formula="of:=[.K19]+3" table:style-name="ce1">
            <text:p>91.4</text:p>
          </table:table-cell>
          <table:table-cell office:value-type="float" office:value="91" table:formula="of:=[.L19]+3" table:style-name="ce1">
            <text:p>91</text:p>
          </table:table-cell>
          <table:table-cell office:value-type="float" office:value="89.3" table:formula="of:=[.M19]+3" table:style-name="ce1">
            <text:p>89.3</text:p>
          </table:table-cell>
          <table:table-cell office:value-type="float" office:value="88.9" table:formula="of:=[.N19]+3" table:style-name="ce1">
            <text:p>88.9</text:p>
          </table:table-cell>
          <table:table-cell office:value-type="float" office:value="87.3" table:formula="of:=[.O19]+3" table:style-name="ce1">
            <text:p>87.3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0.8" table:style-name="ce1">
            <text:p>70.8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73.2" table:style-name="ce1">
            <text:p>73.2</text:p>
          </table:table-cell>
          <table:table-cell office:value-type="float" office:value="74.7" table:style-name="ce1">
            <text:p>74.7</text:p>
          </table:table-cell>
          <table:table-cell office:value-type="float" office:value="75.5" table:style-name="ce1">
            <text:p>75.5</text:p>
          </table:table-cell>
          <table:table-cell office:value-type="float" office:value="76.3" table:style-name="ce1">
            <text:p>76.3</text:p>
          </table:table-cell>
          <table:table-cell office:value-type="float" office:value="77" table:style-name="ce1">
            <text:p>77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2" table:style-name="ce1">
            <text:p>79.2</text:p>
          </table:table-cell>
          <table:table-cell office:value-type="float" office:value="79.5" table:style-name="ce1">
            <text:p>79.5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2" table:style-name="ce1">
            <text:p>81.2</text:p>
          </table:table-cell>
          <table:table-cell office:value-type="float" office:value="81.5" table:style-name="ce1">
            <text:p>81.5</text:p>
          </table:table-cell>
          <table:table-cell office:value-type="float" office:value="81.8" table:style-name="ce1">
            <text:p>81.8</text:p>
          </table:table-cell>
          <table:table-cell office:value-type="float" office:value="82.1" table:style-name="ce1">
            <text:p>82.1</text:p>
          </table:table-cell>
          <table:table-cell table:number-columns-repeated="16365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82.6" table:style-name="ce1">
            <text:p>82.6</text:p>
          </table:table-cell>
          <table:table-cell office:value-type="float" office:value="82.9" table:style-name="ce1">
            <text:p>82.9</text:p>
          </table:table-cell>
          <table:table-cell office:value-type="float" office:value="83.2" table:style-name="ce1">
            <text:p>83.2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85.2" table:style-name="ce1">
            <text:p>85.2</text:p>
          </table:table-cell>
          <table:table-cell office:value-type="float" office:value="84.7" table:style-name="ce1">
            <text:p>84.7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2.7" table:style-name="ce1">
            <text:p>72.7</text:p>
          </table:table-cell>
          <table:table-cell table:number-columns-repeated="16365"/>
        </table:table-row>
        <table:table-row table:style-name="ro1">
          <table:table-cell office:value-type="float" office:value="74.3" table:style-name="ce1">
            <text:p>74.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7" table:style-name="ce1">
            <text:p>79.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7" table:style-name="ce1">
            <text:p>80.7</text:p>
          </table:table-cell>
          <table:table-cell office:value-type="float" office:value="81.2" table:style-name="ce1">
            <text:p>81.2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2" table:style-name="ce1">
            <text:p>82.2</text:p>
          </table:table-cell>
          <table:table-cell office:value-type="float" office:value="82.5" table:style-name="ce1">
            <text:p>82.5</text:p>
          </table:table-cell>
          <table:table-cell office:value-type="float" office:value="82.7" table:style-name="ce1">
            <text:p>82.7</text:p>
          </table:table-cell>
          <table:table-cell office:value-type="float" office:value="83" table:style-name="ce1">
            <text:p>83</text:p>
          </table:table-cell>
          <table:table-cell office:value-type="float" office:value="83.3" table:style-name="ce1">
            <text:p>83.3</text:p>
          </table:table-cell>
          <table:table-cell office:value-type="float" office:value="83.6" table:style-name="ce1">
            <text:p>83.6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4.2" table:style-name="ce1">
            <text:p>84.2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office:value-type="float" office:value="86.9" table:style-name="ce1">
            <text:p>86.9</text:p>
          </table:table-cell>
          <table:table-cell office:value-type="float" office:value="86.6" table:style-name="ce1">
            <text:p>86.6</text:p>
          </table:table-cell>
          <table:table-cell office:value-type="float" office:value="86.2" table:style-name="ce1">
            <text:p>86.2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73.8" table:style-name="ce1">
            <text:p>73.8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7" table:style-name="ce1">
            <text:p>77</text:p>
          </table:table-cell>
          <table:table-cell table:number-columns-repeated="16365"/>
        </table:table-row>
        <table:table-row table:style-name="ro1">
          <table:table-cell office:value-type="float" office:value="77.8" table:style-name="ce1">
            <text:p>77.8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4" table:style-name="ce1">
            <text:p>82.4</text:p>
          </table:table-cell>
          <table:table-cell office:value-type="float" office:value="82.8" table:style-name="ce1">
            <text:p>82.8</text:p>
          </table:table-cell>
          <table:table-cell office:value-type="float" office:value="83.1" table:style-name="ce1">
            <text:p>83.1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6" table:style-name="ce1">
            <text:p>84.6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7.3" table:style-name="ce1">
            <text:p>87.3</text:p>
          </table:table-cell>
          <table:table-cell office:value-type="float" office:value="87" table:style-name="ce1">
            <text:p>87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3" table:style-name="ce1">
            <text:p>73.3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75.7" table:style-name="ce1">
            <text:p>75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900000000000006" table:style-name="ce1">
            <text:p>78.9</text:p>
          </table:table-cell>
          <table:table-cell table:number-columns-repeated="16365"/>
        </table:table-row>
        <table:table-row table:style-name="ro1">
          <table:table-cell office:value-type="float" office:value="79.7" table:style-name="ce1">
            <text:p>79.7</text:p>
          </table:table-cell>
          <table:table-cell office:value-type="float" office:value="80.5" table:style-name="ce1">
            <text:p>80.5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2" table:style-name="ce1">
            <text:p>83.2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" table:style-name="ce1">
            <text:p>88</text:p>
          </table:table-cell>
          <table:table-cell office:value-type="float" office:value="87.7" table:style-name="ce1">
            <text:p>87.7</text:p>
          </table:table-cell>
          <table:table-cell office:value-type="float" office:value="87.4" table:style-name="ce1">
            <text:p>87.4</text:p>
          </table:table-cell>
          <table:table-cell office:value-type="float" office:value="87.1" table:style-name="ce1">
            <text:p>87.1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8" table:style-name="ce1">
            <text:p>80.8</text:p>
          </table:table-cell>
          <table:table-cell table:number-columns-repeated="16365"/>
        </table:table-row>
        <table:table-row table:style-name="ro1"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1" table:style-name="ce1">
            <text:p>83.1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5" table:style-name="ce1">
            <text:p>87.5</text:p>
          </table:table-cell>
          <table:table-cell office:value-type="float" office:value="87.1" table:style-name="ce1">
            <text:p>87.1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4.5" table:style-name="ce1">
            <text:p>74.5</text:p>
          </table:table-cell>
          <table:table-cell office:value-type="float" office:value="75.3" table:style-name="ce1">
            <text:p>75.3</text:p>
          </table:table-cell>
          <table:table-cell office:value-type="float" office:value="77" table:style-name="ce1">
            <text:p>77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.2" table:style-name="ce1">
            <text:p>80.2</text:p>
          </table:table-cell>
          <table:table-cell office:value-type="float" office:value="81" table:style-name="ce1">
            <text:p>81</text:p>
          </table:table-cell>
          <table:table-cell office:value-type="float" office:value="81.8" table:style-name="ce1">
            <text:p>81.8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3.6" table:style-name="ce1">
            <text:p>83.6</text:p>
          </table:table-cell>
          <table:table-cell office:value-type="float" office:value="84.1" table:style-name="ce1">
            <text:p>84.1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office:value-type="float" office:value="89" table:style-name="ce1">
            <text:p>89</text:p>
          </table:table-cell>
          <table:table-cell office:value-type="float" office:value="89.2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2" table:style-name="ce1">
            <text:p>88.2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.3" table:style-name="ce1">
            <text:p>76.3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3" table:style-name="ce1">
            <text:p>88.3</text:p>
          </table:table-cell>
          <table:table-cell office:value-type="float" office:value="88.6" table:style-name="ce1">
            <text:p>88.6</text:p>
          </table:table-cell>
          <table:table-cell office:value-type="float" office:value="88.9" table:style-name="ce1">
            <text:p>88.9</text:p>
          </table:table-cell>
          <table:table-cell office:value-type="float" office:value="89.2" table:style-name="ce1">
            <text:p>89.2</text:p>
          </table:table-cell>
          <table:table-cell office:value-type="float" office:value="89.5" table:style-name="ce1">
            <text:p>89.5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8" table:style-name="ce1">
            <text:p>88.8</text:p>
          </table:table-cell>
          <table:table-cell office:value-type="float" office:value="88.5" table:style-name="ce1">
            <text:p>88.5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" table:style-name="ce1">
            <text:p>77</text:p>
          </table:table-cell>
          <table:table-cell office:value-type="float" office:value="78.7" table:style-name="ce1">
            <text:p>78.7</text:p>
          </table:table-cell>
          <table:table-cell office:value-type="float" office:value="80.3" table:style-name="ce1">
            <text:p>80.3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9" table:style-name="ce1">
            <text:p>85.9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8" table:style-name="ce1">
            <text:p>88.8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7" table:style-name="ce1">
            <text:p>89.7</text:p>
          </table:table-cell>
          <table:table-cell office:value-type="float" office:value="90" table:style-name="ce1">
            <text:p>90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4" table:style-name="ce1">
            <text:p>88.4</text:p>
          </table:table-cell>
          <table:table-cell office:value-type="float" office:value="88.1" table:style-name="ce1">
            <text:p>88.1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7.3" table:style-name="ce1">
            <text:p>77.3</text:p>
          </table:table-cell>
          <table:table-cell office:value-type="float" office:value="78.2" table:style-name="ce1">
            <text:p>78.2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4" table:style-name="ce1">
            <text:p>82.4</text:p>
          </table:table-cell>
          <table:table-cell office:value-type="float" office:value="83.3" table:style-name="ce1">
            <text:p>83.3</text:p>
          </table:table-cell>
          <table:table-cell office:value-type="float" office:value="84.1" table:style-name="ce1">
            <text:p>84.1</text:p>
          </table:table-cell>
          <table:table-cell office:value-type="float" office:value="84.9" table:style-name="ce1">
            <text:p>84.9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3" table:style-name="ce1">
            <text:p>87.3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89.9" table:style-name="ce1">
            <text:p>89.9</text:p>
          </table:table-cell>
          <table:table-cell office:value-type="float" office:value="90.2" table:style-name="ce1">
            <text:p>90.2</text:p>
          </table:table-cell>
          <table:table-cell office:value-type="float" office:value="90.5" table:style-name="ce1">
            <text:p>90.5</text:p>
          </table:table-cell>
          <table:table-cell office:value-type="float" office:value="90.8" table:style-name="ce1">
            <text:p>90.8</text:p>
          </table:table-cell>
          <table:table-cell office:value-type="float" office:value="90.8" table:style-name="ce1">
            <text:p>90.8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3" table:style-name="ce1">
            <text:p>89.3</text:p>
          </table:table-cell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6.2" table:style-name="ce1">
            <text:p>86.2</text:p>
          </table:table-cell>
          <table:table-cell office:value-type="float" office:value="78.5" table:style-name="ce1">
            <text:p>78.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1.2" table:style-name="ce1">
            <text:p>81.2</text:p>
          </table:table-cell>
          <table:table-cell office:value-type="float" office:value="82.9" table:style-name="ce1">
            <text:p>82.9</text:p>
          </table:table-cell>
          <table:table-cell office:value-type="float" office:value="83.7" table:style-name="ce1">
            <text:p>83.7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" table:style-name="ce1">
            <text:p>87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7" table:style-name="ce1">
            <text:p>88.7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8" table:style-name="ce1">
            <text:p>89.8</text:p>
          </table:table-cell>
          <table:table-cell office:value-type="float" office:value="90.1" table:style-name="ce1">
            <text:p>90.1</text:p>
          </table:table-cell>
          <table:table-cell office:value-type="float" office:value="90.4" table:style-name="ce1">
            <text:p>90.4</text:p>
          </table:table-cell>
          <table:table-cell office:value-type="float" office:value="90.7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.3" table:style-name="ce1">
            <text:p>91.3</text:p>
          </table:table-cell>
          <table:table-cell office:value-type="float" office:value="91.6" table:style-name="ce1">
            <text:p>91.6</text:p>
          </table:table-cell>
          <table:table-cell office:value-type="float" office:value="91.6" table:style-name="ce1">
            <text:p>91.6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0.5" table:style-name="ce1">
            <text:p>90.5</text:p>
          </table:table-cell>
          <table:table-cell office:value-type="float" office:value="90.2" table:style-name="ce1">
            <text:p>90.2</text:p>
          </table:table-cell>
          <table:table-cell office:value-type="float" office:value="89.8" table:style-name="ce1">
            <text:p>89.8</text:p>
          </table:table-cell>
          <table:table-cell office:value-type="float" office:value="89.4" table:style-name="ce1">
            <text:p>89.4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9.8" table:style-name="ce1">
            <text:p>79.8</text:p>
          </table:table-cell>
          <table:table-cell table:number-columns-repeated="16365"/>
        </table:table-row>
        <table:table-row table:style-name="ro1">
          <table:table-cell office:value-type="float" office:value="80.7" table:style-name="ce1">
            <text:p>80.7</text:p>
          </table:table-cell>
          <table:table-cell office:value-type="float" office:value="82.5" table:style-name="ce1">
            <text:p>82.5</text:p>
          </table:table-cell>
          <table:table-cell office:value-type="float" office:value="84.2" table:style-name="ce1">
            <text:p>84.2</text:p>
          </table:table-cell>
          <table:table-cell office:value-type="float" office:value="85.1" table:style-name="ce1">
            <text:p>85.1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90.1" table:style-name="ce1">
            <text:p>90.1</text:p>
          </table:table-cell>
          <table:table-cell office:value-type="float" office:value="90.6" table:style-name="ce1">
            <text:p>90.6</text:p>
          </table:table-cell>
          <table:table-cell office:value-type="float" office:value="90.9" table:style-name="ce1">
            <text:p>90.9</text:p>
          </table:table-cell>
          <table:table-cell office:value-type="float" office:value="91.2" table:style-name="ce1">
            <text:p>91.2</text:p>
          </table:table-cell>
          <table:table-cell office:value-type="float" office:value="91.6" table:style-name="ce1">
            <text:p>91.6</text:p>
          </table:table-cell>
          <table:table-cell office:value-type="float" office:value="91.9" table:style-name="ce1">
            <text:p>91.9</text:p>
          </table:table-cell>
          <table:table-cell office:value-type="float" office:value="92.2" table:style-name="ce1">
            <text:p>92.2</text:p>
          </table:table-cell>
          <table:table-cell office:value-type="float" office:value="92.5" table:style-name="ce1">
            <text:p>92.5</text:p>
          </table:table-cell>
          <table:table-cell office:value-type="float" office:value="92.5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6" table:style-name="ce1">
            <text:p>90.6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.1" table:style-name="ce1">
            <text:p>82.1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4" table:style-name="ce1">
            <text:p>87.4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9" table:style-name="ce1">
            <text:p>89.9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6" table:style-name="ce1">
            <text:p>91.6</text:p>
          </table:table-cell>
          <table:table-cell office:value-type="float" office:value="92.1" table:style-name="ce1">
            <text:p>92.1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4" table:style-name="ce1">
            <text:p>93.4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7" table:style-name="ce1">
            <text:p>90.7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8" table:style-name="ce1">
            <text:p>81.8</text:p>
          </table:table-cell>
          <table:table-cell office:value-type="float" office:value="82.8" table:style-name="ce1">
            <text:p>82.8</text:p>
          </table:table-cell>
          <table:table-cell office:value-type="float" office:value="84.6" table:style-name="ce1">
            <text:p>84.6</text:p>
          </table:table-cell>
          <table:table-cell office:value-type="float" office:value="86.4" table:style-name="ce1">
            <text:p>86.4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8" table:style-name="ce1">
            <text:p>89.8</text:p>
          </table:table-cell>
          <table:table-cell office:value-type="float" office:value="90.7" table:style-name="ce1">
            <text:p>90.7</text:p>
          </table:table-cell>
          <table:table-cell office:value-type="float" office:value="91.5" table:style-name="ce1">
            <text:p>91.5</text:p>
          </table:table-cell>
          <table:table-cell office:value-type="float" office:value="91.9" table:style-name="ce1">
            <text:p>91.9</text:p>
          </table:table-cell>
          <table:table-cell office:value-type="float" office:value="92.4" table:style-name="ce1">
            <text:p>92.4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5" table:style-name="ce1">
            <text:p>93.5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2.7" table:style-name="ce1">
            <text:p>82.7</text:p>
          </table:table-cell>
          <table:table-cell office:value-type="float" office:value="83.6" table:style-name="ce1">
            <text:p>83.6</text:p>
          </table:table-cell>
          <table:table-cell office:value-type="float" office:value="85.4" table:style-name="ce1">
            <text:p>85.4</text:p>
          </table:table-cell>
          <table:table-cell office:value-type="float" office:value="87.2" table:style-name="ce1">
            <text:p>87.2</text:p>
          </table:table-cell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9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1.6" table:style-name="ce1">
            <text:p>91.6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3" table:style-name="ce1">
            <text:p>93.3</text:p>
          </table:table-cell>
          <table:table-cell office:value-type="float" office:value="93.8" table:style-name="ce1">
            <text:p>93.8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8" table:style-name="ce1">
            <text:p>93.8</text:p>
          </table:table-cell>
          <table:table-cell office:value-type="float" office:value="93.5" table:style-name="ce1">
            <text:p>93.5</text:p>
          </table:table-cell>
          <table:table-cell office:value-type="float" office:value="93.1" table:style-name="ce1">
            <text:p>93.1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6" table:style-name="ce1">
            <text:p>91.6</text:p>
          </table:table-cell>
          <table:table-cell office:value-type="float" office:value="91.2" table:style-name="ce1">
            <text:p>91.2</text:p>
          </table:table-cell>
          <table:table-cell office:value-type="float" office:value="90.9" table:style-name="ce1">
            <text:p>90.9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7" table:style-name="ce1">
            <text:p>85.7</text:p>
          </table:table-cell>
          <table:table-cell office:value-type="float" office:value="87.5" table:style-name="ce1">
            <text:p>87.5</text:p>
          </table:table-cell>
          <table:table-cell office:value-type="float" office:value="88.4" table:style-name="ce1">
            <text:p>88.4</text:p>
          </table:table-cell>
          <table:table-cell office:value-type="float" office:value="89.3" table:style-name="ce1">
            <text:p>89.3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6" table:style-name="ce1">
            <text:p>93.6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8" table:style-name="ce1">
            <text:p>94.8</text:p>
          </table:table-cell>
          <table:table-cell office:value-type="float" office:value="94.6" table:style-name="ce1">
            <text:p>94.6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3" table:style-name="ce1">
            <text:p>93.3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table:number-columns-repeated="16365"/>
        </table:table-row>
        <table:table-row table:style-name="ro1"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2" table:style-name="ce1">
            <text:p>83.2</text:p>
          </table:table-cell>
          <table:table-cell office:value-type="float" office:value="84.1" table:style-name="ce1">
            <text:p>84.1</text:p>
          </table:table-cell>
          <table:table-cell office:value-type="float" office:value="86" table:style-name="ce1">
            <text:p>86</text:p>
          </table:table-cell>
          <table:table-cell office:value-type="float" office:value="87.8" table:style-name="ce1">
            <text:p>87.8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4" table:style-name="ce1">
            <text:p>90.4</text:p>
          </table:table-cell>
          <table:table-cell office:value-type="float" office:value="91.3" table:style-name="ce1">
            <text:p>91.3</text:p>
          </table:table-cell>
          <table:table-cell office:value-type="float" office:value="92.2" table:style-name="ce1">
            <text:p>92.2</text:p>
          </table:table-cell>
          <table:table-cell office:value-type="float" office:value="93" table:style-name="ce1">
            <text:p>93</text:p>
          </table:table-cell>
          <table:table-cell office:value-type="float" office:value="93.4" table:style-name="ce1">
            <text:p>93.4</text:p>
          </table:table-cell>
          <table:table-cell table:number-columns-repeated="16365"/>
        </table:table-row>
        <table:table-row table:style-name="ro1"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7" table:style-name="ce1">
            <text:p>94.7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5" table:style-name="ce1">
            <text:p>91.5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8" table:style-name="ce1">
            <text:p>92.8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table:number-columns-repeated="16365"/>
        </table:table-row>
        <table:table-row table:style-name="ro1">
          <table:table-cell office:value-type="float" office:value="94.5" table:style-name="ce1">
            <text:p>94.5</text:p>
          </table:table-cell>
          <table:table-cell office:value-type="float" office:value="94.1" table:style-name="ce1">
            <text:p>94.1</text:p>
          </table:table-cell>
          <table:table-cell office:value-type="float" office:value="93.7" table:style-name="ce1">
            <text:p>93.7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5" table:style-name="ce1">
            <text:p>91.5</text:p>
          </table:table-cell>
          <table:table-cell office:value-type="float" office:value="91.2" table:style-name="ce1">
            <text:p>91.2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table:number-columns-repeated="16365"/>
        </table:table-row>
        <table:table-row table:style-name="ro1"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1" table:style-name="ce1">
            <text:p>83.1</text:p>
          </table:table-cell>
          <table:table-cell office:value-type="float" office:value="84" table:style-name="ce1">
            <text:p>84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.5" table:style-name="ce1">
            <text:p>93.5</text:p>
          </table:table-cell>
          <table:table-cell office:value-type="float" office:value="93" table:style-name="ce1">
            <text:p>93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3" table:style-name="ce1">
            <text:p>83.3</text:p>
          </table:table-cell>
          <table:table-cell office:value-type="float" office:value="84.3" table:style-name="ce1">
            <text:p>84.3</text:p>
          </table:table-cell>
          <table:table-cell office:value-type="float" office:value="86.1" table:style-name="ce1">
            <text:p>86.1</text:p>
          </table:table-cell>
          <table:table-cell office:value-type="float" office:value="87.9" table:style-name="ce1">
            <text:p>87.9</text:p>
          </table:table-cell>
          <table:table-cell office:value-type="float" office:value="88.8" table:style-name="ce1">
            <text:p>88.8</text:p>
          </table:table-cell>
          <table:table-cell office:value-type="float" office:value="89.7" table:style-name="ce1">
            <text:p>89.7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3" table:style-name="ce1">
            <text:p>92.3</text:p>
          </table:table-cell>
          <table:table-cell office:value-type="float" office:value="93.1" table:style-name="ce1">
            <text:p>93.1</text:p>
          </table:table-cell>
          <table:table-cell office:value-type="float" office:value="93.5" table:style-name="ce1">
            <text:p>93.5</text:p>
          </table:table-cell>
          <table:table-cell office:value-type="float" office:value="94" table:style-name="ce1">
            <text:p>94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table:number-columns-repeated="16365"/>
        </table:table-row>
        <table:table-row table:style-name="ro1"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3.8" table:style-name="ce1">
            <text:p>83.8</text:p>
          </table:table-cell>
          <table:table-cell office:value-type="float" office:value="84.7" table:style-name="ce1">
            <text:p>84.7</text:p>
          </table:table-cell>
          <table:table-cell office:value-type="float" office:value="86.5" table:style-name="ce1">
            <text:p>86.5</text:p>
          </table:table-cell>
          <table:table-cell office:value-type="float" office:value="88.4" table:style-name="ce1">
            <text:p>88.4</text:p>
          </table:table-cell>
          <table:table-cell office:value-type="float" office:value="89.2" table:style-name="ce1">
            <text:p>89.2</text:p>
          </table:table-cell>
          <table:table-cell office:value-type="float" office:value="90.1" table:style-name="ce1">
            <text:p>90.1</text:p>
          </table:table-cell>
          <table:table-cell office:value-type="float" office:value="91" table:style-name="ce1">
            <text:p>91</text:p>
          </table:table-cell>
          <table:table-cell office:value-type="float" office:value="91.9" table:style-name="ce1">
            <text:p>91.9</text:p>
          </table:table-cell>
          <table:table-cell office:value-type="float" office:value="92.7" table:style-name="ce1">
            <text:p>92.7</text:p>
          </table:table-cell>
          <table:table-cell office:value-type="float" office:value="93.6" table:style-name="ce1">
            <text:p>93.6</text:p>
          </table:table-cell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3" table:style-name="ce1">
            <text:p>94.3</text:p>
          </table:table-cell>
          <table:table-cell office:value-type="float" office:value="93.8" table:style-name="ce1">
            <text:p>93.8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2" table:style-name="ce1">
            <text:p>92.2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4.1" table:style-name="ce1">
            <text:p>84.1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2" table:style-name="ce1">
            <text:p>92.2</text:p>
          </table:table-cell>
          <table:table-cell office:value-type="float" office:value="93.1" table:style-name="ce1">
            <text:p>93.1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1">
            <text:p>94.3</text:p>
          </table:table-cell>
          <table:table-cell office:value-type="float" office:value="94.8" table:style-name="ce1">
            <text:p>94.8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1" table:style-name="ce1">
            <text:p>93.1</text:p>
          </table:table-cell>
          <table:table-cell office:value-type="float" office:value="92.6" table:style-name="ce1">
            <text:p>92.6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3.8" table:formula="of:=[.A2]+[.$C$44]" table:style-name="ce1">
            <text:p>73.8</text:p>
          </table:table-cell>
          <table:table-cell office:value-type="float" office:value="74.599999999999994" table:formula="of:=[.B2]+[.$C$44]" table:style-name="ce1">
            <text:p>74.6</text:p>
          </table:table-cell>
          <table:table-cell office:value-type="float" office:value="76.2" table:formula="of:=[.C2]+[.$C$44]" table:style-name="ce1">
            <text:p>76.2</text:p>
          </table:table-cell>
          <table:table-cell office:value-type="float" office:value="77.7" table:formula="of:=[.D2]+[.$C$44]" table:style-name="ce1">
            <text:p>77.7</text:p>
          </table:table-cell>
          <table:table-cell office:value-type="float" office:value="78.5" table:formula="of:=[.E2]+[.$C$44]" table:style-name="ce1">
            <text:p>78.5</text:p>
          </table:table-cell>
          <table:table-cell office:value-type="float" office:value="79.3" table:formula="of:=[.F2]+[.$C$44]" table:style-name="ce1">
            <text:p>79.3</text:p>
          </table:table-cell>
          <table:table-cell office:value-type="float" office:value="80" table:formula="of:=[.G2]+[.$C$44]" table:style-name="ce1">
            <text:p>80</text:p>
          </table:table-cell>
          <table:table-cell office:value-type="float" office:value="80.7" table:formula="of:=[.H2]+[.$C$44]" table:style-name="ce1">
            <text:p>80.7</text:p>
          </table:table-cell>
          <table:table-cell office:value-type="float" office:value="81.5" table:formula="of:=[.I2]+[.$C$44]" table:style-name="ce1">
            <text:p>81.5</text:p>
          </table:table-cell>
          <table:table-cell office:value-type="float" office:value="82.2" table:formula="of:=[.J2]+[.$C$44]" table:style-name="ce1">
            <text:p>82.2</text:p>
          </table:table-cell>
          <table:table-cell office:value-type="float" office:value="82.5" table:formula="of:=[.K2]+[.$C$44]" table:style-name="ce1">
            <text:p>82.5</text:p>
          </table:table-cell>
          <table:table-cell office:value-type="float" office:value="82.9" table:formula="of:=[.L2]+[.$C$44]" table:style-name="ce1">
            <text:p>82.9</text:p>
          </table:table-cell>
          <table:table-cell office:value-type="float" office:value="83.4" table:formula="of:=[.M2]+[.$C$44]" table:style-name="ce1">
            <text:p>83.4</text:p>
          </table:table-cell>
          <table:table-cell office:value-type="float" office:value="83.6" table:formula="of:=[.N2]+[.$C$44]" table:style-name="ce1">
            <text:p>83.6</text:p>
          </table:table-cell>
          <table:table-cell office:value-type="float" office:value="83.9" table:formula="of:=[.O2]+[.$C$44]" table:style-name="ce1">
            <text:p>83.9</text:p>
          </table:table-cell>
          <table:table-cell office:value-type="float" office:value="84.2" table:formula="of:=[.P2]+[.$C$44]" table:style-name="ce1">
            <text:p>84.2</text:p>
          </table:table-cell>
          <table:table-cell office:value-type="float" office:value="84.5" table:formula="of:=[.Q2]+[.$C$44]" table:style-name="ce1">
            <text:p>84.5</text:p>
          </table:table-cell>
          <table:table-cell office:value-type="float" office:value="84.8" table:formula="of:=[.R2]+[.$C$44]" table:style-name="ce1">
            <text:p>84.8</text:p>
          </table:table-cell>
          <table:table-cell office:value-type="float" office:value="85.1" table:formula="of:=[.S2]+[.$C$44]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3" table:formula="of:=[.A3]+[.$C$44]" table:style-name="ce1">
            <text:p>85.3</text:p>
          </table:table-cell>
          <table:table-cell office:value-type="float" office:value="85.6" table:formula="of:=[.B3]+[.$C$44]" table:style-name="ce1">
            <text:p>85.6</text:p>
          </table:table-cell>
          <table:table-cell office:value-type="float" office:value="85.9" table:formula="of:=[.C3]+[.$C$44]" table:style-name="ce1">
            <text:p>85.9</text:p>
          </table:table-cell>
          <table:table-cell office:value-type="float" office:value="86.2" table:formula="of:=[.D3]+[.$C$44]" table:style-name="ce1">
            <text:p>86.2</text:p>
          </table:table-cell>
          <table:table-cell office:value-type="float" office:value="86.4" table:formula="of:=[.E3]+[.$C$44]" table:style-name="ce1">
            <text:p>86.4</text:p>
          </table:table-cell>
          <table:table-cell office:value-type="float" office:value="86.7" table:formula="of:=[.F3]+[.$C$44]" table:style-name="ce1">
            <text:p>86.7</text:p>
          </table:table-cell>
          <table:table-cell office:value-type="float" office:value="87" table:formula="of:=[.G3]+[.$C$44]" table:style-name="ce1">
            <text:p>87</text:p>
          </table:table-cell>
          <table:table-cell office:value-type="float" office:value="87.3" table:formula="of:=[.H3]+[.$C$44]" table:style-name="ce1">
            <text:p>87.3</text:p>
          </table:table-cell>
          <table:table-cell office:value-type="float" office:value="87.5" table:formula="of:=[.I3]+[.$C$44]" table:style-name="ce1">
            <text:p>87.5</text:p>
          </table:table-cell>
          <table:table-cell office:value-type="float" office:value="87.8" table:formula="of:=[.J3]+[.$C$44]" table:style-name="ce1">
            <text:p>87.8</text:p>
          </table:table-cell>
          <table:table-cell office:value-type="float" office:value="88.1" table:formula="of:=[.K3]+[.$C$44]" table:style-name="ce1">
            <text:p>88.1</text:p>
          </table:table-cell>
          <table:table-cell office:value-type="float" office:value="88.3" table:formula="of:=[.L3]+[.$C$44]" table:style-name="ce1">
            <text:p>88.3</text:p>
          </table:table-cell>
          <table:table-cell office:value-type="float" office:value="88.6" table:formula="of:=[.M3]+[.$C$44]" table:style-name="ce1">
            <text:p>88.6</text:p>
          </table:table-cell>
          <table:table-cell office:value-type="float" office:value="88.9" table:formula="of:=[.N3]+[.$C$44]" table:style-name="ce1">
            <text:p>88.9</text:p>
          </table:table-cell>
          <table:table-cell office:value-type="float" office:value="88.5" table:formula="of:=[.O3]+[.$C$44]" table:style-name="ce1">
            <text:p>88.5</text:p>
          </table:table-cell>
          <table:table-cell office:value-type="float" office:value="88.2" table:formula="of:=[.P3]+[.$C$44]" table:style-name="ce1">
            <text:p>88.2</text:p>
          </table:table-cell>
          <table:table-cell office:value-type="float" office:value="87.7" table:formula="of:=[.Q3]+[.$C$44]" table:style-name="ce1">
            <text:p>87.7</text:p>
          </table:table-cell>
          <table:table-cell office:value-type="float" office:value="74.900000000000006" table:formula="of:=[.R3]+[.$C$44]" table:style-name="ce1">
            <text:p>74.9</text:p>
          </table:table-cell>
          <table:table-cell office:value-type="float" office:value="75.7" table:formula="of:=[.S3]+[.$C$44]" table:style-name="ce1">
            <text:p>75.7</text:p>
          </table:table-cell>
          <table:table-cell table:number-columns-repeated="16365"/>
        </table:table-row>
        <table:table-row table:style-name="ro1">
          <table:table-cell office:value-type="float" office:value="77.3" table:formula="of:=[.A4]+[.$C$44]" table:style-name="ce1">
            <text:p>77.3</text:p>
          </table:table-cell>
          <table:table-cell office:value-type="float" office:value="78.900000000000006" table:formula="of:=[.B4]+[.$C$44]" table:style-name="ce1">
            <text:p>78.9</text:p>
          </table:table-cell>
          <table:table-cell office:value-type="float" office:value="79.7" table:formula="of:=[.C4]+[.$C$44]" table:style-name="ce1">
            <text:p>79.7</text:p>
          </table:table-cell>
          <table:table-cell office:value-type="float" office:value="80.400000000000006" table:formula="of:=[.D4]+[.$C$44]" table:style-name="ce1">
            <text:p>80.4</text:p>
          </table:table-cell>
          <table:table-cell office:value-type="float" office:value="81.2" table:formula="of:=[.E4]+[.$C$44]" table:style-name="ce1">
            <text:p>81.2</text:p>
          </table:table-cell>
          <table:table-cell office:value-type="float" office:value="81.900000000000006" table:formula="of:=[.F4]+[.$C$44]" table:style-name="ce1">
            <text:p>81.9</text:p>
          </table:table-cell>
          <table:table-cell office:value-type="float" office:value="82.7" table:formula="of:=[.G4]+[.$C$44]" table:style-name="ce1">
            <text:p>82.7</text:p>
          </table:table-cell>
          <table:table-cell office:value-type="float" office:value="83.4" table:formula="of:=[.H4]+[.$C$44]" table:style-name="ce1">
            <text:p>83.4</text:p>
          </table:table-cell>
          <table:table-cell office:value-type="float" office:value="83.7" table:formula="of:=[.I4]+[.$C$44]" table:style-name="ce1">
            <text:p>83.7</text:p>
          </table:table-cell>
          <table:table-cell office:value-type="float" office:value="84.2" table:formula="of:=[.J4]+[.$C$44]" table:style-name="ce1">
            <text:p>84.2</text:p>
          </table:table-cell>
          <table:table-cell office:value-type="float" office:value="84.6" table:formula="of:=[.K4]+[.$C$44]" table:style-name="ce1">
            <text:p>84.6</text:p>
          </table:table-cell>
          <table:table-cell office:value-type="float" office:value="84.9" table:formula="of:=[.L4]+[.$C$44]" table:style-name="ce1">
            <text:p>84.9</text:p>
          </table:table-cell>
          <table:table-cell office:value-type="float" office:value="85.2" table:formula="of:=[.M4]+[.$C$44]" table:style-name="ce1">
            <text:p>85.2</text:p>
          </table:table-cell>
          <table:table-cell office:value-type="float" office:value="85.5" table:formula="of:=[.N4]+[.$C$44]" table:style-name="ce1">
            <text:p>85.5</text:p>
          </table:table-cell>
          <table:table-cell office:value-type="float" office:value="85.7" table:formula="of:=[.O4]+[.$C$44]" table:style-name="ce1">
            <text:p>85.7</text:p>
          </table:table-cell>
          <table:table-cell office:value-type="float" office:value="86" table:formula="of:=[.P4]+[.$C$44]" table:style-name="ce1">
            <text:p>86</text:p>
          </table:table-cell>
          <table:table-cell office:value-type="float" office:value="86.3" table:formula="of:=[.Q4]+[.$C$44]" table:style-name="ce1">
            <text:p>86.3</text:p>
          </table:table-cell>
          <table:table-cell office:value-type="float" office:value="86.6" table:formula="of:=[.R4]+[.$C$44]" table:style-name="ce1">
            <text:p>86.6</text:p>
          </table:table-cell>
          <table:table-cell office:value-type="float" office:value="86.9" table:formula="of:=[.S4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7.2" table:formula="of:=[.A5]+[.$C$44]" table:style-name="ce1">
            <text:p>87.2</text:p>
          </table:table-cell>
          <table:table-cell office:value-type="float" office:value="87.4" table:formula="of:=[.B5]+[.$C$44]" table:style-name="ce1">
            <text:p>87.4</text:p>
          </table:table-cell>
          <table:table-cell office:value-type="float" office:value="87.7" table:formula="of:=[.C5]+[.$C$44]" table:style-name="ce1">
            <text:p>87.7</text:p>
          </table:table-cell>
          <table:table-cell office:value-type="float" office:value="88" table:formula="of:=[.D5]+[.$C$44]" table:style-name="ce1">
            <text:p>88</text:p>
          </table:table-cell>
          <table:table-cell office:value-type="float" office:value="88.3" table:formula="of:=[.E5]+[.$C$44]" table:style-name="ce1">
            <text:p>88.3</text:p>
          </table:table-cell>
          <table:table-cell office:value-type="float" office:value="88.6" table:formula="of:=[.F5]+[.$C$44]" table:style-name="ce1">
            <text:p>88.6</text:p>
          </table:table-cell>
          <table:table-cell office:value-type="float" office:value="88.8" table:formula="of:=[.G5]+[.$C$44]" table:style-name="ce1">
            <text:p>88.8</text:p>
          </table:table-cell>
          <table:table-cell office:value-type="float" office:value="89.1" table:formula="of:=[.H5]+[.$C$44]" table:style-name="ce1">
            <text:p>89.1</text:p>
          </table:table-cell>
          <table:table-cell office:value-type="float" office:value="89.4" table:formula="of:=[.I5]+[.$C$44]" table:style-name="ce1">
            <text:p>89.4</text:p>
          </table:table-cell>
          <table:table-cell office:value-type="float" office:value="89.7" table:formula="of:=[.J5]+[.$C$44]" table:style-name="ce1">
            <text:p>89.7</text:p>
          </table:table-cell>
          <table:table-cell office:value-type="float" office:value="89.9" table:formula="of:=[.K5]+[.$C$44]" table:style-name="ce1">
            <text:p>89.9</text:p>
          </table:table-cell>
          <table:table-cell office:value-type="float" office:value="89.6" table:formula="of:=[.L5]+[.$C$44]" table:style-name="ce1">
            <text:p>89.6</text:p>
          </table:table-cell>
          <table:table-cell office:value-type="float" office:value="89.2" table:formula="of:=[.M5]+[.$C$44]" table:style-name="ce1">
            <text:p>89.2</text:p>
          </table:table-cell>
          <table:table-cell office:value-type="float" office:value="88.9" table:formula="of:=[.N5]+[.$C$44]" table:style-name="ce1">
            <text:p>88.9</text:p>
          </table:table-cell>
          <table:table-cell office:value-type="float" office:value="88.5" table:formula="of:=[.O5]+[.$C$44]" table:style-name="ce1">
            <text:p>88.5</text:p>
          </table:table-cell>
          <table:table-cell office:value-type="float" office:value="75.900000000000006" table:formula="of:=[.P5]+[.$C$44]" table:style-name="ce1">
            <text:p>75.9</text:p>
          </table:table-cell>
          <table:table-cell office:value-type="float" office:value="76.8" table:formula="of:=[.Q5]+[.$C$44]" table:style-name="ce1">
            <text:p>76.8</text:p>
          </table:table-cell>
          <table:table-cell office:value-type="float" office:value="78.400000000000006" table:formula="of:=[.R5]+[.$C$44]" table:style-name="ce1">
            <text:p>78.4</text:p>
          </table:table-cell>
          <table:table-cell office:value-type="float" office:value="80" table:formula="of:=[.S5]+[.$C$44]" table:style-name="ce1">
            <text:p>80</text:p>
          </table:table-cell>
          <table:table-cell table:number-columns-repeated="16365"/>
        </table:table-row>
        <table:table-row table:style-name="ro1">
          <table:table-cell office:value-type="float" office:value="80.8" table:formula="of:=[.A6]+[.$C$44]" table:style-name="ce1">
            <text:p>80.8</text:p>
          </table:table-cell>
          <table:table-cell office:value-type="float" office:value="81.599999999999994" table:formula="of:=[.B6]+[.$C$44]" table:style-name="ce1">
            <text:p>81.6</text:p>
          </table:table-cell>
          <table:table-cell office:value-type="float" office:value="82.3" table:formula="of:=[.C6]+[.$C$44]" table:style-name="ce1">
            <text:p>82.3</text:p>
          </table:table-cell>
          <table:table-cell office:value-type="float" office:value="83.1" table:formula="of:=[.D6]+[.$C$44]" table:style-name="ce1">
            <text:p>83.1</text:p>
          </table:table-cell>
          <table:table-cell office:value-type="float" office:value="83.9" table:formula="of:=[.E6]+[.$C$44]" table:style-name="ce1">
            <text:p>83.9</text:p>
          </table:table-cell>
          <table:table-cell office:value-type="float" office:value="84.6" table:formula="of:=[.F6]+[.$C$44]" table:style-name="ce1">
            <text:p>84.6</text:p>
          </table:table-cell>
          <table:table-cell office:value-type="float" office:value="84.9" table:formula="of:=[.G6]+[.$C$44]" table:style-name="ce1">
            <text:p>84.9</text:p>
          </table:table-cell>
          <table:table-cell office:value-type="float" office:value="85.4" table:formula="of:=[.H6]+[.$C$44]" table:style-name="ce1">
            <text:p>85.4</text:p>
          </table:table-cell>
          <table:table-cell office:value-type="float" office:value="85.8" table:formula="of:=[.I6]+[.$C$44]" table:style-name="ce1">
            <text:p>85.8</text:p>
          </table:table-cell>
          <table:table-cell office:value-type="float" office:value="86.1" table:formula="of:=[.J6]+[.$C$44]" table:style-name="ce1">
            <text:p>86.1</text:p>
          </table:table-cell>
          <table:table-cell office:value-type="float" office:value="86.4" table:formula="of:=[.K6]+[.$C$44]" table:style-name="ce1">
            <text:p>86.4</text:p>
          </table:table-cell>
          <table:table-cell office:value-type="float" office:value="86.7" table:formula="of:=[.L6]+[.$C$44]" table:style-name="ce1">
            <text:p>86.7</text:p>
          </table:table-cell>
          <table:table-cell office:value-type="float" office:value="87" table:formula="of:=[.M6]+[.$C$44]" table:style-name="ce1">
            <text:p>87</text:p>
          </table:table-cell>
          <table:table-cell office:value-type="float" office:value="87.3" table:formula="of:=[.N6]+[.$C$44]" table:style-name="ce1">
            <text:p>87.3</text:p>
          </table:table-cell>
          <table:table-cell office:value-type="float" office:value="87.6" table:formula="of:=[.O6]+[.$C$44]" table:style-name="ce1">
            <text:p>87.6</text:p>
          </table:table-cell>
          <table:table-cell office:value-type="float" office:value="87.8" table:formula="of:=[.P6]+[.$C$44]" table:style-name="ce1">
            <text:p>87.8</text:p>
          </table:table-cell>
          <table:table-cell office:value-type="float" office:value="88.1" table:formula="of:=[.Q6]+[.$C$44]" table:style-name="ce1">
            <text:p>88.1</text:p>
          </table:table-cell>
          <table:table-cell office:value-type="float" office:value="88.4" table:formula="of:=[.R6]+[.$C$44]" table:style-name="ce1">
            <text:p>88.4</text:p>
          </table:table-cell>
          <table:table-cell office:value-type="float" office:value="88.7" table:formula="of:=[.S6]+[.$C$44]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formula="of:=[.A7]+[.$C$44]" table:style-name="ce1">
            <text:p>89</text:p>
          </table:table-cell>
          <table:table-cell office:value-type="float" office:value="89.3" table:formula="of:=[.B7]+[.$C$44]" table:style-name="ce1">
            <text:p>89.3</text:p>
          </table:table-cell>
          <table:table-cell office:value-type="float" office:value="89.6" table:formula="of:=[.C7]+[.$C$44]" table:style-name="ce1">
            <text:p>89.6</text:p>
          </table:table-cell>
          <table:table-cell office:value-type="float" office:value="89.8" table:formula="of:=[.D7]+[.$C$44]" table:style-name="ce1">
            <text:p>89.8</text:p>
          </table:table-cell>
          <table:table-cell office:value-type="float" office:value="90.1" table:formula="of:=[.E7]+[.$C$44]" table:style-name="ce1">
            <text:p>90.1</text:p>
          </table:table-cell>
          <table:table-cell office:value-type="float" office:value="90.4" table:formula="of:=[.F7]+[.$C$44]" table:style-name="ce1">
            <text:p>90.4</text:p>
          </table:table-cell>
          <table:table-cell office:value-type="float" office:value="90.7" table:formula="of:=[.G7]+[.$C$44]" table:style-name="ce1">
            <text:p>90.7</text:p>
          </table:table-cell>
          <table:table-cell office:value-type="float" office:value="90.9" table:formula="of:=[.H7]+[.$C$44]" table:style-name="ce1">
            <text:p>90.9</text:p>
          </table:table-cell>
          <table:table-cell office:value-type="float" office:value="90.6" table:formula="of:=[.I7]+[.$C$44]" table:style-name="ce1">
            <text:p>90.6</text:p>
          </table:table-cell>
          <table:table-cell office:value-type="float" office:value="90.3" table:formula="of:=[.J7]+[.$C$44]" table:style-name="ce1">
            <text:p>90.3</text:p>
          </table:table-cell>
          <table:table-cell office:value-type="float" office:value="90" table:formula="of:=[.K7]+[.$C$44]" table:style-name="ce1">
            <text:p>90</text:p>
          </table:table-cell>
          <table:table-cell office:value-type="float" office:value="89.7" table:formula="of:=[.L7]+[.$C$44]" table:style-name="ce1">
            <text:p>89.7</text:p>
          </table:table-cell>
          <table:table-cell office:value-type="float" office:value="89.2" table:formula="of:=[.M7]+[.$C$44]" table:style-name="ce1">
            <text:p>89.2</text:p>
          </table:table-cell>
          <table:table-cell office:value-type="float" office:value="76.3" table:formula="of:=[.N7]+[.$C$44]" table:style-name="ce1">
            <text:p>76.3</text:p>
          </table:table-cell>
          <table:table-cell office:value-type="float" office:value="77.099999999999994" table:formula="of:=[.O7]+[.$C$44]" table:style-name="ce1">
            <text:p>77.1</text:p>
          </table:table-cell>
          <table:table-cell office:value-type="float" office:value="78.7" table:formula="of:=[.P7]+[.$C$44]" table:style-name="ce1">
            <text:p>78.7</text:p>
          </table:table-cell>
          <table:table-cell office:value-type="float" office:value="80.400000000000006" table:formula="of:=[.Q7]+[.$C$44]" table:style-name="ce1">
            <text:p>80.4</text:p>
          </table:table-cell>
          <table:table-cell office:value-type="float" office:value="81.099999999999994" table:formula="of:=[.R7]+[.$C$44]" table:style-name="ce1">
            <text:p>81.1</text:p>
          </table:table-cell>
          <table:table-cell office:value-type="float" office:value="81.900000000000006" table:formula="of:=[.S7]+[.$C$44]" table:style-name="ce1">
            <text:p>81.9</text:p>
          </table:table-cell>
          <table:table-cell table:number-columns-repeated="16365"/>
        </table:table-row>
        <table:table-row table:style-name="ro1">
          <table:table-cell office:value-type="float" office:value="82.7" table:formula="of:=[.A8]+[.$C$44]" table:style-name="ce1">
            <text:p>82.7</text:p>
          </table:table-cell>
          <table:table-cell office:value-type="float" office:value="83.5" table:formula="of:=[.B8]+[.$C$44]" table:style-name="ce1">
            <text:p>83.5</text:p>
          </table:table-cell>
          <table:table-cell office:value-type="float" office:value="84.2" table:formula="of:=[.C8]+[.$C$44]" table:style-name="ce1">
            <text:p>84.2</text:p>
          </table:table-cell>
          <table:table-cell office:value-type="float" office:value="85" table:formula="of:=[.D8]+[.$C$44]" table:style-name="ce1">
            <text:p>85</text:p>
          </table:table-cell>
          <table:table-cell office:value-type="float" office:value="85.3" table:formula="of:=[.E8]+[.$C$44]" table:style-name="ce1">
            <text:p>85.3</text:p>
          </table:table-cell>
          <table:table-cell office:value-type="float" office:value="85.7" table:formula="of:=[.F8]+[.$C$44]" table:style-name="ce1">
            <text:p>85.7</text:p>
          </table:table-cell>
          <table:table-cell office:value-type="float" office:value="86.2" table:formula="of:=[.G8]+[.$C$44]" table:style-name="ce1">
            <text:p>86.2</text:p>
          </table:table-cell>
          <table:table-cell office:value-type="float" office:value="86.5" table:formula="of:=[.H8]+[.$C$44]" table:style-name="ce1">
            <text:p>86.5</text:p>
          </table:table-cell>
          <table:table-cell office:value-type="float" office:value="86.8" table:formula="of:=[.I8]+[.$C$44]" table:style-name="ce1">
            <text:p>86.8</text:p>
          </table:table-cell>
          <table:table-cell office:value-type="float" office:value="87.1" table:formula="of:=[.J8]+[.$C$44]" table:style-name="ce1">
            <text:p>87.1</text:p>
          </table:table-cell>
          <table:table-cell office:value-type="float" office:value="87.4" table:formula="of:=[.K8]+[.$C$44]" table:style-name="ce1">
            <text:p>87.4</text:p>
          </table:table-cell>
          <table:table-cell office:value-type="float" office:value="87.6" table:formula="of:=[.L8]+[.$C$44]" table:style-name="ce1">
            <text:p>87.6</text:p>
          </table:table-cell>
          <table:table-cell office:value-type="float" office:value="87.9" table:formula="of:=[.M8]+[.$C$44]" table:style-name="ce1">
            <text:p>87.9</text:p>
          </table:table-cell>
          <table:table-cell office:value-type="float" office:value="88.2" table:formula="of:=[.N8]+[.$C$44]" table:style-name="ce1">
            <text:p>88.2</text:p>
          </table:table-cell>
          <table:table-cell office:value-type="float" office:value="88.5" table:formula="of:=[.O8]+[.$C$44]" table:style-name="ce1">
            <text:p>88.5</text:p>
          </table:table-cell>
          <table:table-cell office:value-type="float" office:value="88.8" table:formula="of:=[.P8]+[.$C$44]" table:style-name="ce1">
            <text:p>88.8</text:p>
          </table:table-cell>
          <table:table-cell office:value-type="float" office:value="89.1" table:formula="of:=[.Q8]+[.$C$44]" table:style-name="ce1">
            <text:p>89.1</text:p>
          </table:table-cell>
          <table:table-cell office:value-type="float" office:value="89.4" table:formula="of:=[.R8]+[.$C$44]" table:style-name="ce1">
            <text:p>89.4</text:p>
          </table:table-cell>
          <table:table-cell office:value-type="float" office:value="89.7" table:formula="of:=[.S8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9]+[.$C$44]" table:style-name="ce1">
            <text:p>89.9</text:p>
          </table:table-cell>
          <table:table-cell office:value-type="float" office:value="90.2" table:formula="of:=[.B9]+[.$C$44]" table:style-name="ce1">
            <text:p>90.2</text:p>
          </table:table-cell>
          <table:table-cell office:value-type="float" office:value="90.5" table:formula="of:=[.C9]+[.$C$44]" table:style-name="ce1">
            <text:p>90.5</text:p>
          </table:table-cell>
          <table:table-cell office:value-type="float" office:value="90.8" table:formula="of:=[.D9]+[.$C$44]" table:style-name="ce1">
            <text:p>90.8</text:p>
          </table:table-cell>
          <table:table-cell office:value-type="float" office:value="91.1" table:formula="of:=[.E9]+[.$C$44]" table:style-name="ce1">
            <text:p>91.1</text:p>
          </table:table-cell>
          <table:table-cell office:value-type="float" office:value="91" table:formula="of:=[.F9]+[.$C$44]" table:style-name="ce1">
            <text:p>91</text:p>
          </table:table-cell>
          <table:table-cell office:value-type="float" office:value="90.7" table:formula="of:=[.G9]+[.$C$44]" table:style-name="ce1">
            <text:p>90.7</text:p>
          </table:table-cell>
          <table:table-cell office:value-type="float" office:value="90.4" table:formula="of:=[.H9]+[.$C$44]" table:style-name="ce1">
            <text:p>90.4</text:p>
          </table:table-cell>
          <table:table-cell office:value-type="float" office:value="90.1" table:formula="of:=[.I9]+[.$C$44]" table:style-name="ce1">
            <text:p>90.1</text:p>
          </table:table-cell>
          <table:table-cell office:value-type="float" office:value="89.7" table:formula="of:=[.J9]+[.$C$44]" table:style-name="ce1">
            <text:p>89.7</text:p>
          </table:table-cell>
          <table:table-cell office:value-type="float" office:value="89.2" table:formula="of:=[.K9]+[.$C$44]" table:style-name="ce1">
            <text:p>89.2</text:p>
          </table:table-cell>
          <table:table-cell office:value-type="float" office:value="76.599999999999994" table:formula="of:=[.L9]+[.$C$44]" table:style-name="ce1">
            <text:p>76.6</text:p>
          </table:table-cell>
          <table:table-cell office:value-type="float" office:value="77.400000000000006" table:formula="of:=[.M9]+[.$C$44]" table:style-name="ce1">
            <text:p>77.4</text:p>
          </table:table-cell>
          <table:table-cell office:value-type="float" office:value="79.099999999999994" table:formula="of:=[.N9]+[.$C$44]" table:style-name="ce1">
            <text:p>79.1</text:p>
          </table:table-cell>
          <table:table-cell office:value-type="float" office:value="80.7" table:formula="of:=[.O9]+[.$C$44]" table:style-name="ce1">
            <text:p>80.7</text:p>
          </table:table-cell>
          <table:table-cell office:value-type="float" office:value="81.5" table:formula="of:=[.P9]+[.$C$44]" table:style-name="ce1">
            <text:p>81.5</text:p>
          </table:table-cell>
          <table:table-cell office:value-type="float" office:value="82.3" table:formula="of:=[.Q9]+[.$C$44]" table:style-name="ce1">
            <text:p>82.3</text:p>
          </table:table-cell>
          <table:table-cell office:value-type="float" office:value="83.1" table:formula="of:=[.R9]+[.$C$44]" table:style-name="ce1">
            <text:p>83.1</text:p>
          </table:table-cell>
          <table:table-cell office:value-type="float" office:value="83.8" table:formula="of:=[.S9]+[.$C$44]" table:style-name="ce1">
            <text:p>83.8</text:p>
          </table:table-cell>
          <table:table-cell table:number-columns-repeated="16365"/>
        </table:table-row>
        <table:table-row table:style-name="ro1">
          <table:table-cell office:value-type="float" office:value="84.6" table:formula="of:=[.A10]+[.$C$44]" table:style-name="ce1">
            <text:p>84.6</text:p>
          </table:table-cell>
          <table:table-cell office:value-type="float" office:value="85.3" table:formula="of:=[.B10]+[.$C$44]" table:style-name="ce1">
            <text:p>85.3</text:p>
          </table:table-cell>
          <table:table-cell office:value-type="float" office:value="85.7" table:formula="of:=[.C10]+[.$C$44]" table:style-name="ce1">
            <text:p>85.7</text:p>
          </table:table-cell>
          <table:table-cell office:value-type="float" office:value="86.1" table:formula="of:=[.D10]+[.$C$44]" table:style-name="ce1">
            <text:p>86.1</text:p>
          </table:table-cell>
          <table:table-cell office:value-type="float" office:value="86.5" table:formula="of:=[.E10]+[.$C$44]" table:style-name="ce1">
            <text:p>86.5</text:p>
          </table:table-cell>
          <table:table-cell office:value-type="float" office:value="86.8" table:formula="of:=[.F10]+[.$C$44]" table:style-name="ce1">
            <text:p>86.8</text:p>
          </table:table-cell>
          <table:table-cell office:value-type="float" office:value="87.1" table:formula="of:=[.G10]+[.$C$44]" table:style-name="ce1">
            <text:p>87.1</text:p>
          </table:table-cell>
          <table:table-cell office:value-type="float" office:value="87.4" table:formula="of:=[.H10]+[.$C$44]" table:style-name="ce1">
            <text:p>87.4</text:p>
          </table:table-cell>
          <table:table-cell office:value-type="float" office:value="87.7" table:formula="of:=[.I10]+[.$C$44]" table:style-name="ce1">
            <text:p>87.7</text:p>
          </table:table-cell>
          <table:table-cell office:value-type="float" office:value="88" table:formula="of:=[.J10]+[.$C$44]" table:style-name="ce1">
            <text:p>88</text:p>
          </table:table-cell>
          <table:table-cell office:value-type="float" office:value="88.3" table:formula="of:=[.K10]+[.$C$44]" table:style-name="ce1">
            <text:p>88.3</text:p>
          </table:table-cell>
          <table:table-cell office:value-type="float" office:value="88.6" table:formula="of:=[.L10]+[.$C$44]" table:style-name="ce1">
            <text:p>88.6</text:p>
          </table:table-cell>
          <table:table-cell office:value-type="float" office:value="88.9" table:formula="of:=[.M10]+[.$C$44]" table:style-name="ce1">
            <text:p>88.9</text:p>
          </table:table-cell>
          <table:table-cell office:value-type="float" office:value="89.2" table:formula="of:=[.N10]+[.$C$44]" table:style-name="ce1">
            <text:p>89.2</text:p>
          </table:table-cell>
          <table:table-cell office:value-type="float" office:value="89.5" table:formula="of:=[.O10]+[.$C$44]" table:style-name="ce1">
            <text:p>89.5</text:p>
          </table:table-cell>
          <table:table-cell office:value-type="float" office:value="89.8" table:formula="of:=[.P10]+[.$C$44]" table:style-name="ce1">
            <text:p>89.8</text:p>
          </table:table-cell>
          <table:table-cell office:value-type="float" office:value="90" table:formula="of:=[.Q10]+[.$C$44]" table:style-name="ce1">
            <text:p>90</text:p>
          </table:table-cell>
          <table:table-cell office:value-type="float" office:value="90.3" table:formula="of:=[.R10]+[.$C$44]" table:style-name="ce1">
            <text:p>90.3</text:p>
          </table:table-cell>
          <table:table-cell office:value-type="float" office:value="90.6" table:formula="of:=[.S10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1]+[.$C$44]" table:style-name="ce1">
            <text:p>90.9</text:p>
          </table:table-cell>
          <table:table-cell office:value-type="float" office:value="91.2" table:formula="of:=[.B11]+[.$C$44]" table:style-name="ce1">
            <text:p>91.2</text:p>
          </table:table-cell>
          <table:table-cell office:value-type="float" office:value="91.5" table:formula="of:=[.C11]+[.$C$44]" table:style-name="ce1">
            <text:p>91.5</text:p>
          </table:table-cell>
          <table:table-cell office:value-type="float" office:value="91.1" table:formula="of:=[.D11]+[.$C$44]" table:style-name="ce1">
            <text:p>91.1</text:p>
          </table:table-cell>
          <table:table-cell office:value-type="float" office:value="90.8" table:formula="of:=[.E11]+[.$C$44]" table:style-name="ce1">
            <text:p>90.8</text:p>
          </table:table-cell>
          <table:table-cell office:value-type="float" office:value="90.5" table:formula="of:=[.F11]+[.$C$44]" table:style-name="ce1">
            <text:p>90.5</text:p>
          </table:table-cell>
          <table:table-cell office:value-type="float" office:value="90.1" table:formula="of:=[.G11]+[.$C$44]" table:style-name="ce1">
            <text:p>90.1</text:p>
          </table:table-cell>
          <table:table-cell office:value-type="float" office:value="89.8" table:formula="of:=[.H11]+[.$C$44]" table:style-name="ce1">
            <text:p>89.8</text:p>
          </table:table-cell>
          <table:table-cell office:value-type="float" office:value="89.2" table:formula="of:=[.I11]+[.$C$44]" table:style-name="ce1">
            <text:p>89.2</text:p>
          </table:table-cell>
          <table:table-cell office:value-type="float" office:value="77.5" table:formula="of:=[.J11]+[.$C$44]" table:style-name="ce1">
            <text:p>77.5</text:p>
          </table:table-cell>
          <table:table-cell office:value-type="float" office:value="78.3" table:formula="of:=[.K11]+[.$C$44]" table:style-name="ce1">
            <text:p>78.3</text:p>
          </table:table-cell>
          <table:table-cell office:value-type="float" office:value="80" table:formula="of:=[.L11]+[.$C$44]" table:style-name="ce1">
            <text:p>80</text:p>
          </table:table-cell>
          <table:table-cell office:value-type="float" office:value="81.599999999999994" table:formula="of:=[.M11]+[.$C$44]" table:style-name="ce1">
            <text:p>81.6</text:p>
          </table:table-cell>
          <table:table-cell office:value-type="float" office:value="82.4" table:formula="of:=[.N11]+[.$C$44]" table:style-name="ce1">
            <text:p>82.4</text:p>
          </table:table-cell>
          <table:table-cell office:value-type="float" office:value="83.2" table:formula="of:=[.O11]+[.$C$44]" table:style-name="ce1">
            <text:p>83.2</text:p>
          </table:table-cell>
          <table:table-cell office:value-type="float" office:value="84" table:formula="of:=[.P11]+[.$C$44]" table:style-name="ce1">
            <text:p>84</text:p>
          </table:table-cell>
          <table:table-cell office:value-type="float" office:value="84.8" table:formula="of:=[.Q11]+[.$C$44]" table:style-name="ce1">
            <text:p>84.8</text:p>
          </table:table-cell>
          <table:table-cell office:value-type="float" office:value="85.6" table:formula="of:=[.R11]+[.$C$44]" table:style-name="ce1">
            <text:p>85.6</text:p>
          </table:table-cell>
          <table:table-cell office:value-type="float" office:value="86.3" table:formula="of:=[.S11]+[.$C$44]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6.6" table:formula="of:=[.A12]+[.$C$44]" table:style-name="ce1">
            <text:p>86.6</text:p>
          </table:table-cell>
          <table:table-cell office:value-type="float" office:value="87.1" table:formula="of:=[.B12]+[.$C$44]" table:style-name="ce1">
            <text:p>87.1</text:p>
          </table:table-cell>
          <table:table-cell office:value-type="float" office:value="87.6" table:formula="of:=[.C12]+[.$C$44]" table:style-name="ce1">
            <text:p>87.6</text:p>
          </table:table-cell>
          <table:table-cell office:value-type="float" office:value="87.9" table:formula="of:=[.D12]+[.$C$44]" table:style-name="ce1">
            <text:p>87.9</text:p>
          </table:table-cell>
          <table:table-cell office:value-type="float" office:value="88.2" table:formula="of:=[.E12]+[.$C$44]" table:style-name="ce1">
            <text:p>88.2</text:p>
          </table:table-cell>
          <table:table-cell office:value-type="float" office:value="88.5" table:formula="of:=[.F12]+[.$C$44]" table:style-name="ce1">
            <text:p>88.5</text:p>
          </table:table-cell>
          <table:table-cell office:value-type="float" office:value="88.7" table:formula="of:=[.G12]+[.$C$44]" table:style-name="ce1">
            <text:p>88.7</text:p>
          </table:table-cell>
          <table:table-cell office:value-type="float" office:value="89" table:formula="of:=[.H12]+[.$C$44]" table:style-name="ce1">
            <text:p>89</text:p>
          </table:table-cell>
          <table:table-cell office:value-type="float" office:value="89.3" table:formula="of:=[.I12]+[.$C$44]" table:style-name="ce1">
            <text:p>89.3</text:p>
          </table:table-cell>
          <table:table-cell office:value-type="float" office:value="89.6" table:formula="of:=[.J12]+[.$C$44]" table:style-name="ce1">
            <text:p>89.6</text:p>
          </table:table-cell>
          <table:table-cell office:value-type="float" office:value="89.9" table:formula="of:=[.K12]+[.$C$44]" table:style-name="ce1">
            <text:p>89.9</text:p>
          </table:table-cell>
          <table:table-cell office:value-type="float" office:value="90.2" table:formula="of:=[.L12]+[.$C$44]" table:style-name="ce1">
            <text:p>90.2</text:p>
          </table:table-cell>
          <table:table-cell office:value-type="float" office:value="90.5" table:formula="of:=[.M12]+[.$C$44]" table:style-name="ce1">
            <text:p>90.5</text:p>
          </table:table-cell>
          <table:table-cell office:value-type="float" office:value="90.8" table:formula="of:=[.N12]+[.$C$44]" table:style-name="ce1">
            <text:p>90.8</text:p>
          </table:table-cell>
          <table:table-cell office:value-type="float" office:value="91.1" table:formula="of:=[.O12]+[.$C$44]" table:style-name="ce1">
            <text:p>91.1</text:p>
          </table:table-cell>
          <table:table-cell office:value-type="float" office:value="91.4" table:formula="of:=[.P12]+[.$C$44]" table:style-name="ce1">
            <text:p>91.4</text:p>
          </table:table-cell>
          <table:table-cell office:value-type="float" office:value="91.7" table:formula="of:=[.Q12]+[.$C$44]" table:style-name="ce1">
            <text:p>91.7</text:p>
          </table:table-cell>
          <table:table-cell office:value-type="float" office:value="92" table:formula="of:=[.R12]+[.$C$44]" table:style-name="ce1">
            <text:p>92</text:p>
          </table:table-cell>
          <table:table-cell office:value-type="float" office:value="92.2" table:formula="of:=[.S12]+[.$C$44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91.9" table:formula="of:=[.A13]+[.$C$44]" table:style-name="ce1">
            <text:p>91.9</text:p>
          </table:table-cell>
          <table:table-cell office:value-type="float" office:value="91.6" table:formula="of:=[.B13]+[.$C$44]" table:style-name="ce1">
            <text:p>91.6</text:p>
          </table:table-cell>
          <table:table-cell office:value-type="float" office:value="91.2" table:formula="of:=[.C13]+[.$C$44]" table:style-name="ce1">
            <text:p>91.2</text:p>
          </table:table-cell>
          <table:table-cell office:value-type="float" office:value="90.9" table:formula="of:=[.D13]+[.$C$44]" table:style-name="ce1">
            <text:p>90.9</text:p>
          </table:table-cell>
          <table:table-cell office:value-type="float" office:value="90.6" table:formula="of:=[.E13]+[.$C$44]" table:style-name="ce1">
            <text:p>90.6</text:p>
          </table:table-cell>
          <table:table-cell office:value-type="float" office:value="89.8" table:formula="of:=[.F13]+[.$C$44]" table:style-name="ce1">
            <text:p>89.8</text:p>
          </table:table-cell>
          <table:table-cell office:value-type="float" office:value="89.2" table:formula="of:=[.G13]+[.$C$44]" table:style-name="ce1">
            <text:p>89.2</text:p>
          </table:table-cell>
          <table:table-cell office:value-type="float" office:value="78.400000000000006" table:formula="of:=[.H13]+[.$C$44]" table:style-name="ce1">
            <text:p>78.4</text:p>
          </table:table-cell>
          <table:table-cell office:value-type="float" office:value="79.3" table:formula="of:=[.I13]+[.$C$44]" table:style-name="ce1">
            <text:p>79.3</text:p>
          </table:table-cell>
          <table:table-cell office:value-type="float" office:value="80.900000000000006" table:formula="of:=[.J13]+[.$C$44]" table:style-name="ce1">
            <text:p>80.9</text:p>
          </table:table-cell>
          <table:table-cell office:value-type="float" office:value="82.6" table:formula="of:=[.K13]+[.$C$44]" table:style-name="ce1">
            <text:p>82.6</text:p>
          </table:table-cell>
          <table:table-cell office:value-type="float" office:value="83.4" table:formula="of:=[.L13]+[.$C$44]" table:style-name="ce1">
            <text:p>83.4</text:p>
          </table:table-cell>
          <table:table-cell office:value-type="float" office:value="84.2" table:formula="of:=[.M13]+[.$C$44]" table:style-name="ce1">
            <text:p>84.2</text:p>
          </table:table-cell>
          <table:table-cell office:value-type="float" office:value="85" table:formula="of:=[.N13]+[.$C$44]" table:style-name="ce1">
            <text:p>85</text:p>
          </table:table-cell>
          <table:table-cell office:value-type="float" office:value="85.8" table:formula="of:=[.O13]+[.$C$44]" table:style-name="ce1">
            <text:p>85.8</text:p>
          </table:table-cell>
          <table:table-cell office:value-type="float" office:value="86.6" table:formula="of:=[.P13]+[.$C$44]" table:style-name="ce1">
            <text:p>86.6</text:p>
          </table:table-cell>
          <table:table-cell office:value-type="float" office:value="87.4" table:formula="of:=[.Q13]+[.$C$44]" table:style-name="ce1">
            <text:p>87.4</text:p>
          </table:table-cell>
          <table:table-cell office:value-type="float" office:value="87.7" table:formula="of:=[.R13]+[.$C$44]" table:style-name="ce1">
            <text:p>87.7</text:p>
          </table:table-cell>
          <table:table-cell office:value-type="float" office:value="88.1" table:formula="of:=[.S13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4]+[.$C$44]" table:style-name="ce1">
            <text:p>88.6</text:p>
          </table:table-cell>
          <table:table-cell office:value-type="float" office:value="88.9" table:formula="of:=[.B14]+[.$C$44]" table:style-name="ce1">
            <text:p>88.9</text:p>
          </table:table-cell>
          <table:table-cell office:value-type="float" office:value="89.2" table:formula="of:=[.C14]+[.$C$44]" table:style-name="ce1">
            <text:p>89.2</text:p>
          </table:table-cell>
          <table:table-cell office:value-type="float" office:value="89.5" table:formula="of:=[.D14]+[.$C$44]" table:style-name="ce1">
            <text:p>89.5</text:p>
          </table:table-cell>
          <table:table-cell office:value-type="float" office:value="89.8" table:formula="of:=[.E14]+[.$C$44]" table:style-name="ce1">
            <text:p>89.8</text:p>
          </table:table-cell>
          <table:table-cell office:value-type="float" office:value="90.1" table:formula="of:=[.F14]+[.$C$44]" table:style-name="ce1">
            <text:p>90.1</text:p>
          </table:table-cell>
          <table:table-cell office:value-type="float" office:value="90.4" table:formula="of:=[.G14]+[.$C$44]" table:style-name="ce1">
            <text:p>90.4</text:p>
          </table:table-cell>
          <table:table-cell office:value-type="float" office:value="90.7" table:formula="of:=[.H14]+[.$C$44]" table:style-name="ce1">
            <text:p>90.7</text:p>
          </table:table-cell>
          <table:table-cell office:value-type="float" office:value="91" table:formula="of:=[.I14]+[.$C$44]" table:style-name="ce1">
            <text:p>91</text:p>
          </table:table-cell>
          <table:table-cell office:value-type="float" office:value="91.3" table:formula="of:=[.J14]+[.$C$44]" table:style-name="ce1">
            <text:p>91.3</text:p>
          </table:table-cell>
          <table:table-cell office:value-type="float" office:value="91.6" table:formula="of:=[.K14]+[.$C$44]" table:style-name="ce1">
            <text:p>91.6</text:p>
          </table:table-cell>
          <table:table-cell office:value-type="float" office:value="91.9" table:formula="of:=[.L14]+[.$C$44]" table:style-name="ce1">
            <text:p>91.9</text:p>
          </table:table-cell>
          <table:table-cell office:value-type="float" office:value="92.2" table:formula="of:=[.M14]+[.$C$44]" table:style-name="ce1">
            <text:p>92.2</text:p>
          </table:table-cell>
          <table:table-cell office:value-type="float" office:value="92.5" table:formula="of:=[.N14]+[.$C$44]" table:style-name="ce1">
            <text:p>92.5</text:p>
          </table:table-cell>
          <table:table-cell office:value-type="float" office:value="92.8" table:formula="of:=[.O14]+[.$C$44]" table:style-name="ce1">
            <text:p>92.8</text:p>
          </table:table-cell>
          <table:table-cell office:value-type="float" office:value="92.5" table:formula="of:=[.P14]+[.$C$44]" table:style-name="ce1">
            <text:p>92.5</text:p>
          </table:table-cell>
          <table:table-cell office:value-type="float" office:value="92.2" table:formula="of:=[.Q14]+[.$C$44]" table:style-name="ce1">
            <text:p>92.2</text:p>
          </table:table-cell>
          <table:table-cell office:value-type="float" office:value="91.8" table:formula="of:=[.R14]+[.$C$44]" table:style-name="ce1">
            <text:p>91.8</text:p>
          </table:table-cell>
          <table:table-cell office:value-type="float" office:value="91.5" table:formula="of:=[.S14]+[.$C$44]" table:style-name="ce1">
            <text:p>91.5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5]+[.$C$44]" table:style-name="ce1">
            <text:p>91.1</text:p>
          </table:table-cell>
          <table:table-cell office:value-type="float" office:value="90.8" table:formula="of:=[.B15]+[.$C$44]" table:style-name="ce1">
            <text:p>90.8</text:p>
          </table:table-cell>
          <table:table-cell office:value-type="float" office:value="90.6" table:formula="of:=[.C15]+[.$C$44]" table:style-name="ce1">
            <text:p>90.6</text:p>
          </table:table-cell>
          <table:table-cell office:value-type="float" office:value="89.8" table:formula="of:=[.D15]+[.$C$44]" table:style-name="ce1">
            <text:p>89.8</text:p>
          </table:table-cell>
          <table:table-cell office:value-type="float" office:value="89.2" table:formula="of:=[.E15]+[.$C$44]" table:style-name="ce1">
            <text:p>89.2</text:p>
          </table:table-cell>
          <table:table-cell office:value-type="float" office:value="79.099999999999994" table:formula="of:=[.F15]+[.$C$44]" table:style-name="ce1">
            <text:p>79.1</text:p>
          </table:table-cell>
          <table:table-cell office:value-type="float" office:value="80" table:formula="of:=[.G15]+[.$C$44]" table:style-name="ce1">
            <text:p>80</text:p>
          </table:table-cell>
          <table:table-cell office:value-type="float" office:value="81.7" table:formula="of:=[.H15]+[.$C$44]" table:style-name="ce1">
            <text:p>81.7</text:p>
          </table:table-cell>
          <table:table-cell office:value-type="float" office:value="83.3" table:formula="of:=[.I15]+[.$C$44]" table:style-name="ce1">
            <text:p>83.3</text:p>
          </table:table-cell>
          <table:table-cell office:value-type="float" office:value="84.1" table:formula="of:=[.J15]+[.$C$44]" table:style-name="ce1">
            <text:p>84.1</text:p>
          </table:table-cell>
          <table:table-cell office:value-type="float" office:value="85" table:formula="of:=[.K15]+[.$C$44]" table:style-name="ce1">
            <text:p>85</text:p>
          </table:table-cell>
          <table:table-cell office:value-type="float" office:value="85.8" table:formula="of:=[.L15]+[.$C$44]" table:style-name="ce1">
            <text:p>85.8</text:p>
          </table:table-cell>
          <table:table-cell office:value-type="float" office:value="86.6" table:formula="of:=[.M15]+[.$C$44]" table:style-name="ce1">
            <text:p>86.6</text:p>
          </table:table-cell>
          <table:table-cell office:value-type="float" office:value="87.4" table:formula="of:=[.N15]+[.$C$44]" table:style-name="ce1">
            <text:p>87.4</text:p>
          </table:table-cell>
          <table:table-cell office:value-type="float" office:value="88.1" table:formula="of:=[.O15]+[.$C$44]" table:style-name="ce1">
            <text:p>88.1</text:p>
          </table:table-cell>
          <table:table-cell office:value-type="float" office:value="88.4" table:formula="of:=[.P15]+[.$C$44]" table:style-name="ce1">
            <text:p>88.4</text:p>
          </table:table-cell>
          <table:table-cell office:value-type="float" office:value="88.9" table:formula="of:=[.Q15]+[.$C$44]" table:style-name="ce1">
            <text:p>88.9</text:p>
          </table:table-cell>
          <table:table-cell office:value-type="float" office:value="89.4" table:formula="of:=[.R15]+[.$C$44]" table:style-name="ce1">
            <text:p>89.4</text:p>
          </table:table-cell>
          <table:table-cell office:value-type="float" office:value="89.7" table:formula="of:=[.S15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" table:formula="of:=[.A16]+[.$C$44]" table:style-name="ce1">
            <text:p>90</text:p>
          </table:table-cell>
          <table:table-cell office:value-type="float" office:value="90.3" table:formula="of:=[.B16]+[.$C$44]" table:style-name="ce1">
            <text:p>90.3</text:p>
          </table:table-cell>
          <table:table-cell office:value-type="float" office:value="90.6" table:formula="of:=[.C16]+[.$C$44]" table:style-name="ce1">
            <text:p>90.6</text:p>
          </table:table-cell>
          <table:table-cell office:value-type="float" office:value="90.9" table:formula="of:=[.D16]+[.$C$44]" table:style-name="ce1">
            <text:p>90.9</text:p>
          </table:table-cell>
          <table:table-cell office:value-type="float" office:value="91.2" table:formula="of:=[.E16]+[.$C$44]" table:style-name="ce1">
            <text:p>91.2</text:p>
          </table:table-cell>
          <table:table-cell office:value-type="float" office:value="91.5" table:formula="of:=[.F16]+[.$C$44]" table:style-name="ce1">
            <text:p>91.5</text:p>
          </table:table-cell>
          <table:table-cell office:value-type="float" office:value="91.8" table:formula="of:=[.G16]+[.$C$44]" table:style-name="ce1">
            <text:p>91.8</text:p>
          </table:table-cell>
          <table:table-cell office:value-type="float" office:value="92.1" table:formula="of:=[.H16]+[.$C$44]" table:style-name="ce1">
            <text:p>92.1</text:p>
          </table:table-cell>
          <table:table-cell office:value-type="float" office:value="92.4" table:formula="of:=[.I16]+[.$C$44]" table:style-name="ce1">
            <text:p>92.4</text:p>
          </table:table-cell>
          <table:table-cell office:value-type="float" office:value="92.7" table:formula="of:=[.J16]+[.$C$44]" table:style-name="ce1">
            <text:p>92.7</text:p>
          </table:table-cell>
          <table:table-cell office:value-type="float" office:value="93" table:formula="of:=[.K16]+[.$C$44]" table:style-name="ce1">
            <text:p>93</text:p>
          </table:table-cell>
          <table:table-cell office:value-type="float" office:value="92.8" table:formula="of:=[.L16]+[.$C$44]" table:style-name="ce1">
            <text:p>92.8</text:p>
          </table:table-cell>
          <table:table-cell office:value-type="float" office:value="92.5" table:formula="of:=[.M16]+[.$C$44]" table:style-name="ce1">
            <text:p>92.5</text:p>
          </table:table-cell>
          <table:table-cell office:value-type="float" office:value="92.1" table:formula="of:=[.N16]+[.$C$44]" table:style-name="ce1">
            <text:p>92.1</text:p>
          </table:table-cell>
          <table:table-cell office:value-type="float" office:value="91.7" table:formula="of:=[.O16]+[.$C$44]" table:style-name="ce1">
            <text:p>91.7</text:p>
          </table:table-cell>
          <table:table-cell office:value-type="float" office:value="91.4" table:formula="of:=[.P16]+[.$C$44]" table:style-name="ce1">
            <text:p>91.4</text:p>
          </table:table-cell>
          <table:table-cell office:value-type="float" office:value="91.1" table:formula="of:=[.Q16]+[.$C$44]" table:style-name="ce1">
            <text:p>91.1</text:p>
          </table:table-cell>
          <table:table-cell office:value-type="float" office:value="90.7" table:formula="of:=[.R16]+[.$C$44]" table:style-name="ce1">
            <text:p>90.7</text:p>
          </table:table-cell>
          <table:table-cell office:value-type="float" office:value="90.8" table:formula="of:=[.S16]+[.$C$44]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0.6" table:formula="of:=[.A17]+[.$C$44]" table:style-name="ce1">
            <text:p>90.6</text:p>
          </table:table-cell>
          <table:table-cell office:value-type="float" office:value="89.8" table:formula="of:=[.B17]+[.$C$44]" table:style-name="ce1">
            <text:p>89.8</text:p>
          </table:table-cell>
          <table:table-cell office:value-type="float" office:value="89.2" table:formula="of:=[.C17]+[.$C$44]" table:style-name="ce1">
            <text:p>89.2</text:p>
          </table:table-cell>
          <table:table-cell office:value-type="float" office:value="80.3" table:formula="of:=[.D17]+[.$C$44]" table:style-name="ce1">
            <text:p>80.3</text:p>
          </table:table-cell>
          <table:table-cell office:value-type="float" office:value="81.2" table:formula="of:=[.E17]+[.$C$44]" table:style-name="ce1">
            <text:p>81.2</text:p>
          </table:table-cell>
          <table:table-cell office:value-type="float" office:value="82.9" table:formula="of:=[.F17]+[.$C$44]" table:style-name="ce1">
            <text:p>82.9</text:p>
          </table:table-cell>
          <table:table-cell office:value-type="float" office:value="84.6" table:formula="of:=[.G17]+[.$C$44]" table:style-name="ce1">
            <text:p>84.6</text:p>
          </table:table-cell>
          <table:table-cell office:value-type="float" office:value="85.4" table:formula="of:=[.H17]+[.$C$44]" table:style-name="ce1">
            <text:p>85.4</text:p>
          </table:table-cell>
          <table:table-cell office:value-type="float" office:value="86.3" table:formula="of:=[.I17]+[.$C$44]" table:style-name="ce1">
            <text:p>86.3</text:p>
          </table:table-cell>
          <table:table-cell office:value-type="float" office:value="87.1" table:formula="of:=[.J17]+[.$C$44]" table:style-name="ce1">
            <text:p>87.1</text:p>
          </table:table-cell>
          <table:table-cell office:value-type="float" office:value="87.9" table:formula="of:=[.K17]+[.$C$44]" table:style-name="ce1">
            <text:p>87.9</text:p>
          </table:table-cell>
          <table:table-cell office:value-type="float" office:value="88.7" table:formula="of:=[.L17]+[.$C$44]" table:style-name="ce1">
            <text:p>88.7</text:p>
          </table:table-cell>
          <table:table-cell office:value-type="float" office:value="89.5" table:formula="of:=[.M17]+[.$C$44]" table:style-name="ce1">
            <text:p>89.5</text:p>
          </table:table-cell>
          <table:table-cell office:value-type="float" office:value="89.8" table:formula="of:=[.N17]+[.$C$44]" table:style-name="ce1">
            <text:p>89.8</text:p>
          </table:table-cell>
          <table:table-cell office:value-type="float" office:value="90.3" table:formula="of:=[.O17]+[.$C$44]" table:style-name="ce1">
            <text:p>90.3</text:p>
          </table:table-cell>
          <table:table-cell office:value-type="float" office:value="90.7" table:formula="of:=[.P17]+[.$C$44]" table:style-name="ce1">
            <text:p>90.7</text:p>
          </table:table-cell>
          <table:table-cell office:value-type="float" office:value="91" table:formula="of:=[.Q17]+[.$C$44]" table:style-name="ce1">
            <text:p>91</text:p>
          </table:table-cell>
          <table:table-cell office:value-type="float" office:value="91.4" table:formula="of:=[.R17]+[.$C$44]" table:style-name="ce1">
            <text:p>91.4</text:p>
          </table:table-cell>
          <table:table-cell office:value-type="float" office:value="91.7" table:formula="of:=[.S17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2" table:formula="of:=[.A18]+[.$C$44]" table:style-name="ce1">
            <text:p>92</text:p>
          </table:table-cell>
          <table:table-cell office:value-type="float" office:value="92.3" table:formula="of:=[.B18]+[.$C$44]" table:style-name="ce1">
            <text:p>92.3</text:p>
          </table:table-cell>
          <table:table-cell office:value-type="float" office:value="92.6" table:formula="of:=[.C18]+[.$C$44]" table:style-name="ce1">
            <text:p>92.6</text:p>
          </table:table-cell>
          <table:table-cell office:value-type="float" office:value="92.9" table:formula="of:=[.D18]+[.$C$44]" table:style-name="ce1">
            <text:p>92.9</text:p>
          </table:table-cell>
          <table:table-cell office:value-type="float" office:value="93.2" table:formula="of:=[.E18]+[.$C$44]" table:style-name="ce1">
            <text:p>93.2</text:p>
          </table:table-cell>
          <table:table-cell office:value-type="float" office:value="93.5" table:formula="of:=[.F18]+[.$C$44]" table:style-name="ce1">
            <text:p>93.5</text:p>
          </table:table-cell>
          <table:table-cell office:value-type="float" office:value="93.8" table:formula="of:=[.G18]+[.$C$44]" table:style-name="ce1">
            <text:p>93.8</text:p>
          </table:table-cell>
          <table:table-cell office:value-type="float" office:value="93.8" table:formula="of:=[.H18]+[.$C$44]" table:style-name="ce1">
            <text:p>93.8</text:p>
          </table:table-cell>
          <table:table-cell office:value-type="float" office:value="93.4" table:formula="of:=[.I18]+[.$C$44]" table:style-name="ce1">
            <text:p>93.4</text:p>
          </table:table-cell>
          <table:table-cell office:value-type="float" office:value="93" table:formula="of:=[.J18]+[.$C$44]" table:style-name="ce1">
            <text:p>93</text:p>
          </table:table-cell>
          <table:table-cell office:value-type="float" office:value="92.6" table:formula="of:=[.K18]+[.$C$44]" table:style-name="ce1">
            <text:p>92.6</text:p>
          </table:table-cell>
          <table:table-cell office:value-type="float" office:value="92.3" table:formula="of:=[.L18]+[.$C$44]" table:style-name="ce1">
            <text:p>92.3</text:p>
          </table:table-cell>
          <table:table-cell office:value-type="float" office:value="91.9" table:formula="of:=[.M18]+[.$C$44]" table:style-name="ce1">
            <text:p>91.9</text:p>
          </table:table-cell>
          <table:table-cell office:value-type="float" office:value="91.6" table:formula="of:=[.N18]+[.$C$44]" table:style-name="ce1">
            <text:p>91.6</text:p>
          </table:table-cell>
          <table:table-cell office:value-type="float" office:value="91.3" table:formula="of:=[.O18]+[.$C$44]" table:style-name="ce1">
            <text:p>91.3</text:p>
          </table:table-cell>
          <table:table-cell office:value-type="float" office:value="90.7" table:formula="of:=[.P18]+[.$C$44]" table:style-name="ce1">
            <text:p>90.7</text:p>
          </table:table-cell>
          <table:table-cell office:value-type="float" office:value="90.8" table:formula="of:=[.Q18]+[.$C$44]" table:style-name="ce1">
            <text:p>90.8</text:p>
          </table:table-cell>
          <table:table-cell office:value-type="float" office:value="90.6" table:formula="of:=[.R18]+[.$C$44]" table:style-name="ce1">
            <text:p>90.6</text:p>
          </table:table-cell>
          <table:table-cell office:value-type="float" office:value="89.8" table:formula="of:=[.S18]+[.$C$44]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89.2" table:formula="of:=[.A19]+[.$C$44]" table:style-name="ce1">
            <text:p>89.2</text:p>
          </table:table-cell>
          <table:table-cell office:value-type="float" office:value="81.5" table:formula="of:=[.B19]+[.$C$44]" table:style-name="ce1">
            <text:p>81.5</text:p>
          </table:table-cell>
          <table:table-cell office:value-type="float" office:value="82.4" table:formula="of:=[.C19]+[.$C$44]" table:style-name="ce1">
            <text:p>82.4</text:p>
          </table:table-cell>
          <table:table-cell office:value-type="float" office:value="84.2" table:formula="of:=[.D19]+[.$C$44]" table:style-name="ce1">
            <text:p>84.2</text:p>
          </table:table-cell>
          <table:table-cell office:value-type="float" office:value="85.9" table:formula="of:=[.E19]+[.$C$44]" table:style-name="ce1">
            <text:p>85.9</text:p>
          </table:table-cell>
          <table:table-cell office:value-type="float" office:value="86.7" table:formula="of:=[.F19]+[.$C$44]" table:style-name="ce1">
            <text:p>86.7</text:p>
          </table:table-cell>
          <table:table-cell office:value-type="float" office:value="87.6" table:formula="of:=[.G19]+[.$C$44]" table:style-name="ce1">
            <text:p>87.6</text:p>
          </table:table-cell>
          <table:table-cell office:value-type="float" office:value="88.4" table:formula="of:=[.H19]+[.$C$44]" table:style-name="ce1">
            <text:p>88.4</text:p>
          </table:table-cell>
          <table:table-cell office:value-type="float" office:value="89.2" table:formula="of:=[.I19]+[.$C$44]" table:style-name="ce1">
            <text:p>89.2</text:p>
          </table:table-cell>
          <table:table-cell office:value-type="float" office:value="90" table:formula="of:=[.J19]+[.$C$44]" table:style-name="ce1">
            <text:p>90</text:p>
          </table:table-cell>
          <table:table-cell office:value-type="float" office:value="90.9" table:formula="of:=[.K19]+[.$C$44]" table:style-name="ce1">
            <text:p>90.9</text:p>
          </table:table-cell>
          <table:table-cell office:value-type="float" office:value="91.2" table:formula="of:=[.L19]+[.$C$44]" table:style-name="ce1">
            <text:p>91.2</text:p>
          </table:table-cell>
          <table:table-cell office:value-type="float" office:value="91.7" table:formula="of:=[.M19]+[.$C$44]" table:style-name="ce1">
            <text:p>91.7</text:p>
          </table:table-cell>
          <table:table-cell office:value-type="float" office:value="92.1" table:formula="of:=[.N19]+[.$C$44]" table:style-name="ce1">
            <text:p>92.1</text:p>
          </table:table-cell>
          <table:table-cell office:value-type="float" office:value="92.4" table:formula="of:=[.O19]+[.$C$44]" table:style-name="ce1">
            <text:p>92.4</text:p>
          </table:table-cell>
          <table:table-cell office:value-type="float" office:value="92.8" table:formula="of:=[.P19]+[.$C$44]" table:style-name="ce1">
            <text:p>92.8</text:p>
          </table:table-cell>
          <table:table-cell office:value-type="float" office:value="93.1" table:formula="of:=[.Q19]+[.$C$44]" table:style-name="ce1">
            <text:p>93.1</text:p>
          </table:table-cell>
          <table:table-cell office:value-type="float" office:value="93.4" table:formula="of:=[.R19]+[.$C$44]" table:style-name="ce1">
            <text:p>93.4</text:p>
          </table:table-cell>
          <table:table-cell office:value-type="float" office:value="93.7" table:formula="of:=[.S19]+[.$C$44]" table:style-name="ce1">
            <text:p>93.7</text:p>
          </table:table-cell>
          <table:table-cell table:number-columns-repeated="16365"/>
        </table:table-row>
        <table:table-row table:style-name="ro1">
          <table:table-cell office:value-type="float" office:value="94" table:formula="of:=[.A20]+[.$C$44]" table:style-name="ce1">
            <text:p>94</text:p>
          </table:table-cell>
          <table:table-cell office:value-type="float" office:value="94.3" table:formula="of:=[.B20]+[.$C$44]" table:style-name="ce1">
            <text:p>94.3</text:p>
          </table:table-cell>
          <table:table-cell office:value-type="float" office:value="94.6" table:formula="of:=[.C20]+[.$C$44]" table:style-name="ce1">
            <text:p>94.6</text:p>
          </table:table-cell>
          <table:table-cell office:value-type="float" office:value="94.6" table:formula="of:=[.D20]+[.$C$44]" table:style-name="ce1">
            <text:p>94.6</text:p>
          </table:table-cell>
          <table:table-cell office:value-type="float" office:value="94.3" table:formula="of:=[.E20]+[.$C$44]" table:style-name="ce1">
            <text:p>94.3</text:p>
          </table:table-cell>
          <table:table-cell office:value-type="float" office:value="93.9" table:formula="of:=[.F20]+[.$C$44]" table:style-name="ce1">
            <text:p>93.9</text:p>
          </table:table-cell>
          <table:table-cell office:value-type="float" office:value="93.5" table:formula="of:=[.G20]+[.$C$44]" table:style-name="ce1">
            <text:p>93.5</text:p>
          </table:table-cell>
          <table:table-cell office:value-type="float" office:value="93.2" table:formula="of:=[.H20]+[.$C$44]" table:style-name="ce1">
            <text:p>93.2</text:p>
          </table:table-cell>
          <table:table-cell office:value-type="float" office:value="92.8" table:formula="of:=[.I20]+[.$C$44]" table:style-name="ce1">
            <text:p>92.8</text:p>
          </table:table-cell>
          <table:table-cell office:value-type="float" office:value="92.4" table:formula="of:=[.J20]+[.$C$44]" table:style-name="ce1">
            <text:p>92.4</text:p>
          </table:table-cell>
          <table:table-cell office:value-type="float" office:value="92.1" table:formula="of:=[.K20]+[.$C$44]" table:style-name="ce1">
            <text:p>92.1</text:p>
          </table:table-cell>
          <table:table-cell office:value-type="float" office:value="91.7" table:formula="of:=[.L20]+[.$C$44]" table:style-name="ce1">
            <text:p>91.7</text:p>
          </table:table-cell>
          <table:table-cell office:value-type="float" office:value="91.3" table:formula="of:=[.M20]+[.$C$44]" table:style-name="ce1">
            <text:p>91.3</text:p>
          </table:table-cell>
          <table:table-cell office:value-type="float" office:value="90.7" table:formula="of:=[.N20]+[.$C$44]" table:style-name="ce1">
            <text:p>90.7</text:p>
          </table:table-cell>
          <table:table-cell office:value-type="float" office:value="90.8" table:formula="of:=[.O20]+[.$C$44]" table:style-name="ce1">
            <text:p>90.8</text:p>
          </table:table-cell>
          <table:table-cell office:value-type="float" office:value="90.6" table:formula="of:=[.P20]+[.$C$44]" table:style-name="ce1">
            <text:p>90.6</text:p>
          </table:table-cell>
          <table:table-cell office:value-type="float" office:value="89.8" table:formula="of:=[.Q20]+[.$C$44]" table:style-name="ce1">
            <text:p>89.8</text:p>
          </table:table-cell>
          <table:table-cell office:value-type="float" office:value="89.2" table:formula="of:=[.R20]+[.$C$44]" table:style-name="ce1">
            <text:p>89.2</text:p>
          </table:table-cell>
          <table:table-cell office:value-type="float" office:value="82.8" table:formula="of:=[.S20]+[.$C$44]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7" table:formula="of:=[.A21]+[.$C$44]" table:style-name="ce1">
            <text:p>83.7</text:p>
          </table:table-cell>
          <table:table-cell office:value-type="float" office:value="85.5" table:formula="of:=[.B21]+[.$C$44]" table:style-name="ce1">
            <text:p>85.5</text:p>
          </table:table-cell>
          <table:table-cell office:value-type="float" office:value="87.2" table:formula="of:=[.C21]+[.$C$44]" table:style-name="ce1">
            <text:p>87.2</text:p>
          </table:table-cell>
          <table:table-cell office:value-type="float" office:value="88.1" table:formula="of:=[.D21]+[.$C$44]" table:style-name="ce1">
            <text:p>88.1</text:p>
          </table:table-cell>
          <table:table-cell office:value-type="float" office:value="89" table:formula="of:=[.E21]+[.$C$44]" table:style-name="ce1">
            <text:p>89</text:p>
          </table:table-cell>
          <table:table-cell office:value-type="float" office:value="89.8" table:formula="of:=[.F21]+[.$C$44]" table:style-name="ce1">
            <text:p>89.8</text:p>
          </table:table-cell>
          <table:table-cell office:value-type="float" office:value="90.6" table:formula="of:=[.G21]+[.$C$44]" table:style-name="ce1">
            <text:p>90.6</text:p>
          </table:table-cell>
          <table:table-cell office:value-type="float" office:value="91.5" table:formula="of:=[.H21]+[.$C$44]" table:style-name="ce1">
            <text:p>91.5</text:p>
          </table:table-cell>
          <table:table-cell office:value-type="float" office:value="92.3" table:formula="of:=[.I21]+[.$C$44]" table:style-name="ce1">
            <text:p>92.3</text:p>
          </table:table-cell>
          <table:table-cell office:value-type="float" office:value="92.6" table:formula="of:=[.J21]+[.$C$44]" table:style-name="ce1">
            <text:p>92.6</text:p>
          </table:table-cell>
          <table:table-cell office:value-type="float" office:value="93.1" table:formula="of:=[.K21]+[.$C$44]" table:style-name="ce1">
            <text:p>93.1</text:p>
          </table:table-cell>
          <table:table-cell office:value-type="float" office:value="93.6" table:formula="of:=[.L21]+[.$C$44]" table:style-name="ce1">
            <text:p>93.6</text:p>
          </table:table-cell>
          <table:table-cell office:value-type="float" office:value="93.9" table:formula="of:=[.M21]+[.$C$44]" table:style-name="ce1">
            <text:p>93.9</text:p>
          </table:table-cell>
          <table:table-cell office:value-type="float" office:value="94.2" table:formula="of:=[.N21]+[.$C$44]" table:style-name="ce1">
            <text:p>94.2</text:p>
          </table:table-cell>
          <table:table-cell office:value-type="float" office:value="94.6" table:formula="of:=[.O21]+[.$C$44]" table:style-name="ce1">
            <text:p>94.6</text:p>
          </table:table-cell>
          <table:table-cell office:value-type="float" office:value="94.9" table:formula="of:=[.P21]+[.$C$44]" table:style-name="ce1">
            <text:p>94.9</text:p>
          </table:table-cell>
          <table:table-cell office:value-type="float" office:value="95.2" table:formula="of:=[.Q21]+[.$C$44]" table:style-name="ce1">
            <text:p>95.2</text:p>
          </table:table-cell>
          <table:table-cell office:value-type="float" office:value="95.5" table:formula="of:=[.R21]+[.$C$44]" table:style-name="ce1">
            <text:p>95.5</text:p>
          </table:table-cell>
          <table:table-cell office:value-type="float" office:value="95.5" table:formula="of:=[.S21]+[.$C$44]" table:style-name="ce1">
            <text:p>95.5</text:p>
          </table:table-cell>
          <table:table-cell table:number-columns-repeated="16365"/>
        </table:table-row>
        <table:table-row table:style-name="ro1">
          <table:table-cell office:value-type="float" office:value="95.1" table:formula="of:=[.A22]+[.$C$44]" table:style-name="ce1">
            <text:p>95.1</text:p>
          </table:table-cell>
          <table:table-cell office:value-type="float" office:value="94.7" table:formula="of:=[.B22]+[.$C$44]" table:style-name="ce1">
            <text:p>94.7</text:p>
          </table:table-cell>
          <table:table-cell office:value-type="float" office:value="94.3" table:formula="of:=[.C22]+[.$C$44]" table:style-name="ce1">
            <text:p>94.3</text:p>
          </table:table-cell>
          <table:table-cell office:value-type="float" office:value="94" table:formula="of:=[.D22]+[.$C$44]" table:style-name="ce1">
            <text:p>94</text:p>
          </table:table-cell>
          <table:table-cell office:value-type="float" office:value="93.6" table:formula="of:=[.E22]+[.$C$44]" table:style-name="ce1">
            <text:p>93.6</text:p>
          </table:table-cell>
          <table:table-cell office:value-type="float" office:value="93.3" table:formula="of:=[.F22]+[.$C$44]" table:style-name="ce1">
            <text:p>93.3</text:p>
          </table:table-cell>
          <table:table-cell office:value-type="float" office:value="92.9" table:formula="of:=[.G22]+[.$C$44]" table:style-name="ce1">
            <text:p>92.9</text:p>
          </table:table-cell>
          <table:table-cell office:value-type="float" office:value="92.5" table:formula="of:=[.H22]+[.$C$44]" table:style-name="ce1">
            <text:p>92.5</text:p>
          </table:table-cell>
          <table:table-cell office:value-type="float" office:value="92.2" table:formula="of:=[.I22]+[.$C$44]" table:style-name="ce1">
            <text:p>92.2</text:p>
          </table:table-cell>
          <table:table-cell office:value-type="float" office:value="91.7" table:formula="of:=[.J22]+[.$C$44]" table:style-name="ce1">
            <text:p>91.7</text:p>
          </table:table-cell>
          <table:table-cell office:value-type="float" office:value="91.3" table:formula="of:=[.K22]+[.$C$44]" table:style-name="ce1">
            <text:p>91.3</text:p>
          </table:table-cell>
          <table:table-cell office:value-type="float" office:value="90.7" table:formula="of:=[.L22]+[.$C$44]" table:style-name="ce1">
            <text:p>90.7</text:p>
          </table:table-cell>
          <table:table-cell office:value-type="float" office:value="90.8" table:formula="of:=[.M22]+[.$C$44]" table:style-name="ce1">
            <text:p>90.8</text:p>
          </table:table-cell>
          <table:table-cell office:value-type="float" office:value="90.6" table:formula="of:=[.N22]+[.$C$44]" table:style-name="ce1">
            <text:p>90.6</text:p>
          </table:table-cell>
          <table:table-cell office:value-type="float" office:value="89.8" table:formula="of:=[.O22]+[.$C$44]" table:style-name="ce1">
            <text:p>89.8</text:p>
          </table:table-cell>
          <table:table-cell office:value-type="float" office:value="89.2" table:formula="of:=[.P22]+[.$C$44]" table:style-name="ce1">
            <text:p>89.2</text:p>
          </table:table-cell>
          <table:table-cell office:value-type="float" office:value="84.1" table:formula="of:=[.Q22]+[.$C$44]" table:style-name="ce1">
            <text:p>84.1</text:p>
          </table:table-cell>
          <table:table-cell office:value-type="float" office:value="85.1" table:formula="of:=[.R22]+[.$C$44]" table:style-name="ce1">
            <text:p>85.1</text:p>
          </table:table-cell>
          <table:table-cell office:value-type="float" office:value="86.9" table:formula="of:=[.S22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8.7" table:formula="of:=[.A23]+[.$C$44]" table:style-name="ce1">
            <text:p>88.7</text:p>
          </table:table-cell>
          <table:table-cell office:value-type="float" office:value="89.5" table:formula="of:=[.B23]+[.$C$44]" table:style-name="ce1">
            <text:p>89.5</text:p>
          </table:table-cell>
          <table:table-cell office:value-type="float" office:value="90.4" table:formula="of:=[.C23]+[.$C$44]" table:style-name="ce1">
            <text:p>90.4</text:p>
          </table:table-cell>
          <table:table-cell office:value-type="float" office:value="91.3" table:formula="of:=[.D23]+[.$C$44]" table:style-name="ce1">
            <text:p>91.3</text:p>
          </table:table-cell>
          <table:table-cell office:value-type="float" office:value="92.1" table:formula="of:=[.E23]+[.$C$44]" table:style-name="ce1">
            <text:p>92.1</text:p>
          </table:table-cell>
          <table:table-cell office:value-type="float" office:value="92.9" table:formula="of:=[.F23]+[.$C$44]" table:style-name="ce1">
            <text:p>92.9</text:p>
          </table:table-cell>
          <table:table-cell office:value-type="float" office:value="93.8" table:formula="of:=[.G23]+[.$C$44]" table:style-name="ce1">
            <text:p>93.8</text:p>
          </table:table-cell>
          <table:table-cell office:value-type="float" office:value="94.1" table:formula="of:=[.H23]+[.$C$44]" table:style-name="ce1">
            <text:p>94.1</text:p>
          </table:table-cell>
          <table:table-cell office:value-type="float" office:value="94.6" table:formula="of:=[.I23]+[.$C$44]" table:style-name="ce1">
            <text:p>94.6</text:p>
          </table:table-cell>
          <table:table-cell office:value-type="float" office:value="95.1" table:formula="of:=[.J23]+[.$C$44]" table:style-name="ce1">
            <text:p>95.1</text:p>
          </table:table-cell>
          <table:table-cell office:value-type="float" office:value="95.4" table:formula="of:=[.K23]+[.$C$44]" table:style-name="ce1">
            <text:p>95.4</text:p>
          </table:table-cell>
          <table:table-cell office:value-type="float" office:value="95.8" table:formula="of:=[.L23]+[.$C$44]" table:style-name="ce1">
            <text:p>95.8</text:p>
          </table:table-cell>
          <table:table-cell office:value-type="float" office:value="96.1" table:formula="of:=[.M23]+[.$C$44]" table:style-name="ce1">
            <text:p>96.1</text:p>
          </table:table-cell>
          <table:table-cell office:value-type="float" office:value="96.4" table:formula="of:=[.N23]+[.$C$44]" table:style-name="ce1">
            <text:p>96.4</text:p>
          </table:table-cell>
          <table:table-cell office:value-type="float" office:value="96.4" table:formula="of:=[.O23]+[.$C$44]" table:style-name="ce1">
            <text:p>96.4</text:p>
          </table:table-cell>
          <table:table-cell office:value-type="float" office:value="95.9" table:formula="of:=[.P23]+[.$C$44]" table:style-name="ce1">
            <text:p>95.9</text:p>
          </table:table-cell>
          <table:table-cell office:value-type="float" office:value="95.5" table:formula="of:=[.Q23]+[.$C$44]" table:style-name="ce1">
            <text:p>95.5</text:p>
          </table:table-cell>
          <table:table-cell office:value-type="float" office:value="95.1" table:formula="of:=[.R23]+[.$C$44]" table:style-name="ce1">
            <text:p>95.1</text:p>
          </table:table-cell>
          <table:table-cell office:value-type="float" office:value="94.7" table:formula="of:=[.S23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.4" table:formula="of:=[.A24]+[.$C$44]" table:style-name="ce1">
            <text:p>94.4</text:p>
          </table:table-cell>
          <table:table-cell office:value-type="float" office:value="94" table:formula="of:=[.B24]+[.$C$44]" table:style-name="ce1">
            <text:p>94</text:p>
          </table:table-cell>
          <table:table-cell office:value-type="float" office:value="93.7" table:formula="of:=[.C24]+[.$C$44]" table:style-name="ce1">
            <text:p>93.7</text:p>
          </table:table-cell>
          <table:table-cell office:value-type="float" office:value="93.3" table:formula="of:=[.D24]+[.$C$44]" table:style-name="ce1">
            <text:p>93.3</text:p>
          </table:table-cell>
          <table:table-cell office:value-type="float" office:value="92.9" table:formula="of:=[.E24]+[.$C$44]" table:style-name="ce1">
            <text:p>92.9</text:p>
          </table:table-cell>
          <table:table-cell office:value-type="float" office:value="92.6" table:formula="of:=[.F24]+[.$C$44]" table:style-name="ce1">
            <text:p>92.6</text:p>
          </table:table-cell>
          <table:table-cell office:value-type="float" office:value="92.2" table:formula="of:=[.G24]+[.$C$44]" table:style-name="ce1">
            <text:p>92.2</text:p>
          </table:table-cell>
          <table:table-cell office:value-type="float" office:value="91.7" table:formula="of:=[.H24]+[.$C$44]" table:style-name="ce1">
            <text:p>91.7</text:p>
          </table:table-cell>
          <table:table-cell office:value-type="float" office:value="91.3" table:formula="of:=[.I24]+[.$C$44]" table:style-name="ce1">
            <text:p>91.3</text:p>
          </table:table-cell>
          <table:table-cell office:value-type="float" office:value="90.7" table:formula="of:=[.J24]+[.$C$44]" table:style-name="ce1">
            <text:p>90.7</text:p>
          </table:table-cell>
          <table:table-cell office:value-type="float" office:value="90.8" table:formula="of:=[.K24]+[.$C$44]" table:style-name="ce1">
            <text:p>90.8</text:p>
          </table:table-cell>
          <table:table-cell office:value-type="float" office:value="90.6" table:formula="of:=[.L24]+[.$C$44]" table:style-name="ce1">
            <text:p>90.6</text:p>
          </table:table-cell>
          <table:table-cell office:value-type="float" office:value="89.8" table:formula="of:=[.M24]+[.$C$44]" table:style-name="ce1">
            <text:p>89.8</text:p>
          </table:table-cell>
          <table:table-cell office:value-type="float" office:value="89.2" table:formula="of:=[.N24]+[.$C$44]" table:style-name="ce1">
            <text:p>89.2</text:p>
          </table:table-cell>
          <table:table-cell office:value-type="float" office:value="84.8" table:formula="of:=[.O24]+[.$C$44]" table:style-name="ce1">
            <text:p>84.8</text:p>
          </table:table-cell>
          <table:table-cell office:value-type="float" office:value="85.8" table:formula="of:=[.P24]+[.$C$44]" table:style-name="ce1">
            <text:p>85.8</text:p>
          </table:table-cell>
          <table:table-cell office:value-type="float" office:value="87.6" table:formula="of:=[.Q24]+[.$C$44]" table:style-name="ce1">
            <text:p>87.6</text:p>
          </table:table-cell>
          <table:table-cell office:value-type="float" office:value="89.4" table:formula="of:=[.R24]+[.$C$44]" table:style-name="ce1">
            <text:p>89.4</text:p>
          </table:table-cell>
          <table:table-cell office:value-type="float" office:value="90.3" table:formula="of:=[.S24]+[.$C$44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25]+[.$C$44]" table:style-name="ce1">
            <text:p>91.1</text:p>
          </table:table-cell>
          <table:table-cell office:value-type="float" office:value="92" table:formula="of:=[.B25]+[.$C$44]" table:style-name="ce1">
            <text:p>92</text:p>
          </table:table-cell>
          <table:table-cell office:value-type="float" office:value="92.8" table:formula="of:=[.C25]+[.$C$44]" table:style-name="ce1">
            <text:p>92.8</text:p>
          </table:table-cell>
          <table:table-cell office:value-type="float" office:value="93.7" table:formula="of:=[.D25]+[.$C$44]" table:style-name="ce1">
            <text:p>93.7</text:p>
          </table:table-cell>
          <table:table-cell office:value-type="float" office:value="94.5" table:formula="of:=[.E25]+[.$C$44]" table:style-name="ce1">
            <text:p>94.5</text:p>
          </table:table-cell>
          <table:table-cell office:value-type="float" office:value="94.9" table:formula="of:=[.F25]+[.$C$44]" table:style-name="ce1">
            <text:p>94.9</text:p>
          </table:table-cell>
          <table:table-cell office:value-type="float" office:value="95.4" table:formula="of:=[.G25]+[.$C$44]" table:style-name="ce1">
            <text:p>95.4</text:p>
          </table:table-cell>
          <table:table-cell office:value-type="float" office:value="95.9" table:formula="of:=[.H25]+[.$C$44]" table:style-name="ce1">
            <text:p>95.9</text:p>
          </table:table-cell>
          <table:table-cell office:value-type="float" office:value="96.2" table:formula="of:=[.I25]+[.$C$44]" table:style-name="ce1">
            <text:p>96.2</text:p>
          </table:table-cell>
          <table:table-cell office:value-type="float" office:value="96.5" table:formula="of:=[.J25]+[.$C$44]" table:style-name="ce1">
            <text:p>96.5</text:p>
          </table:table-cell>
          <table:table-cell office:value-type="float" office:value="96.9" table:formula="of:=[.K25]+[.$C$44]" table:style-name="ce1">
            <text:p>96.9</text:p>
          </table:table-cell>
          <table:table-cell office:value-type="float" office:value="96.9" table:formula="of:=[.L25]+[.$C$44]" table:style-name="ce1">
            <text:p>96.9</text:p>
          </table:table-cell>
          <table:table-cell office:value-type="float" office:value="96.4" table:formula="of:=[.M25]+[.$C$44]" table:style-name="ce1">
            <text:p>96.4</text:p>
          </table:table-cell>
          <table:table-cell office:value-type="float" office:value="96" table:formula="of:=[.N25]+[.$C$44]" table:style-name="ce1">
            <text:p>96</text:p>
          </table:table-cell>
          <table:table-cell office:value-type="float" office:value="95.5" table:formula="of:=[.O25]+[.$C$44]" table:style-name="ce1">
            <text:p>95.5</text:p>
          </table:table-cell>
          <table:table-cell office:value-type="float" office:value="95.1" table:formula="of:=[.P25]+[.$C$44]" table:style-name="ce1">
            <text:p>95.1</text:p>
          </table:table-cell>
          <table:table-cell office:value-type="float" office:value="94.8" table:formula="of:=[.Q25]+[.$C$44]" table:style-name="ce1">
            <text:p>94.8</text:p>
          </table:table-cell>
          <table:table-cell office:value-type="float" office:value="94.4" table:formula="of:=[.R25]+[.$C$44]" table:style-name="ce1">
            <text:p>94.4</text:p>
          </table:table-cell>
          <table:table-cell office:value-type="float" office:value="94.1" table:formula="of:=[.S25]+[.$C$44]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6]+[.$C$44]" table:style-name="ce1">
            <text:p>93.7</text:p>
          </table:table-cell>
          <table:table-cell office:value-type="float" office:value="93.4" table:formula="of:=[.B26]+[.$C$44]" table:style-name="ce1">
            <text:p>93.4</text:p>
          </table:table-cell>
          <table:table-cell office:value-type="float" office:value="93" table:formula="of:=[.C26]+[.$C$44]" table:style-name="ce1">
            <text:p>93</text:p>
          </table:table-cell>
          <table:table-cell office:value-type="float" office:value="92.6" table:formula="of:=[.D26]+[.$C$44]" table:style-name="ce1">
            <text:p>92.6</text:p>
          </table:table-cell>
          <table:table-cell office:value-type="float" office:value="92.2" table:formula="of:=[.E26]+[.$C$44]" table:style-name="ce1">
            <text:p>92.2</text:p>
          </table:table-cell>
          <table:table-cell office:value-type="float" office:value="91.7" table:formula="of:=[.F26]+[.$C$44]" table:style-name="ce1">
            <text:p>91.7</text:p>
          </table:table-cell>
          <table:table-cell office:value-type="float" office:value="91.3" table:formula="of:=[.G26]+[.$C$44]" table:style-name="ce1">
            <text:p>91.3</text:p>
          </table:table-cell>
          <table:table-cell office:value-type="float" office:value="90.7" table:formula="of:=[.H26]+[.$C$44]" table:style-name="ce1">
            <text:p>90.7</text:p>
          </table:table-cell>
          <table:table-cell office:value-type="float" office:value="90.8" table:formula="of:=[.I26]+[.$C$44]" table:style-name="ce1">
            <text:p>90.8</text:p>
          </table:table-cell>
          <table:table-cell office:value-type="float" office:value="90.6" table:formula="of:=[.J26]+[.$C$44]" table:style-name="ce1">
            <text:p>90.6</text:p>
          </table:table-cell>
          <table:table-cell office:value-type="float" office:value="89.8" table:formula="of:=[.K26]+[.$C$44]" table:style-name="ce1">
            <text:p>89.8</text:p>
          </table:table-cell>
          <table:table-cell office:value-type="float" office:value="89.2" table:formula="of:=[.L26]+[.$C$44]" table:style-name="ce1">
            <text:p>89.2</text:p>
          </table:table-cell>
          <table:table-cell office:value-type="float" office:value="85.7" table:formula="of:=[.M26]+[.$C$44]" table:style-name="ce1">
            <text:p>85.7</text:p>
          </table:table-cell>
          <table:table-cell office:value-type="float" office:value="86.6" table:formula="of:=[.N26]+[.$C$44]" table:style-name="ce1">
            <text:p>86.6</text:p>
          </table:table-cell>
          <table:table-cell office:value-type="float" office:value="88.4" table:formula="of:=[.O26]+[.$C$44]" table:style-name="ce1">
            <text:p>88.4</text:p>
          </table:table-cell>
          <table:table-cell office:value-type="float" office:value="90.2" table:formula="of:=[.P26]+[.$C$44]" table:style-name="ce1">
            <text:p>90.2</text:p>
          </table:table-cell>
          <table:table-cell office:value-type="float" office:value="91.1" table:formula="of:=[.Q26]+[.$C$44]" table:style-name="ce1">
            <text:p>91.1</text:p>
          </table:table-cell>
          <table:table-cell office:value-type="float" office:value="92" table:formula="of:=[.R26]+[.$C$44]" table:style-name="ce1">
            <text:p>92</text:p>
          </table:table-cell>
          <table:table-cell office:value-type="float" office:value="92.9" table:formula="of:=[.S26]+[.$C$44]" table:style-name="ce1">
            <text:p>92.9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7]+[.$C$44]" table:style-name="ce1">
            <text:p>93.7</text:p>
          </table:table-cell>
          <table:table-cell office:value-type="float" office:value="94.6" table:formula="of:=[.B27]+[.$C$44]" table:style-name="ce1">
            <text:p>94.6</text:p>
          </table:table-cell>
          <table:table-cell office:value-type="float" office:value="95.4" table:formula="of:=[.C27]+[.$C$44]" table:style-name="ce1">
            <text:p>95.4</text:p>
          </table:table-cell>
          <table:table-cell office:value-type="float" office:value="95.8" table:formula="of:=[.D27]+[.$C$44]" table:style-name="ce1">
            <text:p>95.8</text:p>
          </table:table-cell>
          <table:table-cell office:value-type="float" office:value="96.3" table:formula="of:=[.E27]+[.$C$44]" table:style-name="ce1">
            <text:p>96.3</text:p>
          </table:table-cell>
          <table:table-cell office:value-type="float" office:value="96.8" table:formula="of:=[.F27]+[.$C$44]" table:style-name="ce1">
            <text:p>96.8</text:p>
          </table:table-cell>
          <table:table-cell office:value-type="float" office:value="97.1" table:formula="of:=[.G27]+[.$C$44]" table:style-name="ce1">
            <text:p>97.1</text:p>
          </table:table-cell>
          <table:table-cell office:value-type="float" office:value="97.5" table:formula="of:=[.H27]+[.$C$44]" table:style-name="ce1">
            <text:p>97.5</text:p>
          </table:table-cell>
          <table:table-cell office:value-type="float" office:value="97.5" table:formula="of:=[.I27]+[.$C$44]" table:style-name="ce1">
            <text:p>97.5</text:p>
          </table:table-cell>
          <table:table-cell office:value-type="float" office:value="97.2" table:formula="of:=[.J27]+[.$C$44]" table:style-name="ce1">
            <text:p>97.2</text:p>
          </table:table-cell>
          <table:table-cell office:value-type="float" office:value="96.8" table:formula="of:=[.K27]+[.$C$44]" table:style-name="ce1">
            <text:p>96.8</text:p>
          </table:table-cell>
          <table:table-cell office:value-type="float" office:value="96.5" table:formula="of:=[.L27]+[.$C$44]" table:style-name="ce1">
            <text:p>96.5</text:p>
          </table:table-cell>
          <table:table-cell office:value-type="float" office:value="96.1" table:formula="of:=[.M27]+[.$C$44]" table:style-name="ce1">
            <text:p>96.1</text:p>
          </table:table-cell>
          <table:table-cell office:value-type="float" office:value="95.7" table:formula="of:=[.N27]+[.$C$44]" table:style-name="ce1">
            <text:p>95.7</text:p>
          </table:table-cell>
          <table:table-cell office:value-type="float" office:value="95.3" table:formula="of:=[.O27]+[.$C$44]" table:style-name="ce1">
            <text:p>95.3</text:p>
          </table:table-cell>
          <table:table-cell office:value-type="float" office:value="94.9" table:formula="of:=[.P27]+[.$C$44]" table:style-name="ce1">
            <text:p>94.9</text:p>
          </table:table-cell>
          <table:table-cell office:value-type="float" office:value="94.6" table:formula="of:=[.Q27]+[.$C$44]" table:style-name="ce1">
            <text:p>94.6</text:p>
          </table:table-cell>
          <table:table-cell office:value-type="float" office:value="94.2" table:formula="of:=[.R27]+[.$C$44]" table:style-name="ce1">
            <text:p>94.2</text:p>
          </table:table-cell>
          <table:table-cell office:value-type="float" office:value="93.9" table:formula="of:=[.S27]+[.$C$44]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" table:formula="of:=[.A28]+[.$C$44]" table:style-name="ce1">
            <text:p>93</text:p>
          </table:table-cell>
          <table:table-cell office:value-type="float" office:value="92.6" table:formula="of:=[.B28]+[.$C$44]" table:style-name="ce1">
            <text:p>92.6</text:p>
          </table:table-cell>
          <table:table-cell office:value-type="float" office:value="92.2" table:formula="of:=[.C28]+[.$C$44]" table:style-name="ce1">
            <text:p>92.2</text:p>
          </table:table-cell>
          <table:table-cell office:value-type="float" office:value="91.7" table:formula="of:=[.D28]+[.$C$44]" table:style-name="ce1">
            <text:p>91.7</text:p>
          </table:table-cell>
          <table:table-cell office:value-type="float" office:value="91.3" table:formula="of:=[.E28]+[.$C$44]" table:style-name="ce1">
            <text:p>91.3</text:p>
          </table:table-cell>
          <table:table-cell office:value-type="float" office:value="90.7" table:formula="of:=[.F28]+[.$C$44]" table:style-name="ce1">
            <text:p>90.7</text:p>
          </table:table-cell>
          <table:table-cell office:value-type="float" office:value="90.8" table:formula="of:=[.G28]+[.$C$44]" table:style-name="ce1">
            <text:p>90.8</text:p>
          </table:table-cell>
          <table:table-cell office:value-type="float" office:value="90.6" table:formula="of:=[.H28]+[.$C$44]" table:style-name="ce1">
            <text:p>90.6</text:p>
          </table:table-cell>
          <table:table-cell office:value-type="float" office:value="89.8" table:formula="of:=[.I28]+[.$C$44]" table:style-name="ce1">
            <text:p>89.8</text:p>
          </table:table-cell>
          <table:table-cell office:value-type="float" office:value="89.2" table:formula="of:=[.J28]+[.$C$44]" table:style-name="ce1">
            <text:p>89.2</text:p>
          </table:table-cell>
          <table:table-cell office:value-type="float" office:value="86" table:formula="of:=[.K28]+[.$C$44]" table:style-name="ce1">
            <text:p>86</text:p>
          </table:table-cell>
          <table:table-cell office:value-type="float" office:value="86.9" table:formula="of:=[.L28]+[.$C$44]" table:style-name="ce1">
            <text:p>86.9</text:p>
          </table:table-cell>
          <table:table-cell office:value-type="float" office:value="88.7" table:formula="of:=[.M28]+[.$C$44]" table:style-name="ce1">
            <text:p>88.7</text:p>
          </table:table-cell>
          <table:table-cell office:value-type="float" office:value="90.5" table:formula="of:=[.N28]+[.$C$44]" table:style-name="ce1">
            <text:p>90.5</text:p>
          </table:table-cell>
          <table:table-cell office:value-type="float" office:value="91.4" table:formula="of:=[.O28]+[.$C$44]" table:style-name="ce1">
            <text:p>91.4</text:p>
          </table:table-cell>
          <table:table-cell office:value-type="float" office:value="92.3" table:formula="of:=[.P28]+[.$C$44]" table:style-name="ce1">
            <text:p>92.3</text:p>
          </table:table-cell>
          <table:table-cell office:value-type="float" office:value="93.2" table:formula="of:=[.Q28]+[.$C$44]" table:style-name="ce1">
            <text:p>93.2</text:p>
          </table:table-cell>
          <table:table-cell office:value-type="float" office:value="94.1" table:formula="of:=[.R28]+[.$C$44]" table:style-name="ce1">
            <text:p>94.1</text:p>
          </table:table-cell>
          <table:table-cell office:value-type="float" office:value="94.9" table:formula="of:=[.S28]+[.$C$44]" table:style-name="ce1">
            <text:p>94.9</text:p>
          </table:table-cell>
          <table:table-cell table:number-columns-repeated="16365"/>
        </table:table-row>
        <table:table-row table:style-name="ro1">
          <table:table-cell office:value-type="float" office:value="95.8" table:formula="of:=[.A29]+[.$C$44]" table:style-name="ce1">
            <text:p>95.8</text:p>
          </table:table-cell>
          <table:table-cell office:value-type="float" office:value="96.1" table:formula="of:=[.B29]+[.$C$44]" table:style-name="ce1">
            <text:p>96.1</text:p>
          </table:table-cell>
          <table:table-cell office:value-type="float" office:value="96.6" table:formula="of:=[.C29]+[.$C$44]" table:style-name="ce1">
            <text:p>96.6</text:p>
          </table:table-cell>
          <table:table-cell office:value-type="float" office:value="97.1" table:formula="of:=[.D29]+[.$C$44]" table:style-name="ce1">
            <text:p>97.1</text:p>
          </table:table-cell>
          <table:table-cell office:value-type="float" office:value="97.5" table:formula="of:=[.E29]+[.$C$44]" table:style-name="ce1">
            <text:p>97.5</text:p>
          </table:table-cell>
          <table:table-cell office:value-type="float" office:value="97.8" table:formula="of:=[.F29]+[.$C$44]" table:style-name="ce1">
            <text:p>97.8</text:p>
          </table:table-cell>
          <table:table-cell office:value-type="float" office:value="97.6" table:formula="of:=[.G29]+[.$C$44]" table:style-name="ce1">
            <text:p>97.6</text:p>
          </table:table-cell>
          <table:table-cell office:value-type="float" office:value="97.2" table:formula="of:=[.H29]+[.$C$44]" table:style-name="ce1">
            <text:p>97.2</text:p>
          </table:table-cell>
          <table:table-cell office:value-type="float" office:value="96.7" table:formula="of:=[.I29]+[.$C$44]" table:style-name="ce1">
            <text:p>96.7</text:p>
          </table:table-cell>
          <table:table-cell office:value-type="float" office:value="96.3" table:formula="of:=[.J29]+[.$C$44]" table:style-name="ce1">
            <text:p>96.3</text:p>
          </table:table-cell>
          <table:table-cell office:value-type="float" office:value="95.9" table:formula="of:=[.K29]+[.$C$44]" table:style-name="ce1">
            <text:p>95.9</text:p>
          </table:table-cell>
          <table:table-cell office:value-type="float" office:value="95.5" table:formula="of:=[.L29]+[.$C$44]" table:style-name="ce1">
            <text:p>95.5</text:p>
          </table:table-cell>
          <table:table-cell office:value-type="float" office:value="95.1" table:formula="of:=[.M29]+[.$C$44]" table:style-name="ce1">
            <text:p>95.1</text:p>
          </table:table-cell>
          <table:table-cell office:value-type="float" office:value="94.7" table:formula="of:=[.N29]+[.$C$44]" table:style-name="ce1">
            <text:p>94.7</text:p>
          </table:table-cell>
          <table:table-cell office:value-type="float" office:value="94.4" table:formula="of:=[.O29]+[.$C$44]" table:style-name="ce1">
            <text:p>94.4</text:p>
          </table:table-cell>
          <table:table-cell office:value-type="float" office:value="94.1" table:formula="of:=[.P29]+[.$C$44]" table:style-name="ce1">
            <text:p>94.1</text:p>
          </table:table-cell>
          <table:table-cell office:value-type="float" office:value="93.9" table:formula="of:=[.Q29]+[.$C$44]" table:style-name="ce1">
            <text:p>93.9</text:p>
          </table:table-cell>
          <table:table-cell office:value-type="float" office:value="93" table:formula="of:=[.R29]+[.$C$44]" table:style-name="ce1">
            <text:p>93</text:p>
          </table:table-cell>
          <table:table-cell office:value-type="float" office:value="92.6" table:formula="of:=[.S29]+[.$C$44]" table:style-name="ce1">
            <text:p>92.6</text:p>
          </table:table-cell>
          <table:table-cell table:number-columns-repeated="16365"/>
        </table:table-row>
        <table:table-row table:style-name="ro1">
          <table:table-cell office:value-type="float" office:value="92.2" table:formula="of:=[.A30]+[.$C$44]" table:style-name="ce1">
            <text:p>92.2</text:p>
          </table:table-cell>
          <table:table-cell office:value-type="float" office:value="91.7" table:formula="of:=[.B30]+[.$C$44]" table:style-name="ce1">
            <text:p>91.7</text:p>
          </table:table-cell>
          <table:table-cell office:value-type="float" office:value="91.3" table:formula="of:=[.C30]+[.$C$44]" table:style-name="ce1">
            <text:p>91.3</text:p>
          </table:table-cell>
          <table:table-cell office:value-type="float" office:value="90.7" table:formula="of:=[.D30]+[.$C$44]" table:style-name="ce1">
            <text:p>90.7</text:p>
          </table:table-cell>
          <table:table-cell office:value-type="float" office:value="90.8" table:formula="of:=[.E30]+[.$C$44]" table:style-name="ce1">
            <text:p>90.8</text:p>
          </table:table-cell>
          <table:table-cell office:value-type="float" office:value="90.6" table:formula="of:=[.F30]+[.$C$44]" table:style-name="ce1">
            <text:p>90.6</text:p>
          </table:table-cell>
          <table:table-cell office:value-type="float" office:value="89.8" table:formula="of:=[.G30]+[.$C$44]" table:style-name="ce1">
            <text:p>89.8</text:p>
          </table:table-cell>
          <table:table-cell office:value-type="float" office:value="89.2" table:formula="of:=[.H30]+[.$C$44]" table:style-name="ce1">
            <text:p>89.2</text:p>
          </table:table-cell>
          <table:table-cell office:value-type="float" office:value="86.2" table:formula="of:=[.I30]+[.$C$44]" table:style-name="ce1">
            <text:p>86.2</text:p>
          </table:table-cell>
          <table:table-cell office:value-type="float" office:value="87.1" table:formula="of:=[.J30]+[.$C$44]" table:style-name="ce1">
            <text:p>87.1</text:p>
          </table:table-cell>
          <table:table-cell office:value-type="float" office:value="89" table:formula="of:=[.K30]+[.$C$44]" table:style-name="ce1">
            <text:p>89</text:p>
          </table:table-cell>
          <table:table-cell office:value-type="float" office:value="90.8" table:formula="of:=[.L30]+[.$C$44]" table:style-name="ce1">
            <text:p>90.8</text:p>
          </table:table-cell>
          <table:table-cell office:value-type="float" office:value="91.7" table:formula="of:=[.M30]+[.$C$44]" table:style-name="ce1">
            <text:p>91.7</text:p>
          </table:table-cell>
          <table:table-cell office:value-type="float" office:value="92.6" table:formula="of:=[.N30]+[.$C$44]" table:style-name="ce1">
            <text:p>92.6</text:p>
          </table:table-cell>
          <table:table-cell office:value-type="float" office:value="93.4" table:formula="of:=[.O30]+[.$C$44]" table:style-name="ce1">
            <text:p>93.4</text:p>
          </table:table-cell>
          <table:table-cell office:value-type="float" office:value="94.3" table:formula="of:=[.P30]+[.$C$44]" table:style-name="ce1">
            <text:p>94.3</text:p>
          </table:table-cell>
          <table:table-cell office:value-type="float" office:value="95.2" table:formula="of:=[.Q30]+[.$C$44]" table:style-name="ce1">
            <text:p>95.2</text:p>
          </table:table-cell>
          <table:table-cell office:value-type="float" office:value="96" table:formula="of:=[.R30]+[.$C$44]" table:style-name="ce1">
            <text:p>96</text:p>
          </table:table-cell>
          <table:table-cell office:value-type="float" office:value="96.4" table:formula="of:=[.S30]+[.$C$44]" table:style-name="ce1">
            <text:p>96.4</text:p>
          </table:table-cell>
          <table:table-cell table:number-columns-repeated="16365"/>
        </table:table-row>
        <table:table-row table:style-name="ro1">
          <table:table-cell office:value-type="float" office:value="96.9" table:formula="of:=[.A31]+[.$C$44]" table:style-name="ce1">
            <text:p>96.9</text:p>
          </table:table-cell>
          <table:table-cell office:value-type="float" office:value="97.4" table:formula="of:=[.B31]+[.$C$44]" table:style-name="ce1">
            <text:p>97.4</text:p>
          </table:table-cell>
          <table:table-cell office:value-type="float" office:value="97.7" table:formula="of:=[.C31]+[.$C$44]" table:style-name="ce1">
            <text:p>97.7</text:p>
          </table:table-cell>
          <table:table-cell office:value-type="float" office:value="97.7" table:formula="of:=[.D31]+[.$C$44]" table:style-name="ce1">
            <text:p>97.7</text:p>
          </table:table-cell>
          <table:table-cell office:value-type="float" office:value="97.3" table:formula="of:=[.E31]+[.$C$44]" table:style-name="ce1">
            <text:p>97.3</text:p>
          </table:table-cell>
          <table:table-cell office:value-type="float" office:value="96.9" table:formula="of:=[.F31]+[.$C$44]" table:style-name="ce1">
            <text:p>96.9</text:p>
          </table:table-cell>
          <table:table-cell office:value-type="float" office:value="96.4" table:formula="of:=[.G31]+[.$C$44]" table:style-name="ce1">
            <text:p>96.4</text:p>
          </table:table-cell>
          <table:table-cell office:value-type="float" office:value="95.9" table:formula="of:=[.H31]+[.$C$44]" table:style-name="ce1">
            <text:p>95.9</text:p>
          </table:table-cell>
          <table:table-cell office:value-type="float" office:value="95.6" table:formula="of:=[.I31]+[.$C$44]" table:style-name="ce1">
            <text:p>95.6</text:p>
          </table:table-cell>
          <table:table-cell office:value-type="float" office:value="95.2" table:formula="of:=[.J31]+[.$C$44]" table:style-name="ce1">
            <text:p>95.2</text:p>
          </table:table-cell>
          <table:table-cell office:value-type="float" office:value="94.8" table:formula="of:=[.K31]+[.$C$44]" table:style-name="ce1">
            <text:p>94.8</text:p>
          </table:table-cell>
          <table:table-cell office:value-type="float" office:value="94.5" table:formula="of:=[.L31]+[.$C$44]" table:style-name="ce1">
            <text:p>94.5</text:p>
          </table:table-cell>
          <table:table-cell office:value-type="float" office:value="94.1" table:formula="of:=[.M31]+[.$C$44]" table:style-name="ce1">
            <text:p>94.1</text:p>
          </table:table-cell>
          <table:table-cell office:value-type="float" office:value="94.1" table:formula="of:=[.N31]+[.$C$44]" table:style-name="ce1">
            <text:p>94.1</text:p>
          </table:table-cell>
          <table:table-cell office:value-type="float" office:value="93.9" table:formula="of:=[.O31]+[.$C$44]" table:style-name="ce1">
            <text:p>93.9</text:p>
          </table:table-cell>
          <table:table-cell office:value-type="float" office:value="93" table:formula="of:=[.P31]+[.$C$44]" table:style-name="ce1">
            <text:p>93</text:p>
          </table:table-cell>
          <table:table-cell office:value-type="float" office:value="92.6" table:formula="of:=[.Q31]+[.$C$44]" table:style-name="ce1">
            <text:p>92.6</text:p>
          </table:table-cell>
          <table:table-cell office:value-type="float" office:value="92.2" table:formula="of:=[.R31]+[.$C$44]" table:style-name="ce1">
            <text:p>92.2</text:p>
          </table:table-cell>
          <table:table-cell office:value-type="float" office:value="91.7" table:formula="of:=[.S31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3" table:formula="of:=[.A32]+[.$C$44]" table:style-name="ce1">
            <text:p>91.3</text:p>
          </table:table-cell>
          <table:table-cell office:value-type="float" office:value="90.7" table:formula="of:=[.B32]+[.$C$44]" table:style-name="ce1">
            <text:p>90.7</text:p>
          </table:table-cell>
          <table:table-cell office:value-type="float" office:value="90.8" table:formula="of:=[.C32]+[.$C$44]" table:style-name="ce1">
            <text:p>90.8</text:p>
          </table:table-cell>
          <table:table-cell office:value-type="float" office:value="90.6" table:formula="of:=[.D32]+[.$C$44]" table:style-name="ce1">
            <text:p>90.6</text:p>
          </table:table-cell>
          <table:table-cell office:value-type="float" office:value="89.8" table:formula="of:=[.E32]+[.$C$44]" table:style-name="ce1">
            <text:p>89.8</text:p>
          </table:table-cell>
          <table:table-cell office:value-type="float" office:value="89.2" table:formula="of:=[.F32]+[.$C$44]" table:style-name="ce1">
            <text:p>89.2</text:p>
          </table:table-cell>
          <table:table-cell office:value-type="float" office:value="86" table:formula="of:=[.G32]+[.$C$44]" table:style-name="ce1">
            <text:p>86</text:p>
          </table:table-cell>
          <table:table-cell office:value-type="float" office:value="86.9" table:formula="of:=[.H32]+[.$C$44]" table:style-name="ce1">
            <text:p>86.9</text:p>
          </table:table-cell>
          <table:table-cell office:value-type="float" office:value="88.8" table:formula="of:=[.I32]+[.$C$44]" table:style-name="ce1">
            <text:p>88.8</text:p>
          </table:table-cell>
          <table:table-cell office:value-type="float" office:value="90.6" table:formula="of:=[.J32]+[.$C$44]" table:style-name="ce1">
            <text:p>90.6</text:p>
          </table:table-cell>
          <table:table-cell office:value-type="float" office:value="91.5" table:formula="of:=[.K32]+[.$C$44]" table:style-name="ce1">
            <text:p>91.5</text:p>
          </table:table-cell>
          <table:table-cell office:value-type="float" office:value="92.4" table:formula="of:=[.L32]+[.$C$44]" table:style-name="ce1">
            <text:p>92.4</text:p>
          </table:table-cell>
          <table:table-cell office:value-type="float" office:value="93.2" table:formula="of:=[.M32]+[.$C$44]" table:style-name="ce1">
            <text:p>93.2</text:p>
          </table:table-cell>
          <table:table-cell office:value-type="float" office:value="94.1" table:formula="of:=[.N32]+[.$C$44]" table:style-name="ce1">
            <text:p>94.1</text:p>
          </table:table-cell>
          <table:table-cell office:value-type="float" office:value="95" table:formula="of:=[.O32]+[.$C$44]" table:style-name="ce1">
            <text:p>95</text:p>
          </table:table-cell>
          <table:table-cell office:value-type="float" office:value="95.8" table:formula="of:=[.P32]+[.$C$44]" table:style-name="ce1">
            <text:p>95.8</text:p>
          </table:table-cell>
          <table:table-cell office:value-type="float" office:value="96.2" table:formula="of:=[.Q32]+[.$C$44]" table:style-name="ce1">
            <text:p>96.2</text:p>
          </table:table-cell>
          <table:table-cell office:value-type="float" office:value="96.7" table:formula="of:=[.R32]+[.$C$44]" table:style-name="ce1">
            <text:p>96.7</text:p>
          </table:table-cell>
          <table:table-cell office:value-type="float" office:value="97.2" table:formula="of:=[.S32]+[.$C$44]" table:style-name="ce1">
            <text:p>97.2</text:p>
          </table:table-cell>
          <table:table-cell table:number-columns-repeated="16365"/>
        </table:table-row>
        <table:table-row table:style-name="ro1">
          <table:table-cell office:value-type="float" office:value="97.5" table:formula="of:=[.A33]+[.$C$44]" table:style-name="ce1">
            <text:p>97.5</text:p>
          </table:table-cell>
          <table:table-cell office:value-type="float" office:value="97.1" table:formula="of:=[.B33]+[.$C$44]" table:style-name="ce1">
            <text:p>97.1</text:p>
          </table:table-cell>
          <table:table-cell office:value-type="float" office:value="96.7" table:formula="of:=[.C33]+[.$C$44]" table:style-name="ce1">
            <text:p>96.7</text:p>
          </table:table-cell>
          <table:table-cell office:value-type="float" office:value="96.2" table:formula="of:=[.D33]+[.$C$44]" table:style-name="ce1">
            <text:p>96.2</text:p>
          </table:table-cell>
          <table:table-cell office:value-type="float" office:value="95.7" table:formula="of:=[.E33]+[.$C$44]" table:style-name="ce1">
            <text:p>95.7</text:p>
          </table:table-cell>
          <table:table-cell office:value-type="float" office:value="95.3" table:formula="of:=[.F33]+[.$C$44]" table:style-name="ce1">
            <text:p>95.3</text:p>
          </table:table-cell>
          <table:table-cell office:value-type="float" office:value="94.9" table:formula="of:=[.G33]+[.$C$44]" table:style-name="ce1">
            <text:p>94.9</text:p>
          </table:table-cell>
          <table:table-cell office:value-type="float" office:value="94.5" table:formula="of:=[.H33]+[.$C$44]" table:style-name="ce1">
            <text:p>94.5</text:p>
          </table:table-cell>
          <table:table-cell office:value-type="float" office:value="94.2" table:formula="of:=[.I33]+[.$C$44]" table:style-name="ce1">
            <text:p>94.2</text:p>
          </table:table-cell>
          <table:table-cell office:value-type="float" office:value="93.8" table:formula="of:=[.J33]+[.$C$44]" table:style-name="ce1">
            <text:p>93.8</text:p>
          </table:table-cell>
          <table:table-cell office:value-type="float" office:value="94.1" table:formula="of:=[.K33]+[.$C$44]" table:style-name="ce1">
            <text:p>94.1</text:p>
          </table:table-cell>
          <table:table-cell office:value-type="float" office:value="94.1" table:formula="of:=[.L33]+[.$C$44]" table:style-name="ce1">
            <text:p>94.1</text:p>
          </table:table-cell>
          <table:table-cell office:value-type="float" office:value="93.9" table:formula="of:=[.M33]+[.$C$44]" table:style-name="ce1">
            <text:p>93.9</text:p>
          </table:table-cell>
          <table:table-cell office:value-type="float" office:value="93" table:formula="of:=[.N33]+[.$C$44]" table:style-name="ce1">
            <text:p>93</text:p>
          </table:table-cell>
          <table:table-cell office:value-type="float" office:value="92.6" table:formula="of:=[.O33]+[.$C$44]" table:style-name="ce1">
            <text:p>92.6</text:p>
          </table:table-cell>
          <table:table-cell office:value-type="float" office:value="92.2" table:formula="of:=[.P33]+[.$C$44]" table:style-name="ce1">
            <text:p>92.2</text:p>
          </table:table-cell>
          <table:table-cell office:value-type="float" office:value="91.7" table:formula="of:=[.Q33]+[.$C$44]" table:style-name="ce1">
            <text:p>91.7</text:p>
          </table:table-cell>
          <table:table-cell office:value-type="float" office:value="91.3" table:formula="of:=[.R33]+[.$C$44]" table:style-name="ce1">
            <text:p>91.3</text:p>
          </table:table-cell>
          <table:table-cell office:value-type="float" office:value="90.7" table:formula="of:=[.S33]+[.$C$44]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0.8" table:formula="of:=[.A34]+[.$C$44]" table:style-name="ce1">
            <text:p>90.8</text:p>
          </table:table-cell>
          <table:table-cell office:value-type="float" office:value="90.6" table:formula="of:=[.B34]+[.$C$44]" table:style-name="ce1">
            <text:p>90.6</text:p>
          </table:table-cell>
          <table:table-cell office:value-type="float" office:value="89.8" table:formula="of:=[.C34]+[.$C$44]" table:style-name="ce1">
            <text:p>89.8</text:p>
          </table:table-cell>
          <table:table-cell office:value-type="float" office:value="89.2" table:formula="of:=[.D34]+[.$C$44]" table:style-name="ce1">
            <text:p>89.2</text:p>
          </table:table-cell>
          <table:table-cell office:value-type="float" office:value="86.1" table:formula="of:=[.E34]+[.$C$44]" table:style-name="ce1">
            <text:p>86.1</text:p>
          </table:table-cell>
          <table:table-cell office:value-type="float" office:value="87" table:formula="of:=[.F34]+[.$C$44]" table:style-name="ce1">
            <text:p>87</text:p>
          </table:table-cell>
          <table:table-cell office:value-type="float" office:value="88.8" table:formula="of:=[.G34]+[.$C$44]" table:style-name="ce1">
            <text:p>88.8</text:p>
          </table:table-cell>
          <table:table-cell office:value-type="float" office:value="90.6" table:formula="of:=[.H34]+[.$C$44]" table:style-name="ce1">
            <text:p>90.6</text:p>
          </table:table-cell>
          <table:table-cell office:value-type="float" office:value="91.5" table:formula="of:=[.I34]+[.$C$44]" table:style-name="ce1">
            <text:p>91.5</text:p>
          </table:table-cell>
          <table:table-cell office:value-type="float" office:value="92.4" table:formula="of:=[.J34]+[.$C$44]" table:style-name="ce1">
            <text:p>92.4</text:p>
          </table:table-cell>
          <table:table-cell office:value-type="float" office:value="93.3" table:formula="of:=[.K34]+[.$C$44]" table:style-name="ce1">
            <text:p>93.3</text:p>
          </table:table-cell>
          <table:table-cell office:value-type="float" office:value="94.1" table:formula="of:=[.L34]+[.$C$44]" table:style-name="ce1">
            <text:p>94.1</text:p>
          </table:table-cell>
          <table:table-cell office:value-type="float" office:value="95" table:formula="of:=[.M34]+[.$C$44]" table:style-name="ce1">
            <text:p>95</text:p>
          </table:table-cell>
          <table:table-cell office:value-type="float" office:value="95.9" table:formula="of:=[.N34]+[.$C$44]" table:style-name="ce1">
            <text:p>95.9</text:p>
          </table:table-cell>
          <table:table-cell office:value-type="float" office:value="96.2" table:formula="of:=[.O34]+[.$C$44]" table:style-name="ce1">
            <text:p>96.2</text:p>
          </table:table-cell>
          <table:table-cell office:value-type="float" office:value="96.7" table:formula="of:=[.P34]+[.$C$44]" table:style-name="ce1">
            <text:p>96.7</text:p>
          </table:table-cell>
          <table:table-cell office:value-type="float" office:value="97.2" table:formula="of:=[.Q34]+[.$C$44]" table:style-name="ce1">
            <text:p>97.2</text:p>
          </table:table-cell>
          <table:table-cell office:value-type="float" office:value="97.3" table:formula="of:=[.R34]+[.$C$44]" table:style-name="ce1">
            <text:p>97.3</text:p>
          </table:table-cell>
          <table:table-cell office:value-type="float" office:value="96.9" table:formula="of:=[.S34]+[.$C$44]" table:style-name="ce1">
            <text:p>96.9</text:p>
          </table:table-cell>
          <table:table-cell table:number-columns-repeated="16365"/>
        </table:table-row>
        <table:table-row table:style-name="ro1">
          <table:table-cell office:value-type="float" office:value="96.5" table:formula="of:=[.A35]+[.$C$44]" table:style-name="ce1">
            <text:p>96.5</text:p>
          </table:table-cell>
          <table:table-cell office:value-type="float" office:value="96" table:formula="of:=[.B35]+[.$C$44]" table:style-name="ce1">
            <text:p>96</text:p>
          </table:table-cell>
          <table:table-cell office:value-type="float" office:value="95.6" table:formula="of:=[.C35]+[.$C$44]" table:style-name="ce1">
            <text:p>95.6</text:p>
          </table:table-cell>
          <table:table-cell office:value-type="float" office:value="95.2" table:formula="of:=[.D35]+[.$C$44]" table:style-name="ce1">
            <text:p>95.2</text:p>
          </table:table-cell>
          <table:table-cell office:value-type="float" office:value="94.8" table:formula="of:=[.E35]+[.$C$44]" table:style-name="ce1">
            <text:p>94.8</text:p>
          </table:table-cell>
          <table:table-cell office:value-type="float" office:value="94.4" table:formula="of:=[.F35]+[.$C$44]" table:style-name="ce1">
            <text:p>94.4</text:p>
          </table:table-cell>
          <table:table-cell office:value-type="float" office:value="94" table:formula="of:=[.G35]+[.$C$44]" table:style-name="ce1">
            <text:p>94</text:p>
          </table:table-cell>
          <table:table-cell office:value-type="float" office:value="93.8" table:formula="of:=[.H35]+[.$C$44]" table:style-name="ce1">
            <text:p>93.8</text:p>
          </table:table-cell>
          <table:table-cell office:value-type="float" office:value="94.1" table:formula="of:=[.I35]+[.$C$44]" table:style-name="ce1">
            <text:p>94.1</text:p>
          </table:table-cell>
          <table:table-cell office:value-type="float" office:value="94.1" table:formula="of:=[.J35]+[.$C$44]" table:style-name="ce1">
            <text:p>94.1</text:p>
          </table:table-cell>
          <table:table-cell office:value-type="float" office:value="93.9" table:formula="of:=[.K35]+[.$C$44]" table:style-name="ce1">
            <text:p>93.9</text:p>
          </table:table-cell>
          <table:table-cell office:value-type="float" office:value="93" table:formula="of:=[.L35]+[.$C$44]" table:style-name="ce1">
            <text:p>93</text:p>
          </table:table-cell>
          <table:table-cell office:value-type="float" office:value="92.6" table:formula="of:=[.M35]+[.$C$44]" table:style-name="ce1">
            <text:p>92.6</text:p>
          </table:table-cell>
          <table:table-cell office:value-type="float" office:value="92.2" table:formula="of:=[.N35]+[.$C$44]" table:style-name="ce1">
            <text:p>92.2</text:p>
          </table:table-cell>
          <table:table-cell office:value-type="float" office:value="91.7" table:formula="of:=[.O35]+[.$C$44]" table:style-name="ce1">
            <text:p>91.7</text:p>
          </table:table-cell>
          <table:table-cell office:value-type="float" office:value="91.3" table:formula="of:=[.P35]+[.$C$44]" table:style-name="ce1">
            <text:p>91.3</text:p>
          </table:table-cell>
          <table:table-cell office:value-type="float" office:value="90.7" table:formula="of:=[.Q35]+[.$C$44]" table:style-name="ce1">
            <text:p>90.7</text:p>
          </table:table-cell>
          <table:table-cell office:value-type="float" office:value="90.8" table:formula="of:=[.R35]+[.$C$44]" table:style-name="ce1">
            <text:p>90.8</text:p>
          </table:table-cell>
          <table:table-cell office:value-type="float" office:value="90.6" table:formula="of:=[.S35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36]+[.$C$44]" table:style-name="ce1">
            <text:p>89.8</text:p>
          </table:table-cell>
          <table:table-cell office:value-type="float" office:value="89.2" table:formula="of:=[.B36]+[.$C$44]" table:style-name="ce1">
            <text:p>89.2</text:p>
          </table:table-cell>
          <table:table-cell office:value-type="float" office:value="86.3" table:formula="of:=[.C36]+[.$C$44]" table:style-name="ce1">
            <text:p>86.3</text:p>
          </table:table-cell>
          <table:table-cell office:value-type="float" office:value="87.3" table:formula="of:=[.D36]+[.$C$44]" table:style-name="ce1">
            <text:p>87.3</text:p>
          </table:table-cell>
          <table:table-cell office:value-type="float" office:value="89.1" table:formula="of:=[.E36]+[.$C$44]" table:style-name="ce1">
            <text:p>89.1</text:p>
          </table:table-cell>
          <table:table-cell office:value-type="float" office:value="90.9" table:formula="of:=[.F36]+[.$C$44]" table:style-name="ce1">
            <text:p>90.9</text:p>
          </table:table-cell>
          <table:table-cell office:value-type="float" office:value="91.8" table:formula="of:=[.G36]+[.$C$44]" table:style-name="ce1">
            <text:p>91.8</text:p>
          </table:table-cell>
          <table:table-cell office:value-type="float" office:value="92.7" table:formula="of:=[.H36]+[.$C$44]" table:style-name="ce1">
            <text:p>92.7</text:p>
          </table:table-cell>
          <table:table-cell office:value-type="float" office:value="93.5" table:formula="of:=[.I36]+[.$C$44]" table:style-name="ce1">
            <text:p>93.5</text:p>
          </table:table-cell>
          <table:table-cell office:value-type="float" office:value="94.4" table:formula="of:=[.J36]+[.$C$44]" table:style-name="ce1">
            <text:p>94.4</text:p>
          </table:table-cell>
          <table:table-cell office:value-type="float" office:value="95.3" table:formula="of:=[.K36]+[.$C$44]" table:style-name="ce1">
            <text:p>95.3</text:p>
          </table:table-cell>
          <table:table-cell office:value-type="float" office:value="96.1" table:formula="of:=[.L36]+[.$C$44]" table:style-name="ce1">
            <text:p>96.1</text:p>
          </table:table-cell>
          <table:table-cell office:value-type="float" office:value="96.5" table:formula="of:=[.M36]+[.$C$44]" table:style-name="ce1">
            <text:p>96.5</text:p>
          </table:table-cell>
          <table:table-cell office:value-type="float" office:value="97" table:formula="of:=[.N36]+[.$C$44]" table:style-name="ce1">
            <text:p>97</text:p>
          </table:table-cell>
          <table:table-cell office:value-type="float" office:value="97.5" table:formula="of:=[.O36]+[.$C$44]" table:style-name="ce1">
            <text:p>97.5</text:p>
          </table:table-cell>
          <table:table-cell office:value-type="float" office:value="97.2" table:formula="of:=[.P36]+[.$C$44]" table:style-name="ce1">
            <text:p>97.2</text:p>
          </table:table-cell>
          <table:table-cell office:value-type="float" office:value="96.9" table:formula="of:=[.Q36]+[.$C$44]" table:style-name="ce1">
            <text:p>96.9</text:p>
          </table:table-cell>
          <table:table-cell office:value-type="float" office:value="96.4" table:formula="of:=[.R36]+[.$C$44]" table:style-name="ce1">
            <text:p>96.4</text:p>
          </table:table-cell>
          <table:table-cell office:value-type="float" office:value="96" table:formula="of:=[.S36]+[.$C$44]" table:style-name="ce1">
            <text:p>96</text:p>
          </table:table-cell>
          <table:table-cell table:number-columns-repeated="16365"/>
        </table:table-row>
        <table:table-row table:style-name="ro1">
          <table:table-cell office:value-type="float" office:value="95.5" table:formula="of:=[.A37]+[.$C$44]" table:style-name="ce1">
            <text:p>95.5</text:p>
          </table:table-cell>
          <table:table-cell office:value-type="float" office:value="95.1" table:formula="of:=[.B37]+[.$C$44]" table:style-name="ce1">
            <text:p>95.1</text:p>
          </table:table-cell>
          <table:table-cell office:value-type="float" office:value="94.7" table:formula="of:=[.C37]+[.$C$44]" table:style-name="ce1">
            <text:p>94.7</text:p>
          </table:table-cell>
          <table:table-cell office:value-type="float" office:value="94.3" table:formula="of:=[.D37]+[.$C$44]" table:style-name="ce1">
            <text:p>94.3</text:p>
          </table:table-cell>
          <table:table-cell office:value-type="float" office:value="94" table:formula="of:=[.E37]+[.$C$44]" table:style-name="ce1">
            <text:p>94</text:p>
          </table:table-cell>
          <table:table-cell office:value-type="float" office:value="93.8" table:formula="of:=[.F37]+[.$C$44]" table:style-name="ce1">
            <text:p>93.8</text:p>
          </table:table-cell>
          <table:table-cell office:value-type="float" office:value="94.1" table:formula="of:=[.G37]+[.$C$44]" table:style-name="ce1">
            <text:p>94.1</text:p>
          </table:table-cell>
          <table:table-cell office:value-type="float" office:value="94.1" table:formula="of:=[.H37]+[.$C$44]" table:style-name="ce1">
            <text:p>94.1</text:p>
          </table:table-cell>
          <table:table-cell office:value-type="float" office:value="93.9" table:formula="of:=[.I37]+[.$C$44]" table:style-name="ce1">
            <text:p>93.9</text:p>
          </table:table-cell>
          <table:table-cell office:value-type="float" office:value="93" table:formula="of:=[.J37]+[.$C$44]" table:style-name="ce1">
            <text:p>93</text:p>
          </table:table-cell>
          <table:table-cell office:value-type="float" office:value="92.6" table:formula="of:=[.K37]+[.$C$44]" table:style-name="ce1">
            <text:p>92.6</text:p>
          </table:table-cell>
          <table:table-cell office:value-type="float" office:value="92.2" table:formula="of:=[.L37]+[.$C$44]" table:style-name="ce1">
            <text:p>92.2</text:p>
          </table:table-cell>
          <table:table-cell office:value-type="float" office:value="91.7" table:formula="of:=[.M37]+[.$C$44]" table:style-name="ce1">
            <text:p>91.7</text:p>
          </table:table-cell>
          <table:table-cell office:value-type="float" office:value="91.3" table:formula="of:=[.N37]+[.$C$44]" table:style-name="ce1">
            <text:p>91.3</text:p>
          </table:table-cell>
          <table:table-cell office:value-type="float" office:value="90.7" table:formula="of:=[.O37]+[.$C$44]" table:style-name="ce1">
            <text:p>90.7</text:p>
          </table:table-cell>
          <table:table-cell office:value-type="float" office:value="90.8" table:formula="of:=[.P37]+[.$C$44]" table:style-name="ce1">
            <text:p>90.8</text:p>
          </table:table-cell>
          <table:table-cell office:value-type="float" office:value="90.6" table:formula="of:=[.Q37]+[.$C$44]" table:style-name="ce1">
            <text:p>90.6</text:p>
          </table:table-cell>
          <table:table-cell office:value-type="float" office:value="89.8" table:formula="of:=[.R37]+[.$C$44]" table:style-name="ce1">
            <text:p>89.8</text:p>
          </table:table-cell>
          <table:table-cell office:value-type="float" office:value="89.2" table:formula="of:=[.S37]+[.$C$44]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6.8" table:formula="of:=[.A38]+[.$C$44]" table:style-name="ce1">
            <text:p>86.8</text:p>
          </table:table-cell>
          <table:table-cell office:value-type="float" office:value="87.7" table:formula="of:=[.B38]+[.$C$44]" table:style-name="ce1">
            <text:p>87.7</text:p>
          </table:table-cell>
          <table:table-cell office:value-type="float" office:value="89.5" table:formula="of:=[.C38]+[.$C$44]" table:style-name="ce1">
            <text:p>89.5</text:p>
          </table:table-cell>
          <table:table-cell office:value-type="float" office:value="91.4" table:formula="of:=[.D38]+[.$C$44]" table:style-name="ce1">
            <text:p>91.4</text:p>
          </table:table-cell>
          <table:table-cell office:value-type="float" office:value="92.2" table:formula="of:=[.E38]+[.$C$44]" table:style-name="ce1">
            <text:p>92.2</text:p>
          </table:table-cell>
          <table:table-cell office:value-type="float" office:value="93.1" table:formula="of:=[.F38]+[.$C$44]" table:style-name="ce1">
            <text:p>93.1</text:p>
          </table:table-cell>
          <table:table-cell office:value-type="float" office:value="94" table:formula="of:=[.G38]+[.$C$44]" table:style-name="ce1">
            <text:p>94</text:p>
          </table:table-cell>
          <table:table-cell office:value-type="float" office:value="94.9" table:formula="of:=[.H38]+[.$C$44]" table:style-name="ce1">
            <text:p>94.9</text:p>
          </table:table-cell>
          <table:table-cell office:value-type="float" office:value="95.7" table:formula="of:=[.I38]+[.$C$44]" table:style-name="ce1">
            <text:p>95.7</text:p>
          </table:table-cell>
          <table:table-cell office:value-type="float" office:value="96.6" table:formula="of:=[.J38]+[.$C$44]" table:style-name="ce1">
            <text:p>96.6</text:p>
          </table:table-cell>
          <table:table-cell office:value-type="float" office:value="96.9" table:formula="of:=[.K38]+[.$C$44]" table:style-name="ce1">
            <text:p>96.9</text:p>
          </table:table-cell>
          <table:table-cell office:value-type="float" office:value="97.4" table:formula="of:=[.L38]+[.$C$44]" table:style-name="ce1">
            <text:p>97.4</text:p>
          </table:table-cell>
          <table:table-cell office:value-type="float" office:value="97.3" table:formula="of:=[.M38]+[.$C$44]" table:style-name="ce1">
            <text:p>97.3</text:p>
          </table:table-cell>
          <table:table-cell office:value-type="float" office:value="96.8" table:formula="of:=[.N38]+[.$C$44]" table:style-name="ce1">
            <text:p>96.8</text:p>
          </table:table-cell>
          <table:table-cell office:value-type="float" office:value="96.2" table:formula="of:=[.O38]+[.$C$44]" table:style-name="ce1">
            <text:p>96.2</text:p>
          </table:table-cell>
          <table:table-cell office:value-type="float" office:value="95.7" table:formula="of:=[.P38]+[.$C$44]" table:style-name="ce1">
            <text:p>95.7</text:p>
          </table:table-cell>
          <table:table-cell office:value-type="float" office:value="95.2" table:formula="of:=[.Q38]+[.$C$44]" table:style-name="ce1">
            <text:p>95.2</text:p>
          </table:table-cell>
          <table:table-cell office:value-type="float" office:value="94.7" table:formula="of:=[.R38]+[.$C$44]" table:style-name="ce1">
            <text:p>94.7</text:p>
          </table:table-cell>
          <table:table-cell office:value-type="float" office:value="94.3" table:formula="of:=[.S38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39]+[.$C$44]" table:style-name="ce1">
            <text:p>93.9</text:p>
          </table:table-cell>
          <table:table-cell office:value-type="float" office:value="94.3" table:formula="of:=[.B39]+[.$C$44]" table:style-name="ce1">
            <text:p>94.3</text:p>
          </table:table-cell>
          <table:table-cell office:value-type="float" office:value="94" table:formula="of:=[.C39]+[.$C$44]" table:style-name="ce1">
            <text:p>94</text:p>
          </table:table-cell>
          <table:table-cell office:value-type="float" office:value="93.8" table:formula="of:=[.D39]+[.$C$44]" table:style-name="ce1">
            <text:p>93.8</text:p>
          </table:table-cell>
          <table:table-cell office:value-type="float" office:value="94.1" table:formula="of:=[.E39]+[.$C$44]" table:style-name="ce1">
            <text:p>94.1</text:p>
          </table:table-cell>
          <table:table-cell office:value-type="float" office:value="94.1" table:formula="of:=[.F39]+[.$C$44]" table:style-name="ce1">
            <text:p>94.1</text:p>
          </table:table-cell>
          <table:table-cell office:value-type="float" office:value="93.9" table:formula="of:=[.G39]+[.$C$44]" table:style-name="ce1">
            <text:p>93.9</text:p>
          </table:table-cell>
          <table:table-cell office:value-type="float" office:value="93" table:formula="of:=[.H39]+[.$C$44]" table:style-name="ce1">
            <text:p>93</text:p>
          </table:table-cell>
          <table:table-cell office:value-type="float" office:value="92.6" table:formula="of:=[.I39]+[.$C$44]" table:style-name="ce1">
            <text:p>92.6</text:p>
          </table:table-cell>
          <table:table-cell office:value-type="float" office:value="92.2" table:formula="of:=[.J39]+[.$C$44]" table:style-name="ce1">
            <text:p>92.2</text:p>
          </table:table-cell>
          <table:table-cell office:value-type="float" office:value="91.7" table:formula="of:=[.K39]+[.$C$44]" table:style-name="ce1">
            <text:p>91.7</text:p>
          </table:table-cell>
          <table:table-cell office:value-type="float" office:value="91.3" table:formula="of:=[.L39]+[.$C$44]" table:style-name="ce1">
            <text:p>91.3</text:p>
          </table:table-cell>
          <table:table-cell office:value-type="float" office:value="90.7" table:formula="of:=[.M39]+[.$C$44]" table:style-name="ce1">
            <text:p>90.7</text:p>
          </table:table-cell>
          <table:table-cell office:value-type="float" office:value="90.8" table:formula="of:=[.N39]+[.$C$44]" table:style-name="ce1">
            <text:p>90.8</text:p>
          </table:table-cell>
          <table:table-cell office:value-type="float" office:value="90.6" table:formula="of:=[.O39]+[.$C$44]" table:style-name="ce1">
            <text:p>90.6</text:p>
          </table:table-cell>
          <table:table-cell office:value-type="float" office:value="89.8" table:formula="of:=[.P39]+[.$C$44]" table:style-name="ce1">
            <text:p>89.8</text:p>
          </table:table-cell>
          <table:table-cell office:value-type="float" office:value="89.2" table:formula="of:=[.Q39]+[.$C$44]" table:style-name="ce1">
            <text:p>89.2</text:p>
          </table:table-cell>
          <table:table-cell office:value-type="float" office:value="87.1" table:formula="of:=[.R39]+[.$C$44]" table:style-name="ce1">
            <text:p>87.1</text:p>
          </table:table-cell>
          <table:table-cell office:value-type="float" office:value="88.1" table:formula="of:=[.S39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40]+[.$C$44]" table:style-name="ce1">
            <text:p>89.9</text:p>
          </table:table-cell>
          <table:table-cell office:value-type="float" office:value="91.7" table:formula="of:=[.B40]+[.$C$44]" table:style-name="ce1">
            <text:p>91.7</text:p>
          </table:table-cell>
          <table:table-cell office:value-type="float" office:value="92.6" table:formula="of:=[.C40]+[.$C$44]" table:style-name="ce1">
            <text:p>92.6</text:p>
          </table:table-cell>
          <table:table-cell office:value-type="float" office:value="93.5" table:formula="of:=[.D40]+[.$C$44]" table:style-name="ce1">
            <text:p>93.5</text:p>
          </table:table-cell>
          <table:table-cell office:value-type="float" office:value="94.4" table:formula="of:=[.E40]+[.$C$44]" table:style-name="ce1">
            <text:p>94.4</text:p>
          </table:table-cell>
          <table:table-cell office:value-type="float" office:value="95.2" table:formula="of:=[.F40]+[.$C$44]" table:style-name="ce1">
            <text:p>95.2</text:p>
          </table:table-cell>
          <table:table-cell office:value-type="float" office:value="96.1" table:formula="of:=[.G40]+[.$C$44]" table:style-name="ce1">
            <text:p>96.1</text:p>
          </table:table-cell>
          <table:table-cell office:value-type="float" office:value="97" table:formula="of:=[.H40]+[.$C$44]" table:style-name="ce1">
            <text:p>97</text:p>
          </table:table-cell>
          <table:table-cell office:value-type="float" office:value="97.3" table:formula="of:=[.I40]+[.$C$44]" table:style-name="ce1">
            <text:p>97.3</text:p>
          </table:table-cell>
          <table:table-cell office:value-type="float" office:value="97.8" table:formula="of:=[.J40]+[.$C$44]" table:style-name="ce1">
            <text:p>97.8</text:p>
          </table:table-cell>
          <table:table-cell office:value-type="float" office:value="97.2" table:formula="of:=[.K40]+[.$C$44]" table:style-name="ce1">
            <text:p>97.2</text:p>
          </table:table-cell>
          <table:table-cell office:value-type="float" office:value="96.7" table:formula="of:=[.L40]+[.$C$44]" table:style-name="ce1">
            <text:p>96.7</text:p>
          </table:table-cell>
          <table:table-cell office:value-type="float" office:value="96.1" table:formula="of:=[.M40]+[.$C$44]" table:style-name="ce1">
            <text:p>96.1</text:p>
          </table:table-cell>
          <table:table-cell office:value-type="float" office:value="95.6" table:formula="of:=[.N40]+[.$C$44]" table:style-name="ce1">
            <text:p>95.6</text:p>
          </table:table-cell>
          <table:table-cell office:value-type="float" office:value="95.1" table:formula="of:=[.O40]+[.$C$44]" table:style-name="ce1">
            <text:p>95.1</text:p>
          </table:table-cell>
          <table:table-cell office:value-type="float" office:value="94.7" table:formula="of:=[.P40]+[.$C$44]" table:style-name="ce1">
            <text:p>94.7</text:p>
          </table:table-cell>
          <table:table-cell office:value-type="float" office:value="94.3" table:formula="of:=[.Q40]+[.$C$44]" table:style-name="ce1">
            <text:p>94.3</text:p>
          </table:table-cell>
          <table:table-cell office:value-type="float" office:value="93.9" table:formula="of:=[.R40]+[.$C$44]" table:style-name="ce1">
            <text:p>93.9</text:p>
          </table:table-cell>
          <table:table-cell office:value-type="float" office:value="94.3" table:formula="of:=[.S40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4" table:formula="of:=[.A41]+[.$C$44]" table:style-name="ce1">
            <text:p>94</text:p>
          </table:table-cell>
          <table:table-cell office:value-type="float" office:value="93.8" table:formula="of:=[.B41]+[.$C$44]" table:style-name="ce1">
            <text:p>93.8</text:p>
          </table:table-cell>
          <table:table-cell office:value-type="float" office:value="94.1" table:formula="of:=[.C41]+[.$C$44]" table:style-name="ce1">
            <text:p>94.1</text:p>
          </table:table-cell>
          <table:table-cell office:value-type="float" office:value="94.1" table:formula="of:=[.D41]+[.$C$44]" table:style-name="ce1">
            <text:p>94.1</text:p>
          </table:table-cell>
          <table:table-cell office:value-type="float" office:value="93.9" table:formula="of:=[.E41]+[.$C$44]" table:style-name="ce1">
            <text:p>93.9</text:p>
          </table:table-cell>
          <table:table-cell office:value-type="float" office:value="93" table:formula="of:=[.F41]+[.$C$44]" table:style-name="ce1">
            <text:p>93</text:p>
          </table:table-cell>
          <table:table-cell office:value-type="float" office:value="92.6" table:formula="of:=[.G41]+[.$C$44]" table:style-name="ce1">
            <text:p>92.6</text:p>
          </table:table-cell>
          <table:table-cell office:value-type="float" office:value="92.2" table:formula="of:=[.H41]+[.$C$44]" table:style-name="ce1">
            <text:p>92.2</text:p>
          </table:table-cell>
          <table:table-cell office:value-type="float" office:value="91.7" table:formula="of:=[.I41]+[.$C$44]" table:style-name="ce1">
            <text:p>91.7</text:p>
          </table:table-cell>
          <table:table-cell office:value-type="float" office:value="91.3" table:formula="of:=[.J41]+[.$C$44]" table:style-name="ce1">
            <text:p>91.3</text:p>
          </table:table-cell>
          <table:table-cell office:value-type="float" office:value="90.7" table:formula="of:=[.K41]+[.$C$44]" table:style-name="ce1">
            <text:p>90.7</text:p>
          </table:table-cell>
          <table:table-cell office:value-type="float" office:value="90.8" table:formula="of:=[.L41]+[.$C$44]" table:style-name="ce1">
            <text:p>90.8</text:p>
          </table:table-cell>
          <table:table-cell office:value-type="float" office:value="90.6" table:formula="of:=[.M41]+[.$C$44]" table:style-name="ce1">
            <text:p>90.6</text:p>
          </table:table-cell>
          <table:table-cell office:value-type="float" office:value="89.8" table:formula="of:=[.N41]+[.$C$44]" table:style-name="ce1">
            <text:p>89.8</text:p>
          </table:table-cell>
          <table:table-cell office:value-type="float" office:value="89.2" table:formula="of:=[.O41]+[.$C$44]" table:style-name="ce1">
            <text:p>89.2</text:p>
          </table:table-cell>
          <table:table-cell table:number-columns-repeated="16369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N1_table_id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8.5" table:style-name="ce1">
            <text:p>28.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6" table:style-name="ce1">
            <text:p>26</text:p>
          </table:table-cell>
          <table:table-cell table:number-columns-repeated="1636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8.5" table:style-name="ce1">
            <text:p>28.5</text:p>
          </table:table-cell>
          <table:table-cell office:value-type="float" office:value="23" table:style-name="ce1">
            <text:p>23</text:p>
          </table:table-cell>
          <table:table-cell office:value-type="float" office:value="22.9" table:style-name="ce1">
            <text:p>22.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19.5" table:style-name="ce1">
            <text:p>19.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.8" table:style-name="ce1">
            <text:p>17.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5" table:style-name="ce1">
            <text:p>-5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.8" table:style-name="ce1">
            <text:p>2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10.199999999999999" table:formula="of:=[.A2]-[.$B$8]" table:style-name="ce1">
            <text:p>10.2</text:p>
          </table:table-cell>
          <table:table-cell office:value-type="float" office:value="12.7" table:formula="of:=[.B2]-[.$B$8]" table:style-name="ce1">
            <text:p>12.7</text:p>
          </table:table-cell>
          <table:table-cell office:value-type="float" office:value="15" table:formula="of:=[.C2]-[.$B$8]" table:style-name="ce1">
            <text:p>15</text:p>
          </table:table-cell>
          <table:table-cell office:value-type="float" office:value="16.7" table:formula="of:=[.D2]-[.$B$8]" table:style-name="ce1">
            <text:p>16.7</text:p>
          </table:table-cell>
          <table:table-cell office:value-type="float" office:value="20.099999999999998" table:formula="of:=[.E2]-[.$B$8]" table:style-name="ce1">
            <text:p>20.1</text:p>
          </table:table-cell>
          <table:table-cell office:value-type="float" office:value="23.2" table:formula="of:=[.F2]-[.$B$8]" table:style-name="ce1">
            <text:p>23.2</text:p>
          </table:table-cell>
          <table:table-cell office:value-type="float" office:value="25.2" table:formula="of:=[.G2]-[.$B$8]" table:style-name="ce1">
            <text:p>25.2</text:p>
          </table:table-cell>
          <table:table-cell office:value-type="float" office:value="25.7" table:formula="of:=[.H2]-[.$B$8]" table:style-name="ce1">
            <text:p>25.7</text:p>
          </table:table-cell>
          <table:table-cell office:value-type="float" office:value="25.7" table:formula="of:=[.I2]-[.$B$8]" table:style-name="ce1">
            <text:p>25.7</text:p>
          </table:table-cell>
          <table:table-cell office:value-type="float" office:value="26.2" table:formula="of:=[.J2]-[.$B$8]" table:style-name="ce1">
            <text:p>26.2</text:p>
          </table:table-cell>
          <table:table-cell office:value-type="float" office:value="10.199999999999999" table:formula="of:=[.K2]-[.$B$8]" table:style-name="ce1">
            <text:p>10.2</text:p>
          </table:table-cell>
          <table:table-cell office:value-type="float" office:value="12.7" table:formula="of:=[.L2]-[.$B$8]" table:style-name="ce1">
            <text:p>12.7</text:p>
          </table:table-cell>
          <table:table-cell office:value-type="float" office:value="15" table:formula="of:=[.M2]-[.$B$8]" table:style-name="ce1">
            <text:p>15</text:p>
          </table:table-cell>
          <table:table-cell office:value-type="float" office:value="16.7" table:formula="of:=[.N2]-[.$B$8]" table:style-name="ce1">
            <text:p>16.7</text:p>
          </table:table-cell>
          <table:table-cell office:value-type="float" office:value="20.099999999999998" table:formula="of:=[.O2]-[.$B$8]" table:style-name="ce1">
            <text:p>20.1</text:p>
          </table:table-cell>
          <table:table-cell office:value-type="float" office:value="23.2" table:formula="of:=[.P2]-[.$B$8]" table:style-name="ce1">
            <text:p>23.2</text:p>
          </table:table-cell>
          <table:table-cell office:value-type="float" office:value="25.2" table:formula="of:=[.Q2]-[.$B$8]" table:style-name="ce1">
            <text:p>25.2</text:p>
          </table:table-cell>
          <table:table-cell office:value-type="float" office:value="25.7" table:formula="of:=[.R2]-[.$B$8]" table:style-name="ce1">
            <text:p>25.7</text:p>
          </table:table-cell>
          <table:table-cell office:value-type="float" office:value="23.2" table:formula="of:=[.S2]-[.$B$8]" table:style-name="ce1">
            <text:p>23.2</text:p>
          </table:table-cell>
          <table:table-cell table:number-columns-repeated="16365"/>
        </table:table-row>
        <table:table-row table:style-name="ro1">
          <table:table-cell office:value-type="float" office:value="25.2" table:formula="of:=[.A3]-[.$B$8]" table:style-name="ce1">
            <text:p>25.2</text:p>
          </table:table-cell>
          <table:table-cell office:value-type="float" office:value="10.199999999999999" table:formula="of:=[.B3]-[.$B$8]" table:style-name="ce1">
            <text:p>10.2</text:p>
          </table:table-cell>
          <table:table-cell office:value-type="float" office:value="12.7" table:formula="of:=[.C3]-[.$B$8]" table:style-name="ce1">
            <text:p>12.7</text:p>
          </table:table-cell>
          <table:table-cell office:value-type="float" office:value="15" table:formula="of:=[.D3]-[.$B$8]" table:style-name="ce1">
            <text:p>15</text:p>
          </table:table-cell>
          <table:table-cell office:value-type="float" office:value="16.7" table:formula="of:=[.E3]-[.$B$8]" table:style-name="ce1">
            <text:p>16.7</text:p>
          </table:table-cell>
          <table:table-cell office:value-type="float" office:value="20.099999999999998" table:formula="of:=[.F3]-[.$B$8]" table:style-name="ce1">
            <text:p>20.1</text:p>
          </table:table-cell>
          <table:table-cell office:value-type="float" office:value="22.2" table:formula="of:=[.G3]-[.$B$8]" table:style-name="ce1">
            <text:p>22.2</text:p>
          </table:table-cell>
          <table:table-cell office:value-type="float" office:value="22.2" table:formula="of:=[.H3]-[.$B$8]" table:style-name="ce1">
            <text:p>22.2</text:p>
          </table:table-cell>
          <table:table-cell office:value-type="float" office:value="25.7" table:formula="of:=[.I3]-[.$B$8]" table:style-name="ce1">
            <text:p>25.7</text:p>
          </table:table-cell>
          <table:table-cell office:value-type="float" office:value="20.2" table:formula="of:=[.J3]-[.$B$8]" table:style-name="ce1">
            <text:p>20.2</text:p>
          </table:table-cell>
          <table:table-cell office:value-type="float" office:value="20.099999999999998" table:formula="of:=[.K3]-[.$B$8]" table:style-name="ce1">
            <text:p>20.1</text:p>
          </table:table-cell>
          <table:table-cell office:value-type="float" office:value="10.199999999999999" table:formula="of:=[.L3]-[.$B$8]" table:style-name="ce1">
            <text:p>10.2</text:p>
          </table:table-cell>
          <table:table-cell office:value-type="float" office:value="12.7" table:formula="of:=[.M3]-[.$B$8]" table:style-name="ce1">
            <text:p>12.7</text:p>
          </table:table-cell>
          <table:table-cell office:value-type="float" office:value="15" table:formula="of:=[.N3]-[.$B$8]" table:style-name="ce1">
            <text:p>15</text:p>
          </table:table-cell>
          <table:table-cell office:value-type="float" office:value="16.7" table:formula="of:=[.O3]-[.$B$8]" table:style-name="ce1">
            <text:p>16.7</text:p>
          </table:table-cell>
          <table:table-cell office:value-type="float" office:value="16.7" table:formula="of:=[.P3]-[.$B$8]" table:style-name="ce1">
            <text:p>16.7</text:p>
          </table:table-cell>
          <table:table-cell office:value-type="float" office:value="18.2" table:formula="of:=[.Q3]-[.$B$8]" table:style-name="ce1">
            <text:p>18.2</text:p>
          </table:table-cell>
          <table:table-cell office:value-type="float" office:value="18.2" table:formula="of:=[.R3]-[.$B$8]" table:style-name="ce1">
            <text:p>18.2</text:p>
          </table:table-cell>
          <table:table-cell office:value-type="float" office:value="18.2" table:formula="of:=[.S3]-[.$B$8]" table:style-name="ce1">
            <text:p>18.2</text:p>
          </table:table-cell>
          <table:table-cell table:number-columns-repeated="16365"/>
        </table:table-row>
        <table:table-row table:style-name="ro1">
          <table:table-cell office:value-type="float" office:value="16.2" table:formula="of:=[.A4]-[.$B$8]" table:style-name="ce1">
            <text:p>16.2</text:p>
          </table:table-cell>
          <table:table-cell office:value-type="float" office:value="15" table:formula="of:=[.B4]-[.$B$8]" table:style-name="ce1">
            <text:p>15</text:p>
          </table:table-cell>
          <table:table-cell office:value-type="float" office:value="10.199999999999999" table:formula="of:=[.C4]-[.$B$8]" table:style-name="ce1">
            <text:p>10.2</text:p>
          </table:table-cell>
          <table:table-cell office:value-type="float" office:value="12.7" table:formula="of:=[.D4]-[.$B$8]" table:style-name="ce1">
            <text:p>12.7</text:p>
          </table:table-cell>
          <table:table-cell office:value-type="float" office:value="14.2" table:formula="of:=[.E4]-[.$B$8]" table:style-name="ce1">
            <text:p>14.2</text:p>
          </table:table-cell>
          <table:table-cell office:value-type="float" office:value="14.2" table:formula="of:=[.F4]-[.$B$8]" table:style-name="ce1">
            <text:p>14.2</text:p>
          </table:table-cell>
          <table:table-cell office:value-type="float" office:value="14.2" table:formula="of:=[.G4]-[.$B$8]" table:style-name="ce1">
            <text:p>14.2</text:p>
          </table:table-cell>
          <table:table-cell office:value-type="float" office:value="14.2" table:formula="of:=[.H4]-[.$B$8]" table:style-name="ce1">
            <text:p>14.2</text:p>
          </table:table-cell>
          <table:table-cell office:value-type="float" office:value="14.2" table:formula="of:=[.I4]-[.$B$8]" table:style-name="ce1">
            <text:p>14.2</text:p>
          </table:table-cell>
          <table:table-cell office:value-type="float" office:value="14.2" table:formula="of:=[.J4]-[.$B$8]" table:style-name="ce1">
            <text:p>14.2</text:p>
          </table:table-cell>
          <table:table-cell office:value-type="float" office:value="11.2" table:formula="of:=[.K4]-[.$B$8]" table:style-name="ce1">
            <text:p>11.2</text:p>
          </table:table-cell>
          <table:table-cell office:value-type="float" office:value="10.199999999999999" table:formula="of:=[.L4]-[.$B$8]" table:style-name="ce1">
            <text:p>10.2</text:p>
          </table:table-cell>
          <table:table-cell office:value-type="float" office:value="10.199999999999999" table:formula="of:=[.M4]-[.$B$8]" table:style-name="ce1">
            <text:p>10.2</text:p>
          </table:table-cell>
          <table:table-cell office:value-type="float" office:value="11.2" table:formula="of:=[.N4]-[.$B$8]" table:style-name="ce1">
            <text:p>11.2</text:p>
          </table:table-cell>
          <table:table-cell office:value-type="float" office:value="11.2" table:formula="of:=[.O4]-[.$B$8]" table:style-name="ce1">
            <text:p>11.2</text:p>
          </table:table-cell>
          <table:table-cell office:value-type="float" office:value="11.2" table:formula="of:=[.P4]-[.$B$8]" table:style-name="ce1">
            <text:p>11.2</text:p>
          </table:table-cell>
          <table:table-cell office:value-type="float" office:value="11.2" table:formula="of:=[.Q4]-[.$B$8]" table:style-name="ce1">
            <text:p>11.2</text:p>
          </table:table-cell>
          <table:table-cell office:value-type="float" office:value="11.2" table:formula="of:=[.R4]-[.$B$8]" table:style-name="ce1">
            <text:p>11.2</text:p>
          </table:table-cell>
          <table:table-cell office:value-type="float" office:value="11.2" table:formula="of:=[.S4]-[.$B$8]" table:style-name="ce1">
            <text:p>11.2</text:p>
          </table:table-cell>
          <table:table-cell table:number-columns-repeated="16365"/>
        </table:table-row>
        <table:table-row table:style-name="ro1">
          <table:table-cell office:value-type="float" office:value="11.2" table:formula="of:=[.A5]-[.$B$8]" table:style-name="ce1">
            <text:p>11.2</text:p>
          </table:table-cell>
          <table:table-cell office:value-type="float" office:value="6.2" table:formula="of:=[.B5]-[.$B$8]" table:style-name="ce1">
            <text:p>6.2</text:p>
          </table:table-cell>
          <table:table-cell office:value-type="float" office:value="5.2" table:formula="of:=[.C5]-[.$B$8]" table:style-name="ce1">
            <text:p>5.2</text:p>
          </table:table-cell>
          <table:table-cell office:value-type="float" office:value="-4.8" table:formula="of:=[.D5]-[.$B$8]" table:style-name="ce1">
            <text:p>-4.8</text:p>
          </table:table-cell>
          <table:table-cell office:value-type="float" office:value="-2.8" table:formula="of:=[.E5]-[.$B$8]" table:style-name="ce1">
            <text:p>-2.8</text:p>
          </table:table-cell>
          <table:table-cell office:value-type="float" office:value="-2.8" table:formula="of:=[.F5]-[.$B$8]" table:style-name="ce1">
            <text:p>-2.8</text:p>
          </table:table-cell>
          <table:table-cell office:value-type="float" office:value="-3.8" table:formula="of:=[.G5]-[.$B$8]" table:style-name="ce1">
            <text:p>-3.8</text:p>
          </table:table-cell>
          <table:table-cell office:value-type="float" office:value="-3.8" table:formula="of:=[.H5]-[.$B$8]" table:style-name="ce1">
            <text:p>-3.8</text:p>
          </table:table-cell>
          <table:table-cell office:value-type="float" office:value="-3.8" table:formula="of:=[.I5]-[.$B$8]" table:style-name="ce1">
            <text:p>-3.8</text:p>
          </table:table-cell>
          <table:table-cell office:value-type="float" office:value="-3.8" table:formula="of:=[.J5]-[.$B$8]" table:style-name="ce1">
            <text:p>-3.8</text:p>
          </table:table-cell>
          <table:table-cell office:value-type="float" office:value="-3.8" table:formula="of:=[.K5]-[.$B$8]" table:style-name="ce1">
            <text:p>-3.8</text:p>
          </table:table-cell>
          <table:table-cell office:value-type="float" office:value="-3.8" table:formula="of:=[.L5]-[.$B$8]" table:style-name="ce1">
            <text:p>-3.8</text:p>
          </table:table-cell>
          <table:table-cell office:value-type="float" office:value="-7.8" table:formula="of:=[.M5]-[.$B$8]" table:style-name="ce1">
            <text:p>-7.8</text:p>
          </table:table-cell>
          <table:table-cell table:number-columns-repeated="1637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  <draw:frame draw:z-index="1" draw:id="id0" draw:style-name="a0" draw:name="Chart 1" svg:x="0.17708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string" table:style-name="ce1">
            <text:p>New 0.7</text:p>
          </table:table-cell>
          <table:table-cell office:value-type="string" table:style-name="ce1">
            <text:p>SSJ-o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24" table:style-name="ce1">
            <text:p>0.224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2.1999999999999992E-2" table:formula="of:=[.G24]-[.H24]" table:style-name="ce1">
            <text:p>0.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.13900000000000001" table:style-name="ce1">
            <text:p>0.139</text:p>
          </table:table-cell>
          <table:table-cell office:value-type="float" office:value="1.39" table:style-name="ce1">
            <text:p>1.39</text:p>
          </table:table-cell>
          <table:table-cell office:value-type="float" office:value="1.2669999999999999" table:formula="of:=[.G25]-[.I25]" table:style-name="ce1">
            <text:p>1.267</text:p>
          </table:table-cell>
          <table:table-cell office:value-type="float" office:value="0.123" table:style-name="ce1">
            <text:p>0.12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8" table:style-name="ce1">
            <text:p>1.48</text:p>
          </table:table-cell>
          <table:table-cell office:value-type="float" office:value="1.3132999999999999" table:formula="of:=[.G26]-[.I26]" table:style-name="ce1">
            <text:p>1.3133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1.76" table:style-name="ce1">
            <text:p>1.76</text:p>
          </table:table-cell>
          <table:table-cell office:value-type="float" office:value="1.55" table:style-name="ce1">
            <text:p>1.55</text:p>
          </table:table-cell>
          <table:table-cell office:value-type="float" office:value="0.20999999999999996" table:formula="of:=[.G27]-[.H27]" table:style-name="ce1">
            <text:p>0.2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2" table:style-name="ce1">
            <text:p>0.32</text:p>
          </table:table-cell>
          <table:table-cell office:value-type="float" office:value="1.6" table:style-name="ce1">
            <text:p>1.6</text:p>
          </table:table-cell>
          <table:table-cell office:value-type="float" office:value="1.45" table:style-name="ce1">
            <text:p>1.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2" table:style-name="ce1"/>
          <table:table-cell office:value-type="string" table:style-name="ce1">
            <text:p>SSJ-new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155" table:style-name="ce1">
            <text:p>0.155</text:p>
          </table:table-cell>
          <table:table-cell office:value-type="float" office:value="1.39" table:style-name="ce1">
            <text:p>1.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16" table:formula="of:=[.F26]+([.$F$35]-[.$F$25])" table:style-name="ce1">
            <text:p>0.216</text:p>
          </table:table-cell>
          <table:table-cell office:value-type="float" office:value="1.48" table:style-name="ce1">
            <text:p>1.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style-name="ce1"/>
          <table:table-cell office:value-type="float" office:value="0.27600000000000002" table:formula="of:=[.F27]+([.$F$35]-[.$F$25])" table:style-name="ce1">
            <text:p>0.276</text:p>
          </table:table-cell>
          <table:table-cell office:value-type="float" office:value="1.76" table:style-name="ce1">
            <text:p>1.7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0599999999999994" table:formula="of:=[.F28]+([.$F$35]-[.$F$25])" table:style-name="ce1">
            <text:p>0.306</text:p>
          </table:table-cell>
          <table:table-cell office:value-type="float" office:value="1.75" table:style-name="ce1">
            <text:p>1.75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3599999999999997" table:formula="of:=[.F29]+([.$F$35]-[.$F$25])" table:style-name="ce1">
            <text:p>0.336</text:p>
          </table:table-cell>
          <table:table-cell office:value-type="float" office:value="1.6" table:style-name="ce1">
            <text:p>1.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51600000000000001" table:formula="of:=[.F30]+([.$F$35]-[.$F$25])" table:style-name="ce1">
            <text:p>0.516</text:p>
          </table:table-cell>
          <table:table-cell office:value-type="float" office:value="1.5" table:style-name="ce1">
            <text:p>1.5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New_CL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l non</text:p>
          </table:table-cell>
          <table:table-cell table:number-columns-repeated="1638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1.389" table:style-name="ce1">
            <text:p>-1.389</text:p>
          </table:table-cell>
          <table:table-cell office:value-type="float" office:value="-1.389" table:style-name="ce1">
            <text:p>-1.389</text:p>
          </table:table-cell>
          <table:table-cell table:number-columns-repeated="16381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0.87" table:style-name="ce1">
            <text:p>-0.87</text:p>
          </table:table-cell>
          <table:table-cell office:value-type="float" office:value="-0.87" table:style-name="ce1">
            <text:p>-0.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556051403267309" table:style-name="ce1">
            <text:p>0.15560514</text:p>
          </table:table-cell>
          <table:table-cell table:number-columns-repeated="16381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0.38" table:style-name="ce1">
            <text:p>0.38</text:p>
          </table:table-cell>
          <table:table-cell office:value-type="float" office:value="0.33014739959433997" table:style-name="ce1">
            <text:p>0.3301474</text:p>
          </table:table-cell>
          <table:table-cell table:number-columns-repeated="16381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0.62" table:style-name="ce1">
            <text:p>0.62</text:p>
          </table:table-cell>
          <table:table-cell office:value-type="float" office:value="0.5525401997650381" table:style-name="ce1">
            <text:p>0.5525402</text:p>
          </table:table-cell>
          <table:table-cell table:number-columns-repeated="16381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0.82175604553497905" table:style-name="ce1">
            <text:p>0.821756046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491346874393486" table:style-name="ce1">
            <text:p>1.049134687</text:p>
          </table:table-cell>
          <table:table-cell table:number-columns-repeated="1638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.58" table:style-name="ce1">
            <text:p>1.58</text:p>
          </table:table-cell>
          <table:table-cell office:value-type="float" office:value="1.4824426303546101" table:style-name="ce1">
            <text:p>1.48244263</text:p>
          </table:table-cell>
          <table:table-cell table:number-columns-repeated="1638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.79" table:style-name="ce1">
            <text:p>1.79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.875" table:style-name="ce1">
            <text:p>1.875</text:p>
          </table:table-cell>
          <table:table-cell office:value-type="float" office:value="1.875" table:style-name="ce1">
            <text:p>1.875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.68" table:style-name="ce1">
            <text:p>1.68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0.79249999999999998" table:style-name="ce1">
            <text:p>0.7925</text:p>
          </table:table-cell>
          <table:table-cell table:number-columns-repeated="1638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N1_Thru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3.1529000000000001E-2" table:style-name="ce1">
            <text:p>0.031529</text:p>
          </table:table-cell>
          <table:table-cell office:value-type="float" office:value="1.4095999999999999E-2" table:style-name="ce1">
            <text:p>0.014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0.66692307692307695" table:formula="of:=[.O5]-([.O$18]-[.O$5])/13" table:style-name="ce1">
            <text:p>0.666923077</text:p>
          </table:table-cell>
          <table:table-cell office:value-type="float" office:value="0.72307692307692306" table:formula="of:=[.P5]-([.P$18]-[.P$5])/13" table:style-name="ce1">
            <text:p>0.723076923</text:p>
          </table:table-cell>
          <table:table-cell office:value-type="float" office:value="0.77923076923076928" table:formula="of:=[.Q5]-([.Q$18]-[.Q$5])/13" table:style-name="ce1">
            <text:p>0.779230769</text:p>
          </table:table-cell>
          <table:table-cell office:value-type="float" office:value="0.83538461538461539" table:formula="of:=[.R5]-([.R$18]-[.R$5])/13" table:style-name="ce1">
            <text:p>0.835384615</text:p>
          </table:table-cell>
          <table:table-cell office:value-type="float" office:value="0.8915384615384615" table:formula="of:=[.S5]-([.S$18]-[.S$5])/13" table:style-name="ce1">
            <text:p>0.891538462</text:p>
          </table:table-cell>
          <table:table-cell office:value-type="float" office:value="0.94769230769230761" table:formula="of:=[.T5]-([.T$18]-[.T$5])/13" table:style-name="ce1">
            <text:p>0.947692308</text:p>
          </table:table-cell>
          <table:table-cell office:value-type="float" office:value="1.0038461538461538" table:formula="of:=[.U5]-([.U$18]-[.U$5])/13" table:style-name="ce1">
            <text:p>1.003846154</text:p>
          </table:table-cell>
          <table:table-cell office:value-type="float" office:value="1.06" table:formula="of:=[.V5]-([.V$18]-[.V$5])/13" table:style-name="ce1">
            <text:p>1.06</text:p>
          </table:table-cell>
          <table:table-cell office:value-type="float" office:value="1.1161538461538463" table:formula="of:=[.W5]-([.W$18]-[.W$5])/13" table:style-name="ce1">
            <text:p>1.116153846</text:p>
          </table:table-cell>
          <table:table-cell office:value-type="float" office:value="1.1723076923076923" table:formula="of:=[.X5]-([.X$18]-[.X$5])/13" table:style-name="ce1">
            <text:p>1.172307692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0.68" table:style-name="ce1">
            <text:p>0.68</text:p>
          </table:table-cell>
          <table:table-cell office:value-type="float" office:value="0.73428571428571432" table:formula="of:=[.O5]+([.$I$25]-[.$B$25])/7" table:style-name="ce1">
            <text:p>0.734285714</text:p>
          </table:table-cell>
          <table:table-cell office:value-type="float" office:value="0.78857142857142859" table:formula="of:=[.P5]+([.$I$25]-[.$B$25])/7" table:style-name="ce1">
            <text:p>0.788571429</text:p>
          </table:table-cell>
          <table:table-cell office:value-type="float" office:value="0.84285714285714286" table:formula="of:=[.Q5]+([.$I$25]-[.$B$25])/7" table:style-name="ce1">
            <text:p>0.842857143</text:p>
          </table:table-cell>
          <table:table-cell office:value-type="float" office:value="0.89714285714285713" table:formula="of:=[.R5]+([.$I$25]-[.$B$25])/7" table:style-name="ce1">
            <text:p>0.897142857</text:p>
          </table:table-cell>
          <table:table-cell office:value-type="float" office:value="0.9514285714285714" table:formula="of:=[.S5]+([.$I$25]-[.$B$25])/7" table:style-name="ce1">
            <text:p>0.951428571</text:p>
          </table:table-cell>
          <table:table-cell office:value-type="float" office:value="1.0057142857142858" table:formula="of:=[.T5]+([.$I$25]-[.$B$25])/7" table:style-name="ce1">
            <text:p>1.005714286</text:p>
          </table:table-cell>
          <table:table-cell office:value-type="float" office:value="1.06" table:style-name="ce1">
            <text:p>1.06</text:p>
          </table:table-cell>
          <table:table-cell office:value-type="float" office:value="1.1142857142857143" table:formula="of:=[.V5]+([.$I$25]-[.$B$25])/7" table:style-name="ce1">
            <text:p>1.114285714</text:p>
          </table:table-cell>
          <table:table-cell office:value-type="float" office:value="1.1685714285714286" table:formula="of:=[.W5]+([.$I$25]-[.$B$25])/7" table:style-name="ce1">
            <text:p>1.168571429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6814000000000003E-2" table:style-name="ce1">
            <text:p>-0.056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0.69307692307692315" table:formula="of:=[.O5]+([.O$18]-[.O$5])/13" table:style-name="ce1">
            <text:p>0.693076923</text:p>
          </table:table-cell>
          <table:table-cell office:value-type="float" office:value="0.74549450549450558" table:formula="of:=[.P5]+([.P$18]-[.P$5])/13" table:style-name="ce1">
            <text:p>0.745494505</text:p>
          </table:table-cell>
          <table:table-cell office:value-type="float" office:value="0.7979120879120879" table:formula="of:=[.Q5]+([.Q$18]-[.Q$5])/13" table:style-name="ce1">
            <text:p>0.797912088</text:p>
          </table:table-cell>
          <table:table-cell office:value-type="float" office:value="0.85032967032967033" table:formula="of:=[.R5]+([.R$18]-[.R$5])/13" table:style-name="ce1">
            <text:p>0.85032967</text:p>
          </table:table-cell>
          <table:table-cell office:value-type="float" office:value="0.90274725274725276" table:formula="of:=[.S5]+([.S$18]-[.S$5])/13" table:style-name="ce1">
            <text:p>0.902747253</text:p>
          </table:table-cell>
          <table:table-cell office:value-type="float" office:value="0.95516483516483519" table:formula="of:=[.T5]+([.T$18]-[.T$5])/13" table:style-name="ce1">
            <text:p>0.955164835</text:p>
          </table:table-cell>
          <table:table-cell office:value-type="float" office:value="1.0075824175824177" table:formula="of:=[.U5]+([.U$18]-[.U$5])/13" table:style-name="ce1">
            <text:p>1.007582418</text:p>
          </table:table-cell>
          <table:table-cell office:value-type="float" office:value="1.06" table:formula="of:=[.V5]+([.V$18]-[.V$5])/13" table:style-name="ce1">
            <text:p>1.06</text:p>
          </table:table-cell>
          <table:table-cell office:value-type="float" office:value="1.1124175824175824" table:formula="of:=[.W5]+([.W$18]-[.W$5])/13" table:style-name="ce1">
            <text:p>1.112417582</text:p>
          </table:table-cell>
          <table:table-cell office:value-type="float" office:value="1.1648351648351649" table:formula="of:=[.X5]+([.X$18]-[.X$5])/13" table:style-name="ce1">
            <text:p>1.164835165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0.70615384615384624" table:formula="of:=[.O6]+([.O$18]-[.O$5])/13" table:style-name="ce1">
            <text:p>0.706153846</text:p>
          </table:table-cell>
          <table:table-cell office:value-type="float" office:value="0.75670329670329683" table:formula="of:=[.P6]+([.P$18]-[.P$5])/13" table:style-name="ce1">
            <text:p>0.756703297</text:p>
          </table:table-cell>
          <table:table-cell office:value-type="float" office:value="0.8072527472527472" table:formula="of:=[.Q6]+([.Q$18]-[.Q$5])/13" table:style-name="ce1">
            <text:p>0.807252747</text:p>
          </table:table-cell>
          <table:table-cell office:value-type="float" office:value="0.8578021978021978" table:formula="of:=[.R6]+([.R$18]-[.R$5])/13" table:style-name="ce1">
            <text:p>0.857802198</text:p>
          </table:table-cell>
          <table:table-cell office:value-type="float" office:value="0.90835164835164839" table:formula="of:=[.S6]+([.S$18]-[.S$5])/13" table:style-name="ce1">
            <text:p>0.908351648</text:p>
          </table:table-cell>
          <table:table-cell office:value-type="float" office:value="0.95890109890109898" table:formula="of:=[.T6]+([.T$18]-[.T$5])/13" table:style-name="ce1">
            <text:p>0.958901099</text:p>
          </table:table-cell>
          <table:table-cell office:value-type="float" office:value="1.0094505494505497" table:formula="of:=[.U6]+([.U$18]-[.U$5])/13" table:style-name="ce1">
            <text:p>1.009450549</text:p>
          </table:table-cell>
          <table:table-cell office:value-type="float" office:value="1.06" table:formula="of:=[.V6]+([.V$18]-[.V$5])/13" table:style-name="ce1">
            <text:p>1.06</text:p>
          </table:table-cell>
          <table:table-cell office:value-type="float" office:value="1.1105494505494504" table:formula="of:=[.W6]+([.W$18]-[.W$5])/13" table:style-name="ce1">
            <text:p>1.110549451</text:p>
          </table:table-cell>
          <table:table-cell office:value-type="float" office:value="1.1610989010989012" table:formula="of:=[.X6]+([.X$18]-[.X$5])/13" table:style-name="ce1">
            <text:p>1.161098901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0.71923076923076934" table:formula="of:=[.O7]+([.O$18]-[.O$5])/13" table:style-name="ce1">
            <text:p>0.719230769</text:p>
          </table:table-cell>
          <table:table-cell office:value-type="float" office:value="0.76791208791208809" table:formula="of:=[.P7]+([.P$18]-[.P$5])/13" table:style-name="ce1">
            <text:p>0.767912088</text:p>
          </table:table-cell>
          <table:table-cell office:value-type="float" office:value="0.81659340659340651" table:formula="of:=[.Q7]+([.Q$18]-[.Q$5])/13" table:style-name="ce1">
            <text:p>0.816593407</text:p>
          </table:table-cell>
          <table:table-cell office:value-type="float" office:value="0.86527472527472526" table:formula="of:=[.R7]+([.R$18]-[.R$5])/13" table:style-name="ce1">
            <text:p>0.865274725</text:p>
          </table:table-cell>
          <table:table-cell office:value-type="float" office:value="0.91395604395604402" table:formula="of:=[.S7]+([.S$18]-[.S$5])/13" table:style-name="ce1">
            <text:p>0.913956044</text:p>
          </table:table-cell>
          <table:table-cell office:value-type="float" office:value="0.96263736263736277" table:formula="of:=[.T7]+([.T$18]-[.T$5])/13" table:style-name="ce1">
            <text:p>0.962637363</text:p>
          </table:table-cell>
          <table:table-cell office:value-type="float" office:value="1.0113186813186816" table:formula="of:=[.U7]+([.U$18]-[.U$5])/13" table:style-name="ce1">
            <text:p>1.011318681</text:p>
          </table:table-cell>
          <table:table-cell office:value-type="float" office:value="1.06" table:formula="of:=[.V7]+([.V$18]-[.V$5])/13" table:style-name="ce1">
            <text:p>1.06</text:p>
          </table:table-cell>
          <table:table-cell office:value-type="float" office:value="1.1086813186813185" table:formula="of:=[.W7]+([.W$18]-[.W$5])/13" table:style-name="ce1">
            <text:p>1.108681319</text:p>
          </table:table-cell>
          <table:table-cell office:value-type="float" office:value="1.1573626373626376" table:formula="of:=[.X7]+([.X$18]-[.X$5])/13" table:style-name="ce1">
            <text:p>1.157362637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0.73230769230769244" table:formula="of:=[.O8]+([.O$18]-[.O$5])/13" table:style-name="ce1">
            <text:p>0.732307692</text:p>
          </table:table-cell>
          <table:table-cell office:value-type="float" office:value="0.77912087912087935" table:formula="of:=[.P8]+([.P$18]-[.P$5])/13" table:style-name="ce1">
            <text:p>0.779120879</text:p>
          </table:table-cell>
          <table:table-cell office:value-type="float" office:value="0.82593406593406582" table:formula="of:=[.Q8]+([.Q$18]-[.Q$5])/13" table:style-name="ce1">
            <text:p>0.825934066</text:p>
          </table:table-cell>
          <table:table-cell office:value-type="float" office:value="0.87274725274725273" table:formula="of:=[.R8]+([.R$18]-[.R$5])/13" table:style-name="ce1">
            <text:p>0.872747253</text:p>
          </table:table-cell>
          <table:table-cell office:value-type="float" office:value="0.91956043956043965" table:formula="of:=[.S8]+([.S$18]-[.S$5])/13" table:style-name="ce1">
            <text:p>0.91956044</text:p>
          </table:table-cell>
          <table:table-cell office:value-type="float" office:value="0.96637362637362656" table:formula="of:=[.T8]+([.T$18]-[.T$5])/13" table:style-name="ce1">
            <text:p>0.966373626</text:p>
          </table:table-cell>
          <table:table-cell office:value-type="float" office:value="1.0131868131868136" table:formula="of:=[.U8]+([.U$18]-[.U$5])/13" table:style-name="ce1">
            <text:p>1.013186813</text:p>
          </table:table-cell>
          <table:table-cell office:value-type="float" office:value="1.06" table:formula="of:=[.V8]+([.V$18]-[.V$5])/13" table:style-name="ce1">
            <text:p>1.06</text:p>
          </table:table-cell>
          <table:table-cell office:value-type="float" office:value="1.1068131868131865" table:formula="of:=[.W8]+([.W$18]-[.W$5])/13" table:style-name="ce1">
            <text:p>1.106813187</text:p>
          </table:table-cell>
          <table:table-cell office:value-type="float" office:value="1.1536263736263739" table:formula="of:=[.X8]+([.X$18]-[.X$5])/13" table:style-name="ce1">
            <text:p>1.15362637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0.74538461538461553" table:formula="of:=[.O9]+([.O$18]-[.O$5])/13" table:style-name="ce1">
            <text:p>0.745384615</text:p>
          </table:table-cell>
          <table:table-cell office:value-type="float" office:value="0.79032967032967061" table:formula="of:=[.P9]+([.P$18]-[.P$5])/13" table:style-name="ce1">
            <text:p>0.79032967</text:p>
          </table:table-cell>
          <table:table-cell office:value-type="float" office:value="0.83527472527472513" table:formula="of:=[.Q9]+([.Q$18]-[.Q$5])/13" table:style-name="ce1">
            <text:p>0.835274725</text:p>
          </table:table-cell>
          <table:table-cell office:value-type="float" office:value="0.8802197802197802" table:formula="of:=[.R9]+([.R$18]-[.R$5])/13" table:style-name="ce1">
            <text:p>0.88021978</text:p>
          </table:table-cell>
          <table:table-cell office:value-type="float" office:value="0.92516483516483528" table:formula="of:=[.S9]+([.S$18]-[.S$5])/13" table:style-name="ce1">
            <text:p>0.925164835</text:p>
          </table:table-cell>
          <table:table-cell office:value-type="float" office:value="0.97010989010989035" table:formula="of:=[.T9]+([.T$18]-[.T$5])/13" table:style-name="ce1">
            <text:p>0.97010989</text:p>
          </table:table-cell>
          <table:table-cell office:value-type="float" office:value="1.0150549450549455" table:formula="of:=[.U9]+([.U$18]-[.U$5])/13" table:style-name="ce1">
            <text:p>1.015054945</text:p>
          </table:table-cell>
          <table:table-cell office:value-type="float" office:value="1.06" table:formula="of:=[.V9]+([.V$18]-[.V$5])/13" table:style-name="ce1">
            <text:p>1.06</text:p>
          </table:table-cell>
          <table:table-cell office:value-type="float" office:value="1.1049450549450546" table:formula="of:=[.W9]+([.W$18]-[.W$5])/13" table:style-name="ce1">
            <text:p>1.104945055</text:p>
          </table:table-cell>
          <table:table-cell office:value-type="float" office:value="1.1498901098901102" table:formula="of:=[.X9]+([.X$18]-[.X$5])/13" table:style-name="ce1">
            <text:p>1.14989011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0.75846153846153863" table:formula="of:=[.O10]+([.O$18]-[.O$5])/13" table:style-name="ce1">
            <text:p>0.758461538</text:p>
          </table:table-cell>
          <table:table-cell office:value-type="float" office:value="0.80153846153846187" table:formula="of:=[.P10]+([.P$18]-[.P$5])/13" table:style-name="ce1">
            <text:p>0.801538462</text:p>
          </table:table-cell>
          <table:table-cell office:value-type="float" office:value="0.84461538461538443" table:formula="of:=[.Q10]+([.Q$18]-[.Q$5])/13" table:style-name="ce1">
            <text:p>0.844615385</text:p>
          </table:table-cell>
          <table:table-cell office:value-type="float" office:value="0.88769230769230767" table:formula="of:=[.R10]+([.R$18]-[.R$5])/13" table:style-name="ce1">
            <text:p>0.887692308</text:p>
          </table:table-cell>
          <table:table-cell office:value-type="float" office:value="0.9307692307692309" table:formula="of:=[.S10]+([.S$18]-[.S$5])/13" table:style-name="ce1">
            <text:p>0.930769231</text:p>
          </table:table-cell>
          <table:table-cell office:value-type="float" office:value="0.97384615384615414" table:formula="of:=[.T10]+([.T$18]-[.T$5])/13" table:style-name="ce1">
            <text:p>0.973846154</text:p>
          </table:table-cell>
          <table:table-cell office:value-type="float" office:value="1.0169230769230775" table:formula="of:=[.U10]+([.U$18]-[.U$5])/13" table:style-name="ce1">
            <text:p>1.016923077</text:p>
          </table:table-cell>
          <table:table-cell office:value-type="float" office:value="1.06" table:formula="of:=[.V10]+([.V$18]-[.V$5])/13" table:style-name="ce1">
            <text:p>1.06</text:p>
          </table:table-cell>
          <table:table-cell office:value-type="float" office:value="1.1030769230769226" table:formula="of:=[.W10]+([.W$18]-[.W$5])/13" table:style-name="ce1">
            <text:p>1.103076923</text:p>
          </table:table-cell>
          <table:table-cell office:value-type="float" office:value="1.1461538461538465" table:formula="of:=[.X10]+([.X$18]-[.X$5])/13" table:style-name="ce1">
            <text:p>1.146153846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0.77153846153846173" table:formula="of:=[.O11]+([.O$18]-[.O$5])/13" table:style-name="ce1">
            <text:p>0.771538462</text:p>
          </table:table-cell>
          <table:table-cell office:value-type="float" office:value="0.81274725274725312" table:formula="of:=[.P11]+([.P$18]-[.P$5])/13" table:style-name="ce1">
            <text:p>0.812747253</text:p>
          </table:table-cell>
          <table:table-cell office:value-type="float" office:value="0.85395604395604374" table:formula="of:=[.Q11]+([.Q$18]-[.Q$5])/13" table:style-name="ce1">
            <text:p>0.853956044</text:p>
          </table:table-cell>
          <table:table-cell office:value-type="float" office:value="0.89516483516483514" table:formula="of:=[.R11]+([.R$18]-[.R$5])/13" table:style-name="ce1">
            <text:p>0.895164835</text:p>
          </table:table-cell>
          <table:table-cell office:value-type="float" office:value="0.93637362637362653" table:formula="of:=[.S11]+([.S$18]-[.S$5])/13" table:style-name="ce1">
            <text:p>0.936373626</text:p>
          </table:table-cell>
          <table:table-cell office:value-type="float" office:value="0.97758241758241793" table:formula="of:=[.T11]+([.T$18]-[.T$5])/13" table:style-name="ce1">
            <text:p>0.977582418</text:p>
          </table:table-cell>
          <table:table-cell office:value-type="float" office:value="1.0187912087912094" table:formula="of:=[.U11]+([.U$18]-[.U$5])/13" table:style-name="ce1">
            <text:p>1.018791209</text:p>
          </table:table-cell>
          <table:table-cell office:value-type="float" office:value="1.06" table:formula="of:=[.V11]+([.V$18]-[.V$5])/13" table:style-name="ce1">
            <text:p>1.06</text:p>
          </table:table-cell>
          <table:table-cell office:value-type="float" office:value="1.1012087912087907" table:formula="of:=[.W11]+([.W$18]-[.W$5])/13" table:style-name="ce1">
            <text:p>1.101208791</text:p>
          </table:table-cell>
          <table:table-cell office:value-type="float" office:value="1.1424175824175828" table:formula="of:=[.X11]+([.X$18]-[.X$5])/13" table:style-name="ce1">
            <text:p>1.142417582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0.78461538461538483" table:formula="of:=[.O12]+([.O$18]-[.O$5])/13" table:style-name="ce1">
            <text:p>0.784615385</text:p>
          </table:table-cell>
          <table:table-cell office:value-type="float" office:value="0.82395604395604438" table:formula="of:=[.P12]+([.P$18]-[.P$5])/13" table:style-name="ce1">
            <text:p>0.823956044</text:p>
          </table:table-cell>
          <table:table-cell office:value-type="float" office:value="0.86329670329670305" table:formula="of:=[.Q12]+([.Q$18]-[.Q$5])/13" table:style-name="ce1">
            <text:p>0.863296703</text:p>
          </table:table-cell>
          <table:table-cell office:value-type="float" office:value="0.90263736263736261" table:formula="of:=[.R12]+([.R$18]-[.R$5])/13" table:style-name="ce1">
            <text:p>0.902637363</text:p>
          </table:table-cell>
          <table:table-cell office:value-type="float" office:value="0.94197802197802216" table:formula="of:=[.S12]+([.S$18]-[.S$5])/13" table:style-name="ce1">
            <text:p>0.941978022</text:p>
          </table:table-cell>
          <table:table-cell office:value-type="float" office:value="0.98131868131868172" table:formula="of:=[.T12]+([.T$18]-[.T$5])/13" table:style-name="ce1">
            <text:p>0.981318681</text:p>
          </table:table-cell>
          <table:table-cell office:value-type="float" office:value="1.0206593406593414" table:formula="of:=[.U12]+([.U$18]-[.U$5])/13" table:style-name="ce1">
            <text:p>1.020659341</text:p>
          </table:table-cell>
          <table:table-cell office:value-type="float" office:value="1.06" table:formula="of:=[.V12]+([.V$18]-[.V$5])/13" table:style-name="ce1">
            <text:p>1.06</text:p>
          </table:table-cell>
          <table:table-cell office:value-type="float" office:value="1.0993406593406587" table:formula="of:=[.W12]+([.W$18]-[.W$5])/13" table:style-name="ce1">
            <text:p>1.099340659</text:p>
          </table:table-cell>
          <table:table-cell office:value-type="float" office:value="1.1386813186813192" table:formula="of:=[.X12]+([.X$18]-[.X$5])/13" table:style-name="ce1">
            <text:p>1.138681319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0.79769230769230792" table:formula="of:=[.O13]+([.O$18]-[.O$5])/13" table:style-name="ce1">
            <text:p>0.797692308</text:p>
          </table:table-cell>
          <table:table-cell office:value-type="float" office:value="0.83516483516483564" table:formula="of:=[.P13]+([.P$18]-[.P$5])/13" table:style-name="ce1">
            <text:p>0.835164835</text:p>
          </table:table-cell>
          <table:table-cell office:value-type="float" office:value="0.87263736263736236" table:formula="of:=[.Q13]+([.Q$18]-[.Q$5])/13" table:style-name="ce1">
            <text:p>0.872637363</text:p>
          </table:table-cell>
          <table:table-cell office:value-type="float" office:value="0.91010989010989007" table:formula="of:=[.R13]+([.R$18]-[.R$5])/13" table:style-name="ce1">
            <text:p>0.91010989</text:p>
          </table:table-cell>
          <table:table-cell office:value-type="float" office:value="0.94758241758241779" table:formula="of:=[.S13]+([.S$18]-[.S$5])/13" table:style-name="ce1">
            <text:p>0.947582418</text:p>
          </table:table-cell>
          <table:table-cell office:value-type="float" office:value="0.98505494505494551" table:formula="of:=[.T13]+([.T$18]-[.T$5])/13" table:style-name="ce1">
            <text:p>0.985054945</text:p>
          </table:table-cell>
          <table:table-cell office:value-type="float" office:value="1.0225274725274733" table:formula="of:=[.U13]+([.U$18]-[.U$5])/13" table:style-name="ce1">
            <text:p>1.022527473</text:p>
          </table:table-cell>
          <table:table-cell office:value-type="float" office:value="1.06" table:formula="of:=[.V13]+([.V$18]-[.V$5])/13" table:style-name="ce1">
            <text:p>1.06</text:p>
          </table:table-cell>
          <table:table-cell office:value-type="float" office:value="1.0974725274725268" table:formula="of:=[.W13]+([.W$18]-[.W$5])/13" table:style-name="ce1">
            <text:p>1.097472527</text:p>
          </table:table-cell>
          <table:table-cell office:value-type="float" office:value="1.1349450549450555" table:formula="of:=[.X13]+([.X$18]-[.X$5])/13" table:style-name="ce1">
            <text:p>1.134945055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office:value-type="float" office:value="0.81076923076923102" table:formula="of:=[.O14]+([.O$18]-[.O$5])/13" table:style-name="ce1">
            <text:p>0.810769231</text:p>
          </table:table-cell>
          <table:table-cell office:value-type="float" office:value="0.8463736263736269" table:formula="of:=[.P14]+([.P$18]-[.P$5])/13" table:style-name="ce1">
            <text:p>0.846373626</text:p>
          </table:table-cell>
          <table:table-cell office:value-type="float" office:value="0.88197802197802166" table:formula="of:=[.Q14]+([.Q$18]-[.Q$5])/13" table:style-name="ce1">
            <text:p>0.881978022</text:p>
          </table:table-cell>
          <table:table-cell office:value-type="float" office:value="0.91758241758241754" table:formula="of:=[.R14]+([.R$18]-[.R$5])/13" table:style-name="ce1">
            <text:p>0.917582418</text:p>
          </table:table-cell>
          <table:table-cell office:value-type="float" office:value="0.95318681318681342" table:formula="of:=[.S14]+([.S$18]-[.S$5])/13" table:style-name="ce1">
            <text:p>0.953186813</text:p>
          </table:table-cell>
          <table:table-cell office:value-type="float" office:value="0.9887912087912093" table:formula="of:=[.T14]+([.T$18]-[.T$5])/13" table:style-name="ce1">
            <text:p>0.988791209</text:p>
          </table:table-cell>
          <table:table-cell office:value-type="float" office:value="1.0243956043956053" table:formula="of:=[.U14]+([.U$18]-[.U$5])/13" table:style-name="ce1">
            <text:p>1.024395604</text:p>
          </table:table-cell>
          <table:table-cell office:value-type="float" office:value="1.06" table:formula="of:=[.V14]+([.V$18]-[.V$5])/13" table:style-name="ce1">
            <text:p>1.06</text:p>
          </table:table-cell>
          <table:table-cell office:value-type="float" office:value="1.0956043956043948" table:formula="of:=[.W14]+([.W$18]-[.W$5])/13" table:style-name="ce1">
            <text:p>1.095604396</text:p>
          </table:table-cell>
          <table:table-cell office:value-type="float" office:value="1.1312087912087918" table:formula="of:=[.X14]+([.X$18]-[.X$5])/13" table:style-name="ce1">
            <text:p>1.131208791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0.82384615384615412" table:formula="of:=[.O15]+([.O$18]-[.O$5])/13" table:style-name="ce1">
            <text:p>0.823846154</text:p>
          </table:table-cell>
          <table:table-cell office:value-type="float" office:value="0.85758241758241815" table:formula="of:=[.P15]+([.P$18]-[.P$5])/13" table:style-name="ce1">
            <text:p>0.857582418</text:p>
          </table:table-cell>
          <table:table-cell office:value-type="float" office:value="0.89131868131868097" table:formula="of:=[.Q15]+([.Q$18]-[.Q$5])/13" table:style-name="ce1">
            <text:p>0.891318681</text:p>
          </table:table-cell>
          <table:table-cell office:value-type="float" office:value="0.92505494505494501" table:formula="of:=[.R15]+([.R$18]-[.R$5])/13" table:style-name="ce1">
            <text:p>0.925054945</text:p>
          </table:table-cell>
          <table:table-cell office:value-type="float" office:value="0.95879120879120905" table:formula="of:=[.S15]+([.S$18]-[.S$5])/13" table:style-name="ce1">
            <text:p>0.958791209</text:p>
          </table:table-cell>
          <table:table-cell office:value-type="float" office:value="0.99252747252747309" table:formula="of:=[.T15]+([.T$18]-[.T$5])/13" table:style-name="ce1">
            <text:p>0.992527473</text:p>
          </table:table-cell>
          <table:table-cell office:value-type="float" office:value="1.0262637362637372" table:formula="of:=[.U15]+([.U$18]-[.U$5])/13" table:style-name="ce1">
            <text:p>1.026263736</text:p>
          </table:table-cell>
          <table:table-cell office:value-type="float" office:value="1.06" table:formula="of:=[.V15]+([.V$18]-[.V$5])/13" table:style-name="ce1">
            <text:p>1.06</text:p>
          </table:table-cell>
          <table:table-cell office:value-type="float" office:value="1.0937362637362629" table:formula="of:=[.W15]+([.W$18]-[.W$5])/13" table:style-name="ce1">
            <text:p>1.093736264</text:p>
          </table:table-cell>
          <table:table-cell office:value-type="float" office:value="1.1274725274725281" table:formula="of:=[.X15]+([.X$18]-[.X$5])/13" table:style-name="ce1">
            <text:p>1.127472527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0.83692307692307721" table:formula="of:=[.O16]+([.O$18]-[.O$5])/13" table:style-name="ce1">
            <text:p>0.836923077</text:p>
          </table:table-cell>
          <table:table-cell office:value-type="float" office:value="0.86879120879120941" table:formula="of:=[.P16]+([.P$18]-[.P$5])/13" table:style-name="ce1">
            <text:p>0.868791209</text:p>
          </table:table-cell>
          <table:table-cell office:value-type="float" office:value="0.90065934065934028" table:formula="of:=[.Q16]+([.Q$18]-[.Q$5])/13" table:style-name="ce1">
            <text:p>0.900659341</text:p>
          </table:table-cell>
          <table:table-cell office:value-type="float" office:value="0.93252747252747248" table:formula="of:=[.R16]+([.R$18]-[.R$5])/13" table:style-name="ce1">
            <text:p>0.932527473</text:p>
          </table:table-cell>
          <table:table-cell office:value-type="float" office:value="0.96439560439560468" table:formula="of:=[.S16]+([.S$18]-[.S$5])/13" table:style-name="ce1">
            <text:p>0.964395604</text:p>
          </table:table-cell>
          <table:table-cell office:value-type="float" office:value="0.99626373626373688" table:formula="of:=[.T16]+([.T$18]-[.T$5])/13" table:style-name="ce1">
            <text:p>0.996263736</text:p>
          </table:table-cell>
          <table:table-cell office:value-type="float" office:value="1.0281318681318692" table:formula="of:=[.U16]+([.U$18]-[.U$5])/13" table:style-name="ce1">
            <text:p>1.028131868</text:p>
          </table:table-cell>
          <table:table-cell office:value-type="float" office:value="1.06" table:formula="of:=[.V16]+([.V$18]-[.V$5])/13" table:style-name="ce1">
            <text:p>1.06</text:p>
          </table:table-cell>
          <table:table-cell office:value-type="float" office:value="1.0918681318681309" table:formula="of:=[.W16]+([.W$18]-[.W$5])/13" table:style-name="ce1">
            <text:p>1.091868132</text:p>
          </table:table-cell>
          <table:table-cell office:value-type="float" office:value="1.1237362637362645" table:formula="of:=[.X16]+([.X$18]-[.X$5])/13" table:style-name="ce1">
            <text:p>1.123736264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0.85" table:style-name="ce1">
            <text:p>0.85</text:p>
          </table:table-cell>
          <table:table-cell office:value-type="float" office:value="0.88" table:formula="of:=[.O18]+([.$V$18]-[.$O$18])/7" table:style-name="ce1">
            <text:p>0.88</text:p>
          </table:table-cell>
          <table:table-cell office:value-type="float" office:value="0.91" table:formula="of:=[.P18]+([.$V$18]-[.$O$18])/7" table:style-name="ce1">
            <text:p>0.91</text:p>
          </table:table-cell>
          <table:table-cell office:value-type="float" office:value="0.94000000000000006" table:formula="of:=[.Q18]+([.$V$18]-[.$O$18])/7" table:style-name="ce1">
            <text:p>0.94</text:p>
          </table:table-cell>
          <table:table-cell office:value-type="float" office:value="0.97000000000000008" table:formula="of:=[.R18]+([.$V$18]-[.$O$18])/7" table:style-name="ce1">
            <text:p>0.97</text:p>
          </table:table-cell>
          <table:table-cell office:value-type="float" office:value="1" table:formula="of:=[.S18]+([.$V$18]-[.$O$18])/7" table:style-name="ce1">
            <text:p>1</text:p>
          </table:table-cell>
          <table:table-cell office:value-type="float" office:value="1.03" table:formula="of:=[.T18]+([.$V$18]-[.$O$18])/7" table:style-name="ce1">
            <text:p>1.03</text:p>
          </table:table-cell>
          <table:table-cell office:value-type="float" office:value="1.06" table:style-name="ce1">
            <text:p>1.06</text:p>
          </table:table-cell>
          <table:table-cell office:value-type="float" office:value="1.0900000000000001" table:formula="of:=[.V18]+([.$V$18]-[.$O$18])/7" table:style-name="ce1">
            <text:p>1.09</text:p>
          </table:table-cell>
          <table:table-cell office:value-type="float" office:value="1.1200000000000001" table:formula="of:=[.W18]+([.$V$18]-[.$O$18])/7" table:style-name="ce1">
            <text:p>1.12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0.86307692307692307" table:formula="of:=[.O18]+([.O$18]-[.O$5])/13" table:style-name="ce1">
            <text:p>0.863076923</text:p>
          </table:table-cell>
          <table:table-cell office:value-type="float" office:value="0.89120879120879126" table:formula="of:=[.P18]+([.P$18]-[.P$5])/13" table:style-name="ce1">
            <text:p>0.891208791</text:p>
          </table:table-cell>
          <table:table-cell office:value-type="float" office:value="0.91934065934065934" table:formula="of:=[.Q18]+([.Q$18]-[.Q$5])/13" table:style-name="ce1">
            <text:p>0.919340659</text:p>
          </table:table-cell>
          <table:table-cell office:value-type="float" office:value="0.94747252747252753" table:formula="of:=[.R18]+([.R$18]-[.R$5])/13" table:style-name="ce1">
            <text:p>0.947472527</text:p>
          </table:table-cell>
          <table:table-cell office:value-type="float" office:value="0.97560439560439571" table:formula="of:=[.S18]+([.S$18]-[.S$5])/13" table:style-name="ce1">
            <text:p>0.975604396</text:p>
          </table:table-cell>
          <table:table-cell office:value-type="float" office:value="1.0037362637362637" table:formula="of:=[.T18]+([.T$18]-[.T$5])/13" table:style-name="ce1">
            <text:p>1.003736264</text:p>
          </table:table-cell>
          <table:table-cell office:value-type="float" office:value="1.031868131868132" table:formula="of:=[.U18]+([.U$18]-[.U$5])/13" table:style-name="ce1">
            <text:p>1.031868132</text:p>
          </table:table-cell>
          <table:table-cell office:value-type="float" office:value="1.06" table:formula="of:=[.V18]+([.V$18]-[.V$5])/13" table:style-name="ce1">
            <text:p>1.06</text:p>
          </table:table-cell>
          <table:table-cell office:value-type="float" office:value="1.0881318681318681" table:formula="of:=[.W18]+([.W$18]-[.W$5])/13" table:style-name="ce1">
            <text:p>1.088131868</text:p>
          </table:table-cell>
          <table:table-cell office:value-type="float" office:value="1.1162637362637364" table:formula="of:=[.X18]+([.X$18]-[.X$5])/13" table:style-name="ce1">
            <text:p>1.116263736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0.87615384615384617" table:formula="of:=[.O19]+([.O$18]-[.O$5])/13" table:style-name="ce1">
            <text:p>0.876153846</text:p>
          </table:table-cell>
          <table:table-cell office:value-type="float" office:value="0.90241758241758252" table:formula="of:=[.P19]+([.P$18]-[.P$5])/13" table:style-name="ce1">
            <text:p>0.902417582</text:p>
          </table:table-cell>
          <table:table-cell office:value-type="float" office:value="0.92868131868131865" table:formula="of:=[.Q19]+([.Q$18]-[.Q$5])/13" table:style-name="ce1">
            <text:p>0.928681319</text:p>
          </table:table-cell>
          <table:table-cell office:value-type="float" office:value="0.95494505494505499" table:formula="of:=[.R19]+([.R$18]-[.R$5])/13" table:style-name="ce1">
            <text:p>0.954945055</text:p>
          </table:table-cell>
          <table:table-cell office:value-type="float" office:value="0.98120879120879134" table:formula="of:=[.S19]+([.S$18]-[.S$5])/13" table:style-name="ce1">
            <text:p>0.981208791</text:p>
          </table:table-cell>
          <table:table-cell office:value-type="float" office:value="1.0074725274725274" table:formula="of:=[.T19]+([.T$18]-[.T$5])/13" table:style-name="ce1">
            <text:p>1.007472527</text:p>
          </table:table-cell>
          <table:table-cell office:value-type="float" office:value="1.0337362637362639" table:formula="of:=[.U19]+([.U$18]-[.U$5])/13" table:style-name="ce1">
            <text:p>1.033736264</text:p>
          </table:table-cell>
          <table:table-cell office:value-type="float" office:value="1.06" table:formula="of:=[.V19]+([.V$18]-[.V$5])/13" table:style-name="ce1">
            <text:p>1.06</text:p>
          </table:table-cell>
          <table:table-cell office:value-type="float" office:value="1.0862637362637362" table:formula="of:=[.W19]+([.W$18]-[.W$5])/13" table:style-name="ce1">
            <text:p>1.086263736</text:p>
          </table:table-cell>
          <table:table-cell office:value-type="float" office:value="1.1125274725274727" table:formula="of:=[.X19]+([.X$18]-[.X$5])/13" table:style-name="ce1">
            <text:p>1.112527473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2" table:style-name="ce1"/>
          <table:table-cell office:value-type="float" office:value="105" table:style-name="ce1">
            <text:p>105</text:p>
          </table:table-cell>
          <table:table-cell office:value-type="float" office:value="0.88923076923076927" table:formula="of:=[.O20]+([.O$18]-[.O$5])/13" table:style-name="ce1">
            <text:p>0.889230769</text:p>
          </table:table-cell>
          <table:table-cell office:value-type="float" office:value="0.91362637362637378" table:formula="of:=[.P20]+([.P$18]-[.P$5])/13" table:style-name="ce1">
            <text:p>0.913626374</text:p>
          </table:table-cell>
          <table:table-cell office:value-type="float" office:value="0.93802197802197795" table:formula="of:=[.Q20]+([.Q$18]-[.Q$5])/13" table:style-name="ce1">
            <text:p>0.938021978</text:p>
          </table:table-cell>
          <table:table-cell office:value-type="float" office:value="0.96241758241758246" table:formula="of:=[.R20]+([.R$18]-[.R$5])/13" table:style-name="ce1">
            <text:p>0.962417582</text:p>
          </table:table-cell>
          <table:table-cell office:value-type="float" office:value="0.98681318681318697" table:formula="of:=[.S20]+([.S$18]-[.S$5])/13" table:style-name="ce1">
            <text:p>0.986813187</text:p>
          </table:table-cell>
          <table:table-cell office:value-type="float" office:value="1.011208791208791" table:formula="of:=[.T20]+([.T$18]-[.T$5])/13" table:style-name="ce1">
            <text:p>1.011208791</text:p>
          </table:table-cell>
          <table:table-cell office:value-type="float" office:value="1.0356043956043959" table:formula="of:=[.U20]+([.U$18]-[.U$5])/13" table:style-name="ce1">
            <text:p>1.035604396</text:p>
          </table:table-cell>
          <table:table-cell office:value-type="float" office:value="1.06" table:formula="of:=[.V20]+([.V$18]-[.V$5])/13" table:style-name="ce1">
            <text:p>1.06</text:p>
          </table:table-cell>
          <table:table-cell office:value-type="float" office:value="1.0843956043956042" table:formula="of:=[.W20]+([.W$18]-[.W$5])/13" table:style-name="ce1">
            <text:p>1.084395604</text:p>
          </table:table-cell>
          <table:table-cell office:value-type="float" office:value="1.1087912087912091" table:formula="of:=[.X20]+([.X$18]-[.X$5])/13" table:style-name="ce1">
            <text:p>1.108791209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0.90230769230769237" table:formula="of:=[.O21]+([.O$18]-[.O$5])/13" table:style-name="ce1">
            <text:p>0.902307692</text:p>
          </table:table-cell>
          <table:table-cell office:value-type="float" office:value="0.92483516483516504" table:formula="of:=[.P21]+([.P$18]-[.P$5])/13" table:style-name="ce1">
            <text:p>0.924835165</text:p>
          </table:table-cell>
          <table:table-cell office:value-type="float" office:value="0.94736263736263726" table:formula="of:=[.Q21]+([.Q$18]-[.Q$5])/13" table:style-name="ce1">
            <text:p>0.947362637</text:p>
          </table:table-cell>
          <table:table-cell office:value-type="float" office:value="0.96989010989010993" table:formula="of:=[.R21]+([.R$18]-[.R$5])/13" table:style-name="ce1">
            <text:p>0.96989011</text:p>
          </table:table-cell>
          <table:table-cell office:value-type="float" office:value="0.9924175824175826" table:formula="of:=[.S21]+([.S$18]-[.S$5])/13" table:style-name="ce1">
            <text:p>0.992417582</text:p>
          </table:table-cell>
          <table:table-cell office:value-type="float" office:value="1.0149450549450547" table:formula="of:=[.T21]+([.T$18]-[.T$5])/13" table:style-name="ce1">
            <text:p>1.014945055</text:p>
          </table:table-cell>
          <table:table-cell office:value-type="float" office:value="1.0374725274725278" table:formula="of:=[.U21]+([.U$18]-[.U$5])/13" table:style-name="ce1">
            <text:p>1.037472527</text:p>
          </table:table-cell>
          <table:table-cell office:value-type="float" office:value="1.06" table:formula="of:=[.V21]+([.V$18]-[.V$5])/13" table:style-name="ce1">
            <text:p>1.06</text:p>
          </table:table-cell>
          <table:table-cell office:value-type="float" office:value="1.0825274725274723" table:formula="of:=[.W21]+([.W$18]-[.W$5])/13" table:style-name="ce1">
            <text:p>1.082527473</text:p>
          </table:table-cell>
          <table:table-cell office:value-type="float" office:value="1.1050549450549454" table:formula="of:=[.X21]+([.X$18]-[.X$5])/13" table:style-name="ce1">
            <text:p>1.105054945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la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0.68" table:style-name="ce1">
            <text:p>0.68</text:p>
          </table:table-cell>
          <table:table-cell office:value-type="float" office:value="0.73428571428571432" table:formula="of:=[.B25]+([.$I$25]-[.$B$25])/7" table:style-name="ce1">
            <text:p>0.734285714</text:p>
          </table:table-cell>
          <table:table-cell office:value-type="float" office:value="0.78857142857142859" table:formula="of:=[.C25]+([.$I$25]-[.$B$25])/7" table:style-name="ce1">
            <text:p>0.788571429</text:p>
          </table:table-cell>
          <table:table-cell office:value-type="float" office:value="0.84285714285714286" table:formula="of:=[.D25]+([.$I$25]-[.$B$25])/7" table:style-name="ce1">
            <text:p>0.842857143</text:p>
          </table:table-cell>
          <table:table-cell office:value-type="float" office:value="0.89714285714285713" table:formula="of:=[.E25]+([.$I$25]-[.$B$25])/7" table:style-name="ce1">
            <text:p>0.897142857</text:p>
          </table:table-cell>
          <table:table-cell office:value-type="float" office:value="0.9514285714285714" table:formula="of:=[.F25]+([.$I$25]-[.$B$25])/7" table:style-name="ce1">
            <text:p>0.951428571</text:p>
          </table:table-cell>
          <table:table-cell office:value-type="float" office:value="1.0057142857142858" table:formula="of:=[.G25]+([.$I$25]-[.$B$25])/7" table:style-name="ce1">
            <text:p>1.005714286</text:p>
          </table:table-cell>
          <table:table-cell office:value-type="float" office:value="1.06" table:style-name="ce1">
            <text:p>1.06</text:p>
          </table:table-cell>
          <table:table-cell office:value-type="float" office:value="1.1142857142857143" table:formula="of:=[.I25]+([.$I$25]-[.$B$25])/7" table:style-name="ce1">
            <text:p>1.114285714</text:p>
          </table:table-cell>
          <table:table-cell office:value-type="float" office:value="1.1685714285714286" table:formula="of:=[.J25]+([.$I$25]-[.$B$25])/7" table:style-name="ce1">
            <text:p>1.168571429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238388000000001E-2" table:formula="of:=[.B4]*[.B$25]" table:style-name="ce1">
            <text:p>0.06238388</text:p>
          </table:table-cell>
          <table:table-cell office:value-type="float" office:value="4.1868971428571433E-2" table:formula="of:=[.C4]*[.C$25]" table:style-name="ce1">
            <text:p>0.041868971</text:p>
          </table:table-cell>
          <table:table-cell office:value-type="float" office:value="2.4862868571428574E-2" table:formula="of:=[.D4]*[.D$25]" table:style-name="ce1">
            <text:p>0.024862869</text:p>
          </table:table-cell>
          <table:table-cell office:value-type="float" office:value="1.1880914285714285E-2" table:formula="of:=[.E4]*[.E$25]" table:style-name="ce1">
            <text:p>0.011880914</text:p>
          </table:table-cell>
          <table:table-cell office:value-type="float" office:value="-1.5506217142857144E-2" table:formula="of:=[.F4]*[.F$25]" table:style-name="ce1">
            <text:p>-0.015506217</text:p>
          </table:table-cell>
          <table:table-cell office:value-type="float" office:value="-3.5473062857142856E-2" table:formula="of:=[.G4]*[.G$25]" table:style-name="ce1">
            <text:p>-0.035473063</text:p>
          </table:table-cell>
          <table:table-cell office:value-type="float" office:value="-5.740315428571429E-2" table:formula="of:=[.H4]*[.H$25]" table:style-name="ce1">
            <text:p>-0.057403154</text:p>
          </table:table-cell>
          <table:table-cell office:value-type="float" office:value="-0.21819146" table:formula="of:=[.I4]*[.I$25]" table:style-name="ce1">
            <text:p>-0.21819146</text:p>
          </table:table-cell>
          <table:table-cell office:value-type="float" office:value="-0.3514446" table:formula="of:=[.J4]*[.J$25]" table:style-name="ce1">
            <text:p>-0.3514446</text:p>
          </table:table-cell>
          <table:table-cell office:value-type="float" office:value="-0.57110072285714286" table:formula="of:=[.K4]*[.K$25]" table:style-name="ce1">
            <text:p>-0.5711007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.1184190000000006E-2" table:formula="of:=[.B4]*[.O4]" table:style-name="ce1">
            <text:p>0.06118419</text:p>
          </table:table-cell>
          <table:table-cell office:value-type="float" office:value="4.1229846153846152E-2" table:formula="of:=[.C4]*[.P4]" table:style-name="ce1">
            <text:p>0.041229846</text:p>
          </table:table-cell>
          <table:table-cell office:value-type="float" office:value="2.4568366923076925E-2" table:formula="of:=[.D4]*[.Q4]" table:style-name="ce1">
            <text:p>0.024568367</text:p>
          </table:table-cell>
          <table:table-cell office:value-type="float" office:value="1.1775581538461538E-2" table:formula="of:=[.E4]*[.R4]" table:style-name="ce1">
            <text:p>0.011775582</text:p>
          </table:table-cell>
          <table:table-cell office:value-type="float" office:value="-1.540935076923077E-2" table:formula="of:=[.F4]*[.S4]" table:style-name="ce1">
            <text:p>-0.015409351</text:p>
          </table:table-cell>
          <table:table-cell office:value-type="float" office:value="-3.5333759999999992E-2" table:formula="of:=[.G4]*[.T4]" table:style-name="ce1">
            <text:p>-0.03533376</text:p>
          </table:table-cell>
          <table:table-cell office:value-type="float" office:value="-5.7296526923076928E-2" table:formula="of:=[.H4]*[.U4]" table:style-name="ce1">
            <text:p>-0.057296527</text:p>
          </table:table-cell>
          <table:table-cell office:value-type="float" office:value="-0.21819146" table:formula="of:=[.I4]*[.V4]" table:style-name="ce1">
            <text:p>-0.21819146</text:p>
          </table:table-cell>
          <table:table-cell office:value-type="float" office:value="-0.35203380692307695" table:formula="of:=[.J4]*[.W4]" table:style-name="ce1">
            <text:p>-0.352033807</text:p>
          </table:table-cell>
          <table:table-cell office:value-type="float" office:value="-0.57292669846153843" table:formula="of:=[.K4]*[.X4]" table:style-name="ce1">
            <text:p>-0.572926698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.7110799999999997E-2" table:formula="of:=[.B5]*[.B$25]" table:style-name="ce1">
            <text:p>0.0971108</text:p>
          </table:table-cell>
          <table:table-cell office:value-type="float" office:value="5.3026442857142864E-2" table:formula="of:=[.C5]*[.C$25]" table:style-name="ce1">
            <text:p>0.053026443</text:p>
          </table:table-cell>
          <table:table-cell office:value-type="float" office:value="2.9986217142857142E-2" table:formula="of:=[.D5]*[.D$25]" table:style-name="ce1">
            <text:p>0.029986217</text:p>
          </table:table-cell>
          <table:table-cell office:value-type="float" office:value="1.7197657142857141E-2" table:formula="of:=[.E5]*[.E$25]" table:style-name="ce1">
            <text:p>0.017197657</text:p>
          </table:table-cell>
          <table:table-cell office:value-type="float" office:value="-8.6062914285714286E-3" table:formula="of:=[.F5]*[.F$25]" table:style-name="ce1">
            <text:p>-0.008606291</text:p>
          </table:table-cell>
          <table:table-cell office:value-type="float" office:value="-2.5280408571428572E-2" table:formula="of:=[.G5]*[.G$25]" table:style-name="ce1">
            <text:p>-0.025280409</text:p>
          </table:table-cell>
          <table:table-cell office:value-type="float" office:value="-2.4696320000000004E-2" table:formula="of:=[.H5]*[.H$25]" table:style-name="ce1">
            <text:p>-0.02469632</text:p>
          </table:table-cell>
          <table:table-cell office:value-type="float" office:value="-0.16040768" table:formula="of:=[.I5]*[.I$25]" table:style-name="ce1">
            <text:p>-0.16040768</text:p>
          </table:table-cell>
          <table:table-cell office:value-type="float" office:value="-0.29662731428571432" table:formula="of:=[.J5]*[.J$25]" table:style-name="ce1">
            <text:p>-0.296627314</text:p>
          </table:table-cell>
          <table:table-cell office:value-type="float" office:value="-0.51303557714285708" table:formula="of:=[.K5]*[.K$25]" table:style-name="ce1">
            <text:p>-0.51303557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9.7110799999999997E-2" table:formula="of:=[.B5]*[.O5]" table:style-name="ce1">
            <text:p>0.0971108</text:p>
          </table:table-cell>
          <table:table-cell office:value-type="float" office:value="5.3026442857142864E-2" table:formula="of:=[.C5]*[.P5]" table:style-name="ce1">
            <text:p>0.053026443</text:p>
          </table:table-cell>
          <table:table-cell office:value-type="float" office:value="2.9986217142857142E-2" table:formula="of:=[.D5]*[.Q5]" table:style-name="ce1">
            <text:p>0.029986217</text:p>
          </table:table-cell>
          <table:table-cell office:value-type="float" office:value="1.7197657142857141E-2" table:formula="of:=[.E5]*[.R5]" table:style-name="ce1">
            <text:p>0.017197657</text:p>
          </table:table-cell>
          <table:table-cell office:value-type="float" office:value="-8.6062914285714286E-3" table:formula="of:=[.F5]*[.S5]" table:style-name="ce1">
            <text:p>-0.008606291</text:p>
          </table:table-cell>
          <table:table-cell office:value-type="float" office:value="-2.5280408571428572E-2" table:formula="of:=[.G5]*[.T5]" table:style-name="ce1">
            <text:p>-0.025280409</text:p>
          </table:table-cell>
          <table:table-cell office:value-type="float" office:value="-2.4696320000000004E-2" table:formula="of:=[.H5]*[.U5]" table:style-name="ce1">
            <text:p>-0.02469632</text:p>
          </table:table-cell>
          <table:table-cell office:value-type="float" office:value="-0.16040768" table:formula="of:=[.I5]*[.V5]" table:style-name="ce1">
            <text:p>-0.16040768</text:p>
          </table:table-cell>
          <table:table-cell office:value-type="float" office:value="-0.29662731428571432" table:formula="of:=[.J5]*[.W5]" table:style-name="ce1">
            <text:p>-0.296627314</text:p>
          </table:table-cell>
          <table:table-cell office:value-type="float" office:value="-0.51303557714285708" table:formula="of:=[.K5]*[.X5]" table:style-name="ce1">
            <text:p>-0.513035577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2908916000000001" table:formula="of:=[.B6]*[.B$25]" table:style-name="ce1">
            <text:p>0.12908916</text:p>
          </table:table-cell>
          <table:table-cell office:value-type="float" office:value="6.044786857142858E-2" table:formula="of:=[.C6]*[.C$25]" table:style-name="ce1">
            <text:p>0.060447869</text:p>
          </table:table-cell>
          <table:table-cell office:value-type="float" office:value="3.3159428571428569E-2" table:formula="of:=[.D6]*[.D$25]" table:style-name="ce1">
            <text:p>0.033159429</text:p>
          </table:table-cell>
          <table:table-cell office:value-type="float" office:value="2.254474285714286E-2" table:formula="of:=[.E6]*[.E$25]" table:style-name="ce1">
            <text:p>0.022544743</text:p>
          </table:table-cell>
          <table:table-cell office:value-type="float" office:value="1.5600417142857145E-2" table:formula="of:=[.F6]*[.F$25]" table:style-name="ce1">
            <text:p>0.015600417</text:p>
          </table:table-cell>
          <table:table-cell office:value-type="float" office:value="3.7961999999999996E-3" table:formula="of:=[.G6]*[.G$25]" table:style-name="ce1">
            <text:p>0.0037962</text:p>
          </table:table-cell>
          <table:table-cell office:value-type="float" office:value="-2.7074834285714288E-2" table:formula="of:=[.H6]*[.H$25]" table:style-name="ce1">
            <text:p>-0.027074834</text:p>
          </table:table-cell>
          <table:table-cell office:value-type="float" office:value="-6.0222840000000007E-2" table:formula="of:=[.I6]*[.I$25]" table:style-name="ce1">
            <text:p>-0.06022284</text:p>
          </table:table-cell>
          <table:table-cell office:value-type="float" office:value="-9.131125714285715E-2" table:formula="of:=[.J6]*[.J$25]" table:style-name="ce1">
            <text:p>-0.091311257</text:p>
          </table:table-cell>
          <table:table-cell office:value-type="float" office:value="-0.43165976857142863" table:formula="of:=[.K6]*[.K$25]" table:style-name="ce1">
            <text:p>-0.43165976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.13157164384615386" table:formula="of:=[.B6]*[.O6]" table:style-name="ce1">
            <text:p>0.131571644</text:p>
          </table:table-cell>
          <table:table-cell office:value-type="float" office:value="6.1370598681318694E-2" table:formula="of:=[.C6]*[.P6]" table:style-name="ce1">
            <text:p>0.061370599</text:p>
          </table:table-cell>
          <table:table-cell office:value-type="float" office:value="3.3552203296703297E-2" table:formula="of:=[.D6]*[.Q6]" table:style-name="ce1">
            <text:p>0.033552203</text:p>
          </table:table-cell>
          <table:table-cell office:value-type="float" office:value="2.2744618021978021E-2" table:formula="of:=[.E6]*[.R6]" table:style-name="ce1">
            <text:p>0.022744618</text:p>
          </table:table-cell>
          <table:table-cell office:value-type="float" office:value="1.5697871978021978E-2" table:formula="of:=[.F6]*[.S6]" table:style-name="ce1">
            <text:p>0.015697872</text:p>
          </table:table-cell>
          <table:table-cell office:value-type="float" office:value="3.8111076923076919E-3" table:formula="of:=[.G6]*[.T6]" table:style-name="ce1">
            <text:p>0.003811108</text:p>
          </table:table-cell>
          <table:table-cell office:value-type="float" office:value="-2.7125126263736268E-2" table:formula="of:=[.H6]*[.U6]" table:style-name="ce1">
            <text:p>-0.027125126</text:p>
          </table:table-cell>
          <table:table-cell office:value-type="float" office:value="-6.0222840000000007E-2" table:formula="of:=[.I6]*[.V6]" table:style-name="ce1">
            <text:p>-0.06022284</text:p>
          </table:table-cell>
          <table:table-cell office:value-type="float" office:value="-9.1158171208791217E-2" table:formula="of:=[.J6]*[.W6]" table:style-name="ce1">
            <text:p>-0.091158171</text:p>
          </table:table-cell>
          <table:table-cell office:value-type="float" office:value="-0.43027962637362643" table:formula="of:=[.K6]*[.X6]" table:style-name="ce1">
            <text:p>-0.430279626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830076000000003" table:formula="of:=[.B7]*[.B$25]" table:style-name="ce1">
            <text:p>0.17830076</text:p>
          </table:table-cell>
          <table:table-cell office:value-type="float" office:value="9.255451142857142E-2" table:formula="of:=[.C7]*[.C$25]" table:style-name="ce1">
            <text:p>0.092554511</text:p>
          </table:table-cell>
          <table:table-cell office:value-type="float" office:value="6.0882445714285714E-2" table:formula="of:=[.D7]*[.D$25]" table:style-name="ce1">
            <text:p>0.060882446</text:p>
          </table:table-cell>
          <table:table-cell office:value-type="float" office:value="3.8704842857142853E-2" table:formula="of:=[.E7]*[.E$25]" table:style-name="ce1">
            <text:p>0.038704843</text:p>
          </table:table-cell>
          <table:table-cell office:value-type="float" office:value="2.2176474285714287E-2" table:formula="of:=[.F7]*[.F$25]" table:style-name="ce1">
            <text:p>0.022176474</text:p>
          </table:table-cell>
          <table:table-cell office:value-type="float" office:value="5.7675599999999997E-3" table:formula="of:=[.G7]*[.G$25]" table:style-name="ce1">
            <text:p>0.00576756</text:p>
          </table:table-cell>
          <table:table-cell office:value-type="float" office:value="-2.828169142857143E-3" table:formula="of:=[.H7]*[.H$25]" table:style-name="ce1">
            <text:p>-0.002828169</text:p>
          </table:table-cell>
          <table:table-cell office:value-type="float" office:value="-2.4168000000000002E-2" table:formula="of:=[.I7]*[.I$25]" table:style-name="ce1">
            <text:p>-0.024168</text:p>
          </table:table-cell>
          <table:table-cell office:value-type="float" office:value="-7.7688000000000007E-2" table:formula="of:=[.J7]*[.J$25]" table:style-name="ce1">
            <text:p>-0.077688</text:p>
          </table:table-cell>
          <table:table-cell office:value-type="float" office:value="-0.3431287971428571" table:formula="of:=[.K7]*[.K$25]" table:style-name="ce1">
            <text:p>-0.34312879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.18515848153846157" table:formula="of:=[.B7]*[.O7]" table:style-name="ce1">
            <text:p>0.185158482</text:p>
          </table:table-cell>
          <table:table-cell office:value-type="float" office:value="9.5380180439560452E-2" table:formula="of:=[.C7]*[.P7]" table:style-name="ce1">
            <text:p>0.09538018</text:p>
          </table:table-cell>
          <table:table-cell office:value-type="float" office:value="6.2324755604395599E-2" table:formula="of:=[.D7]*[.Q7]" table:style-name="ce1">
            <text:p>0.062324756</text:p>
          </table:table-cell>
          <table:table-cell office:value-type="float" office:value="3.9391134725274723E-2" table:formula="of:=[.E7]*[.R7]" table:style-name="ce1">
            <text:p>0.039391135</text:p>
          </table:table-cell>
          <table:table-cell office:value-type="float" office:value="2.2453544395604399E-2" table:formula="of:=[.F7]*[.S7]" table:style-name="ce1">
            <text:p>0.022453544</text:p>
          </table:table-cell>
          <table:table-cell office:value-type="float" office:value="5.8128584615384617E-3" table:formula="of:=[.G7]*[.T7]" table:style-name="ce1">
            <text:p>0.005812858</text:p>
          </table:table-cell>
          <table:table-cell office:value-type="float" office:value="-2.8386758901098909E-3" table:formula="of:=[.H7]*[.U7]" table:style-name="ce1">
            <text:p>-0.002838676</text:p>
          </table:table-cell>
          <table:table-cell office:value-type="float" office:value="-2.4168000000000002E-2" table:formula="of:=[.I7]*[.V7]" table:style-name="ce1">
            <text:p>-0.024168</text:p>
          </table:table-cell>
          <table:table-cell office:value-type="float" office:value="-7.742750769230769E-2" table:formula="of:=[.J7]*[.W7]" table:style-name="ce1">
            <text:p>-0.077427508</text:p>
          </table:table-cell>
          <table:table-cell office:value-type="float" office:value="-0.34093463142857144" table:formula="of:=[.K7]*[.X7]" table:style-name="ce1">
            <text:p>-0.340934631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22455640000000004" table:formula="of:=[.B8]*[.B$25]" table:style-name="ce1">
            <text:p>0.2245564</text:p>
          </table:table-cell>
          <table:table-cell office:value-type="float" office:value="0.11951014000000001" table:formula="of:=[.C8]*[.C$25]" table:style-name="ce1">
            <text:p>0.11951014</text:p>
          </table:table-cell>
          <table:table-cell office:value-type="float" office:value="9.785225142857143E-2" table:formula="of:=[.D8]*[.D$25]" table:style-name="ce1">
            <text:p>0.097852251</text:p>
          </table:table-cell>
          <table:table-cell office:value-type="float" office:value="5.8645157142857146E-2" table:formula="of:=[.E8]*[.E$25]" table:style-name="ce1">
            <text:p>0.058645157</text:p>
          </table:table-cell>
          <table:table-cell office:value-type="float" office:value="5.1949057142857143E-2" table:formula="of:=[.F8]*[.F$25]" table:style-name="ce1">
            <text:p>0.051949057</text:p>
          </table:table-cell>
          <table:table-cell office:value-type="float" office:value="4.7210837142857141E-2" table:formula="of:=[.G8]*[.G$25]" table:style-name="ce1">
            <text:p>0.047210837</text:p>
          </table:table-cell>
          <table:table-cell office:value-type="float" office:value="2.9960228571428573E-2" table:formula="of:=[.H8]*[.H$25]" table:style-name="ce1">
            <text:p>0.029960229</text:p>
          </table:table-cell>
          <table:table-cell office:value-type="float" office:value="5.7541040000000002E-2" table:formula="of:=[.I8]*[.I$25]" table:style-name="ce1">
            <text:p>0.05754104</text:p>
          </table:table-cell>
          <table:table-cell office:value-type="float" office:value="6.041434285714286E-2" table:formula="of:=[.J8]*[.J$25]" table:style-name="ce1">
            <text:p>0.060414343</text:p>
          </table:table-cell>
          <table:table-cell office:value-type="float" office:value="-0.25782191428571427" table:formula="of:=[.K8]*[.K$25]" table:style-name="ce1">
            <text:p>-0.2578219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.23751157692307698" table:formula="of:=[.B8]*[.O8]" table:style-name="ce1">
            <text:p>0.237511577</text:p>
          </table:table-cell>
          <table:table-cell office:value-type="float" office:value="0.12498306769230773" table:formula="of:=[.C8]*[.P8]" table:style-name="ce1">
            <text:p>0.124983068</text:p>
          </table:table-cell>
          <table:table-cell office:value-type="float" office:value="0.10132944263736263" table:formula="of:=[.D8]*[.Q8]" table:style-name="ce1">
            <text:p>0.101329443</text:p>
          </table:table-cell>
          <table:table-cell office:value-type="float" office:value="6.0204950109890111E-2" table:formula="of:=[.E8]*[.R8]" table:style-name="ce1">
            <text:p>0.06020495</text:p>
          </table:table-cell>
          <table:table-cell office:value-type="float" office:value="5.2922624725274724E-2" table:formula="of:=[.F8]*[.S8]" table:style-name="ce1">
            <text:p>0.052922625</text:p>
          </table:table-cell>
          <table:table-cell office:value-type="float" office:value="4.7767028571428574E-2" table:formula="of:=[.G8]*[.T8]" table:style-name="ce1">
            <text:p>0.047767029</text:p>
          </table:table-cell>
          <table:table-cell office:value-type="float" office:value="3.0127183516483528E-2" table:formula="of:=[.H8]*[.U8]" table:style-name="ce1">
            <text:p>0.030127184</text:p>
          </table:table-cell>
          <table:table-cell office:value-type="float" office:value="5.7541040000000002E-2" table:formula="of:=[.I8]*[.V8]" table:style-name="ce1">
            <text:p>0.05754104</text:p>
          </table:table-cell>
          <table:table-cell office:value-type="float" office:value="6.011048373626373E-2" table:formula="of:=[.J8]*[.W8]" table:style-name="ce1">
            <text:p>0.060110484</text:p>
          </table:table-cell>
          <table:table-cell office:value-type="float" office:value="-0.2553489186813187" table:formula="of:=[.K8]*[.X8]" table:style-name="ce1">
            <text:p>-0.255348919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26743924000000002" table:formula="of:=[.B9]*[.B$25]" table:style-name="ce1">
            <text:p>0.26743924</text:p>
          </table:table-cell>
          <table:table-cell office:value-type="float" office:value="0.18364191999999999" table:formula="of:=[.C9]*[.C$25]" table:style-name="ce1">
            <text:p>0.18364192</text:p>
          </table:table-cell>
          <table:table-cell office:value-type="float" office:value="0.12357466285714287" table:formula="of:=[.D9]*[.D$25]" table:style-name="ce1">
            <text:p>0.123574663</text:p>
          </table:table-cell>
          <table:table-cell office:value-type="float" office:value="9.4753157142857147E-2" table:formula="of:=[.E9]*[.E$25]" table:style-name="ce1">
            <text:p>0.094753157</text:p>
          </table:table-cell>
          <table:table-cell office:value-type="float" office:value="8.2015005714285716E-2" table:formula="of:=[.F9]*[.F$25]" table:style-name="ce1">
            <text:p>0.082015006</text:p>
          </table:table-cell>
          <table:table-cell office:value-type="float" office:value="7.302880285714286E-2" table:formula="of:=[.G9]*[.G$25]" table:style-name="ce1">
            <text:p>0.073028803</text:p>
          </table:table-cell>
          <table:table-cell office:value-type="float" office:value="5.6410514285714287E-2" table:formula="of:=[.H9]*[.H$25]" table:style-name="ce1">
            <text:p>0.056410514</text:p>
          </table:table-cell>
          <table:table-cell office:value-type="float" office:value="1.9619540000000001E-2" table:formula="of:=[.I9]*[.I$25]" table:style-name="ce1">
            <text:p>0.01961954</text:p>
          </table:table-cell>
          <table:table-cell office:value-type="float" office:value="-6.4093714285714296E-2" table:formula="of:=[.J9]*[.J$25]" table:style-name="ce1">
            <text:p>-0.064093714</text:p>
          </table:table-cell>
          <table:table-cell office:value-type="float" office:value="-0.18126880000000001" table:formula="of:=[.K9]*[.K$25]" table:style-name="ce1">
            <text:p>-0.18126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.2880114892307693" table:formula="of:=[.B9]*[.O9]" table:style-name="ce1">
            <text:p>0.288011489</text:p>
          </table:table-cell>
          <table:table-cell office:value-type="float" office:value="0.19485501538461544" table:formula="of:=[.C9]*[.P9]" table:style-name="ce1">
            <text:p>0.194855015</text:p>
          </table:table-cell>
          <table:table-cell office:value-type="float" office:value="0.12942964967032966" table:formula="of:=[.D9]*[.Q9]" table:style-name="ce1">
            <text:p>0.12942965</text:p>
          </table:table-cell>
          <table:table-cell office:value-type="float" office:value="9.8113373406593415E-2" table:formula="of:=[.E9]*[.R9]" table:style-name="ce1">
            <text:p>0.098113373</text:p>
          </table:table-cell>
          <table:table-cell office:value-type="float" office:value="8.4064376263736265E-2" table:formula="of:=[.F9]*[.S9]" table:style-name="ce1">
            <text:p>0.084064376</text:p>
          </table:table-cell>
          <table:table-cell office:value-type="float" office:value="7.4175940439560453E-2" table:formula="of:=[.G9]*[.T9]" table:style-name="ce1">
            <text:p>0.07417594</text:p>
          </table:table-cell>
          <table:table-cell office:value-type="float" office:value="5.6829648351648374E-2" table:formula="of:=[.H9]*[.U9]" table:style-name="ce1">
            <text:p>0.056829648</text:p>
          </table:table-cell>
          <table:table-cell office:value-type="float" office:value="1.9619540000000001E-2" table:formula="of:=[.I9]*[.V9]" table:style-name="ce1">
            <text:p>0.01961954</text:p>
          </table:table-cell>
          <table:table-cell office:value-type="float" office:value="-6.3663894505494492E-2" table:formula="of:=[.J9]*[.W9]" table:style-name="ce1">
            <text:p>-0.063663895</text:p>
          </table:table-cell>
          <table:table-cell office:value-type="float" office:value="-0.17895052307692313" table:formula="of:=[.K9]*[.X9]" table:style-name="ce1">
            <text:p>-0.17895052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30758916000000003" table:formula="of:=[.B10]*[.B$25]" table:style-name="ce1">
            <text:p>0.30758916</text:p>
          </table:table-cell>
          <table:table-cell office:value-type="float" office:value="0.22841132000000003" table:formula="of:=[.C10]*[.C$25]" table:style-name="ce1">
            <text:p>0.22841132</text:p>
          </table:table-cell>
          <table:table-cell office:value-type="float" office:value="0.16666693714285716" table:formula="of:=[.D10]*[.D$25]" table:style-name="ce1">
            <text:p>0.166666937</text:p>
          </table:table-cell>
          <table:table-cell office:value-type="float" office:value="0.13331808571428572" table:formula="of:=[.E10]*[.E$25]" table:style-name="ce1">
            <text:p>0.133318086</text:p>
          </table:table-cell>
          <table:table-cell office:value-type="float" office:value="0.11432201714285713" table:formula="of:=[.F10]*[.F$25]" table:style-name="ce1">
            <text:p>0.114322017</text:p>
          </table:table-cell>
          <table:table-cell office:value-type="float" office:value="9.9819128571428564E-2" table:formula="of:=[.G10]*[.G$25]" table:style-name="ce1">
            <text:p>0.099819129</text:p>
          </table:table-cell>
          <table:table-cell office:value-type="float" office:value="8.1634834285714289E-2" table:formula="of:=[.H10]*[.H$25]" table:style-name="ce1">
            <text:p>0.081634834</text:p>
          </table:table-cell>
          <table:table-cell office:value-type="float" office:value="5.0264140000000006E-2" table:formula="of:=[.I10]*[.I$25]" table:style-name="ce1">
            <text:p>0.05026414</text:p>
          </table:table-cell>
          <table:table-cell office:value-type="float" office:value="-8.2446000000000012E-3" table:formula="of:=[.J10]*[.J$25]" table:style-name="ce1">
            <text:p>-0.0082446</text:p>
          </table:table-cell>
          <table:table-cell office:value-type="float" office:value="-0.11507390285714286" table:formula="of:=[.K10]*[.K$25]" table:style-name="ce1">
            <text:p>-0.11507390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.33716504076923082" table:formula="of:=[.B10]*[.O10]" table:style-name="ce1">
            <text:p>0.337165041</text:p>
          </table:table-cell>
          <table:table-cell office:value-type="float" office:value="0.24584468923076933" table:formula="of:=[.C10]*[.P10]" table:style-name="ce1">
            <text:p>0.245844689</text:p>
          </table:table-cell>
          <table:table-cell office:value-type="float" office:value="0.176537819010989" table:formula="of:=[.D10]*[.Q10]" table:style-name="ce1">
            <text:p>0.176537819</text:p>
          </table:table-cell>
          <table:table-cell office:value-type="float" office:value="0.13922788351648352" table:formula="of:=[.E10]*[.R10]" table:style-name="ce1">
            <text:p>0.139227884</text:p>
          </table:table-cell>
          <table:table-cell office:value-type="float" office:value="0.11789282978021978" table:formula="of:=[.F10]*[.S10]" table:style-name="ce1">
            <text:p>0.11789283</text:p>
          </table:table-cell>
          <table:table-cell office:value-type="float" office:value="0.10177907912087913" table:formula="of:=[.G10]*[.T10]" table:style-name="ce1">
            <text:p>0.101779079</text:p>
          </table:table-cell>
          <table:table-cell office:value-type="float" office:value="8.2393024945054974E-2" table:formula="of:=[.H10]*[.U10]" table:style-name="ce1">
            <text:p>0.082393025</text:p>
          </table:table-cell>
          <table:table-cell office:value-type="float" office:value="5.0264140000000006E-2" table:formula="of:=[.I10]*[.V10]" table:style-name="ce1">
            <text:p>0.05026414</text:p>
          </table:table-cell>
          <table:table-cell office:value-type="float" office:value="-8.1754884615384583E-3" table:formula="of:=[.J10]*[.W10]" table:style-name="ce1">
            <text:p>-0.008175488</text:p>
          </table:table-cell>
          <table:table-cell office:value-type="float" office:value="-0.11323427868131872" table:formula="of:=[.K10]*[.X10]" table:style-name="ce1">
            <text:p>-0.113234279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34643824000000006" table:formula="of:=[.B11]*[.B$25]" table:style-name="ce1">
            <text:p>0.34643824</text:p>
          </table:table-cell>
          <table:table-cell office:value-type="float" office:value="0.27430564571428573" table:formula="of:=[.C11]*[.C$25]" table:style-name="ce1">
            <text:p>0.274305646</text:p>
          </table:table-cell>
          <table:table-cell office:value-type="float" office:value="0.21288353142857144" table:formula="of:=[.D11]*[.D$25]" table:style-name="ce1">
            <text:p>0.212883531</text:p>
          </table:table-cell>
          <table:table-cell office:value-type="float" office:value="0.17624648571428569" table:formula="of:=[.E11]*[.E$25]" table:style-name="ce1">
            <text:p>0.176246486</text:p>
          </table:table-cell>
          <table:table-cell office:value-type="float" office:value="0.15130314285714286" table:formula="of:=[.F11]*[.F$25]" table:style-name="ce1">
            <text:p>0.151303143</text:p>
          </table:table-cell>
          <table:table-cell office:value-type="float" office:value="0.13055788285714287" table:formula="of:=[.G11]*[.G$25]" table:style-name="ce1">
            <text:p>0.130557883</text:p>
          </table:table-cell>
          <table:table-cell office:value-type="float" office:value="0.10900233142857142" table:formula="of:=[.H11]*[.H$25]" table:style-name="ce1">
            <text:p>0.109002331</text:p>
          </table:table-cell>
          <table:table-cell office:value-type="float" office:value="8.019960000000001E-2" table:formula="of:=[.I11]*[.I$25]" table:style-name="ce1">
            <text:p>0.0801996</text:p>
          </table:table-cell>
          <table:table-cell office:value-type="float" office:value="3.1984457142857144E-2" table:formula="of:=[.J11]*[.J$25]" table:style-name="ce1">
            <text:p>0.031984457</text:p>
          </table:table-cell>
          <table:table-cell office:value-type="float" office:value="-5.7808060000000001E-2" table:formula="of:=[.K11]*[.K$25]" table:style-name="ce1">
            <text:p>-0.0578080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0.3864118830769232" table:formula="of:=[.B11]*[.O11]" table:style-name="ce1">
            <text:p>0.386411883</text:p>
          </table:table-cell>
          <table:table-cell office:value-type="float" office:value="0.2994291200000001" table:formula="of:=[.C11]*[.P11]" table:style-name="ce1">
            <text:p>0.29942912</text:p>
          </table:table-cell>
          <table:table-cell office:value-type="float" office:value="0.22801321384615381" table:formula="of:=[.D11]*[.Q11]" table:style-name="ce1">
            <text:p>0.228013214</text:p>
          </table:table-cell>
          <table:table-cell office:value-type="float" office:value="0.18562178769230767" table:formula="of:=[.E11]*[.R11]" table:style-name="ce1">
            <text:p>0.185621788</text:p>
          </table:table-cell>
          <table:table-cell office:value-type="float" office:value="0.15697423076923078" table:formula="of:=[.F11]*[.S11]" table:style-name="ce1">
            <text:p>0.156974231</text:p>
          </table:table-cell>
          <table:table-cell office:value-type="float" office:value="0.13363409076923083" table:formula="of:=[.G11]*[.T11]" table:style-name="ce1">
            <text:p>0.133634091</text:p>
          </table:table-cell>
          <table:table-cell office:value-type="float" office:value="0.1102171738461539" table:formula="of:=[.H11]*[.U11]" table:style-name="ce1">
            <text:p>0.110217174</text:p>
          </table:table-cell>
          <table:table-cell office:value-type="float" office:value="8.019960000000001E-2" table:formula="of:=[.I11]*[.V11]" table:style-name="ce1">
            <text:p>0.0801996</text:p>
          </table:table-cell>
          <table:table-cell office:value-type="float" office:value="3.1662719999999984E-2" table:formula="of:=[.J11]*[.W11]" table:style-name="ce1">
            <text:p>0.03166272</text:p>
          </table:table-cell>
          <table:table-cell office:value-type="float" office:value="-5.6699084615384636E-2" table:formula="of:=[.K11]*[.X11]" table:style-name="ce1">
            <text:p>-0.056699085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40433752000000001" table:formula="of:=[.B12]*[.B$25]" table:style-name="ce1">
            <text:p>0.40433752</text:p>
          </table:table-cell>
          <table:table-cell office:value-type="float" office:value="0.32305267142857141" table:formula="of:=[.C12]*[.C$25]" table:style-name="ce1">
            <text:p>0.323052671</text:p>
          </table:table-cell>
          <table:table-cell office:value-type="float" office:value="0.26387886857142856" table:formula="of:=[.D12]*[.D$25]" table:style-name="ce1">
            <text:p>0.263878869</text:p>
          </table:table-cell>
          <table:table-cell office:value-type="float" office:value="0.22544490000000003" table:formula="of:=[.E12]*[.E$25]" table:style-name="ce1">
            <text:p>0.2254449</text:p>
          </table:table-cell>
          <table:table-cell office:value-type="float" office:value="0.19537349142857141" table:formula="of:=[.F12]*[.F$25]" table:style-name="ce1">
            <text:p>0.195373491</text:p>
          </table:table-cell>
          <table:table-cell office:value-type="float" office:value="0.16830676285714286" table:formula="of:=[.G12]*[.G$25]" table:style-name="ce1">
            <text:p>0.168306763</text:p>
          </table:table-cell>
          <table:table-cell office:value-type="float" office:value="0.14221202285714288" table:formula="of:=[.H12]*[.H$25]" table:style-name="ce1">
            <text:p>0.142212023</text:p>
          </table:table-cell>
          <table:table-cell office:value-type="float" office:value="0.11357688000000001" table:formula="of:=[.I12]*[.I$25]" table:style-name="ce1">
            <text:p>0.11357688</text:p>
          </table:table-cell>
          <table:table-cell office:value-type="float" office:value="7.1933828571428576E-2" table:formula="of:=[.J12]*[.J$25]" table:style-name="ce1">
            <text:p>0.071933829</text:p>
          </table:table-cell>
          <table:table-cell office:value-type="float" office:value="-5.884925714285714E-3" table:formula="of:=[.K12]*[.K$25]" table:style-name="ce1">
            <text:p>-0.0058849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45876757076923086" table:formula="of:=[.B12]*[.O12]" table:style-name="ce1">
            <text:p>0.458767571</text:p>
          </table:table-cell>
          <table:table-cell office:value-type="float" office:value="0.35757221758241775" table:formula="of:=[.C12]*[.P12]" table:style-name="ce1">
            <text:p>0.357572218</text:p>
          </table:table-cell>
          <table:table-cell office:value-type="float" office:value="0.28575845703296698" table:formula="of:=[.D12]*[.Q12]" table:style-name="ce1">
            <text:p>0.285758457</text:p>
          </table:table-cell>
          <table:table-cell office:value-type="float" office:value="0.23943600461538464" table:formula="of:=[.E12]*[.R12]" table:style-name="ce1">
            <text:p>0.239436005</text:p>
          </table:table-cell>
          <table:table-cell office:value-type="float" office:value="0.20391689373626376" table:formula="of:=[.F12]*[.S12]" table:style-name="ce1">
            <text:p>0.203916894</text:p>
          </table:table-cell>
          <table:table-cell office:value-type="float" office:value="0.17293335208791216" table:formula="of:=[.G12]*[.T12]" table:style-name="ce1">
            <text:p>0.172933352</text:p>
          </table:table-cell>
          <table:table-cell office:value-type="float" office:value="0.14406115208791218" table:formula="of:=[.H12]*[.U12]" table:style-name="ce1">
            <text:p>0.144061152</text:p>
          </table:table-cell>
          <table:table-cell office:value-type="float" office:value="0.11357688000000001" table:formula="of:=[.I12]*[.V12]" table:style-name="ce1">
            <text:p>0.11357688</text:p>
          </table:table-cell>
          <table:table-cell office:value-type="float" office:value="7.1089634725274686E-2" table:formula="of:=[.J12]*[.W12]" table:style-name="ce1">
            <text:p>0.071089635</text:p>
          </table:table-cell>
          <table:table-cell office:value-type="float" office:value="-5.753214945054947E-3" table:formula="of:=[.K12]*[.X12]" table:style-name="ce1">
            <text:p>-0.005753215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44882380000000005" table:formula="of:=[.B13]*[.B$25]" table:style-name="ce1">
            <text:p>0.4488238</text:p>
          </table:table-cell>
          <table:table-cell office:value-type="float" office:value="0.37639779428571424" table:formula="of:=[.C13]*[.C$25]" table:style-name="ce1">
            <text:p>0.376397794</text:p>
          </table:table-cell>
          <table:table-cell office:value-type="float" office:value="0.3210676457142857" table:formula="of:=[.D13]*[.D$25]" table:style-name="ce1">
            <text:p>0.321067646</text:p>
          </table:table-cell>
          <table:table-cell office:value-type="float" office:value="0.28240349999999997" table:formula="of:=[.E13]*[.E$25]" table:style-name="ce1">
            <text:p>0.2824035</text:p>
          </table:table-cell>
          <table:table-cell office:value-type="float" office:value="0.24844397714285715" table:formula="of:=[.F13]*[.F$25]" table:style-name="ce1">
            <text:p>0.248443977</text:p>
          </table:table-cell>
          <table:table-cell office:value-type="float" office:value="0.21565936285714285" table:formula="of:=[.G13]*[.G$25]" table:style-name="ce1">
            <text:p>0.215659363</text:p>
          </table:table-cell>
          <table:table-cell office:value-type="float" office:value="0.18467629714285716" table:formula="of:=[.H13]*[.H$25]" table:style-name="ce1">
            <text:p>0.184676297</text:p>
          </table:table-cell>
          <table:table-cell office:value-type="float" office:value="0.15460100000000002" table:formula="of:=[.I13]*[.I$25]" table:style-name="ce1">
            <text:p>0.154601</text:p>
          </table:table-cell>
          <table:table-cell office:value-type="float" office:value="0.1163771142857143" table:formula="of:=[.J13]*[.J$25]" table:style-name="ce1">
            <text:p>0.116377114</text:p>
          </table:table-cell>
          <table:table-cell office:value-type="float" office:value="4.5588308571428572E-2" table:formula="of:=[.K13]*[.K$25]" table:style-name="ce1">
            <text:p>0.04558830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0.51787361538461552" table:formula="of:=[.B13]*[.O13]" table:style-name="ce1">
            <text:p>0.517873615</text:p>
          </table:table-cell>
          <table:table-cell office:value-type="float" office:value="0.42236316395604412" table:formula="of:=[.C13]*[.P13]" table:style-name="ce1">
            <text:p>0.422363164</text:p>
          </table:table-cell>
          <table:table-cell office:value-type="float" office:value="0.35149211604395592" table:formula="of:=[.D13]*[.Q13]" table:style-name="ce1">
            <text:p>0.351492116</text:p>
          </table:table-cell>
          <table:table-cell office:value-type="float" office:value="0.3024331615384615" table:formula="of:=[.E13]*[.R13]" table:style-name="ce1">
            <text:p>0.302433162</text:p>
          </table:table-cell>
          <table:table-cell office:value-type="float" office:value="0.26086008967032975" table:formula="of:=[.F13]*[.S13]" table:style-name="ce1">
            <text:p>0.26086009</text:p>
          </table:table-cell>
          <table:table-cell office:value-type="float" office:value="0.22243452417582427" table:formula="of:=[.G13]*[.T13]" table:style-name="ce1">
            <text:p>0.222434524</text:p>
          </table:table-cell>
          <table:table-cell office:value-type="float" office:value="0.18742061274725288" table:formula="of:=[.H13]*[.U13]" table:style-name="ce1">
            <text:p>0.187420613</text:p>
          </table:table-cell>
          <table:table-cell office:value-type="float" office:value="0.15460100000000002" table:formula="of:=[.I13]*[.V13]" table:style-name="ce1">
            <text:p>0.154601</text:p>
          </table:table-cell>
          <table:table-cell office:value-type="float" office:value="0.11481623780219774" table:formula="of:=[.J13]*[.W13]" table:style-name="ce1">
            <text:p>0.114816238</text:p>
          </table:table-cell>
          <table:table-cell office:value-type="float" office:value="4.4422235604395621E-2" table:formula="of:=[.K13]*[.X13]" table:style-name="ce1">
            <text:p>0.044422236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9884867999999999" table:formula="of:=[.B14]*[.B$25]" table:style-name="ce1">
            <text:p>0.49884868</text:p>
          </table:table-cell>
          <table:table-cell office:value-type="float" office:value="0.43580297714285715" table:formula="of:=[.C14]*[.C$25]" table:style-name="ce1">
            <text:p>0.435802977</text:p>
          </table:table-cell>
          <table:table-cell office:value-type="float" office:value="0.38527313142857145" table:formula="of:=[.D14]*[.D$25]" table:style-name="ce1">
            <text:p>0.385273131</text:p>
          </table:table-cell>
          <table:table-cell office:value-type="float" office:value="0.34778224285714288" table:formula="of:=[.E14]*[.E$25]" table:style-name="ce1">
            <text:p>0.347782243</text:p>
          </table:table-cell>
          <table:table-cell office:value-type="float" office:value="0.31145480571428569" table:formula="of:=[.F14]*[.F$25]" table:style-name="ce1">
            <text:p>0.311454806</text:p>
          </table:table-cell>
          <table:table-cell office:value-type="float" office:value="0.2742112285714286" table:formula="of:=[.G14]*[.G$25]" table:style-name="ce1">
            <text:p>0.274211229</text:p>
          </table:table-cell>
          <table:table-cell office:value-type="float" office:value="0.23891648000000001" table:formula="of:=[.H14]*[.H$25]" table:style-name="ce1">
            <text:p>0.23891648</text:p>
          </table:table-cell>
          <table:table-cell office:value-type="float" office:value="0.20685052000000001" table:formula="of:=[.I14]*[.I$25]" table:style-name="ce1">
            <text:p>0.20685052</text:p>
          </table:table-cell>
          <table:table-cell office:value-type="float" office:value="0.16991185714285717" table:formula="of:=[.J14]*[.J$25]" table:style-name="ce1">
            <text:p>0.169911857</text:p>
          </table:table-cell>
          <table:table-cell office:value-type="float" office:value="0.10198006" table:formula="of:=[.K14]*[.K$25]" table:style-name="ce1">
            <text:p>0.1019800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0.5851878746153848" table:formula="of:=[.B14]*[.O14]" table:style-name="ce1">
            <text:p>0.585187875</text:p>
          </table:table-cell>
          <table:table-cell office:value-type="float" office:value="0.49567534065934094" table:formula="of:=[.C14]*[.P14]" table:style-name="ce1">
            <text:p>0.495675341</text:p>
          </table:table-cell>
          <table:table-cell office:value-type="float" office:value="0.42634530890109873" table:formula="of:=[.D14]*[.Q14]" table:style-name="ce1">
            <text:p>0.426345309</text:p>
          </table:table-cell>
          <table:table-cell office:value-type="float" office:value="0.3755322731868132" table:formula="of:=[.E14]*[.R14]" table:style-name="ce1">
            <text:p>0.375532273</text:p>
          </table:table-cell>
          <table:table-cell office:value-type="float" office:value="0.32896555483516493" table:formula="of:=[.F14]*[.S14]" table:style-name="ce1">
            <text:p>0.328965555</text:p>
          </table:table-cell>
          <table:table-cell office:value-type="float" office:value="0.28390268571428584" table:formula="of:=[.G14]*[.T14]" table:style-name="ce1">
            <text:p>0.283902686</text:p>
          </table:table-cell>
          <table:table-cell office:value-type="float" office:value="0.24291060384615404" table:formula="of:=[.H14]*[.U14]" table:style-name="ce1">
            <text:p>0.242910604</text:p>
          </table:table-cell>
          <table:table-cell office:value-type="float" office:value="0.20685052000000001" table:formula="of:=[.I14]*[.V14]" table:style-name="ce1">
            <text:p>0.20685052</text:p>
          </table:table-cell>
          <table:table-cell office:value-type="float" office:value="0.16734809835164827" table:formula="of:=[.J14]*[.W14]" table:style-name="ce1">
            <text:p>0.167348098</text:p>
          </table:table-cell>
          <table:table-cell office:value-type="float" office:value="9.904552000000004E-2" table:formula="of:=[.K14]*[.X14]" table:style-name="ce1">
            <text:p>0.09904552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55671124000000005" table:formula="of:=[.B15]*[.B$25]" table:style-name="ce1">
            <text:p>0.55671124</text:p>
          </table:table-cell>
          <table:table-cell office:value-type="float" office:value="0.50216331428571437" table:formula="of:=[.C15]*[.C$25]" table:style-name="ce1">
            <text:p>0.502163314</text:p>
          </table:table-cell>
          <table:table-cell office:value-type="float" office:value="0.45639044571428578" table:formula="of:=[.D15]*[.D$25]" table:style-name="ce1">
            <text:p>0.456390446</text:p>
          </table:table-cell>
          <table:table-cell office:value-type="float" office:value="0.42101894285714286" table:formula="of:=[.E15]*[.E$25]" table:style-name="ce1">
            <text:p>0.421018943</text:p>
          </table:table-cell>
          <table:table-cell office:value-type="float" office:value="0.38392241714285713" table:formula="of:=[.F15]*[.F$25]" table:style-name="ce1">
            <text:p>0.383922417</text:p>
          </table:table-cell>
          <table:table-cell office:value-type="float" office:value="0.34404037714285712" table:formula="of:=[.G15]*[.G$25]" table:style-name="ce1">
            <text:p>0.344040377</text:p>
          </table:table-cell>
          <table:table-cell office:value-type="float" office:value="0.30597952" table:formula="of:=[.H15]*[.H$25]" table:style-name="ce1">
            <text:p>0.30597952</text:p>
          </table:table-cell>
          <table:table-cell office:value-type="float" office:value="0.27262882000000005" table:formula="of:=[.I15]*[.I$25]" table:style-name="ce1">
            <text:p>0.27262882</text:p>
          </table:table-cell>
          <table:table-cell office:value-type="float" office:value="0.23623414285714286" table:formula="of:=[.J15]*[.J$25]" table:style-name="ce1">
            <text:p>0.236234143</text:p>
          </table:table-cell>
          <table:table-cell office:value-type="float" office:value="0.16832336571428572" table:formula="of:=[.K15]*[.K$25]" table:style-name="ce1">
            <text:p>0.16832336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.66377109384615407" table:formula="of:=[.B15]*[.O15]" table:style-name="ce1">
            <text:p>0.663771094</text:p>
          </table:table-cell>
          <table:table-cell office:value-type="float" office:value="0.57881799560439595" table:formula="of:=[.C15]*[.P15]" table:style-name="ce1">
            <text:p>0.578817996</text:p>
          </table:table-cell>
          <table:table-cell office:value-type="float" office:value="0.51045007208791193" table:formula="of:=[.D15]*[.Q15]" table:style-name="ce1">
            <text:p>0.510450072</text:p>
          </table:table-cell>
          <table:table-cell office:value-type="float" office:value="0.45834526373626372" table:formula="of:=[.E15]*[.R15]" table:style-name="ce1">
            <text:p>0.458345264</text:p>
          </table:table-cell>
          <table:table-cell office:value-type="float" office:value="0.40790581164835177" table:formula="of:=[.F15]*[.S15]" table:style-name="ce1">
            <text:p>0.407905812</text:p>
          </table:table-cell>
          <table:table-cell office:value-type="float" office:value="0.35755085626373645" table:formula="of:=[.G15]*[.T15]" table:style-name="ce1">
            <text:p>0.357550856</text:p>
          </table:table-cell>
          <table:table-cell office:value-type="float" office:value="0.31166314307692333" table:formula="of:=[.H15]*[.U15]" table:style-name="ce1">
            <text:p>0.311663143</text:p>
          </table:table-cell>
          <table:table-cell office:value-type="float" office:value="0.27262882000000005" table:formula="of:=[.I15]*[.V15]" table:style-name="ce1">
            <text:p>0.27262882</text:p>
          </table:table-cell>
          <table:table-cell office:value-type="float" office:value="0.23227360989010973" table:formula="of:=[.J15]*[.W15]" table:style-name="ce1">
            <text:p>0.23227361</text:p>
          </table:table-cell>
          <table:table-cell office:value-type="float" office:value="0.16294157670329679" table:formula="of:=[.K15]*[.X15]" table:style-name="ce1">
            <text:p>0.162941577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61903392000000013" table:formula="of:=[.B16]*[.B$25]" table:style-name="ce1">
            <text:p>0.61903392</text:p>
          </table:table-cell>
          <table:table-cell office:value-type="float" office:value="0.57552947142857147" table:formula="of:=[.C16]*[.C$25]" table:style-name="ce1">
            <text:p>0.575529471</text:p>
          </table:table-cell>
          <table:table-cell office:value-type="float" office:value="0.53306009142857147" table:formula="of:=[.D16]*[.D$25]" table:style-name="ce1">
            <text:p>0.533060091</text:p>
          </table:table-cell>
          <table:table-cell office:value-type="float" office:value="0.49995419999999996" table:formula="of:=[.E16]*[.E$25]" table:style-name="ce1">
            <text:p>0.4999542</text:p>
          </table:table-cell>
          <table:table-cell office:value-type="float" office:value="0.46350347428571426" table:formula="of:=[.F16]*[.F$25]" table:style-name="ce1">
            <text:p>0.463503474</text:p>
          </table:table-cell>
          <table:table-cell office:value-type="float" office:value="0.42321635999999996" table:formula="of:=[.G16]*[.G$25]" table:style-name="ce1">
            <text:p>0.42321636</text:p>
          </table:table-cell>
          <table:table-cell office:value-type="float" office:value="0.38487579428571433" table:formula="of:=[.H16]*[.H$25]" table:style-name="ce1">
            <text:p>0.384875794</text:p>
          </table:table-cell>
          <table:table-cell office:value-type="float" office:value="0.35232704000000004" table:formula="of:=[.I16]*[.I$25]" table:style-name="ce1">
            <text:p>0.35232704</text:p>
          </table:table-cell>
          <table:table-cell office:value-type="float" office:value="0.31742322857142857" table:formula="of:=[.J16]*[.J$25]" table:style-name="ce1">
            <text:p>0.317423229</text:p>
          </table:table-cell>
          <table:table-cell office:value-type="float" office:value="0.24853060285714287" table:formula="of:=[.K16]*[.K$25]" table:style-name="ce1">
            <text:p>0.24853060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0.74998340307692335" table:formula="of:=[.B16]*[.O16]" table:style-name="ce1">
            <text:p>0.749983403</text:p>
          </table:table-cell>
          <table:table-cell office:value-type="float" office:value="0.67216881098901149" table:formula="of:=[.C16]*[.P16]" table:style-name="ce1">
            <text:p>0.672168811</text:p>
          </table:table-cell>
          <table:table-cell office:value-type="float" office:value="0.60251538483516454" table:formula="of:=[.D16]*[.Q16]" table:style-name="ce1">
            <text:p>0.602515385</text:p>
          </table:table-cell>
          <table:table-cell office:value-type="float" office:value="0.54871114153846146" table:formula="of:=[.E16]*[.R16]" table:style-name="ce1">
            <text:p>0.548711142</text:p>
          </table:table-cell>
          <table:table-cell office:value-type="float" office:value="0.49535372527472538" table:formula="of:=[.F16]*[.S16]" table:style-name="ce1">
            <text:p>0.495353725</text:p>
          </table:table-cell>
          <table:table-cell office:value-type="float" office:value="0.44149805538461562" table:formula="of:=[.G16]*[.T16]" table:style-name="ce1">
            <text:p>0.441498055</text:p>
          </table:table-cell>
          <table:table-cell office:value-type="float" office:value="0.39273984296703335" table:formula="of:=[.H16]*[.U16]" table:style-name="ce1">
            <text:p>0.392739843</text:p>
          </table:table-cell>
          <table:table-cell office:value-type="float" office:value="0.35232704000000004" table:formula="of:=[.I16]*[.V16]" table:style-name="ce1">
            <text:p>0.35232704</text:p>
          </table:table-cell>
          <table:table-cell office:value-type="float" office:value="0.31156936824175796" table:formula="of:=[.J16]*[.W16]" table:style-name="ce1">
            <text:p>0.311569368</text:p>
          </table:table-cell>
          <table:table-cell office:value-type="float" office:value="0.23978972967032983" table:formula="of:=[.K16]*[.X16]" table:style-name="ce1">
            <text:p>0.23978973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69711220000000007" table:formula="of:=[.B17]*[.B$25]" table:style-name="ce1">
            <text:p>0.6971122</text:p>
          </table:table-cell>
          <table:table-cell office:value-type="float" office:value="0.65485288857142865" table:formula="of:=[.C17]*[.C$25]" table:style-name="ce1">
            <text:p>0.654852889</text:p>
          </table:table-cell>
          <table:table-cell office:value-type="float" office:value="0.61236356571428574" table:formula="of:=[.D17]*[.D$25]" table:style-name="ce1">
            <text:p>0.612363566</text:p>
          </table:table-cell>
          <table:table-cell office:value-type="float" office:value="0.58046897142857146" table:formula="of:=[.E17]*[.E$25]" table:style-name="ce1">
            <text:p>0.580468971</text:p>
          </table:table-cell>
          <table:table-cell office:value-type="float" office:value="0.54557769142857138" table:formula="of:=[.F17]*[.F$25]" table:style-name="ce1">
            <text:p>0.545577691</text:p>
          </table:table-cell>
          <table:table-cell office:value-type="float" office:value="0.50731122857142852" table:formula="of:=[.G17]*[.G$25]" table:style-name="ce1">
            <text:p>0.507311229</text:p>
          </table:table-cell>
          <table:table-cell office:value-type="float" office:value="0.47203300571428575" table:formula="of:=[.H17]*[.H$25]" table:style-name="ce1">
            <text:p>0.472033006</text:p>
          </table:table-cell>
          <table:table-cell office:value-type="float" office:value="0.44381140000000002" table:formula="of:=[.I17]*[.I$25]" table:style-name="ce1">
            <text:p>0.4438114</text:p>
          </table:table-cell>
          <table:table-cell office:value-type="float" office:value="0.41325514285714282" table:formula="of:=[.J17]*[.J$25]" table:style-name="ce1">
            <text:p>0.413255143</text:p>
          </table:table-cell>
          <table:table-cell office:value-type="float" office:value="0.34461989428571427" table:formula="of:=[.K17]*[.K$25]" table:style-name="ce1">
            <text:p>0.34461989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0.8579842461538465" table:formula="of:=[.B17]*[.O17]" table:style-name="ce1">
            <text:p>0.857984246</text:p>
          </table:table-cell>
          <table:table-cell office:value-type="float" office:value="0.77480798219780278" table:formula="of:=[.C17]*[.P17]" table:style-name="ce1">
            <text:p>0.774807982</text:p>
          </table:table-cell>
          <table:table-cell office:value-type="float" office:value="0.69940520967032938" table:formula="of:=[.D17]*[.Q17]" table:style-name="ce1">
            <text:p>0.69940521</text:p>
          </table:table-cell>
          <table:table-cell office:value-type="float" office:value="0.64222421010989006" table:formula="of:=[.E17]*[.R17]" table:style-name="ce1">
            <text:p>0.64222421</text:p>
          </table:table-cell>
          <table:table-cell office:value-type="float" office:value="0.58647597010989028" table:formula="of:=[.F17]*[.S17]" table:style-name="ce1">
            <text:p>0.58647597</text:p>
          </table:table-cell>
          <table:table-cell office:value-type="float" office:value="0.5312177868131871" table:formula="of:=[.G17]*[.T17]" table:style-name="ce1">
            <text:p>0.531217787</text:p>
          </table:table-cell>
          <table:table-cell office:value-type="float" office:value="0.48255472043956094" table:formula="of:=[.H17]*[.U17]" table:style-name="ce1">
            <text:p>0.48255472</text:p>
          </table:table-cell>
          <table:table-cell office:value-type="float" office:value="0.44381140000000002" table:formula="of:=[.I17]*[.V17]" table:style-name="ce1">
            <text:p>0.4438114</text:p>
          </table:table-cell>
          <table:table-cell office:value-type="float" office:value="0.40494113406593368" table:formula="of:=[.J17]*[.W17]" table:style-name="ce1">
            <text:p>0.404941134</text:p>
          </table:table-cell>
          <table:table-cell office:value-type="float" office:value="0.33139769032967054" table:formula="of:=[.K17]*[.X17]" table:style-name="ce1">
            <text:p>0.33139769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78679332000000002" table:formula="of:=[.B18]*[.B$25]" table:style-name="ce1">
            <text:p>0.78679332</text:p>
          </table:table-cell>
          <table:table-cell office:value-type="float" office:value="0.7377331857142857" table:formula="of:=[.C18]*[.C$25]" table:style-name="ce1">
            <text:p>0.737733186</text:p>
          </table:table-cell>
          <table:table-cell office:value-type="float" office:value="0.68952685714285711" table:formula="of:=[.D18]*[.D$25]" table:style-name="ce1">
            <text:p>0.689526857</text:p>
          </table:table-cell>
          <table:table-cell office:value-type="float" office:value="0.6561356285714286" table:formula="of:=[.E18]*[.E$25]" table:style-name="ce1">
            <text:p>0.656135629</text:p>
          </table:table-cell>
          <table:table-cell office:value-type="float" office:value="0.62284232571428566" table:formula="of:=[.F18]*[.F$25]" table:style-name="ce1">
            <text:p>0.622842326</text:p>
          </table:table-cell>
          <table:table-cell office:value-type="float" office:value="0.58894475142857139" table:formula="of:=[.G18]*[.G$25]" table:style-name="ce1">
            <text:p>0.588944751</text:p>
          </table:table-cell>
          <table:table-cell office:value-type="float" office:value="0.56076717714285718" table:formula="of:=[.H18]*[.H$25]" table:style-name="ce1">
            <text:p>0.560767177</text:p>
          </table:table-cell>
          <table:table-cell office:value-type="float" office:value="0.54182218000000004" table:formula="of:=[.I18]*[.I$25]" table:style-name="ce1">
            <text:p>0.54182218</text:p>
          </table:table-cell>
          <table:table-cell office:value-type="float" office:value="0.52053745714285715" table:formula="of:=[.J18]*[.J$25]" table:style-name="ce1">
            <text:p>0.520537457</text:p>
          </table:table-cell>
          <table:table-cell office:value-type="float" office:value="0.45598007714285715" table:formula="of:=[.K18]*[.K$25]" table:style-name="ce1">
            <text:p>0.45598007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.98349164999999994" table:formula="of:=[.B18]*[.O18]" table:style-name="ce1">
            <text:p>0.98349165</text:p>
          </table:table-cell>
          <table:table-cell office:value-type="float" office:value="0.88413159999999991" table:formula="of:=[.C18]*[.P18]" table:style-name="ce1">
            <text:p>0.8841316</text:p>
          </table:table-cell>
          <table:table-cell office:value-type="float" office:value="0.79570399999999997" table:formula="of:=[.D18]*[.Q18]" table:style-name="ce1">
            <text:p>0.795704</text:p>
          </table:table-cell>
          <table:table-cell office:value-type="float" office:value="0.73175804" table:formula="of:=[.E18]*[.R18]" table:style-name="ce1">
            <text:p>0.73175804</text:p>
          </table:table-cell>
          <table:table-cell office:value-type="float" office:value="0.67342347000000002" table:formula="of:=[.F18]*[.S18]" table:style-name="ce1">
            <text:p>0.67342347</text:p>
          </table:table-cell>
          <table:table-cell office:value-type="float" office:value="0.61901099999999998" table:formula="of:=[.G18]*[.T18]" table:style-name="ce1">
            <text:p>0.619011</text:p>
          </table:table-cell>
          <table:table-cell office:value-type="float" office:value="0.57430842999999998" table:formula="of:=[.H18]*[.U18]" table:style-name="ce1">
            <text:p>0.57430843</text:p>
          </table:table-cell>
          <table:table-cell office:value-type="float" office:value="0.54182218000000004" table:formula="of:=[.I18]*[.V18]" table:style-name="ce1">
            <text:p>0.54182218</text:p>
          </table:table-cell>
          <table:table-cell office:value-type="float" office:value="0.50919241000000004" table:formula="of:=[.J18]*[.W18]" table:style-name="ce1">
            <text:p>0.50919241</text:p>
          </table:table-cell>
          <table:table-cell office:value-type="float" office:value="0.43702736000000009" table:formula="of:=[.K18]*[.X18]" table:style-name="ce1">
            <text:p>0.43702736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87130644000000013" table:formula="of:=[.B19]*[.B$25]" table:style-name="ce1">
            <text:p>0.87130644</text:p>
          </table:table-cell>
          <table:table-cell office:value-type="float" office:value="0.82019200285714278" table:formula="of:=[.C19]*[.C$25]" table:style-name="ce1">
            <text:p>0.820192003</text:p>
          </table:table-cell>
          <table:table-cell office:value-type="float" office:value="0.7576389257142857" table:formula="of:=[.D19]*[.D$25]" table:style-name="ce1">
            <text:p>0.757638926</text:p>
          </table:table-cell>
          <table:table-cell office:value-type="float" office:value="0.71788924285714284" table:formula="of:=[.E19]*[.E$25]" table:style-name="ce1">
            <text:p>0.717889243</text:p>
          </table:table-cell>
          <table:table-cell office:value-type="float" office:value="0.68492819999999999" table:formula="of:=[.F19]*[.F$25]" table:style-name="ce1">
            <text:p>0.6849282</text:p>
          </table:table-cell>
          <table:table-cell office:value-type="float" office:value="0.65733248571428571" table:formula="of:=[.G19]*[.G$25]" table:style-name="ce1">
            <text:p>0.657332486</text:p>
          </table:table-cell>
          <table:table-cell office:value-type="float" office:value="0.64077677714285719" table:formula="of:=[.H19]*[.H$25]" table:style-name="ce1">
            <text:p>0.640776777</text:p>
          </table:table-cell>
          <table:table-cell office:value-type="float" office:value="0.63740132000000005" table:formula="of:=[.I19]*[.I$25]" table:style-name="ce1">
            <text:p>0.63740132</text:p>
          </table:table-cell>
          <table:table-cell office:value-type="float" office:value="0.6324552" table:formula="of:=[.J19]*[.J$25]" table:style-name="ce1">
            <text:p>0.6324552</text:p>
          </table:table-cell>
          <table:table-cell office:value-type="float" office:value="0.57863800857142866" table:formula="of:=[.K19]*[.K$25]" table:style-name="ce1">
            <text:p>0.57863800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.1058889430769232" table:formula="of:=[.B19]*[.O19]" table:style-name="ce1">
            <text:p>1.105888943</text:p>
          </table:table-cell>
          <table:table-cell office:value-type="float" office:value="0.99547398131868126" table:formula="of:=[.C19]*[.P19]" table:style-name="ce1">
            <text:p>0.995473981</text:p>
          </table:table-cell>
          <table:table-cell office:value-type="float" office:value="0.88327860263736269" table:formula="of:=[.D19]*[.Q19]" table:style-name="ce1">
            <text:p>0.883278603</text:p>
          </table:table-cell>
          <table:table-cell office:value-type="float" office:value="0.8069936182417583" table:formula="of:=[.E19]*[.R19]" table:style-name="ce1">
            <text:p>0.806993618</text:p>
          </table:table-cell>
          <table:table-cell office:value-type="float" office:value="0.74483005384615397" table:formula="of:=[.F19]*[.S19]" table:style-name="ce1">
            <text:p>0.744830054</text:p>
          </table:table-cell>
          <table:table-cell office:value-type="float" office:value="0.69347134725274717" table:formula="of:=[.G19]*[.T19]" table:style-name="ce1">
            <text:p>0.693471347</text:p>
          </table:table-cell>
          <table:table-cell office:value-type="float" office:value="0.65744033406593416" table:formula="of:=[.H19]*[.U19]" table:style-name="ce1">
            <text:p>0.657440334</text:p>
          </table:table-cell>
          <table:table-cell office:value-type="float" office:value="0.63740132000000005" table:formula="of:=[.I19]*[.V19]" table:style-name="ce1">
            <text:p>0.63740132</text:p>
          </table:table-cell>
          <table:table-cell office:value-type="float" office:value="0.61761059076923075" table:formula="of:=[.J19]*[.W19]" table:style-name="ce1">
            <text:p>0.617610591</text:p>
          </table:table-cell>
          <table:table-cell office:value-type="float" office:value="0.55273696549450557" table:formula="of:=[.K19]*[.X19]" table:style-name="ce1">
            <text:p>0.552736965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92339579999999999" table:formula="of:=[.B20]*[.B$25]" table:style-name="ce1">
            <text:p>0.9233958</text:p>
          </table:table-cell>
          <table:table-cell office:value-type="float" office:value="0.89644830857142865" table:formula="of:=[.C20]*[.C$25]" table:style-name="ce1">
            <text:p>0.896448309</text:p>
          </table:table-cell>
          <table:table-cell office:value-type="float" office:value="0.80738989714285725" table:formula="of:=[.D20]*[.D$25]" table:style-name="ce1">
            <text:p>0.807389897</text:p>
          </table:table-cell>
          <table:table-cell office:value-type="float" office:value="0.75371151428571426" table:formula="of:=[.E20]*[.E$25]" table:style-name="ce1">
            <text:p>0.753711514</text:p>
          </table:table-cell>
          <table:table-cell office:value-type="float" office:value="0.7180300799999999" table:formula="of:=[.F20]*[.F$25]" table:style-name="ce1">
            <text:p>0.71803008</text:p>
          </table:table-cell>
          <table:table-cell office:value-type="float" office:value="0.69786144000000006" table:formula="of:=[.G20]*[.G$25]" table:style-name="ce1">
            <text:p>0.69786144</text:p>
          </table:table-cell>
          <table:table-cell office:value-type="float" office:value="0.69764790857142855" table:formula="of:=[.H20]*[.H$25]" table:style-name="ce1">
            <text:p>0.697647909</text:p>
          </table:table-cell>
          <table:table-cell office:value-type="float" office:value="0.69397246000000001" table:formula="of:=[.I20]*[.I$25]" table:style-name="ce1">
            <text:p>0.69397246</text:p>
          </table:table-cell>
          <table:table-cell office:value-type="float" office:value="0.68858734285714296" table:formula="of:=[.J20]*[.J$25]" table:style-name="ce1">
            <text:p>0.688587343</text:p>
          </table:table-cell>
          <table:table-cell office:value-type="float" office:value="0.62999438571428579" table:formula="of:=[.K20]*[.K$25]" table:style-name="ce1">
            <text:p>0.62999438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.189759973076923" table:formula="of:=[.B20]*[.O20]" table:style-name="ce1">
            <text:p>1.189759973</text:p>
          </table:table-cell>
          <table:table-cell office:value-type="float" office:value="1.1017110909890111" table:formula="of:=[.C20]*[.P20]" table:style-name="ce1">
            <text:p>1.101711091</text:p>
          </table:table-cell>
          <table:table-cell office:value-type="float" office:value="0.95084336967032979" table:formula="of:=[.D20]*[.Q20]" table:style-name="ce1">
            <text:p>0.95084337</text:p>
          </table:table-cell>
          <table:table-cell office:value-type="float" office:value="0.85394433626373634" table:formula="of:=[.E20]*[.R20]" table:style-name="ce1">
            <text:p>0.853944336</text:p>
          </table:table-cell>
          <table:table-cell office:value-type="float" office:value="0.78531241846153854" table:formula="of:=[.F20]*[.S20]" table:style-name="ce1">
            <text:p>0.785312418</text:p>
          </table:table-cell>
          <table:table-cell office:value-type="float" office:value="0.73896900923076914" table:formula="of:=[.G20]*[.T20]" table:style-name="ce1">
            <text:p>0.738969009</text:p>
          </table:table-cell>
          <table:table-cell office:value-type="float" office:value="0.71708630637362647" table:formula="of:=[.H20]*[.U20]" table:style-name="ce1">
            <text:p>0.717086306</text:p>
          </table:table-cell>
          <table:table-cell office:value-type="float" office:value="0.69397246000000001" table:formula="of:=[.I20]*[.V20]" table:style-name="ce1">
            <text:p>0.69397246</text:p>
          </table:table-cell>
          <table:table-cell office:value-type="float" office:value="0.6712707972527473" table:formula="of:=[.J20]*[.W20]" table:style-name="ce1">
            <text:p>0.671270797</text:p>
          </table:table-cell>
          <table:table-cell office:value-type="float" office:value="0.59978024835164845" table:formula="of:=[.K20]*[.X20]" table:style-name="ce1">
            <text:p>0.599780248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9376016800000001" table:formula="of:=[.B21]*[.B$25]" table:style-name="ce1">
            <text:p>0.93760168</text:p>
          </table:table-cell>
          <table:table-cell office:value-type="float" office:value="0.91023966285714286" table:formula="of:=[.C21]*[.C$25]" table:style-name="ce1">
            <text:p>0.910239663</text:p>
          </table:table-cell>
          <table:table-cell office:value-type="float" office:value="0.82681556571428572" table:formula="of:=[.D21]*[.D$25]" table:style-name="ce1">
            <text:p>0.826815566</text:p>
          </table:table-cell>
          <table:table-cell office:value-type="float" office:value="0.77184642857142849" table:formula="of:=[.E21]*[.E$25]" table:style-name="ce1">
            <text:p>0.771846429</text:p>
          </table:table-cell>
          <table:table-cell office:value-type="float" office:value="0.73530636000000005" table:formula="of:=[.F21]*[.F$25]" table:style-name="ce1">
            <text:p>0.73530636</text:p>
          </table:table-cell>
          <table:table-cell office:value-type="float" office:value="0.71465320285714284" table:formula="of:=[.G21]*[.G$25]" table:style-name="ce1">
            <text:p>0.714653203</text:p>
          </table:table-cell>
          <table:table-cell office:value-type="float" office:value="0.71443428571428569" table:formula="of:=[.H21]*[.H$25]" table:style-name="ce1">
            <text:p>0.714434286</text:p>
          </table:table-cell>
          <table:table-cell office:value-type="float" office:value="0.71067064000000013" table:formula="of:=[.I21]*[.I$25]" table:style-name="ce1">
            <text:p>0.71067064</text:p>
          </table:table-cell>
          <table:table-cell office:value-type="float" office:value="0.70515565714285711" table:formula="of:=[.J21]*[.J$25]" table:style-name="ce1">
            <text:p>0.705155657</text:p>
          </table:table-cell>
          <table:table-cell office:value-type="float" office:value="0.6451519257142857" table:formula="of:=[.K21]*[.K$25]" table:style-name="ce1">
            <text:p>0.6451519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.2260945046153848" table:formula="of:=[.B21]*[.O21]" table:style-name="ce1">
            <text:p>1.226094505</text:p>
          </table:table-cell>
          <table:table-cell office:value-type="float" office:value="1.1325550070329671" table:formula="of:=[.C21]*[.P21]" table:style-name="ce1">
            <text:p>1.132555007</text:p>
          </table:table-cell>
          <table:table-cell office:value-type="float" office:value="0.98351416791208779" table:formula="of:=[.D21]*[.Q21]" table:style-name="ce1">
            <text:p>0.983514168</text:p>
          </table:table-cell>
          <table:table-cell office:value-type="float" office:value="0.88133390109890108" table:formula="of:=[.E21]*[.R21]" table:style-name="ce1">
            <text:p>0.881333901</text:p>
          </table:table-cell>
          <table:table-cell office:value-type="float" office:value="0.80880096923076938" table:formula="of:=[.F21]*[.S21]" table:style-name="ce1">
            <text:p>0.808800969</text:p>
          </table:table-cell>
          <table:table-cell office:value-type="float" office:value="0.75955633780219778" table:formula="of:=[.G21]*[.T21]" table:style-name="ce1">
            <text:p>0.759556338</text:p>
          </table:table-cell>
          <table:table-cell office:value-type="float" office:value="0.73566747252747267" table:formula="of:=[.H21]*[.U21]" table:style-name="ce1">
            <text:p>0.735667473</text:p>
          </table:table-cell>
          <table:table-cell office:value-type="float" office:value="0.71067064000000013" table:formula="of:=[.I21]*[.V21]" table:style-name="ce1">
            <text:p>0.71067064</text:p>
          </table:table-cell>
          <table:table-cell office:value-type="float" office:value="0.68624023912087895" table:formula="of:=[.J21]*[.W21]" table:style-name="ce1">
            <text:p>0.686240239</text:p>
          </table:table-cell>
          <table:table-cell office:value-type="float" office:value="0.61214810329670344" table:formula="of:=[.K21]*[.X21]" table:style-name="ce1">
            <text:p>0.612148103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94707272000000009" table:formula="of:=[.B22]*[.B$25]" table:style-name="ce1">
            <text:p>0.94707272</text:p>
          </table:table-cell>
          <table:table-cell office:value-type="float" office:value="0.91943438857142867" table:formula="of:=[.C22]*[.C$25]" table:style-name="ce1">
            <text:p>0.919434389</text:p>
          </table:table-cell>
          <table:table-cell office:value-type="float" office:value="0.84323677714285727" table:formula="of:=[.D22]*[.D$25]" table:style-name="ce1">
            <text:p>0.843236777</text:p>
          </table:table-cell>
          <table:table-cell office:value-type="float" office:value="0.78717547142857147" table:formula="of:=[.E22]*[.E$25]" table:style-name="ce1">
            <text:p>0.787175471</text:p>
          </table:table-cell>
          <table:table-cell office:value-type="float" office:value="0.74990915428571425" table:formula="of:=[.F22]*[.F$25]" table:style-name="ce1">
            <text:p>0.749909154</text:p>
          </table:table-cell>
          <table:table-cell office:value-type="float" office:value="0.72884566285714281" table:formula="of:=[.G22]*[.G$25]" table:style-name="ce1">
            <text:p>0.728845663</text:p>
          </table:table-cell>
          <table:table-cell office:value-type="float" office:value="0.72862290285714293" table:formula="of:=[.H22]*[.H$25]" table:style-name="ce1">
            <text:p>0.728622903</text:p>
          </table:table-cell>
          <table:table-cell office:value-type="float" office:value="0.72478454000000003" table:formula="of:=[.I22]*[.I$25]" table:style-name="ce1">
            <text:p>0.72478454</text:p>
          </table:table-cell>
          <table:table-cell office:value-type="float" office:value="0.71916000000000002" table:formula="of:=[.J22]*[.J$25]" table:style-name="ce1">
            <text:p>0.71916</text:p>
          </table:table-cell>
          <table:table-cell office:value-type="float" office:value="0.6579653114285714" table:formula="of:=[.K22]*[.K$25]" table:style-name="ce1">
            <text:p>0.65796531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.2566926476923077" table:formula="of:=[.B22]*[.O22]" table:style-name="ce1">
            <text:p>1.256692648</text:p>
          </table:table-cell>
          <table:table-cell office:value-type="float" office:value="1.1580305019780224" table:formula="of:=[.C22]*[.P22]" table:style-name="ce1">
            <text:p>1.158030502</text:p>
          </table:table-cell>
          <table:table-cell office:value-type="float" office:value="1.0130357101098901" table:formula="of:=[.D22]*[.Q22]" table:style-name="ce1">
            <text:p>1.01303571</text:p>
          </table:table-cell>
          <table:table-cell office:value-type="float" office:value="0.90581625956043965" table:formula="of:=[.E22]*[.R22]" table:style-name="ce1">
            <text:p>0.90581626</text:p>
          </table:table-cell>
          <table:table-cell office:value-type="float" office:value="0.82954796329670344" table:formula="of:=[.F22]*[.S22]" table:style-name="ce1">
            <text:p>0.829547963</text:p>
          </table:table-cell>
          <table:table-cell office:value-type="float" office:value="0.77750271912087898" table:formula="of:=[.G22]*[.T22]" table:style-name="ce1">
            <text:p>0.777502719</text:p>
          </table:table-cell>
          <table:table-cell office:value-type="float" office:value="0.75163120912087933" table:formula="of:=[.H22]*[.U22]" table:style-name="ce1">
            <text:p>0.751631209</text:p>
          </table:table-cell>
          <table:table-cell office:value-type="float" office:value="0.72478454000000003" table:formula="of:=[.I22]*[.V22]" table:style-name="ce1">
            <text:p>0.72478454</text:p>
          </table:table-cell>
          <table:table-cell office:value-type="float" office:value="0.69866323076923054" table:formula="of:=[.J22]*[.W22]" table:style-name="ce1">
            <text:p>0.698663231</text:p>
          </table:table-cell>
          <table:table-cell office:value-type="float" office:value="0.62220229186813203" table:formula="of:=[.K22]*[.X22]" table:style-name="ce1">
            <text:p>0.622202292</text:p>
          </table:table-cell>
          <table:table-cell table:number-columns-repeated="16360"/>
        </table:table-row>
        <table:table-row table:number-rows-repeated="1048528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N2_N1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3" table:style-name="ce3"/>
          <table:table-cell office:value-type="string" table:style-name="ce3">
            <text:p>SSJ</text:p>
          </table:table-cell>
          <table:table-cell table:number-columns-repeated="2" table:style-name="ce3"/>
          <table:table-cell table:style-name="ce3">
            <draw:frame draw:z-index="1" draw:id="id1" draw:style-name="a1" draw:name="Chart 1" svg:x="0.52083in" svg:y="0.02083in" svg:width="4.90625in" svg:height="3.34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16382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8.2" table:style-name="ce3">
            <text:p>18.2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0" table:formula="of:=([.$E$7]/[.$A$7])*[.A3]" table:style-name="ce3">
            <text:p>0</text:p>
          </table:table-cell>
          <table:table-cell office:value-type="float" office:value="17.184549356223176" table:formula="of:=(([.$F$15])/([.$B$15]))*[.B3]" table:style-name="ce3">
            <text:p>17.18454936</text:p>
          </table:table-cell>
          <table:table-cell table:number-columns-repeated="16378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22" table:style-name="ce3">
            <text:p>22</text:p>
          </table:table-cell>
          <table:table-cell office:value-type="float" office:value="15.499999999999998" table:style-name="ce3">
            <text:p>15.5</text:p>
          </table:table-cell>
          <table:table-cell table:style-name="ce3"/>
          <table:table-cell office:value-type="float" office:value="2.6561224489795916" table:formula="of:=([.$E$7]/[.$A$7])*[.A4]" table:style-name="ce3">
            <text:p>2.656122449</text:p>
          </table:table-cell>
          <table:table-cell office:value-type="float" office:value="20.7725321888412" table:formula="of:=(([.$F$15])/([.$B$15]))*[.B4]" table:style-name="ce3">
            <text:p>20.77253219</text:p>
          </table:table-cell>
          <table:table-cell table:number-columns-repeated="16378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26" table:style-name="ce3">
            <text:p>26</text:p>
          </table:table-cell>
          <table:table-cell office:value-type="float" office:value="15.7" table:style-name="ce3">
            <text:p>15.7</text:p>
          </table:table-cell>
          <table:table-cell table:style-name="ce3"/>
          <table:table-cell office:value-type="float" office:value="3.4948979591836733" table:formula="of:=([.$E$7]/[.$A$7])*[.A5]" table:style-name="ce3">
            <text:p>3.494897959</text:p>
          </table:table-cell>
          <table:table-cell office:value-type="float" office:value="24.549356223175966" table:formula="of:=(([.$F$15])/([.$B$15]))*[.B5]" table:style-name="ce3">
            <text:p>24.54935622</text:p>
          </table:table-cell>
          <table:table-cell table:number-columns-repeated="16378"/>
        </table:table-row>
        <table:table-row table:style-name="ro1">
          <table:table-cell office:value-type="float" office:value="12.8" table:style-name="ce3">
            <text:p>12.8</text:p>
          </table:table-cell>
          <table:table-cell office:value-type="float" office:value="57" table:style-name="ce3">
            <text:p>57</text:p>
          </table:table-cell>
          <table:table-cell office:value-type="float" office:value="14.2" table:style-name="ce3">
            <text:p>14.2</text:p>
          </table:table-cell>
          <table:table-cell table:style-name="ce3"/>
          <table:table-cell office:value-type="float" office:value="17.893877551020406" table:formula="of:=([.$E$7]/[.$A$7])*[.A6]" table:style-name="ce3">
            <text:p>17.89387755</text:p>
          </table:table-cell>
          <table:table-cell office:value-type="float" office:value="53.819742489270382" table:formula="of:=(([.$F$15])/([.$B$15]))*[.B6]" table:style-name="ce3">
            <text:p>53.81974249</text:p>
          </table:table-cell>
          <table:table-cell table:number-columns-repeated="16378"/>
        </table:table-row>
        <table:table-row table:style-name="ro1">
          <table:table-cell office:value-type="float" office:value="19.600000000000001" table:style-name="ce3">
            <text:p>19.6</text:p>
          </table:table-cell>
          <table:table-cell office:value-type="float" office:value="68.2" table:style-name="ce3">
            <text:p>68.2</text:p>
          </table:table-cell>
          <table:table-cell office:value-type="float" office:value="15.227773999999997" table:style-name="ce3">
            <text:p>15.227774</text:p>
          </table:table-cell>
          <table:table-cell table:style-name="ce3"/>
          <table:table-cell office:value-type="float" office:value="27.4" table:style-name="ce3">
            <text:p>27.4</text:p>
          </table:table-cell>
          <table:table-cell office:value-type="float" office:value="76.3" table:style-name="ce3">
            <text:p>76.3</text:p>
          </table:table-cell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77" table:style-name="ce3">
            <text:p>77</text:p>
          </table:table-cell>
          <table:table-cell office:value-type="float" office:value="14.839551999999998" table:style-name="ce3">
            <text:p>14.839552</text:p>
          </table:table-cell>
          <table:table-cell table:style-name="ce3"/>
          <table:table-cell office:value-type="float" office:value="24.786240786240782" table:formula="of:=(([.$E$15]-[.$E$7])/([.$A$15]-[.$A$7]))*[.A8]" table:style-name="ce3">
            <text:p>24.78624079</text:p>
          </table:table-cell>
          <table:table-cell office:value-type="float" office:value="53.724637681159429" table:formula="of:=(([.$F$15]-[.$F$7])/([.$B$15]-[.$B$7]))*[.B8]" table:style-name="ce3">
            <text:p>53.72463768</text:p>
          </table:table-cell>
          <table:table-cell table:number-columns-repeated="16378"/>
        </table:table-row>
        <table:table-row table:style-name="ro1">
          <table:table-cell office:value-type="float" office:value="31.42024" table:style-name="ce3">
            <text:p>31.42024</text:p>
          </table:table-cell>
          <table:table-cell office:value-type="float" office:value="83" table:style-name="ce3">
            <text:p>83</text:p>
          </table:table-cell>
          <table:table-cell office:value-type="float" office:value="13.348526" table:style-name="ce3">
            <text:p>13.348526</text:p>
          </table:table-cell>
          <table:table-cell table:style-name="ce3"/>
          <table:table-cell office:value-type="float" office:value="29.953447469287465" table:formula="of:=(([.$E$15]-[.$E$7])/([.$A$15]-[.$A$7]))*[.A9]" table:style-name="ce3">
            <text:p>29.95344747</text:p>
          </table:table-cell>
          <table:table-cell office:value-type="float" office:value="57.910973084886137" table:formula="of:=(([.$F$15]-[.$F$7])/([.$B$15]-[.$B$7]))*[.B9]" table:style-name="ce3">
            <text:p>57.91097308</text:p>
          </table:table-cell>
          <table:table-cell table:number-columns-repeated="16378"/>
        </table:table-row>
        <table:table-row table:style-name="ro1">
          <table:table-cell office:value-type="float" office:value="40.972040999999997" table:style-name="ce3">
            <text:p>40.972041</text:p>
          </table:table-cell>
          <table:table-cell office:value-type="float" office:value="89" table:style-name="ce3">
            <text:p>89</text:p>
          </table:table-cell>
          <table:table-cell office:value-type="float" office:value="9.1200990000000033" table:style-name="ce3">
            <text:p>9.120099</text:p>
          </table:table-cell>
          <table:table-cell table:style-name="ce3"/>
          <table:table-cell office:value-type="float" office:value="39.059341297297287" table:formula="of:=(([.$E$15]-[.$E$7])/([.$A$15]-[.$A$7]))*[.A10]" table:style-name="ce3">
            <text:p>39.0593413</text:p>
          </table:table-cell>
          <table:table-cell office:value-type="float" office:value="62.097308488612846" table:formula="of:=(([.$F$15]-[.$F$7])/([.$B$15]-[.$B$7]))*[.B10]" table:style-name="ce3">
            <text:p>62.09730849</text:p>
          </table:table-cell>
          <table:table-cell table:number-columns-repeated="16378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92.8" table:style-name="ce3">
            <text:p>92.8</text:p>
          </table:table-cell>
          <table:table-cell office:value-type="float" office:value="4.0420000000000016" table:style-name="ce3">
            <text:p>4.042</text:p>
          </table:table-cell>
          <table:table-cell table:style-name="ce3"/>
          <table:table-cell office:value-type="float" office:value="48.619164619164614" table:formula="of:=(([.$E$15]-[.$E$7])/([.$A$15]-[.$A$7]))*[.A11]" table:style-name="ce3">
            <text:p>48.61916462</text:p>
          </table:table-cell>
          <table:table-cell office:value-type="float" office:value="64.748654244306422" table:formula="of:=(([.$F$15]-[.$F$7])/([.$B$15]-[.$B$7]))*[.B11]" table:style-name="ce3">
            <text:p>64.74865424</text:p>
          </table:table-cell>
          <table:table-cell table:number-columns-repeated="16378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61.965601965601955" table:formula="of:=(([.$E$15]-[.$E$7])/([.$A$15]-[.$A$7]))*[.A12]" table:style-name="ce3">
            <text:p>61.96560197</text:p>
          </table:table-cell>
          <table:table-cell office:value-type="float" office:value="67.679089026915122" table:formula="of:=(([.$F$15]-[.$F$7])/([.$B$15]-[.$B$7]))*[.B12]" table:style-name="ce3">
            <text:p>67.67908903</text:p>
          </table:table-cell>
          <table:table-cell table:number-columns-repeated="16378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3.405405405405403" table:formula="of:=(([.$E$15]-[.$E$7])/([.$A$15]-[.$A$7]))*[.A13]" table:style-name="ce3">
            <text:p>73.40540541</text:p>
          </table:table-cell>
          <table:table-cell office:value-type="float" office:value="69.772256728778487" table:formula="of:=(([.$F$15]-[.$F$7])/([.$B$15]-[.$B$7]))*[.B13]" table:style-name="ce3">
            <text:p>69.77225673</text:p>
          </table:table-cell>
          <table:table-cell table:number-columns-repeated="16378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04" table:style-name="ce3">
            <text:p>104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81.031941031941017" table:formula="of:=(([.$E$15]-[.$E$7])/([.$A$15]-[.$A$7]))*[.A14]" table:style-name="ce3">
            <text:p>81.03194103</text:p>
          </table:table-cell>
          <table:table-cell office:value-type="float" office:value="72.563146997929621" table:formula="of:=(([.$F$15]-[.$F$7])/([.$B$15]-[.$B$7]))*[.B14]" table:style-name="ce3">
            <text:p>72.563147</text:p>
          </table:table-cell>
          <table:table-cell table:number-columns-repeated="16378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16.5" table:style-name="ce3">
            <text:p>116.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5" table:style-name="ce3">
            <text:p>105</text:p>
          </table:table-cell>
          <table:table-cell office:value-type="float" office:value="110" table:style-name="ce3">
            <text:p>1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-Adjusted</text:p>
          </table:table-cell>
          <table:table-cell table:number-columns-repeated="16383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" table:formula="of:=[.E3]" table:style-name="ce3">
            <text:p>0</text:p>
          </table:table-cell>
          <table:table-cell office:value-type="float" office:value="17.184549356223176" table:formula="of:=[.F3]" table:style-name="ce3">
            <text:p>17.18454936</text:p>
          </table:table-cell>
          <table:table-cell table:number-columns-repeated="16382"/>
        </table:table-row>
        <table:table-row table:style-name="ro1">
          <table:table-cell office:value-type="float" office:value="2.6561224489795916" table:formula="of:=[.E4]" table:style-name="ce3">
            <text:p>2.656122449</text:p>
          </table:table-cell>
          <table:table-cell office:value-type="float" office:value="20.7725321888412" table:formula="of:=[.F4]" table:style-name="ce3">
            <text:p>20.77253219</text:p>
          </table:table-cell>
          <table:table-cell table:number-columns-repeated="16382"/>
        </table:table-row>
        <table:table-row table:style-name="ro1">
          <table:table-cell office:value-type="float" office:value="3.4948979591836733" table:formula="of:=[.E5]" table:style-name="ce3">
            <text:p>3.494897959</text:p>
          </table:table-cell>
          <table:table-cell office:value-type="float" office:value="24.549356223175966" table:formula="of:=[.F5]" table:style-name="ce3">
            <text:p>24.54935622</text:p>
          </table:table-cell>
          <table:table-cell table:number-columns-repeated="16382"/>
        </table:table-row>
        <table:table-row table:style-name="ro1">
          <table:table-cell office:value-type="float" office:value="17.893877551020406" table:formula="of:=[.E6]" table:style-name="ce3">
            <text:p>17.89387755</text:p>
          </table:table-cell>
          <table:table-cell office:value-type="float" office:value="53.819742489270382" table:formula="of:=[.F6]" table:style-name="ce3">
            <text:p>53.81974249</text:p>
          </table:table-cell>
          <table:table-cell table:number-columns-repeated="16382"/>
        </table:table-row>
        <table:table-row table:style-name="ro1">
          <table:table-cell office:value-type="float" office:value="27.4" table:formula="of:=[.E7]" table:style-name="ce3">
            <text:p>27.4</text:p>
          </table:table-cell>
          <table:table-cell office:value-type="float" office:value="76.3" table:formula="of:=[.F7]" table:style-name="ce3">
            <text:p>76.3</text:p>
          </table:table-cell>
          <table:table-cell table:number-columns-repeated="16382"/>
        </table:table-row>
        <table:table-row table:style-name="ro1">
          <table:table-cell office:value-type="float" office:value="24.786240786240782" table:formula="of:=[.E8]" table:style-name="ce3">
            <text:p>24.78624079</text:p>
          </table:table-cell>
          <table:table-cell office:value-type="float" office:value="54.82463768115943" table:formula="of:=[.F8]+1.1" table:style-name="ce3">
            <text:p>54.82463768</text:p>
          </table:table-cell>
          <table:table-cell table:number-columns-repeated="16382"/>
        </table:table-row>
        <table:table-row table:style-name="ro1">
          <table:table-cell office:value-type="float" office:value="29.953447469287465" table:formula="of:=[.E9]" table:style-name="ce3">
            <text:p>29.95344747</text:p>
          </table:table-cell>
          <table:table-cell office:value-type="float" office:value="57.910973084886137" table:formula="of:=[.F9]" table:style-name="ce3">
            <text:p>57.91097308</text:p>
          </table:table-cell>
          <table:table-cell table:number-columns-repeated="16382"/>
        </table:table-row>
        <table:table-row table:style-name="ro1">
          <table:table-cell office:value-type="float" office:value="39.059341297297287" table:formula="of:=[.E10]" table:style-name="ce3">
            <text:p>39.0593413</text:p>
          </table:table-cell>
          <table:table-cell office:value-type="float" office:value="62.097308488612846" table:formula="of:=[.F10]" table:style-name="ce3">
            <text:p>62.09730849</text:p>
          </table:table-cell>
          <table:table-cell table:number-columns-repeated="16382"/>
        </table:table-row>
        <table:table-row table:style-name="ro1">
          <table:table-cell office:value-type="float" office:value="48.619164619164614" table:formula="of:=[.E11]" table:style-name="ce3">
            <text:p>48.61916462</text:p>
          </table:table-cell>
          <table:table-cell office:value-type="float" office:value="64.748654244306422" table:formula="of:=[.F11]" table:style-name="ce3">
            <text:p>64.74865424</text:p>
          </table:table-cell>
          <table:table-cell table:number-columns-repeated="16382"/>
        </table:table-row>
        <table:table-row table:style-name="ro1">
          <table:table-cell office:value-type="float" office:value="61.965601965601955" table:formula="of:=[.E12]" table:style-name="ce3">
            <text:p>61.96560197</text:p>
          </table:table-cell>
          <table:table-cell office:value-type="float" office:value="67.679089026915122" table:formula="of:=[.F12]" table:style-name="ce3">
            <text:p>67.67908903</text:p>
          </table:table-cell>
          <table:table-cell table:number-columns-repeated="16382"/>
        </table:table-row>
        <table:table-row table:style-name="ro1">
          <table:table-cell office:value-type="float" office:value="73.405405405405403" table:formula="of:=[.E13]" table:style-name="ce3">
            <text:p>73.40540541</text:p>
          </table:table-cell>
          <table:table-cell office:value-type="float" office:value="69.772256728778487" table:formula="of:=[.F13]" table:style-name="ce3">
            <text:p>69.77225673</text:p>
          </table:table-cell>
          <table:table-cell table:number-columns-repeated="16382"/>
        </table:table-row>
        <table:table-row table:style-name="ro1">
          <table:table-cell office:value-type="float" office:value="81.031941031941017" table:formula="of:=[.E14]" table:style-name="ce3">
            <text:p>81.03194103</text:p>
          </table:table-cell>
          <table:table-cell office:value-type="float" office:value="72.563146997929621" table:formula="of:=[.F14]" table:style-name="ce3">
            <text:p>72.563147</text:p>
          </table:table-cell>
          <table:table-cell table:number-columns-repeated="16382"/>
        </table:table-row>
        <table:table-row table:style-name="ro1">
          <table:table-cell office:value-type="float" office:value="105" table:formula="of:=[.E15]" table:style-name="ce3">
            <text:p>105</text:p>
          </table:table-cell>
          <table:table-cell office:value-type="float" office:value="110" table:formula="of:=[.F15]" table:style-name="ce3">
            <text:p>110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Mach_effect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4" table:style-name="ce3"/>
          <table:table-cell table:style-name="ce3">
            <draw:frame draw:z-index="1" draw:id="id2" draw:style-name="a2" draw:name="Chart 1" svg:x="0.5625in" svg:y="0.1197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8.2" table:style-name="ce3">
            <text:p>18.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7" table:formula="of:=[.D3]-[.C3]" table:style-name="ce3">
            <text:p>17</text:p>
          </table:table-cell>
          <table:table-cell table:number-columns-repeated="16379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.9" table:style-name="ce3">
            <text:p>1.9</text:p>
          </table:table-cell>
          <table:table-cell office:value-type="float" office:value="1.9" table:style-name="ce3">
            <text:p>1.9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15.499999999999998" table:formula="of:=[.D4]-[.C4]" table:style-name="ce3">
            <text:p>15.5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18.2" table:style-name="ce3">
            <text:p>18.2</text:p>
          </table:table-cell>
          <table:table-cell office:value-type="float" office:value="15.7" table:formula="of:=[.D5]-[.C5]" table:style-name="ce3">
            <text:p>15.7</text:p>
          </table:table-cell>
          <table:table-cell table:number-columns-repeated="16379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2.8" table:style-name="ce3">
            <text:p>12.8</text:p>
          </table:table-cell>
          <table:table-cell office:value-type="float" office:value="12.8" table:style-name="ce3">
            <text:p>12.8</text:p>
          </table:table-cell>
          <table:table-cell office:value-type="float" office:value="27" table:style-name="ce3">
            <text:p>27</text:p>
          </table:table-cell>
          <table:table-cell office:value-type="float" office:value="14.2" table:formula="of:=[.D6]-[.C6]" table:style-name="ce3">
            <text:p>14.2</text:p>
          </table:table-cell>
          <table:table-cell table:number-columns-repeated="16379"/>
        </table:table-row>
        <table:table-row table:style-name="ro1">
          <table:table-cell office:value-type="float" office:value="68.2" table:style-name="ce3">
            <text:p>68.2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34.827773999999998" table:style-name="ce3">
            <text:p>34.827774</text:p>
          </table:table-cell>
          <table:table-cell office:value-type="float" office:value="15.227773999999997" table:formula="of:=[.D7]-[.C7]" table:style-name="ce3">
            <text:p>15.227774</text:p>
          </table:table-cell>
          <table:table-cell table:number-columns-repeated="16379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40.839551999999998" table:style-name="ce3">
            <text:p>40.839552</text:p>
          </table:table-cell>
          <table:table-cell office:value-type="float" office:value="14.839551999999998" table:formula="of:=[.D8]-[.C8]" table:style-name="ce3">
            <text:p>14.839552</text:p>
          </table:table-cell>
          <table:table-cell table:number-columns-repeated="16379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31.42024" table:style-name="ce3">
            <text:p>31.42024</text:p>
          </table:table-cell>
          <table:table-cell office:value-type="float" office:value="31.42024" table:style-name="ce3">
            <text:p>31.42024</text:p>
          </table:table-cell>
          <table:table-cell office:value-type="float" office:value="44.768765999999999" table:style-name="ce3">
            <text:p>44.768766</text:p>
          </table:table-cell>
          <table:table-cell office:value-type="float" office:value="13.348526" table:formula="of:=[.D9]-[.C9]" table:style-name="ce3">
            <text:p>13.348526</text:p>
          </table:table-cell>
          <table:table-cell table:number-columns-repeated="16379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50.092140000000001" table:style-name="ce3">
            <text:p>50.09214</text:p>
          </table:table-cell>
          <table:table-cell office:value-type="float" office:value="9.1200990000000033" table:formula="of:=[.D10]-[.C10]" table:style-name="ce3">
            <text:p>9.120099</text:p>
          </table:table-cell>
          <table:table-cell table:number-columns-repeated="16379"/>
        </table:table-row>
        <table:table-row table:style-name="ro1">
          <table:table-cell office:value-type="float" office:value="92.8" table:style-name="ce3">
            <text:p>92.8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float" office:value="55.042000000000002" table:style-name="ce3">
            <text:p>55.042</text:p>
          </table:table-cell>
          <table:table-cell office:value-type="float" office:value="4.0420000000000016" table:formula="of:=[.D11]-[.C11]" table:style-name="ce3">
            <text:p>4.042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0" table:formula="of:=[.D12]-[.C12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0" table:formula="of:=[.D13]-[.C13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85.5" table:style-name="ce3">
            <text:p>85.5</text:p>
          </table:table-cell>
          <table:table-cell office:value-type="float" office:value="0.5" table:formula="of:=[.D14]-[.C14]" table:style-name="ce3">
            <text:p>0.5</text:p>
          </table:table-cell>
          <table:table-cell table:number-columns-repeated="16379"/>
        </table:table-row>
        <table:table-row table:style-name="ro1">
          <table:table-cell office:value-type="float" office:value="116.5" table:style-name="ce3">
            <text:p>116.5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0" table:formula="of:=[.D15]-[.C15]" table:style-name="ce3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eo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3" table:style-name="ce3"/>
          <table:table-cell table:style-name="ce3">
            <draw:frame draw:z-index="2" draw:id="id3" draw:style-name="a3" draw:name="Chart 2" svg:x="0.11458in" svg:y="0.07812in" svg:width="5in" svg:height="4.6822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7.184549356223176" table:style-name="ce3">
            <text:p>17.18454936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21]" table:style-name="ce3">
            <text:p>0</text:p>
          </table:table-cell>
          <table:table-cell office:value-type="float" office:value="16.051502145922747" table:formula="of:=[.C21]+[.E21]" table:style-name="ce3">
            <text:p>16.05150215</text:p>
          </table:table-cell>
          <table:table-cell office:value-type="float" office:value="16.051502145922747" table:formula="of:=(([.A21]-[.A20])/([.A3]-[.A2]))*[.E3]" table:style-name="ce3">
            <text:p>16.05150215</text:p>
          </table:table-cell>
          <table:table-cell table:number-columns-repeated="16379"/>
        </table:table-row>
        <table:table-row table:style-name="ro1">
          <table:table-cell office:value-type="float" office:value="20.7725321888412" table:style-name="ce3">
            <text:p>20.77253219</text:p>
          </table:table-cell>
          <table:table-cell office:value-type="float" office:value="2.1326530612244894" table:style-name="ce3">
            <text:p>2.132653061</text:p>
          </table:table-cell>
          <table:table-cell office:value-type="float" office:value="2.1326530612244894" table:formula="of:=[.B22]" table:style-name="ce3">
            <text:p>2.132653061</text:p>
          </table:table-cell>
          <table:table-cell office:value-type="float" office:value="16.767846194271691" table:formula="of:=[.C22]+[.E22]" table:style-name="ce3">
            <text:p>16.76784619</text:p>
          </table:table-cell>
          <table:table-cell office:value-type="float" office:value="14.635193133047201" table:formula="of:=(([.A22]-[.A21])/([.A4]-[.A3]))*[.E4]" table:style-name="ce3">
            <text:p>14.63519313</text:p>
          </table:table-cell>
          <table:table-cell table:number-columns-repeated="16379"/>
        </table:table-row>
        <table:table-row table:style-name="ro1">
          <table:table-cell office:value-type="float" office:value="24.549356223175966" table:style-name="ce3">
            <text:p>24.54935622</text:p>
          </table:table-cell>
          <table:table-cell office:value-type="float" office:value="2.8061224489795915" table:style-name="ce3">
            <text:p>2.806122449</text:p>
          </table:table-cell>
          <table:table-cell office:value-type="float" office:value="2.8061224489795915" table:formula="of:=[.B23]" table:style-name="ce3">
            <text:p>2.806122449</text:p>
          </table:table-cell>
          <table:table-cell office:value-type="float" office:value="17.630156783743544" table:formula="of:=[.C23]+[.E23]" table:style-name="ce3">
            <text:p>17.63015678</text:p>
          </table:table-cell>
          <table:table-cell office:value-type="float" office:value="14.824034334763954" table:formula="of:=(([.A23]-[.A22])/([.A5]-[.A4]))*[.E5]" table:style-name="ce3">
            <text:p>14.82403433</text:p>
          </table:table-cell>
          <table:table-cell table:number-columns-repeated="16379"/>
        </table:table-row>
        <table:table-row table:style-name="ro1">
          <table:table-cell office:value-type="float" office:value="53.819742489270382" table:style-name="ce3">
            <text:p>53.81974249</text:p>
          </table:table-cell>
          <table:table-cell office:value-type="float" office:value="14.36734693877551" table:style-name="ce3">
            <text:p>14.36734694</text:p>
          </table:table-cell>
          <table:table-cell office:value-type="float" office:value="14.36734693877551" table:formula="of:=[.B24]" table:style-name="ce3">
            <text:p>14.36734694</text:p>
          </table:table-cell>
          <table:table-cell office:value-type="float" office:value="27.775072260663919" table:formula="of:=[.C24]+[.E24]" table:style-name="ce3">
            <text:p>27.77507226</text:p>
          </table:table-cell>
          <table:table-cell office:value-type="float" office:value="13.40772532188841" table:formula="of:=(([.A24]-[.A23])/([.A6]-[.A5]))*[.E6]" table:style-name="ce3">
            <text:p>13.40772532</text:p>
          </table:table-cell>
          <table:table-cell table:number-columns-repeated="16379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22" table:style-name="ce3">
            <text:p>22</text:p>
          </table:table-cell>
          <table:table-cell office:value-type="float" office:value="22" table:formula="of:=[.B25]" table:style-name="ce3">
            <text:p>22</text:p>
          </table:table-cell>
          <table:table-cell office:value-type="float" office:value="35" table:formula="of:=[.C25]+[.E25]" table:style-name="ce3">
            <text:p>35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float" office:value="71.244927536231884" table:style-name="ce3">
            <text:p>71.24492754</text:p>
          </table:table-cell>
          <table:table-cell office:value-type="float" office:value="26.511056511056509" table:style-name="ce3">
            <text:p>26.51105651</text:p>
          </table:table-cell>
          <table:table-cell office:value-type="float" office:value="26.511056511056509" table:formula="of:=[.B26]" table:style-name="ce3">
            <text:p>26.51105651</text:p>
          </table:table-cell>
          <table:table-cell office:value-type="float" office:value="37.961418829897084" table:formula="of:=[.C26]+[.E26]" table:style-name="ce3">
            <text:p>37.96141883</text:p>
          </table:table-cell>
          <table:table-cell office:value-type="float" office:value="11.450362318840579" table:formula="of:=13-(([.$E$25]/([.$A$48]-[.$A$25]))*([.A26]-[.$A$25]))" table:style-name="ce3">
            <text:p>11.45036232</text:p>
          </table:table-cell>
          <table:table-cell table:number-columns-repeated="16379"/>
        </table:table-row>
        <table:table-row table:style-name="ro1">
          <table:table-cell office:value-type="float" office:value="75.610766045548658" table:style-name="ce3">
            <text:p>75.61076605</text:p>
          </table:table-cell>
          <table:table-cell office:value-type="float" office:value="32.037836855036851" table:style-name="ce3">
            <text:p>32.03783686</text:p>
          </table:table-cell>
          <table:table-cell office:value-type="float" office:value="32.037836855036851" table:formula="of:=[.B27]" table:style-name="ce3">
            <text:p>32.03783686</text:p>
          </table:table-cell>
          <table:table-cell office:value-type="float" office:value="42.19829234157929" table:formula="of:=[.C27]+[.E27]" table:style-name="ce3">
            <text:p>42.19829234</text:p>
          </table:table-cell>
          <table:table-cell office:value-type="float" office:value="10.160455486542443" table:formula="of:=13-(([.$E$25]/([.$A$48]-[.$A$25]))*([.A27]-[.$A$25]))" table:style-name="ce3">
            <text:p>10.16045549</text:p>
          </table:table-cell>
          <table:table-cell table:number-columns-repeated="16379"/>
        </table:table-row>
        <table:table-row table:style-name="ro1">
          <table:table-cell office:value-type="float" office:value="81.076604554865426" table:style-name="ce3">
            <text:p>81.07660455</text:p>
          </table:table-cell>
          <table:table-cell office:value-type="float" office:value="41.777388243243237" table:style-name="ce3">
            <text:p>41.77738824</text:p>
          </table:table-cell>
          <table:table-cell office:value-type="float" office:value="41.777388243243237" table:formula="of:=[.B28]" table:style-name="ce3">
            <text:p>41.77738824</text:p>
          </table:table-cell>
          <table:table-cell office:value-type="float" office:value="50.322936897487544" table:formula="of:=[.C28]+[.E28]" table:style-name="ce3">
            <text:p>50.3229369</text:p>
          </table:table-cell>
          <table:table-cell office:value-type="float" office:value="8.5455486542443069" table:formula="of:=13-(([.$E$25]/([.$A$48]-[.$A$25]))*([.A28]-[.$A$25]))" table:style-name="ce3">
            <text:p>8.545548654</text:p>
          </table:table-cell>
          <table:table-cell table:number-columns-repeated="16379"/>
        </table:table-row>
        <table:table-row table:style-name="ro1">
          <table:table-cell office:value-type="float" office:value="84.538302277432706" table:style-name="ce3">
            <text:p>84.53830228</text:p>
          </table:table-cell>
          <table:table-cell office:value-type="float" office:value="52.002457002457" table:style-name="ce3">
            <text:p>52.002457</text:p>
          </table:table-cell>
          <table:table-cell office:value-type="float" office:value="52.002457002457" table:formula="of:=[.B29]" table:style-name="ce3">
            <text:p>52.002457</text:p>
          </table:table-cell>
          <table:table-cell office:value-type="float" office:value="59.525231329579157" table:formula="of:=[.C29]+[.E29]" table:style-name="ce3">
            <text:p>59.52523133</text:p>
          </table:table-cell>
          <table:table-cell office:value-type="float" office:value="7.5227743271221552" table:formula="of:=13-(([.$E$25]/([.$A$48]-[.$A$25]))*([.A29]-[.$A$25]))" table:style-name="ce3">
            <text:p>7.522774327</text:p>
          </table:table-cell>
          <table:table-cell table:number-columns-repeated="16379"/>
        </table:table-row>
        <table:table-row table:style-name="ro1">
          <table:table-cell office:value-type="float" office:value="88.364389233954455" table:style-name="ce3">
            <text:p>88.36438923</text:p>
          </table:table-cell>
          <table:table-cell office:value-type="float" office:value="66.27764127764128" table:style-name="ce3">
            <text:p>66.27764128</text:p>
          </table:table-cell>
          <table:table-cell office:value-type="float" office:value="66.27764127764128" table:formula="of:=[.B30]" table:style-name="ce3">
            <text:p>66.27764128</text:p>
          </table:table-cell>
          <table:table-cell office:value-type="float" office:value="72.669980822154741" table:formula="of:=[.C30]+[.E30]" table:style-name="ce3">
            <text:p>72.66998082</text:p>
          </table:table-cell>
          <table:table-cell office:value-type="float" office:value="6.3923395445134563" table:formula="of:=13-(([.$E$25]/([.$A$48]-[.$A$25]))*([.A30]-[.$A$25]))" table:style-name="ce3">
            <text:p>6.392339545</text:p>
          </table:table-cell>
          <table:table-cell table:number-columns-repeated="16379"/>
        </table:table-row>
        <table:table-row table:style-name="ro1">
          <table:table-cell office:value-type="float" office:value="91.097308488612839" table:style-name="ce3">
            <text:p>91.09730849</text:p>
          </table:table-cell>
          <table:table-cell office:value-type="float" office:value="78.513513513513516" table:style-name="ce3">
            <text:p>78.51351351</text:p>
          </table:table-cell>
          <table:table-cell office:value-type="float" office:value="78.513513513513516" table:formula="of:=[.B31]" table:style-name="ce3">
            <text:p>78.51351351</text:p>
          </table:table-cell>
          <table:table-cell office:value-type="float" office:value="84.098399641877904" table:formula="of:=[.C31]+[.E31]" table:style-name="ce3">
            <text:p>84.09839964</text:p>
          </table:table-cell>
          <table:table-cell office:value-type="float" office:value="5.5848861283643885" table:formula="of:=13-(([.$E$25]/([.$A$48]-[.$A$25]))*([.A31]-[.$A$25]))" table:style-name="ce3">
            <text:p>5.584886128</text:p>
          </table:table-cell>
          <table:table-cell table:number-columns-repeated="16379"/>
        </table:table-row>
        <table:table-row table:style-name="ro1">
          <table:table-cell office:value-type="float" office:value="94.741200828157346" table:style-name="ce3">
            <text:p>94.74120083</text:p>
          </table:table-cell>
          <table:table-cell office:value-type="float" office:value="86.670761670761664" table:style-name="ce3">
            <text:p>86.67076167</text:p>
          </table:table-cell>
          <table:table-cell office:value-type="float" office:value="86.670761670761664" table:formula="of:=[.B32]" table:style-name="ce3">
            <text:p>86.67076167</text:p>
          </table:table-cell>
          <table:table-cell office:value-type="float" office:value="91.179043244260626" table:formula="of:=[.C32]+[.E32]" table:style-name="ce3">
            <text:p>91.17904324</text:p>
          </table:table-cell>
          <table:table-cell office:value-type="float" office:value="4.5082815734989659" table:formula="of:=13-(([.$E$25]/([.$A$48]-[.$A$25]))*([.A32]-[.$A$25]))" table:style-name="ce3">
            <text:p>4.508281573</text:p>
          </table:table-cell>
          <table:table-cell table:number-columns-repeated="16379"/>
        </table:table-row>
        <table:table-row table:style-name="ro1">
          <table:table-cell office:value-type="float" office:value="95" table:style-name="ce3">
            <text:p>95</text:p>
          </table:table-cell>
          <table:table-cell table:number-columns-repeated="3" table:style-name="ce3"/>
          <table:table-cell office:value-type="float" office:value="4.4318181818181817" table:formula="of:=13-(([.$E$25]/([.$A$48]-[.$A$25]))*([.A33]-[.$A$25]))" table:style-name="ce3">
            <text:p>4.431818182</text:p>
          </table:table-cell>
          <table:table-cell table:number-columns-repeated="16379"/>
        </table:table-row>
        <table:table-row table:style-name="ro1">
          <table:table-cell office:value-type="float" office:value="96" table:style-name="ce3">
            <text:p>96</text:p>
          </table:table-cell>
          <table:table-cell table:number-columns-repeated="3" table:style-name="ce3"/>
          <table:table-cell office:value-type="float" office:value="4.1363636363636367" table:formula="of:=13-(([.$E$25]/([.$A$48]-[.$A$25]))*([.A34]-[.$A$25]))" table:style-name="ce3">
            <text:p>4.136363636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table:number-columns-repeated="3" table:style-name="ce3"/>
          <table:table-cell office:value-type="float" office:value="3.8409090909090899" table:formula="of:=13-(([.$E$25]/([.$A$48]-[.$A$25]))*([.A35]-[.$A$25]))" table:style-name="ce3">
            <text:p>3.840909091</text:p>
          </table:table-cell>
          <table:table-cell table:number-columns-repeated="16379"/>
        </table:table-row>
        <table:table-row table:style-name="ro1">
          <table:table-cell office:value-type="float" office:value="98" table:style-name="ce3">
            <text:p>98</text:p>
          </table:table-cell>
          <table:table-cell table:number-columns-repeated="3" table:style-name="ce3"/>
          <table:table-cell office:value-type="float" office:value="3.545454545454545" table:formula="of:=13-(([.$E$25]/([.$A$48]-[.$A$25]))*([.A36]-[.$A$25]))" table:style-name="ce3">
            <text:p>3.545454545</text:p>
          </table:table-cell>
          <table:table-cell table:number-columns-repeated="16379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94.25" table:formula="of:=[.C37]" table:style-name="ce3">
            <text:p>94.25</text:p>
          </table:table-cell>
          <table:table-cell office:value-type="float" office:value="94.25" table:formula="of:=[.D37]-[.E37]" table:style-name="ce3">
            <text:p>94.25</text:p>
          </table:table-cell>
          <table:table-cell office:value-type="float" office:value="97.5" table:style-name="ce3">
            <text:p>97.5</text:p>
          </table:table-cell>
          <table:table-cell office:value-type="float" office:value="3.25" table:formula="of:=13-(([.$E$25]/([.$A$48]-[.$A$25]))*([.A37]-[.$A$25]))" table:style-name="ce3">
            <text:p>3.25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3" table:style-name="ce3"/>
          <table:table-cell office:value-type="float" office:value="2.9545454545454533" table:formula="of:=13-(([.$E$25]/([.$A$48]-[.$A$25]))*([.A38]-[.$A$25]))" table:style-name="ce3">
            <text:p>2.954545455</text:p>
          </table:table-cell>
          <table:table-cell table:number-columns-repeated="16379"/>
        </table:table-row>
        <table:table-row table:style-name="ro1">
          <table:table-cell office:value-type="float" office:value="101" table:style-name="ce3">
            <text:p>101</text:p>
          </table:table-cell>
          <table:table-cell table:number-columns-repeated="3" table:style-name="ce3"/>
          <table:table-cell office:value-type="float" office:value="2.6590909090909083" table:formula="of:=13-(([.$E$25]/([.$A$48]-[.$A$25]))*([.A39]-[.$A$25]))" table:style-name="ce3">
            <text:p>2.659090909</text:p>
          </table:table-cell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table:number-columns-repeated="3" table:style-name="ce3"/>
          <table:table-cell office:value-type="float" office:value="2.3636363636363633" table:formula="of:=13-(([.$E$25]/([.$A$48]-[.$A$25]))*([.A40]-[.$A$25]))" table:style-name="ce3">
            <text:p>2.363636364</text:p>
          </table:table-cell>
          <table:table-cell table:number-columns-repeated="16379"/>
        </table:table-row>
        <table:table-row table:style-name="ro1">
          <table:table-cell office:value-type="float" office:value="103" table:style-name="ce3">
            <text:p>103</text:p>
          </table:table-cell>
          <table:table-cell table:number-columns-repeated="3" table:style-name="ce3"/>
          <table:table-cell office:value-type="float" office:value="2.0681818181818183" table:formula="of:=13-(([.$E$25]/([.$A$48]-[.$A$25]))*([.A41]-[.$A$25]))" table:style-name="ce3">
            <text:p>2.068181818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table:number-columns-repeated="16383" table:style-name="ce3"/>
        </table:table-row>
        <table:table-row table:style-name="ro1">
          <table:table-cell office:value-type="float" office:value="105" table:style-name="ce3">
            <text:p>105</text:p>
          </table:table-cell>
          <table:table-cell table:number-columns-repeated="16383" table:style-name="ce3"/>
        </table:table-row>
        <table:table-row table:style-name="ro1">
          <table:table-cell office:value-type="float" office:value="106" table:style-name="ce3">
            <text:p>106</text:p>
          </table:table-cell>
          <table:table-cell table:number-columns-repeated="16383" table:style-name="ce3"/>
        </table:table-row>
        <table:table-row table:style-name="ro1">
          <table:table-cell office:value-type="float" office:value="107" table:style-name="ce3">
            <text:p>107</text:p>
          </table:table-cell>
          <table:table-cell table:number-columns-repeated="16383" table:style-name="ce3"/>
        </table:table-row>
        <table:table-row table:style-name="ro1">
          <table:table-cell office:value-type="float" office:value="108" table:style-name="ce3">
            <text:p>108</text:p>
          </table:table-cell>
          <table:table-cell table:number-columns-repeated="16383" table:style-name="ce3"/>
        </table:table-row>
        <table:table-row table:style-name="ro1">
          <table:table-cell office:value-type="float" office:value="109" table:style-name="ce3">
            <text:p>109</text:p>
          </table:table-cell>
          <table:table-cell table:number-columns-repeated="16383" table:style-name="ce3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05" table:style-name="ce3">
            <text:p>105</text:p>
          </table:table-cell>
          <table:table-cell office:value-type="float" office:value="105" table:formula="of:=[.B48]" table:style-name="ce3">
            <text:p>105</text:p>
          </table:table-cell>
          <table:table-cell office:value-type="float" office:value="105" table:formula="of:=[.C48]+[.E48]" table:style-name="ce3">
            <text:p>105</text:p>
          </table:table-cell>
          <table:table-cell office:value-type="float" office:value="0" table:formula="of:=13-(([.$E$25]/([.$A$48]-[.$A$25]))*([.A48]-[.$A$25]))" table:style-name="ce3">
            <text:p>0</text:p>
          </table:table-cell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Jonathan Kevin</meta:initial-creator>
    <dc:creator>Jonathan Kevin</dc:creator>
    <meta:creation-date>2021-10-04T07:50:46Z</meta:creation-date>
    <dc:date>2021-10-18T23:20:3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CL_old.$G$24:.$G$30" chart:class="chart:scatter" chart:attached-axis="primary-y" chart:style-name="G0S0">
            <chart:domain table:cell-range-address="CL_old.$F$24:.$F$30"/>
            <chart:data-point chart:repeated="7"/>
          </chart:series>
          <chart:series chart:values-cell-range-address="CL_old.$H$24:.$H$30" chart:class="chart:scatter" chart:attached-axis="primary-y" chart:style-name="G0S1">
            <chart:domain table:cell-range-address="CL_old.$F$24:.$F$30"/>
            <chart:data-point chart:repeated="7"/>
          </chart:series>
          <chart:series chart:values-cell-range-address="CL_old.$G$34:.$G$40" chart:class="chart:scatter" chart:attached-axis="primary-y" chart:style-name="G0S2">
            <chart:domain table:cell-range-address="CL_old.$F$34:.$F$4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0.75pt" svg:width="353.25pt" chart:style-name="Crt0">
        <chart:title chart:style-name="CT00">
          <text:p text:style-name="a0" text:class-names="" text:cond-style-name="">N1 vs N2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N2_N1.$B$3:.$B$15" chart:class="chart:scatter" chart:attached-axis="primary-y" chart:style-name="G0S0">
            <chart:domain table:cell-range-address="N2_N1.$A$3:.$A$15"/>
            <chart:data-point chart:repeated="13"/>
          </chart:series>
          <chart:series chart:values-cell-range-address="N2_N1.$F$3:.$F$15" chart:class="chart:scatter" chart:attached-axis="primary-y" chart:style-name="G0S1">
            <chart:domain table:cell-range-address="N2_N1.$E$3:.$E$15"/>
            <chart:data-point chart:repeated="13"/>
          </chart:series>
          <chart:series chart:values-cell-range-address="N2_N1.$B$19:.$B$31" chart:class="chart:scatter" chart:attached-axis="primary-y" chart:style-name="G0S2">
            <chart:domain table:cell-range-address="N2_N1.$A$19:.$A$31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3:.$B$15" chart:class="chart:scatter" chart:attached-axis="primary-y" chart:style-name="G0S0">
            <chart:domain table:cell-range-address="Mach_effect.$A$3:.$A$15"/>
            <chart:data-point chart:repeated="13"/>
          </chart:series>
          <chart:series chart:values-cell-range-address="Mach_effect.$C$3:.$C$15" chart:class="chart:scatter" chart:attached-axis="primary-y" chart:style-name="G0S1">
            <chart:domain table:cell-range-address="Mach_effect.$A$3:.$A$15"/>
            <chart:data-point chart:repeated="13"/>
          </chart:series>
          <chart:series chart:values-cell-range-address="Mach_effect.$D$3:.$D$15" chart:class="chart:scatter" chart:attached-axis="primary-y" chart:style-name="G0S2">
            <chart:domain table:cell-range-address="Mach_effect.$A$3:.$A$15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37.1248031496062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21:.$B$48" chart:class="chart:scatter" chart:attached-axis="primary-y" chart:style-name="G0S0">
            <chart:domain table:cell-range-address="Mach_effect.$A$21:.$A$48"/>
            <chart:data-point chart:repeated="28"/>
          </chart:series>
          <chart:series chart:values-cell-range-address="Mach_effect.$C$21:.$C$48" chart:class="chart:scatter" chart:attached-axis="primary-y" chart:style-name="G0S1">
            <chart:domain table:cell-range-address="Mach_effect.$A$21:.$A$48"/>
            <chart:data-point chart:repeated="28"/>
          </chart:series>
          <chart:series chart:values-cell-range-address="Mach_effect.$D$21:.$D$48" chart:class="chart:scatter" chart:attached-axis="primary-y" chart:style-name="G0S2">
            <chart:domain table:cell-range-address="Mach_effect.$A$21:.$A$48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